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</style:style>
    <style:style style:name="ce18" style:family="table-cell" style:parent-style-name="Default" style:data-style-name="N2"/>
    <style:style style:name="ce1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 style:data-style-name="N4">
      <style:table-cell-properties fo:background-color="#f6f9d4" style:text-align-source="fix" style:repeat-content="false"/>
      <style:paragraph-properties fo:text-align="end" fo:margin-left="0in"/>
    </style:style>
    <style:style style:name="ce2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>
      <style:table-cell-properties fo:background-color="#f6f9d4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4" style:family="table-cell" style:parent-style-name="Default" style:data-style-name="N2">
      <style:table-cell-properties fo:background-color="#f6f9d4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&amp;O - Guided + Random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"/>
        <table:table-column table:style-name="co1" table:number-columns-repeated="2" table:default-cell-style-name="Default"/>
        <table:table-column table:style-name="co1" table:number-columns-repeated="17" table:default-cell-style-name="ce18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4" table:number-rows-spanned="1">
            <text:p>Iterations</text:p>
          </table:table-cell>
          <table:covered-table-cell table:style-name="ce15" office:value-type="string" calcext:value-type="string">
            <text:p>iter.sd</text:p>
          </table:covered-table-cell>
          <table:covered-table-cell table:style-name="ce1" office:value-type="string" calcext:value-type="string">
            <text:p>iter.min</text:p>
          </table:covered-table-cell>
          <table:covered-table-cell table:style-name="ce1" office:value-type="string" calcext:value-type="string">
            <text:p>iter.max</text:p>
          </table:covered-table-cell>
          <table:table-cell table:style-name="ce15" office:value-type="string" calcext:value-type="string" table:number-columns-spanned="2" table:number-rows-spanned="1">
            <text:p>Time (sec)</text:p>
          </table:table-cell>
          <table:covered-table-cell table:style-name="ce15" office:value-type="string" calcext:value-type="string">
            <text:p>time.sd</text:p>
          </table:covered-table-cell>
          <table:table-cell table:style-name="ce15" office:value-type="string" calcext:value-type="string" table:number-columns-spanned="2" table:number-rows-spanned="1">
            <text:p>Memory usage (KiB)</text:p>
          </table:table-cell>
          <table:covered-table-cell table:style-name="ce15" office:value-type="string" calcext:value-type="string">
            <text:p>memusage.sd</text:p>
          </table:covered-table-cell>
          <table:table-cell table:style-name="ce15" office:value-type="string" calcext:value-type="string" table:number-columns-spanned="5" table:number-rows-spanned="1">
            <text:p>Cost</text:p>
          </table:table-cell>
          <table:covered-table-cell table:style-name="ce15" office:value-type="string" calcext:value-type="string">
            <text:p>Cost</text:p>
          </table:covered-table-cell>
          <table:covered-table-cell table:style-name="ce15" office:value-type="string" calcext:value-type="string">
            <text:p>cost.sd</text:p>
          </table:covered-table-cell>
          <table:covered-table-cell table:style-name="ce15" office:value-type="string" calcext:value-type="string">
            <text:p>cost.min</text:p>
          </table:covered-table-cell>
          <table:covered-table-cell table:style-name="ce15" office:value-type="string" calcext:value-type="string">
            <text:p>cost.max</text:p>
          </table:covered-table-cell>
          <table:table-cell table:style-name="ce15" office:value-type="string" calcext:value-type="string" table:number-columns-spanned="2" table:number-rows-spanned="1">
            <text:p>Improvement (%)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ravel distance</text:p>
          </table:table-cell>
          <table:covered-table-cell table:style-name="ce15" office:value-type="string" calcext:value-type="string">
            <text:p>dist.sd</text:p>
          </table:covered-table-cell>
          <table:table-cell table:style-name="ce15" office:value-type="string" calcext:value-type="string" table:number-columns-spanned="2" table:number-rows-spanned="1">
            <text:p>Total tardiness</text:p>
          </table:table-cell>
          <table:covered-table-cell table:style-name="ce15" office:value-type="string" calcext:value-type="string">
            <text:p>tard.sd</text:p>
          </table:covered-table-cell>
          <table:table-cell table:style-name="ce15" office:value-type="string" calcext:value-type="string" table:number-columns-spanned="2" table:number-rows-spanned="1">
            <text:p>Maximum tardiness</text:p>
          </table:table-cell>
          <table:covered-table-cell table:style-name="ce15" office:value-type="string" calcext:value-type="string">
            <text:p>tmax.sd</text:p>
          </table:covered-table-cell>
        </table:table-row>
        <table:table-row table:style-name="ro1">
          <table:covered-table-cell table:style-name="ce1"/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Initial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6" office:value-type="float" office:value="8.85" calcext:value-type="float">
            <text:p>8.85</text:p>
          </table:table-cell>
          <table:table-cell table:style-name="ce6" office:value-type="float" office:value="1.69441808051583" calcext:value-type="float">
            <text:p>1.6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0.17375" calcext:value-type="float">
            <text:p>0.17</text:p>
          </table:table-cell>
          <table:table-cell table:style-name="ce6" office:value-type="float" office:value="0.0303936887493024" calcext:value-type="float">
            <text:p>0.03</text:p>
          </table:table-cell>
          <table:table-cell table:style-name="ce6" office:value-type="float" office:value="134.1166" calcext:value-type="float">
            <text:p>134.12</text:p>
          </table:table-cell>
          <table:table-cell table:style-name="ce6" office:value-type="float" office:value="0.03938260369356" calcext:value-type="float">
            <text:p>0.04</text:p>
          </table:table-cell>
          <table:table-cell table:style-name="ce6" office:value-type="float" office:value="271.211" calcext:value-type="float">
            <text:p>271.21</text:p>
          </table:table-cell>
          <table:table-cell table:style-name="ce6" office:value-type="float" office:value="219.191" calcext:value-type="float">
            <text:p>219.19</text:p>
          </table:table-cell>
          <table:table-cell table:style-name="ce6" office:value-type="float" office:value="4.43635886735958" calcext:value-type="float">
            <text:p>4.44</text:p>
          </table:table-cell>
          <table:table-cell table:style-name="ce6" office:value-type="float" office:value="218.199" calcext:value-type="float">
            <text:p>218.20</text:p>
          </table:table-cell>
          <table:table-cell table:style-name="ce6" office:value-type="float" office:value="238.039" calcext:value-type="float">
            <text:p>238.04</text:p>
          </table:table-cell>
          <table:table-cell table:style-name="ce6" table:formula="of:=([.J3]-[.K3])/[.J3]*100" office:value-type="float" office:value="19.1806379534753" calcext:value-type="float">
            <text:p>19.18</text:p>
          </table:table-cell>
          <table:table-cell table:style-name="ce6" table:formula="of:=([.J3]-[.M3])/[.J3]*100" office:value-type="float" office:value="19.5464048287127" calcext:value-type="float">
            <text:p>19.55</text:p>
          </table:table-cell>
          <table:table-cell table:style-name="ce6" office:value-type="float" office:value="657.57205" calcext:value-type="float">
            <text:p>657.57</text:p>
          </table:table-cell>
          <table:table-cell table:style-name="ce6" office:value-type="float" office:value="13.3093002088765" calcext:value-type="float">
            <text:p>13.31</text:p>
          </table:table-cell>
          <table:table-cell table:number-columns-repeated="4"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float" office:value="7.35" calcext:value-type="float">
            <text:p>7.35</text:p>
          </table:table-cell>
          <table:table-cell table:style-name="ce6" office:value-type="float" office:value="0.670820393249937" calcext:value-type="float">
            <text:p>0.6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0.18125" calcext:value-type="float">
            <text:p>0.18</text:p>
          </table:table-cell>
          <table:table-cell table:style-name="ce6" office:value-type="float" office:value="0.0161697410713898" calcext:value-type="float">
            <text:p>0.02</text:p>
          </table:table-cell>
          <table:table-cell table:style-name="ce6" office:value-type="float" office:value="134.1414" calcext:value-type="float">
            <text:p>134.14</text:p>
          </table:table-cell>
          <table:table-cell table:style-name="ce6" office:value-type="float" office:value="0.0643848625556928" calcext:value-type="float">
            <text:p>0.06</text:p>
          </table:table-cell>
          <table:table-cell table:style-name="ce6" office:value-type="float" office:value="248.127" calcext:value-type="float">
            <text:p>248.13</text:p>
          </table:table-cell>
          <table:table-cell table:style-name="ce6" office:value-type="float" office:value="246.626" calcext:value-type="float">
            <text:p>246.63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246.626" calcext:value-type="float">
            <text:p>246.63</text:p>
          </table:table-cell>
          <table:table-cell table:style-name="ce6" table:formula="of:=([.J4]-[.K4])/[.J4]*100" office:value-type="float" office:value="0.604932151680391" calcext:value-type="float">
            <text:p>0.60</text:p>
          </table:table-cell>
          <table:table-cell table:style-name="ce6" table:formula="of:=([.J4]-[.M4])/[.J4]*100" office:value-type="float" office:value="0.604932151680391" calcext:value-type="float">
            <text:p>0.60</text:p>
          </table:table-cell>
          <table:table-cell table:style-name="ce6" office:value-type="float" office:value="687.289" calcext:value-type="float">
            <text:p>687.2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6.2947" calcext:value-type="float">
            <text:p>26.2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6.2947" calcext:value-type="float">
            <text:p>26.29</text:p>
          </table:table-cell>
          <table:table-cell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6" office:value-type="float" office:value="7.15" calcext:value-type="float">
            <text:p>7.15</text:p>
          </table:table-cell>
          <table:table-cell table:style-name="ce6" office:value-type="float" office:value="0.366347548532523" calcext:value-type="float">
            <text:p>0.3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0.4678" calcext:value-type="float">
            <text:p>0.47</text:p>
          </table:table-cell>
          <table:table-cell table:style-name="ce6" office:value-type="float" office:value="0.12372022767859" calcext:value-type="float">
            <text:p>0.12</text:p>
          </table:table-cell>
          <table:table-cell table:style-name="ce6" office:value-type="float" office:value="134.2536" calcext:value-type="float">
            <text:p>134.25</text:p>
          </table:table-cell>
          <table:table-cell table:style-name="ce6" office:value-type="float" office:value="0.152219854849906" calcext:value-type="float">
            <text:p>0.15</text:p>
          </table:table-cell>
          <table:table-cell table:style-name="ce6" office:value-type="float" office:value="339.072" calcext:value-type="float">
            <text:p>339.07</text:p>
          </table:table-cell>
          <table:table-cell table:style-name="ce6" office:value-type="float" office:value="305.86" calcext:value-type="float">
            <text:p>305.86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05.86" calcext:value-type="float">
            <text:p>305.86</text:p>
          </table:table-cell>
          <table:table-cell table:style-name="ce6" table:formula="of:=([.J5]-[.K5])/[.J5]*100" office:value-type="float" office:value="9.7949697999245" calcext:value-type="float">
            <text:p>9.79</text:p>
          </table:table-cell>
          <table:table-cell table:style-name="ce6" table:formula="of:=([.J5]-[.M5])/[.J5]*100" office:value-type="float" office:value="9.7949697999245" calcext:value-type="float">
            <text:p>9.79</text:p>
          </table:table-cell>
          <table:table-cell table:style-name="ce6" office:value-type="float" office:value="741.138" calcext:value-type="float">
            <text:p>741.1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99.3063" calcext:value-type="float">
            <text:p>99.3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77.1347" calcext:value-type="float">
            <text:p>77.13</text:p>
          </table:table-cell>
          <table:table-cell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6" office:value-type="float" office:value="7.7" calcext:value-type="float">
            <text:p>7.70</text:p>
          </table:table-cell>
          <table:table-cell table:style-name="ce6" office:value-type="float" office:value="1.21828179265546" calcext:value-type="float">
            <text:p>1.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1.3018" calcext:value-type="float">
            <text:p>1.30</text:p>
          </table:table-cell>
          <table:table-cell table:style-name="ce6" office:value-type="float" office:value="0.515081965884021" calcext:value-type="float">
            <text:p>0.52</text:p>
          </table:table-cell>
          <table:table-cell table:style-name="ce6" office:value-type="float" office:value="134.2516" calcext:value-type="float">
            <text:p>134.25</text:p>
          </table:table-cell>
          <table:table-cell table:style-name="ce6" office:value-type="float" office:value="0.0831127325732328" calcext:value-type="float">
            <text:p>0.08</text:p>
          </table:table-cell>
          <table:table-cell table:style-name="ce6" office:value-type="float" office:value="210.415" calcext:value-type="float">
            <text:p>210.42</text:p>
          </table:table-cell>
          <table:table-cell table:style-name="ce6" office:value-type="float" office:value="189.2488" calcext:value-type="float">
            <text:p>189.25</text:p>
          </table:table-cell>
          <table:table-cell table:style-name="ce6" office:value-type="float" office:value="7.2386876653016" calcext:value-type="float">
            <text:p>7.24</text:p>
          </table:table-cell>
          <table:table-cell table:style-name="ce6" office:value-type="float" office:value="186.897" calcext:value-type="float">
            <text:p>186.90</text:p>
          </table:table-cell>
          <table:table-cell table:style-name="ce6" office:value-type="float" office:value="210.415" calcext:value-type="float">
            <text:p>210.42</text:p>
          </table:table-cell>
          <table:table-cell table:style-name="ce6" table:formula="of:=([.J6]-[.K6])/[.J6]*100" office:value-type="float" office:value="10.0592638357532" calcext:value-type="float">
            <text:p>10.06</text:p>
          </table:table-cell>
          <table:table-cell table:style-name="ce6" table:formula="of:=([.J6]-[.M6])/[.J6]*100" office:value-type="float" office:value="11.1769598175035" calcext:value-type="float">
            <text:p>11.18</text:p>
          </table:table-cell>
          <table:table-cell table:style-name="ce6" office:value-type="float" office:value="467.4327" calcext:value-type="float">
            <text:p>467.43</text:p>
          </table:table-cell>
          <table:table-cell table:style-name="ce6" office:value-type="float" office:value="37.4298448386058" calcext:value-type="float">
            <text:p>37.43</text:p>
          </table:table-cell>
          <table:table-cell table:style-name="ce6" office:value-type="float" office:value="61.54266" calcext:value-type="float">
            <text:p>61.54</text:p>
          </table:table-cell>
          <table:table-cell table:style-name="ce6" office:value-type="float" office:value="10.4758750813677" calcext:value-type="float">
            <text:p>10.48</text:p>
          </table:table-cell>
          <table:table-cell table:style-name="ce6" office:value-type="float" office:value="38.77133" calcext:value-type="float">
            <text:p>38.77</text:p>
          </table:table-cell>
          <table:table-cell table:style-name="ce6" office:value-type="float" office:value="5.23793754068386" calcext:value-type="float">
            <text:p>5.24</text:p>
          </table:table-cell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6" office:value-type="float" office:value="9.25" calcext:value-type="float">
            <text:p>9.25</text:p>
          </table:table-cell>
          <table:table-cell table:style-name="ce6" office:value-type="float" office:value="1.91599912097552" calcext:value-type="float">
            <text:p>1.9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0.2315" calcext:value-type="float">
            <text:p>0.23</text:p>
          </table:table-cell>
          <table:table-cell table:style-name="ce6" office:value-type="float" office:value="0.0558432957857121" calcext:value-type="float">
            <text:p>0.06</text:p>
          </table:table-cell>
          <table:table-cell table:style-name="ce6" office:value-type="float" office:value="134.2972" calcext:value-type="float">
            <text:p>134.30</text:p>
          </table:table-cell>
          <table:table-cell table:style-name="ce6" office:value-type="float" office:value="0.0735731644440832" calcext:value-type="float">
            <text:p>0.07</text:p>
          </table:table-cell>
          <table:table-cell table:style-name="ce6" office:value-type="float" office:value="271.428" calcext:value-type="float">
            <text:p>271.43</text:p>
          </table:table-cell>
          <table:table-cell table:style-name="ce6" office:value-type="float" office:value="194.0031" calcext:value-type="float">
            <text:p>194.00</text:p>
          </table:table-cell>
          <table:table-cell table:style-name="ce6" office:value-type="float" office:value="13.727898144405" calcext:value-type="float">
            <text:p>13.73</text:p>
          </table:table-cell>
          <table:table-cell table:style-name="ce6" office:value-type="float" office:value="189.543" calcext:value-type="float">
            <text:p>189.54</text:p>
          </table:table-cell>
          <table:table-cell table:style-name="ce6" office:value-type="float" office:value="234.144" calcext:value-type="float">
            <text:p>234.14</text:p>
          </table:table-cell>
          <table:table-cell table:style-name="ce6" table:formula="of:=([.J7]-[.K7])/[.J7]*100" office:value-type="float" office:value="28.5250232105752" calcext:value-type="float">
            <text:p>28.53</text:p>
          </table:table-cell>
          <table:table-cell table:style-name="ce6" table:formula="of:=([.J7]-[.M7])/[.J7]*100" office:value-type="float" office:value="30.1682214067819" calcext:value-type="float">
            <text:p>30.17</text:p>
          </table:table-cell>
          <table:table-cell table:style-name="ce6" office:value-type="float" office:value="582.0102" calcext:value-type="float">
            <text:p>582.01</text:p>
          </table:table-cell>
          <table:table-cell table:style-name="ce6" office:value-type="float" office:value="41.1833866397093" calcext:value-type="float">
            <text:p>41.18</text:p>
          </table:table-cell>
          <table:table-cell table:number-columns-repeated="4"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6" office:value-type="float" office:value="7.95" calcext:value-type="float">
            <text:p>7.95</text:p>
          </table:table-cell>
          <table:table-cell table:style-name="ce6" office:value-type="float" office:value="1.7614288458372" calcext:value-type="float">
            <text:p>1.7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0.1753" calcext:value-type="float">
            <text:p>0.18</text:p>
          </table:table-cell>
          <table:table-cell table:style-name="ce6" office:value-type="float" office:value="0.0487939815098025" calcext:value-type="float">
            <text:p>0.05</text:p>
          </table:table-cell>
          <table:table-cell table:style-name="ce6" office:value-type="float" office:value="134.28535" calcext:value-type="float">
            <text:p>134.29</text:p>
          </table:table-cell>
          <table:table-cell table:style-name="ce6" office:value-type="float" office:value="0.156540990091884" calcext:value-type="float">
            <text:p>0.16</text:p>
          </table:table-cell>
          <table:table-cell table:style-name="ce6" office:value-type="float" office:value="200.159" calcext:value-type="float">
            <text:p>200.16</text:p>
          </table:table-cell>
          <table:table-cell table:style-name="ce6" office:value-type="float" office:value="200.114" calcext:value-type="float">
            <text:p>200.11</text:p>
          </table:table-cell>
          <table:table-cell table:style-name="ce6" office:value-type="float" office:value="0.0266556994991602" calcext:value-type="float">
            <text:p>0.03</text:p>
          </table:table-cell>
          <table:table-cell table:style-name="ce6" office:value-type="float" office:value="200.099" calcext:value-type="float">
            <text:p>200.10</text:p>
          </table:table-cell>
          <table:table-cell table:style-name="ce6" office:value-type="float" office:value="200.159" calcext:value-type="float">
            <text:p>200.16</text:p>
          </table:table-cell>
          <table:table-cell table:style-name="ce6" table:formula="of:=([.J8]-[.K8])/[.J8]*100" office:value-type="float" office:value="0.0224821267092599" calcext:value-type="float">
            <text:p>0.02</text:p>
          </table:table-cell>
          <table:table-cell table:style-name="ce6" table:formula="of:=([.J8]-[.M8])/[.J8]*100" office:value-type="float" office:value="0.0299761689456893" calcext:value-type="float">
            <text:p>0.03</text:p>
          </table:table-cell>
          <table:table-cell table:style-name="ce6" office:value-type="float" office:value="600.34225" calcext:value-type="float">
            <text:p>600.34</text:p>
          </table:table-cell>
          <table:table-cell table:style-name="ce6" office:value-type="float" office:value="0.0804113601557641" calcext:value-type="float">
            <text:p>0.08</text:p>
          </table:table-cell>
          <table:table-cell table:number-columns-repeated="4"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6" office:value-type="float" office:value="7.35" calcext:value-type="float">
            <text:p>7.35</text:p>
          </table:table-cell>
          <table:table-cell table:style-name="ce6" office:value-type="float" office:value="0.5871429486124" calcext:value-type="float">
            <text:p>0.5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0.1247" calcext:value-type="float">
            <text:p>0.12</text:p>
          </table:table-cell>
          <table:table-cell table:style-name="ce6" office:value-type="float" office:value="0.0101052357455769" calcext:value-type="float">
            <text:p>0.01</text:p>
          </table:table-cell>
          <table:table-cell table:style-name="ce6" office:value-type="float" office:value="134.21465" calcext:value-type="float">
            <text:p>134.21</text:p>
          </table:table-cell>
          <table:table-cell table:style-name="ce6" office:value-type="float" office:value="0.125358968776197" calcext:value-type="float">
            <text:p>0.13</text:p>
          </table:table-cell>
          <table:table-cell table:style-name="ce6" office:value-type="float" office:value="383.437" calcext:value-type="float">
            <text:p>383.44</text:p>
          </table:table-cell>
          <table:table-cell table:style-name="ce6" office:value-type="float" office:value="225.369" calcext:value-type="float">
            <text:p>225.37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225.369" calcext:value-type="float">
            <text:p>225.37</text:p>
          </table:table-cell>
          <table:table-cell table:style-name="ce6" table:formula="of:=([.J9]-[.K9])/[.J9]*100" office:value-type="float" office:value="41.2239820361624" calcext:value-type="float">
            <text:p>41.22</text:p>
          </table:table-cell>
          <table:table-cell table:style-name="ce6" table:formula="of:=([.J9]-[.M9])/[.J9]*100" office:value-type="float" office:value="41.2239820361624" calcext:value-type="float">
            <text:p>41.22</text:p>
          </table:table-cell>
          <table:table-cell table:style-name="ce6" office:value-type="float" office:value="676.106" calcext:value-type="float">
            <text:p>676.11</text:p>
          </table:table-cell>
          <table:table-cell table:number-columns-repeated="5"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6" office:value-type="float" office:value="7.45" calcext:value-type="float">
            <text:p>7.45</text:p>
          </table:table-cell>
          <table:table-cell table:style-name="ce6" office:value-type="float" office:value="0.51041778553404" calcext:value-type="float">
            <text:p>0.5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0.18535" calcext:value-type="float">
            <text:p>0.19</text:p>
          </table:table-cell>
          <table:table-cell table:style-name="ce6" office:value-type="float" office:value="0.0174062148610625" calcext:value-type="float">
            <text:p>0.02</text:p>
          </table:table-cell>
          <table:table-cell table:style-name="ce6" office:value-type="float" office:value="134.2912" calcext:value-type="float">
            <text:p>134.29</text:p>
          </table:table-cell>
          <table:table-cell table:style-name="ce6" office:value-type="float" office:value="0.0670974154337883" calcext:value-type="float">
            <text:p>0.07</text:p>
          </table:table-cell>
          <table:table-cell table:style-name="ce6" office:value-type="float" office:value="295.98" calcext:value-type="float">
            <text:p>295.98</text:p>
          </table:table-cell>
          <table:table-cell table:style-name="ce6" office:value-type="float" office:value="232.049" calcext:value-type="float">
            <text:p>232.05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232.049" calcext:value-type="float">
            <text:p>232.05</text:p>
          </table:table-cell>
          <table:table-cell table:style-name="ce6" table:formula="of:=([.J10]-[.K10])/[.J10]*100" office:value-type="float" office:value="21.5997702547469" calcext:value-type="float">
            <text:p>21.60</text:p>
          </table:table-cell>
          <table:table-cell table:style-name="ce6" table:formula="of:=([.J10]-[.M10])/[.J10]*100" office:value-type="float" office:value="21.5997702547469" calcext:value-type="float">
            <text:p>21.60</text:p>
          </table:table-cell>
          <table:table-cell table:style-name="ce6" office:value-type="float" office:value="653.268" calcext:value-type="float">
            <text:p>653.2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6.5071" calcext:value-type="float">
            <text:p>26.5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6.3711" calcext:value-type="float">
            <text:p>16.37</text:p>
          </table:table-cell>
          <table:table-cell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A9</text:p>
          </table:table-cell>
          <table:table-cell table:style-name="ce6" office:value-type="float" office:value="8.7" calcext:value-type="float">
            <text:p>8.70</text:p>
          </table:table-cell>
          <table:table-cell table:style-name="ce6" office:value-type="float" office:value="2.34183913331292" calcext:value-type="float">
            <text:p>2.3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2.49885" calcext:value-type="float">
            <text:p>2.50</text:p>
          </table:table-cell>
          <table:table-cell table:style-name="ce6" office:value-type="float" office:value="1.52891200652105" calcext:value-type="float">
            <text:p>1.53</text:p>
          </table:table-cell>
          <table:table-cell table:style-name="ce6" office:value-type="float" office:value="134.59005" calcext:value-type="float">
            <text:p>134.59</text:p>
          </table:table-cell>
          <table:table-cell table:style-name="ce6" office:value-type="float" office:value="0.432644800828825" calcext:value-type="float">
            <text:p>0.43</text:p>
          </table:table-cell>
          <table:table-cell table:style-name="ce6" office:value-type="float" office:value="275.97" calcext:value-type="float">
            <text:p>275.97</text:p>
          </table:table-cell>
          <table:table-cell table:style-name="ce6" office:value-type="float" office:value="222.295" calcext:value-type="float">
            <text:p>222.3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222.295" calcext:value-type="float">
            <text:p>222.30</text:p>
          </table:table-cell>
          <table:table-cell table:style-name="ce6" table:formula="of:=([.J11]-[.K11])/[.J11]*100" office:value-type="float" office:value="19.4495778526652" calcext:value-type="float">
            <text:p>19.45</text:p>
          </table:table-cell>
          <table:table-cell table:style-name="ce6" table:formula="of:=([.J11]-[.M11])/[.J11]*100" office:value-type="float" office:value="19.4495778526652" calcext:value-type="float">
            <text:p>19.45</text:p>
          </table:table-cell>
          <table:table-cell table:style-name="ce6" office:value-type="float" office:value="666.885" calcext:value-type="float">
            <text:p>666.89</text:p>
          </table:table-cell>
          <table:table-cell table:number-columns-repeated="5"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6" office:value-type="float" office:value="7.7" calcext:value-type="float">
            <text:p>7.70</text:p>
          </table:table-cell>
          <table:table-cell table:style-name="ce6" office:value-type="float" office:value="0.656946685331786" calcext:value-type="float">
            <text:p>0.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0.1055" calcext:value-type="float">
            <text:p>0.11</text:p>
          </table:table-cell>
          <table:table-cell table:style-name="ce6" office:value-type="float" office:value="0.022291135835621" calcext:value-type="float">
            <text:p>0.02</text:p>
          </table:table-cell>
          <table:table-cell table:style-name="ce6" office:value-type="float" office:value="134.10875" calcext:value-type="float">
            <text:p>134.11</text:p>
          </table:table-cell>
          <table:table-cell table:style-name="ce6" office:value-type="float" office:value="0.080445388471408" calcext:value-type="float">
            <text:p>0.08</text:p>
          </table:table-cell>
          <table:table-cell table:style-name="ce6" office:value-type="float" office:value="261.745" calcext:value-type="float">
            <text:p>261.75</text:p>
          </table:table-cell>
          <table:table-cell table:style-name="ce6" office:value-type="float" office:value="226.5521" calcext:value-type="float">
            <text:p>226.55</text:p>
          </table:table-cell>
          <table:table-cell table:style-name="ce6" office:value-type="float" office:value="6.91436940002485" calcext:value-type="float">
            <text:p>6.91</text:p>
          </table:table-cell>
          <table:table-cell table:style-name="ce6" office:value-type="float" office:value="225.006" calcext:value-type="float">
            <text:p>225.01</text:p>
          </table:table-cell>
          <table:table-cell table:style-name="ce6" office:value-type="float" office:value="255.928" calcext:value-type="float">
            <text:p>255.93</text:p>
          </table:table-cell>
          <table:table-cell table:style-name="ce6" table:formula="of:=([.J12]-[.K12])/[.J12]*100" office:value-type="float" office:value="13.4454908403217" calcext:value-type="float">
            <text:p>13.45</text:p>
          </table:table-cell>
          <table:table-cell table:style-name="ce6" table:formula="of:=([.J12]-[.M12])/[.J12]*100" office:value-type="float" office:value="14.0361802517718" calcext:value-type="float">
            <text:p>14.04</text:p>
          </table:table-cell>
          <table:table-cell table:style-name="ce6" office:value-type="float" office:value="679.65625" calcext:value-type="float">
            <text:p>679.66</text:p>
          </table:table-cell>
          <table:table-cell table:style-name="ce6" office:value-type="float" office:value="20.7428845932768" calcext:value-type="float">
            <text:p>20.74</text:p>
          </table:table-cell>
          <table:table-cell table:style-name="ce6" office:value-type="float" office:value="-0.0000000000000454748" calcext:value-type="float">
            <text:p>0.00</text:p>
          </table:table-cell>
          <table:table-cell table:style-name="ce6" office:value-type="float" office:value="0.0000000000000933123207308039" calcext:value-type="float">
            <text:p>0.00</text:p>
          </table:table-cell>
          <table:table-cell table:number-columns-repeated="2"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table:formula="of:=AVERAGE([.B3:.B12])" office:value-type="float" office:value="7.945" calcext:value-type="float">
            <text:p>7.95</text:p>
          </table:table-cell>
          <table:table-cell table:style-name="ce7" table:formula="of:=AVERAGE([.C3:.C12])" office:value-type="float" office:value="1.17236423345576" calcext:value-type="float">
            <text:p>1.17</text:p>
          </table:table-cell>
          <table:table-cell table:style-name="ce7" table:formula="of:=AVERAGE([.D3:.D12])" office:value-type="float" office:value="6.8" calcext:value-type="float">
            <text:p>6.80</text:p>
          </table:table-cell>
          <table:table-cell table:style-name="ce7" table:formula="of:=AVERAGE([.E3:.E12])" office:value-type="float" office:value="10.8" calcext:value-type="float">
            <text:p>10.80</text:p>
          </table:table-cell>
          <table:table-cell table:style-name="ce7" table:formula="of:=AVERAGE([.F3:.F12])" office:value-type="float" office:value="0.54458" calcext:value-type="float">
            <text:p>0.54</text:p>
          </table:table-cell>
          <table:table-cell table:style-name="ce7" table:formula="of:=AVERAGE([.G3:.G12])" office:value-type="float" office:value="0.236871749364213" calcext:value-type="float">
            <text:p>0.24</text:p>
          </table:table-cell>
          <table:table-cell table:style-name="ce7" table:formula="of:=AVERAGE([.H3:.H12])" office:value-type="float" office:value="134.25504" calcext:value-type="float">
            <text:p>134.26</text:p>
          </table:table-cell>
          <table:table-cell table:style-name="ce7" table:formula="of:=AVERAGE([.I3:.I12])" office:value-type="float" office:value="0.127476078171858" calcext:value-type="float">
            <text:p>0.13</text:p>
          </table:table-cell>
          <table:table-cell table:style-name="ce7" table:formula="of:=AVERAGE([.J3:.J12])" office:value-type="float" office:value="275.7544" calcext:value-type="float">
            <text:p>275.75</text:p>
          </table:table-cell>
          <table:table-cell table:style-name="ce7" table:formula="of:=AVERAGE([.K3:.K12])" office:value-type="float" office:value="226.1308" calcext:value-type="float">
            <text:p>226.13</text:p>
          </table:table-cell>
          <table:table-cell table:style-name="ce7" table:formula="of:=AVERAGE([.L3:.L12])" office:value-type="float" office:value="3.23439697765902" calcext:value-type="float">
            <text:p>3.23</text:p>
          </table:table-cell>
          <table:table-cell table:style-name="ce7" table:formula="of:=AVERAGE([.M3:.M12])" office:value-type="float" office:value="225.1943" calcext:value-type="float">
            <text:p>225.19</text:p>
          </table:table-cell>
          <table:table-cell table:style-name="ce7" table:formula="of:=AVERAGE([.N3:.N12])" office:value-type="float" office:value="237.0884" calcext:value-type="float">
            <text:p>237.09</text:p>
          </table:table-cell>
          <table:table-cell table:style-name="ce7" table:formula="of:=AVERAGE([.O3:.O12])" office:value-type="float" office:value="16.3906130062014" calcext:value-type="float">
            <text:p>16.39</text:p>
          </table:table-cell>
          <table:table-cell table:style-name="ce7" table:formula="of:=AVERAGE([.P3:.P12])" office:value-type="float" office:value="16.7630974568895" calcext:value-type="float">
            <text:p>16.76</text:p>
          </table:table-cell>
          <table:table-cell table:style-name="ce7" table:formula="of:=AVERAGE([.Q3:.Q12])" office:value-type="float" office:value="641.169945" calcext:value-type="float">
            <text:p>641.17</text:p>
          </table:table-cell>
          <table:table-cell table:style-name="ce7" table:formula="of:=AVERAGE([.R3:.R12])" office:value-type="float" office:value="11.2745827640624" calcext:value-type="float">
            <text:p>11.27</text:p>
          </table:table-cell>
          <table:table-cell table:style-name="ce7" table:formula="of:=AVERAGE([.S3:.S12])" office:value-type="float" office:value="21.365076" calcext:value-type="float">
            <text:p>21.37</text:p>
          </table:table-cell>
          <table:table-cell table:style-name="ce7" table:formula="of:=AVERAGE([.T3:.T12])" office:value-type="float" office:value="1.04758750813678" calcext:value-type="float">
            <text:p>1.05</text:p>
          </table:table-cell>
          <table:table-cell table:style-name="ce7" table:formula="of:=AVERAGE([.U3:.U12])" office:value-type="float" office:value="15.857183" calcext:value-type="float">
            <text:p>15.86</text:p>
          </table:table-cell>
          <table:table-cell table:style-name="ce7" table:formula="of:=AVERAGE([.V3:.V12])" office:value-type="float" office:value="0.523793754068386" calcext:value-type="float">
            <text:p>0.52</text:p>
          </table:table-cell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6" office:value-type="float" office:value="25.65" calcext:value-type="float">
            <text:p>25.65</text:p>
          </table:table-cell>
          <table:table-cell table:style-name="ce6" office:value-type="float" office:value="7.51332150250473" calcext:value-type="float">
            <text:p>7.5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42.9526" calcext:value-type="float">
            <text:p>42.95</text:p>
          </table:table-cell>
          <table:table-cell table:style-name="ce6" office:value-type="float" office:value="24.2762726597934" calcext:value-type="float">
            <text:p>24.28</text:p>
          </table:table-cell>
          <table:table-cell table:style-name="ce6" office:value-type="float" office:value="137.15245" calcext:value-type="float">
            <text:p>137.15</text:p>
          </table:table-cell>
          <table:table-cell table:style-name="ce6" office:value-type="float" office:value="0.932946180824911" calcext:value-type="float">
            <text:p>0.93</text:p>
          </table:table-cell>
          <table:table-cell table:style-name="ce6" office:value-type="float" office:value="787.913" calcext:value-type="float">
            <text:p>787.91</text:p>
          </table:table-cell>
          <table:table-cell table:style-name="ce6" office:value-type="float" office:value="434.7863" calcext:value-type="float">
            <text:p>434.79</text:p>
          </table:table-cell>
          <table:table-cell table:style-name="ce6" office:value-type="float" office:value="8.06129198930556" calcext:value-type="float">
            <text:p>8.06</text:p>
          </table:table-cell>
          <table:table-cell table:style-name="ce6" office:value-type="float" office:value="428.097" calcext:value-type="float">
            <text:p>428.10</text:p>
          </table:table-cell>
          <table:table-cell table:style-name="ce6" office:value-type="float" office:value="454.787" calcext:value-type="float">
            <text:p>454.79</text:p>
          </table:table-cell>
          <table:table-cell table:style-name="ce6" table:formula="of:=([.J14]-[.K14])/[.J14]*100" office:value-type="float" office:value="44.8179811730483" calcext:value-type="float">
            <text:p>44.82</text:p>
          </table:table-cell>
          <table:table-cell table:style-name="ce6" table:formula="of:=([.J14]-[.M14])/[.J14]*100" office:value-type="float" office:value="45.666970845766" calcext:value-type="float">
            <text:p>45.67</text:p>
          </table:table-cell>
          <table:table-cell table:style-name="ce6" office:value-type="float" office:value="1281.9745" calcext:value-type="float">
            <text:p>1281.97</text:p>
          </table:table-cell>
          <table:table-cell table:style-name="ce6" office:value-type="float" office:value="12.1002994634539" calcext:value-type="float">
            <text:p>12.10</text:p>
          </table:table-cell>
          <table:table-cell table:style-name="ce6" office:value-type="float" office:value="12.378095" calcext:value-type="float">
            <text:p>12.38</text:p>
          </table:table-cell>
          <table:table-cell table:style-name="ce6" office:value-type="float" office:value="9.62094606560821" calcext:value-type="float">
            <text:p>9.62</text:p>
          </table:table-cell>
          <table:table-cell table:style-name="ce6" office:value-type="float" office:value="10.00504" calcext:value-type="float">
            <text:p>10.01</text:p>
          </table:table-cell>
          <table:table-cell table:style-name="ce6" office:value-type="float" office:value="6.93308065622233" calcext:value-type="float">
            <text:p>6.93</text:p>
          </table:table-cell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6" office:value-type="float" office:value="25.75" calcext:value-type="float">
            <text:p>25.75</text:p>
          </table:table-cell>
          <table:table-cell table:style-name="ce6" office:value-type="float" office:value="6.10327780786685" calcext:value-type="float">
            <text:p>6.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float" office:value="12.87995" calcext:value-type="float">
            <text:p>12.88</text:p>
          </table:table-cell>
          <table:table-cell table:style-name="ce6" office:value-type="float" office:value="6.2819192631669" calcext:value-type="float">
            <text:p>6.28</text:p>
          </table:table-cell>
          <table:table-cell table:style-name="ce6" office:value-type="float" office:value="135.8904" calcext:value-type="float">
            <text:p>135.89</text:p>
          </table:table-cell>
          <table:table-cell table:style-name="ce6" office:value-type="float" office:value="0.457464568659633" calcext:value-type="float">
            <text:p>0.46</text:p>
          </table:table-cell>
          <table:table-cell table:style-name="ce6" office:value-type="float" office:value="650.851" calcext:value-type="float">
            <text:p>650.85</text:p>
          </table:table-cell>
          <table:table-cell table:style-name="ce6" office:value-type="float" office:value="483.02965" calcext:value-type="float">
            <text:p>483.03</text:p>
          </table:table-cell>
          <table:table-cell table:style-name="ce6" office:value-type="float" office:value="17.710280957904" calcext:value-type="float">
            <text:p>17.71</text:p>
          </table:table-cell>
          <table:table-cell table:style-name="ce6" office:value-type="float" office:value="476.049" calcext:value-type="float">
            <text:p>476.05</text:p>
          </table:table-cell>
          <table:table-cell table:style-name="ce6" office:value-type="float" office:value="533.075" calcext:value-type="float">
            <text:p>533.08</text:p>
          </table:table-cell>
          <table:table-cell table:style-name="ce6" table:formula="of:=([.J15]-[.K15])/[.J15]*100" office:value-type="float" office:value="25.7849108321259" calcext:value-type="float">
            <text:p>25.78</text:p>
          </table:table-cell>
          <table:table-cell table:style-name="ce6" table:formula="of:=([.J15]-[.M15])/[.J15]*100" office:value-type="float" office:value="26.8574527810513" calcext:value-type="float">
            <text:p>26.86</text:p>
          </table:table-cell>
          <table:table-cell table:style-name="ce6" office:value-type="float" office:value="1330.292" calcext:value-type="float">
            <text:p>1330.29</text:p>
          </table:table-cell>
          <table:table-cell table:style-name="ce6" office:value-type="float" office:value="58.9357084680551" calcext:value-type="float">
            <text:p>58.94</text:p>
          </table:table-cell>
          <table:table-cell table:style-name="ce6" office:value-type="float" office:value="65.419565" calcext:value-type="float">
            <text:p>65.42</text:p>
          </table:table-cell>
          <table:table-cell table:style-name="ce6" office:value-type="float" office:value="14.7606068363086" calcext:value-type="float">
            <text:p>14.76</text:p>
          </table:table-cell>
          <table:table-cell table:style-name="ce6" office:value-type="float" office:value="53.375" calcext:value-type="float">
            <text:p>53.38</text:p>
          </table:table-cell>
          <table:table-cell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6" office:value-type="float" office:value="35.45" calcext:value-type="float">
            <text:p>35.45</text:p>
          </table:table-cell>
          <table:table-cell table:style-name="ce6" office:value-type="float" office:value="13.2723495718691" calcext:value-type="float">
            <text:p>13.2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210.9738" calcext:value-type="float">
            <text:p>210.97</text:p>
          </table:table-cell>
          <table:table-cell table:style-name="ce6" office:value-type="float" office:value="91.9307655819542" calcext:value-type="float">
            <text:p>91.93</text:p>
          </table:table-cell>
          <table:table-cell table:style-name="ce6" office:value-type="float" office:value="138.3277" calcext:value-type="float">
            <text:p>138.33</text:p>
          </table:table-cell>
          <table:table-cell table:style-name="ce6" office:value-type="float" office:value="0.820292316318107" calcext:value-type="float">
            <text:p>0.82</text:p>
          </table:table-cell>
          <table:table-cell table:style-name="ce6" office:value-type="float" office:value="1328.21" calcext:value-type="float">
            <text:p>1328.21</text:p>
          </table:table-cell>
          <table:table-cell table:style-name="ce6" office:value-type="float" office:value="419.5074" calcext:value-type="float">
            <text:p>419.51</text:p>
          </table:table-cell>
          <table:table-cell table:style-name="ce6" office:value-type="float" office:value="12.0660616842622" calcext:value-type="float">
            <text:p>12.07</text:p>
          </table:table-cell>
          <table:table-cell table:style-name="ce6" office:value-type="float" office:value="399.092" calcext:value-type="float">
            <text:p>399.09</text:p>
          </table:table-cell>
          <table:table-cell table:style-name="ce6" office:value-type="float" office:value="456.236" calcext:value-type="float">
            <text:p>456.24</text:p>
          </table:table-cell>
          <table:table-cell table:style-name="ce6" table:formula="of:=([.J16]-[.K16])/[.J16]*100" office:value-type="float" office:value="68.4155818733484" calcext:value-type="float">
            <text:p>68.42</text:p>
          </table:table-cell>
          <table:table-cell table:style-name="ce6" table:formula="of:=([.J16]-[.M16])/[.J16]*100" office:value-type="float" office:value="69.952643030846" calcext:value-type="float">
            <text:p>69.95</text:p>
          </table:table-cell>
          <table:table-cell table:style-name="ce6" office:value-type="float" office:value="972.2372" calcext:value-type="float">
            <text:p>972.24</text:p>
          </table:table-cell>
          <table:table-cell table:style-name="ce6" office:value-type="float" office:value="36.1311476584372" calcext:value-type="float">
            <text:p>36.13</text:p>
          </table:table-cell>
          <table:table-cell table:style-name="ce6" office:value-type="float" office:value="205.38085" calcext:value-type="float">
            <text:p>205.38</text:p>
          </table:table-cell>
          <table:table-cell table:style-name="ce6" office:value-type="float" office:value="3.11693395696881" calcext:value-type="float">
            <text:p>3.12</text:p>
          </table:table-cell>
          <table:table-cell table:style-name="ce6" office:value-type="float" office:value="80.9043" calcext:value-type="float">
            <text:p>80.90</text:p>
          </table:table-cell>
          <table:table-cell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6" office:value-type="float" office:value="30" calcext:value-type="float">
            <text:p>30.00</text:p>
          </table:table-cell>
          <table:table-cell table:style-name="ce6" office:value-type="float" office:value="9.99473545633426" calcext:value-type="float">
            <text:p>9.9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9" calcext:value-type="float">
            <text:p>49</text:p>
          </table:table-cell>
          <table:table-cell table:style-name="ce6" office:value-type="float" office:value="20.7589" calcext:value-type="float">
            <text:p>20.76</text:p>
          </table:table-cell>
          <table:table-cell table:style-name="ce6" office:value-type="float" office:value="10.7046744973744" calcext:value-type="float">
            <text:p>10.70</text:p>
          </table:table-cell>
          <table:table-cell table:style-name="ce6" office:value-type="float" office:value="136.2577" calcext:value-type="float">
            <text:p>136.26</text:p>
          </table:table-cell>
          <table:table-cell table:style-name="ce6" office:value-type="float" office:value="0.193100764532816" calcext:value-type="float">
            <text:p>0.19</text:p>
          </table:table-cell>
          <table:table-cell table:style-name="ce6" office:value-type="float" office:value="1034.85" calcext:value-type="float">
            <text:p>1034.85</text:p>
          </table:table-cell>
          <table:table-cell table:style-name="ce6" office:value-type="float" office:value="439.23045" calcext:value-type="float">
            <text:p>439.23</text:p>
          </table:table-cell>
          <table:table-cell table:style-name="ce6" office:value-type="float" office:value="17.2296569611054" calcext:value-type="float">
            <text:p>17.23</text:p>
          </table:table-cell>
          <table:table-cell table:style-name="ce6" office:value-type="float" office:value="411.296" calcext:value-type="float">
            <text:p>411.30</text:p>
          </table:table-cell>
          <table:table-cell table:style-name="ce6" office:value-type="float" office:value="480.179" calcext:value-type="float">
            <text:p>480.18</text:p>
          </table:table-cell>
          <table:table-cell table:style-name="ce6" table:formula="of:=([.J17]-[.K17])/[.J17]*100" office:value-type="float" office:value="57.556124075953" calcext:value-type="float">
            <text:p>57.56</text:p>
          </table:table-cell>
          <table:table-cell table:style-name="ce6" table:formula="of:=([.J17]-[.M17])/[.J17]*100" office:value-type="float" office:value="60.2554959655989" calcext:value-type="float">
            <text:p>60.26</text:p>
          </table:table-cell>
          <table:table-cell table:style-name="ce6" office:value-type="float" office:value="1229.643" calcext:value-type="float">
            <text:p>1229.64</text:p>
          </table:table-cell>
          <table:table-cell table:style-name="ce6" office:value-type="float" office:value="46.8296026596763" calcext:value-type="float">
            <text:p>46.83</text:p>
          </table:table-cell>
          <table:table-cell table:style-name="ce6" office:value-type="float" office:value="58.57233" calcext:value-type="float">
            <text:p>58.57</text:p>
          </table:table-cell>
          <table:table-cell table:style-name="ce6" office:value-type="float" office:value="10.6016235464246" calcext:value-type="float">
            <text:p>10.60</text:p>
          </table:table-cell>
          <table:table-cell table:style-name="ce6" office:value-type="float" office:value="29.4762" calcext:value-type="float">
            <text:p>29.48</text:p>
          </table:table-cell>
          <table:table-cell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6" office:value-type="float" office:value="26.7" calcext:value-type="float">
            <text:p>26.70</text:p>
          </table:table-cell>
          <table:table-cell table:style-name="ce6" office:value-type="float" office:value="7.49806992709317" calcext:value-type="float">
            <text:p>7.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float" office:value="76.0755" calcext:value-type="float">
            <text:p>76.08</text:p>
          </table:table-cell>
          <table:table-cell table:style-name="ce6" office:value-type="float" office:value="48.3338458982501" calcext:value-type="float">
            <text:p>48.33</text:p>
          </table:table-cell>
          <table:table-cell table:style-name="ce6" office:value-type="float" office:value="139.0654" calcext:value-type="float">
            <text:p>139.07</text:p>
          </table:table-cell>
          <table:table-cell table:style-name="ce6" office:value-type="float" office:value="2.40136731664976" calcext:value-type="float">
            <text:p>2.40</text:p>
          </table:table-cell>
          <table:table-cell table:style-name="ce6" office:value-type="float" office:value="684.46" calcext:value-type="float">
            <text:p>684.46</text:p>
          </table:table-cell>
          <table:table-cell table:style-name="ce6" office:value-type="float" office:value="390.17245" calcext:value-type="float">
            <text:p>390.17</text:p>
          </table:table-cell>
          <table:table-cell table:style-name="ce6" office:value-type="float" office:value="20.2950724029128" calcext:value-type="float">
            <text:p>20.30</text:p>
          </table:table-cell>
          <table:table-cell table:style-name="ce6" office:value-type="float" office:value="366.339" calcext:value-type="float">
            <text:p>366.34</text:p>
          </table:table-cell>
          <table:table-cell table:style-name="ce6" office:value-type="float" office:value="433.346" calcext:value-type="float">
            <text:p>433.35</text:p>
          </table:table-cell>
          <table:table-cell table:style-name="ce6" table:formula="of:=([.J18]-[.K18])/[.J18]*100" office:value-type="float" office:value="42.995580457587" calcext:value-type="float">
            <text:p>43.00</text:p>
          </table:table-cell>
          <table:table-cell table:style-name="ce6" table:formula="of:=([.J18]-[.M18])/[.J18]*100" office:value-type="float" office:value="46.4776612219852" calcext:value-type="float">
            <text:p>46.48</text:p>
          </table:table-cell>
          <table:table-cell table:style-name="ce6" office:value-type="float" office:value="1125.957" calcext:value-type="float">
            <text:p>1125.96</text:p>
          </table:table-cell>
          <table:table-cell table:style-name="ce6" office:value-type="float" office:value="71.1040063346793" calcext:value-type="float">
            <text:p>71.10</text:p>
          </table:table-cell>
          <table:table-cell table:style-name="ce6" office:value-type="float" office:value="27.1441955" calcext:value-type="float">
            <text:p>27.14</text:p>
          </table:table-cell>
          <table:table-cell table:style-name="ce6" office:value-type="float" office:value="16.9295005030781" calcext:value-type="float">
            <text:p>16.93</text:p>
          </table:table-cell>
          <table:table-cell table:style-name="ce6" office:value-type="float" office:value="17.415075" calcext:value-type="float">
            <text:p>17.42</text:p>
          </table:table-cell>
          <table:table-cell table:style-name="ce6" office:value-type="float" office:value="10.7603027359865" calcext:value-type="float">
            <text:p>10.76</text:p>
          </table:table-cell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style-name="ce6" office:value-type="float" office:value="36.2" calcext:value-type="float">
            <text:p>36.20</text:p>
          </table:table-cell>
          <table:table-cell table:style-name="ce6" office:value-type="float" office:value="11.5649197325815" calcext:value-type="float">
            <text:p>11.5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261.42695" calcext:value-type="float">
            <text:p>261.43</text:p>
          </table:table-cell>
          <table:table-cell table:style-name="ce6" office:value-type="float" office:value="129.018895609774" calcext:value-type="float">
            <text:p>129.02</text:p>
          </table:table-cell>
          <table:table-cell table:style-name="ce6" office:value-type="float" office:value="139.17965" calcext:value-type="float">
            <text:p>139.18</text:p>
          </table:table-cell>
          <table:table-cell table:style-name="ce6" office:value-type="float" office:value="2.29505225889361" calcext:value-type="float">
            <text:p>2.30</text:p>
          </table:table-cell>
          <table:table-cell table:style-name="ce6" office:value-type="float" office:value="1835.53" calcext:value-type="float">
            <text:p>1835.53</text:p>
          </table:table-cell>
          <table:table-cell table:style-name="ce6" office:value-type="float" office:value="516.9942" calcext:value-type="float">
            <text:p>516.99</text:p>
          </table:table-cell>
          <table:table-cell table:style-name="ce6" office:value-type="float" office:value="84.5935303639207" calcext:value-type="float">
            <text:p>84.59</text:p>
          </table:table-cell>
          <table:table-cell table:style-name="ce6" office:value-type="float" office:value="441.698" calcext:value-type="float">
            <text:p>441.70</text:p>
          </table:table-cell>
          <table:table-cell table:style-name="ce6" office:value-type="float" office:value="790.424" calcext:value-type="float">
            <text:p>790.42</text:p>
          </table:table-cell>
          <table:table-cell table:style-name="ce6" table:formula="of:=([.J19]-[.K19])/[.J19]*100" office:value-type="float" office:value="71.8340642757133" calcext:value-type="float">
            <text:p>71.83</text:p>
          </table:table-cell>
          <table:table-cell table:style-name="ce6" table:formula="of:=([.J19]-[.M19])/[.J19]*100" office:value-type="float" office:value="75.9362146083148" calcext:value-type="float">
            <text:p>75.94</text:p>
          </table:table-cell>
          <table:table-cell table:style-name="ce6" office:value-type="float" office:value="1074.30405" calcext:value-type="float">
            <text:p>1074.30</text:p>
          </table:table-cell>
          <table:table-cell table:style-name="ce6" office:value-type="float" office:value="132.148011341141" calcext:value-type="float">
            <text:p>132.15</text:p>
          </table:table-cell>
          <table:table-cell table:style-name="ce6" office:value-type="float" office:value="351.402" calcext:value-type="float">
            <text:p>351.40</text:p>
          </table:table-cell>
          <table:table-cell table:style-name="ce6" office:value-type="float" office:value="133.098407046105" calcext:value-type="float">
            <text:p>133.10</text:p>
          </table:table-cell>
          <table:table-cell table:style-name="ce6" office:value-type="float" office:value="125.27555" calcext:value-type="float">
            <text:p>125.28</text:p>
          </table:table-cell>
          <table:table-cell table:style-name="ce6" office:value-type="float" office:value="34.3420329801236" calcext:value-type="float">
            <text:p>34.34</text:p>
          </table:table-cell>
        </table:table-row>
        <table:table-row table:style-name="ro1">
          <table:table-cell table:style-name="ce2" office:value-type="string" calcext:value-type="string">
            <text:p>B7</text:p>
          </table:table-cell>
          <table:table-cell table:style-name="ce6" office:value-type="float" office:value="31.4" calcext:value-type="float">
            <text:p>31.40</text:p>
          </table:table-cell>
          <table:table-cell table:style-name="ce6" office:value-type="float" office:value="6.48398837623556" calcext:value-type="float">
            <text:p>6.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float" office:value="42.71665" calcext:value-type="float">
            <text:p>42.72</text:p>
          </table:table-cell>
          <table:table-cell table:style-name="ce6" office:value-type="float" office:value="33.7716751907104" calcext:value-type="float">
            <text:p>33.77</text:p>
          </table:table-cell>
          <table:table-cell table:style-name="ce6" office:value-type="float" office:value="138.5742" calcext:value-type="float">
            <text:p>138.57</text:p>
          </table:table-cell>
          <table:table-cell table:style-name="ce6" office:value-type="float" office:value="3.45686515425997" calcext:value-type="float">
            <text:p>3.46</text:p>
          </table:table-cell>
          <table:table-cell table:style-name="ce6" office:value-type="float" office:value="496.669" calcext:value-type="float">
            <text:p>496.67</text:p>
          </table:table-cell>
          <table:table-cell table:style-name="ce6" office:value-type="float" office:value="334.32815" calcext:value-type="float">
            <text:p>334.33</text:p>
          </table:table-cell>
          <table:table-cell table:style-name="ce6" office:value-type="float" office:value="9.72017337009669" calcext:value-type="float">
            <text:p>9.72</text:p>
          </table:table-cell>
          <table:table-cell table:style-name="ce6" office:value-type="float" office:value="328.671" calcext:value-type="float">
            <text:p>328.67</text:p>
          </table:table-cell>
          <table:table-cell table:style-name="ce6" office:value-type="float" office:value="357.224" calcext:value-type="float">
            <text:p>357.22</text:p>
          </table:table-cell>
          <table:table-cell table:style-name="ce6" table:formula="of:=([.J20]-[.K20])/[.J20]*100" office:value-type="float" office:value="32.6859236231776" calcext:value-type="float">
            <text:p>32.69</text:p>
          </table:table-cell>
          <table:table-cell table:style-name="ce6" table:formula="of:=([.J20]-[.M20])/[.J20]*100" office:value-type="float" office:value="33.8249417620186" calcext:value-type="float">
            <text:p>33.82</text:p>
          </table:table-cell>
          <table:table-cell table:style-name="ce6" office:value-type="float" office:value="1002.98365" calcext:value-type="float">
            <text:p>1002.98</text:p>
          </table:table-cell>
          <table:table-cell table:style-name="ce6" office:value-type="float" office:value="29.1605297173657" calcext:value-type="float">
            <text:p>29.16</text:p>
          </table:table-cell>
          <table:table-cell table:number-columns-repeated="4"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B8</text:p>
          </table:table-cell>
          <table:table-cell table:style-name="ce6" office:value-type="float" office:value="35.75" calcext:value-type="float">
            <text:p>35.75</text:p>
          </table:table-cell>
          <table:table-cell table:style-name="ce6" office:value-type="float" office:value="6.58447136510553" calcext:value-type="float">
            <text:p>6.5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36.4626" calcext:value-type="float">
            <text:p>36.46</text:p>
          </table:table-cell>
          <table:table-cell table:style-name="ce6" office:value-type="float" office:value="20.1670229919514" calcext:value-type="float">
            <text:p>20.17</text:p>
          </table:table-cell>
          <table:table-cell table:style-name="ce6" office:value-type="float" office:value="137.3219" calcext:value-type="float">
            <text:p>137.32</text:p>
          </table:table-cell>
          <table:table-cell table:style-name="ce6" office:value-type="float" office:value="0.799766735729205" calcext:value-type="float">
            <text:p>0.80</text:p>
          </table:table-cell>
          <table:table-cell table:style-name="ce6" office:value-type="float" office:value="717.198" calcext:value-type="float">
            <text:p>717.20</text:p>
          </table:table-cell>
          <table:table-cell table:style-name="ce6" office:value-type="float" office:value="373.9451" calcext:value-type="float">
            <text:p>373.95</text:p>
          </table:table-cell>
          <table:table-cell table:style-name="ce6" office:value-type="float" office:value="16.8480823019307" calcext:value-type="float">
            <text:p>16.85</text:p>
          </table:table-cell>
          <table:table-cell table:style-name="ce6" office:value-type="float" office:value="357.684" calcext:value-type="float">
            <text:p>357.68</text:p>
          </table:table-cell>
          <table:table-cell table:style-name="ce6" office:value-type="float" office:value="404.95" calcext:value-type="float">
            <text:p>404.95</text:p>
          </table:table-cell>
          <table:table-cell table:style-name="ce6" table:formula="of:=([.J21]-[.K21])/[.J21]*100" office:value-type="float" office:value="47.8602701067209" calcext:value-type="float">
            <text:p>47.86</text:p>
          </table:table-cell>
          <table:table-cell table:style-name="ce6" table:formula="of:=([.J21]-[.M21])/[.J21]*100" office:value-type="float" office:value="50.127579831511" calcext:value-type="float">
            <text:p>50.13</text:p>
          </table:table-cell>
          <table:table-cell table:style-name="ce6" office:value-type="float" office:value="1101.564" calcext:value-type="float">
            <text:p>1101.56</text:p>
          </table:table-cell>
          <table:table-cell table:style-name="ce6" office:value-type="float" office:value="46.6645284422423" calcext:value-type="float">
            <text:p>46.66</text:p>
          </table:table-cell>
          <table:table-cell table:style-name="ce6" office:value-type="float" office:value="10.864944" calcext:value-type="float">
            <text:p>10.86</text:p>
          </table:table-cell>
          <table:table-cell table:style-name="ce6" office:value-type="float" office:value="15.02460242005" calcext:value-type="float">
            <text:p>15.02</text:p>
          </table:table-cell>
          <table:table-cell table:style-name="ce6" office:value-type="float" office:value="9.407792" calcext:value-type="float">
            <text:p>9.41</text:p>
          </table:table-cell>
          <table:table-cell table:style-name="ce6" office:value-type="float" office:value="13.4364451095987" calcext:value-type="float">
            <text:p>13.44</text:p>
          </table:table-cell>
        </table:table-row>
        <table:table-row table:style-name="ro1">
          <table:table-cell table:style-name="ce2" office:value-type="string" calcext:value-type="string">
            <text:p>B9</text:p>
          </table:table-cell>
          <table:table-cell table:style-name="ce6" office:value-type="float" office:value="33.2" calcext:value-type="float">
            <text:p>33.20</text:p>
          </table:table-cell>
          <table:table-cell table:style-name="ce6" office:value-type="float" office:value="8.55693009388174" calcext:value-type="float">
            <text:p>8.5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1" calcext:value-type="float">
            <text:p>51</text:p>
          </table:table-cell>
          <table:table-cell table:style-name="ce6" office:value-type="float" office:value="220.289" calcext:value-type="float">
            <text:p>220.29</text:p>
          </table:table-cell>
          <table:table-cell table:style-name="ce6" office:value-type="float" office:value="79.9513407839912" calcext:value-type="float">
            <text:p>79.95</text:p>
          </table:table-cell>
          <table:table-cell table:style-name="ce6" office:value-type="float" office:value="139.668" calcext:value-type="float">
            <text:p>139.67</text:p>
          </table:table-cell>
          <table:table-cell table:style-name="ce6" office:value-type="float" office:value="2.05452642769697" calcext:value-type="float">
            <text:p>2.05</text:p>
          </table:table-cell>
          <table:table-cell table:style-name="ce6" office:value-type="float" office:value="840.199" calcext:value-type="float">
            <text:p>840.20</text:p>
          </table:table-cell>
          <table:table-cell table:style-name="ce6" office:value-type="float" office:value="410.5909" calcext:value-type="float">
            <text:p>410.59</text:p>
          </table:table-cell>
          <table:table-cell table:style-name="ce6" office:value-type="float" office:value="18.5179387107404" calcext:value-type="float">
            <text:p>18.52</text:p>
          </table:table-cell>
          <table:table-cell table:style-name="ce6" office:value-type="float" office:value="402.671" calcext:value-type="float">
            <text:p>402.67</text:p>
          </table:table-cell>
          <table:table-cell table:style-name="ce6" office:value-type="float" office:value="488.393" calcext:value-type="float">
            <text:p>488.39</text:p>
          </table:table-cell>
          <table:table-cell table:style-name="ce6" table:formula="of:=([.J22]-[.K22])/[.J22]*100" office:value-type="float" office:value="51.1317080834421" calcext:value-type="float">
            <text:p>51.13</text:p>
          </table:table-cell>
          <table:table-cell table:style-name="ce6" table:formula="of:=([.J22]-[.M22])/[.J22]*100" office:value-type="float" office:value="52.0743300099143" calcext:value-type="float">
            <text:p>52.07</text:p>
          </table:table-cell>
          <table:table-cell table:style-name="ce6" office:value-type="float" office:value="1186.3335" calcext:value-type="float">
            <text:p>1186.33</text:p>
          </table:table-cell>
          <table:table-cell table:style-name="ce6" office:value-type="float" office:value="42.0874359643425" calcext:value-type="float">
            <text:p>42.09</text:p>
          </table:table-cell>
          <table:table-cell table:style-name="ce6" office:value-type="float" office:value="29.99287" calcext:value-type="float">
            <text:p>29.99</text:p>
          </table:table-cell>
          <table:table-cell table:style-name="ce6" office:value-type="float" office:value="32.5223538319998" calcext:value-type="float">
            <text:p>32.52</text:p>
          </table:table-cell>
          <table:table-cell table:style-name="ce6" office:value-type="float" office:value="15.4459185" calcext:value-type="float">
            <text:p>15.45</text:p>
          </table:table-cell>
          <table:table-cell table:style-name="ce6" office:value-type="float" office:value="7.30468381567267" calcext:value-type="float">
            <text:p>7.30</text:p>
          </table:table-cell>
        </table:table-row>
        <table:table-row table:style-name="ro1">
          <table:table-cell table:style-name="ce2" office:value-type="string" calcext:value-type="string">
            <text:p>B10</text:p>
          </table:table-cell>
          <table:table-cell table:style-name="ce6" office:value-type="float" office:value="33.85" calcext:value-type="float">
            <text:p>33.85</text:p>
          </table:table-cell>
          <table:table-cell table:style-name="ce6" office:value-type="float" office:value="11.1557160236356" calcext:value-type="float">
            <text:p>11.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218.70455" calcext:value-type="float">
            <text:p>218.70</text:p>
          </table:table-cell>
          <table:table-cell table:style-name="ce6" office:value-type="float" office:value="93.5395351672925" calcext:value-type="float">
            <text:p>93.54</text:p>
          </table:table-cell>
          <table:table-cell table:style-name="ce6" office:value-type="float" office:value="141.48125" calcext:value-type="float">
            <text:p>141.48</text:p>
          </table:table-cell>
          <table:table-cell table:style-name="ce6" office:value-type="float" office:value="4.31447144869206" calcext:value-type="float">
            <text:p>4.31</text:p>
          </table:table-cell>
          <table:table-cell table:style-name="ce6" office:value-type="float" office:value="987.874" calcext:value-type="float">
            <text:p>987.87</text:p>
          </table:table-cell>
          <table:table-cell table:style-name="ce6" office:value-type="float" office:value="479.4839" calcext:value-type="float">
            <text:p>479.48</text:p>
          </table:table-cell>
          <table:table-cell table:style-name="ce6" office:value-type="float" office:value="17.3083388144498" calcext:value-type="float">
            <text:p>17.31</text:p>
          </table:table-cell>
          <table:table-cell table:style-name="ce6" office:value-type="float" office:value="462.749" calcext:value-type="float">
            <text:p>462.75</text:p>
          </table:table-cell>
          <table:table-cell table:style-name="ce6" office:value-type="float" office:value="532.959" calcext:value-type="float">
            <text:p>532.96</text:p>
          </table:table-cell>
          <table:table-cell table:style-name="ce6" table:formula="of:=([.J23]-[.K23])/[.J23]*100" office:value-type="float" office:value="51.4630509558911" calcext:value-type="float">
            <text:p>51.46</text:p>
          </table:table-cell>
          <table:table-cell table:style-name="ce6" table:formula="of:=([.J23]-[.M23])/[.J23]*100" office:value-type="float" office:value="53.1570827858614" calcext:value-type="float">
            <text:p>53.16</text:p>
          </table:table-cell>
          <table:table-cell table:style-name="ce6" office:value-type="float" office:value="1364.472" calcext:value-type="float">
            <text:p>1364.47</text:p>
          </table:table-cell>
          <table:table-cell table:style-name="ce6" office:value-type="float" office:value="27.082611745313" calcext:value-type="float">
            <text:p>27.08</text:p>
          </table:table-cell>
          <table:table-cell table:style-name="ce6" office:value-type="float" office:value="46.64266" calcext:value-type="float">
            <text:p>46.64</text:p>
          </table:table-cell>
          <table:table-cell table:style-name="ce6" office:value-type="float" office:value="28.6900206460163" calcext:value-type="float">
            <text:p>28.69</text:p>
          </table:table-cell>
          <table:table-cell table:style-name="ce6" office:value-type="float" office:value="27.33743" calcext:value-type="float">
            <text:p>27.34</text:p>
          </table:table-cell>
          <table:table-cell table:style-name="ce6" office:value-type="float" office:value="5.12581935900573" calcext:value-type="float">
            <text:p>5.13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table:formula="of:=AVERAGE([.B14:.B23])" office:value-type="float" office:value="31.395" calcext:value-type="float">
            <text:p>31.40</text:p>
          </table:table-cell>
          <table:table-cell table:style-name="ce7" table:formula="of:=AVERAGE([.C14:.C23])" office:value-type="float" office:value="8.8727779857108" calcext:value-type="float">
            <text:p>8.87</text:p>
          </table:table-cell>
          <table:table-cell table:style-name="ce7" table:formula="of:=AVERAGE([.D14:.D23])" office:value-type="float" office:value="18.9" calcext:value-type="float">
            <text:p>18.90</text:p>
          </table:table-cell>
          <table:table-cell table:style-name="ce7" table:formula="of:=AVERAGE([.E14:.E23])" office:value-type="float" office:value="50.8" calcext:value-type="float">
            <text:p>50.80</text:p>
          </table:table-cell>
          <table:table-cell table:style-name="ce7" table:formula="of:=AVERAGE([.F14:.F23])" office:value-type="float" office:value="114.32405" calcext:value-type="float">
            <text:p>114.32</text:p>
          </table:table-cell>
          <table:table-cell table:style-name="ce7" table:formula="of:=AVERAGE([.G14:.G23])" office:value-type="float" office:value="53.7975947644259" calcext:value-type="float">
            <text:p>53.80</text:p>
          </table:table-cell>
          <table:table-cell table:style-name="ce7" table:formula="of:=AVERAGE([.H14:.H23])" office:value-type="float" office:value="138.291865" calcext:value-type="float">
            <text:p>138.29</text:p>
          </table:table-cell>
          <table:table-cell table:style-name="ce7" table:formula="of:=AVERAGE([.I14:.I23])" office:value-type="float" office:value="1.7725853172257" calcext:value-type="float">
            <text:p>1.77</text:p>
          </table:table-cell>
          <table:table-cell table:style-name="ce7" table:formula="of:=AVERAGE([.J14:.J23])" office:value-type="float" office:value="936.3754" calcext:value-type="float">
            <text:p>936.38</text:p>
          </table:table-cell>
          <table:table-cell table:style-name="ce7" table:formula="of:=AVERAGE([.K14:.K23])" office:value-type="float" office:value="428.20685" calcext:value-type="float">
            <text:p>428.21</text:p>
          </table:table-cell>
          <table:table-cell table:style-name="ce7" table:formula="of:=AVERAGE([.L14:.L23])" office:value-type="float" office:value="22.2350427556628" calcext:value-type="float">
            <text:p>22.24</text:p>
          </table:table-cell>
          <table:table-cell table:style-name="ce7" table:formula="of:=AVERAGE([.M14:.M23])" office:value-type="float" office:value="407.4346" calcext:value-type="float">
            <text:p>407.43</text:p>
          </table:table-cell>
          <table:table-cell table:style-name="ce7" table:formula="of:=AVERAGE([.N14:.N23])" office:value-type="float" office:value="493.1573" calcext:value-type="float">
            <text:p>493.16</text:p>
          </table:table-cell>
          <table:table-cell table:style-name="ce7" table:formula="of:=AVERAGE([.O14:.O23])" office:value-type="float" office:value="49.4545195457008" calcext:value-type="float">
            <text:p>49.45</text:p>
          </table:table-cell>
          <table:table-cell table:style-name="ce7" table:formula="of:=AVERAGE([.P14:.P23])" office:value-type="float" office:value="51.4330372842867" calcext:value-type="float">
            <text:p>51.43</text:p>
          </table:table-cell>
          <table:table-cell table:style-name="ce7" table:formula="of:=AVERAGE([.Q14:.Q23])" office:value-type="float" office:value="1166.97609" calcext:value-type="float">
            <text:p>1166.98</text:p>
          </table:table-cell>
          <table:table-cell table:style-name="ce7" table:formula="of:=AVERAGE([.R14:.R23])" office:value-type="float" office:value="50.2243881794706" calcext:value-type="float">
            <text:p>50.22</text:p>
          </table:table-cell>
          <table:table-cell table:style-name="ce7" table:formula="of:=AVERAGE([.S14:.S23])" office:value-type="float" office:value="80.77975095" calcext:value-type="float">
            <text:p>80.78</text:p>
          </table:table-cell>
          <table:table-cell table:style-name="ce7" table:formula="of:=AVERAGE([.T14:.T23])" office:value-type="float" office:value="26.4364994852559" calcext:value-type="float">
            <text:p>26.44</text:p>
          </table:table-cell>
          <table:table-cell table:style-name="ce7" table:formula="of:=AVERAGE([.U14:.U23])" office:value-type="float" office:value="36.86423055" calcext:value-type="float">
            <text:p>36.86</text:p>
          </table:table-cell>
          <table:table-cell table:style-name="ce7" table:formula="of:=AVERAGE([.V14:.V23])" office:value-type="float" office:value="7.79023646566095" calcext:value-type="float">
            <text:p>7.79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6" office:value-type="float" office:value="132.15" calcext:value-type="float">
            <text:p>132.15</text:p>
          </table:table-cell>
          <table:table-cell table:style-name="ce6" office:value-type="float" office:value="37.8866383890291" calcext:value-type="float">
            <text:p>37.8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23" calcext:value-type="float">
            <text:p>223</text:p>
          </table:table-cell>
          <table:table-cell table:style-name="ce6" office:value-type="float" office:value="1256.4878" calcext:value-type="float">
            <text:p>1256.49</text:p>
          </table:table-cell>
          <table:table-cell table:style-name="ce6" office:value-type="float" office:value="409.402879799297" calcext:value-type="float">
            <text:p>409.40</text:p>
          </table:table-cell>
          <table:table-cell table:style-name="ce6" office:value-type="float" office:value="148.70855" calcext:value-type="float">
            <text:p>148.71</text:p>
          </table:table-cell>
          <table:table-cell table:style-name="ce6" office:value-type="float" office:value="3.61396174906213" calcext:value-type="float">
            <text:p>3.61</text:p>
          </table:table-cell>
          <table:table-cell table:style-name="ce6" office:value-type="float" office:value="4084.06" calcext:value-type="float">
            <text:p>4084.06</text:p>
          </table:table-cell>
          <table:table-cell table:style-name="ce6" office:value-type="float" office:value="1001.48145" calcext:value-type="float">
            <text:p>1001.48</text:p>
          </table:table-cell>
          <table:table-cell table:style-name="ce6" office:value-type="float" office:value="60.6697926748386" calcext:value-type="float">
            <text:p>60.67</text:p>
          </table:table-cell>
          <table:table-cell table:style-name="ce6" office:value-type="float" office:value="957.045" calcext:value-type="float">
            <text:p>957.05</text:p>
          </table:table-cell>
          <table:table-cell table:style-name="ce6" office:value-type="float" office:value="1157.44" calcext:value-type="float">
            <text:p>1157.44</text:p>
          </table:table-cell>
          <table:table-cell table:style-name="ce6" table:formula="of:=([.J25]-[.K25])/[.J25]*100" office:value-type="float" office:value="75.4782875374015" calcext:value-type="float">
            <text:p>75.48</text:p>
          </table:table-cell>
          <table:table-cell table:style-name="ce6" table:formula="of:=([.J25]-[.M25])/[.J25]*100" office:value-type="float" office:value="76.5663335014667" calcext:value-type="float">
            <text:p>76.57</text:p>
          </table:table-cell>
          <table:table-cell table:style-name="ce6" office:value-type="float" office:value="1732.242" calcext:value-type="float">
            <text:p>1732.24</text:p>
          </table:table-cell>
          <table:table-cell table:style-name="ce6" office:value-type="float" office:value="39.6887308147314" calcext:value-type="float">
            <text:p>39.69</text:p>
          </table:table-cell>
          <table:table-cell table:style-name="ce6" office:value-type="float" office:value="1078.32395" calcext:value-type="float">
            <text:p>1078.32</text:p>
          </table:table-cell>
          <table:table-cell table:style-name="ce6" office:value-type="float" office:value="134.462397694427" calcext:value-type="float">
            <text:p>134.46</text:p>
          </table:table-cell>
          <table:table-cell table:style-name="ce6" office:value-type="float" office:value="193.87755" calcext:value-type="float">
            <text:p>193.88</text:p>
          </table:table-cell>
          <table:table-cell table:style-name="ce6" office:value-type="float" office:value="32.463528195378" calcext:value-type="float">
            <text:p>32.46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6" office:value-type="float" office:value="101.65" calcext:value-type="float">
            <text:p>101.65</text:p>
          </table:table-cell>
          <table:table-cell table:style-name="ce6" office:value-type="float" office:value="28.075602819605" calcext:value-type="float">
            <text:p>28.0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54" calcext:value-type="float">
            <text:p>154</text:p>
          </table:table-cell>
          <table:table-cell table:style-name="ce6" office:value-type="float" office:value="392.436" calcext:value-type="float">
            <text:p>392.44</text:p>
          </table:table-cell>
          <table:table-cell table:style-name="ce6" office:value-type="float" office:value="138.01507378315" calcext:value-type="float">
            <text:p>138.02</text:p>
          </table:table-cell>
          <table:table-cell table:style-name="ce6" office:value-type="float" office:value="149.40095" calcext:value-type="float">
            <text:p>149.40</text:p>
          </table:table-cell>
          <table:table-cell table:style-name="ce6" office:value-type="float" office:value="3.20838705951826" calcext:value-type="float">
            <text:p>3.21</text:p>
          </table:table-cell>
          <table:table-cell table:style-name="ce6" office:value-type="float" office:value="1014.01" calcext:value-type="float">
            <text:p>1014.01</text:p>
          </table:table-cell>
          <table:table-cell table:style-name="ce6" office:value-type="float" office:value="610.953" calcext:value-type="float">
            <text:p>610.95</text:p>
          </table:table-cell>
          <table:table-cell table:style-name="ce6" office:value-type="float" office:value="43.5242231999365" calcext:value-type="float">
            <text:p>43.52</text:p>
          </table:table-cell>
          <table:table-cell table:style-name="ce6" office:value-type="float" office:value="582.991" calcext:value-type="float">
            <text:p>582.99</text:p>
          </table:table-cell>
          <table:table-cell table:style-name="ce6" office:value-type="float" office:value="785.194" calcext:value-type="float">
            <text:p>785.19</text:p>
          </table:table-cell>
          <table:table-cell table:style-name="ce6" table:formula="of:=([.J26]-[.K26])/[.J26]*100" office:value-type="float" office:value="39.7488190451771" calcext:value-type="float">
            <text:p>39.75</text:p>
          </table:table-cell>
          <table:table-cell table:style-name="ce6" table:formula="of:=([.J26]-[.M26])/[.J26]*100" office:value-type="float" office:value="42.5063855386042" calcext:value-type="float">
            <text:p>42.51</text:p>
          </table:table-cell>
          <table:table-cell table:style-name="ce6" office:value-type="float" office:value="1781.769" calcext:value-type="float">
            <text:p>1781.77</text:p>
          </table:table-cell>
          <table:table-cell table:style-name="ce6" office:value-type="float" office:value="141.655951772707" calcext:value-type="float">
            <text:p>141.66</text:p>
          </table:table-cell>
          <table:table-cell table:style-name="ce6" office:value-type="float" office:value="33.8080065" calcext:value-type="float">
            <text:p>33.81</text:p>
          </table:table-cell>
          <table:table-cell table:style-name="ce6" office:value-type="float" office:value="26.1621300609006" calcext:value-type="float">
            <text:p>26.16</text:p>
          </table:table-cell>
          <table:table-cell table:style-name="ce6" office:value-type="float" office:value="17.2829245" calcext:value-type="float">
            <text:p>17.28</text:p>
          </table:table-cell>
          <table:table-cell table:style-name="ce6" office:value-type="float" office:value="12.3325279254543" calcext:value-type="float">
            <text:p>12.33</text:p>
          </table:table-cell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6" office:value-type="float" office:value="133.65" calcext:value-type="float">
            <text:p>133.65</text:p>
          </table:table-cell>
          <table:table-cell table:style-name="ce6" office:value-type="float" office:value="33.3281531062506" calcext:value-type="float">
            <text:p>33.3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float" office:value="538.63945" calcext:value-type="float">
            <text:p>538.64</text:p>
          </table:table-cell>
          <table:table-cell table:style-name="ce6" office:value-type="float" office:value="228.274091631432" calcext:value-type="float">
            <text:p>228.27</text:p>
          </table:table-cell>
          <table:table-cell table:style-name="ce6" office:value-type="float" office:value="151.0095" calcext:value-type="float">
            <text:p>151.01</text:p>
          </table:table-cell>
          <table:table-cell table:style-name="ce6" office:value-type="float" office:value="6.15067075931347" calcext:value-type="float">
            <text:p>6.15</text:p>
          </table:table-cell>
          <table:table-cell table:style-name="ce6" office:value-type="float" office:value="1421.51" calcext:value-type="float">
            <text:p>1421.51</text:p>
          </table:table-cell>
          <table:table-cell table:style-name="ce6" office:value-type="float" office:value="644.419" calcext:value-type="float">
            <text:p>644.42</text:p>
          </table:table-cell>
          <table:table-cell table:style-name="ce6" office:value-type="float" office:value="91.4178076790409" calcext:value-type="float">
            <text:p>91.42</text:p>
          </table:table-cell>
          <table:table-cell table:style-name="ce6" office:value-type="float" office:value="558.754" calcext:value-type="float">
            <text:p>558.75</text:p>
          </table:table-cell>
          <table:table-cell table:style-name="ce6" office:value-type="float" office:value="935.011" calcext:value-type="float">
            <text:p>935.01</text:p>
          </table:table-cell>
          <table:table-cell table:style-name="ce6" table:formula="of:=([.J27]-[.K27])/[.J27]*100" office:value-type="float" office:value="54.6665869392407" calcext:value-type="float">
            <text:p>54.67</text:p>
          </table:table-cell>
          <table:table-cell table:style-name="ce6" table:formula="of:=([.J27]-[.M27])/[.J27]*100" office:value-type="float" office:value="60.6929251289122" calcext:value-type="float">
            <text:p>60.69</text:p>
          </table:table-cell>
          <table:table-cell table:style-name="ce6" office:value-type="float" office:value="1780.3575" calcext:value-type="float">
            <text:p>1780.36</text:p>
          </table:table-cell>
          <table:table-cell table:style-name="ce6" office:value-type="float" office:value="77.8256375614238" calcext:value-type="float">
            <text:p>77.83</text:p>
          </table:table-cell>
          <table:table-cell table:style-name="ce6" office:value-type="float" office:value="124.1274835" calcext:value-type="float">
            <text:p>124.13</text:p>
          </table:table-cell>
          <table:table-cell table:style-name="ce6" office:value-type="float" office:value="188.430611014614" calcext:value-type="float">
            <text:p>188.43</text:p>
          </table:table-cell>
          <table:table-cell table:style-name="ce6" office:value-type="float" office:value="28.7726205" calcext:value-type="float">
            <text:p>28.77</text:p>
          </table:table-cell>
          <table:table-cell table:style-name="ce6" office:value-type="float" office:value="28.1030110106003" calcext:value-type="float">
            <text:p>28.10</text:p>
          </table:table-cell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6" office:value-type="float" office:value="126.3" calcext:value-type="float">
            <text:p>126.30</text:p>
          </table:table-cell>
          <table:table-cell table:style-name="ce6" office:value-type="float" office:value="35.4877295324514" calcext:value-type="float">
            <text:p>35.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28" calcext:value-type="float">
            <text:p>228</text:p>
          </table:table-cell>
          <table:table-cell table:style-name="ce6" office:value-type="float" office:value="214.5397" calcext:value-type="float">
            <text:p>214.54</text:p>
          </table:table-cell>
          <table:table-cell table:style-name="ce6" office:value-type="float" office:value="84.3126126477185" calcext:value-type="float">
            <text:p>84.31</text:p>
          </table:table-cell>
          <table:table-cell table:style-name="ce6" office:value-type="float" office:value="146.9231" calcext:value-type="float">
            <text:p>146.92</text:p>
          </table:table-cell>
          <table:table-cell table:style-name="ce6" office:value-type="float" office:value="3.5175219581853" calcext:value-type="float">
            <text:p>3.52</text:p>
          </table:table-cell>
          <table:table-cell table:style-name="ce6" office:value-type="float" office:value="816.243" calcext:value-type="float">
            <text:p>816.24</text:p>
          </table:table-cell>
          <table:table-cell table:style-name="ce6" office:value-type="float" office:value="527.13435" calcext:value-type="float">
            <text:p>527.13</text:p>
          </table:table-cell>
          <table:table-cell table:style-name="ce6" office:value-type="float" office:value="25.7175580187933" calcext:value-type="float">
            <text:p>25.72</text:p>
          </table:table-cell>
          <table:table-cell table:style-name="ce6" office:value-type="float" office:value="507.38" calcext:value-type="float">
            <text:p>507.38</text:p>
          </table:table-cell>
          <table:table-cell table:style-name="ce6" office:value-type="float" office:value="629.425" calcext:value-type="float">
            <text:p>629.43</text:p>
          </table:table-cell>
          <table:table-cell table:style-name="ce6" table:formula="of:=([.J28]-[.K28])/[.J28]*100" office:value-type="float" office:value="35.4194339185757" calcext:value-type="float">
            <text:p>35.42</text:p>
          </table:table-cell>
          <table:table-cell table:style-name="ce6" table:formula="of:=([.J28]-[.M28])/[.J28]*100" office:value-type="float" office:value="37.839589435989" calcext:value-type="float">
            <text:p>37.84</text:p>
          </table:table-cell>
          <table:table-cell table:style-name="ce6" office:value-type="float" office:value="1555.974" calcext:value-type="float">
            <text:p>1555.97</text:p>
          </table:table-cell>
          <table:table-cell table:style-name="ce6" office:value-type="float" office:value="74.2606997004472" calcext:value-type="float">
            <text:p>74.26</text:p>
          </table:table-cell>
          <table:table-cell table:style-name="ce6" office:value-type="float" office:value="16.744356" calcext:value-type="float">
            <text:p>16.74</text:p>
          </table:table-cell>
          <table:table-cell table:style-name="ce6" office:value-type="float" office:value="9.88913418997384" calcext:value-type="float">
            <text:p>9.89</text:p>
          </table:table-cell>
          <table:table-cell table:style-name="ce6" office:value-type="float" office:value="8.684898" calcext:value-type="float">
            <text:p>8.68</text:p>
          </table:table-cell>
          <table:table-cell table:style-name="ce6" office:value-type="float" office:value="4.07422949816423" calcext:value-type="float">
            <text:p>4.07</text:p>
          </table:table-cell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6" office:value-type="float" office:value="97" calcext:value-type="float">
            <text:p>97.00</text:p>
          </table:table-cell>
          <table:table-cell table:style-name="ce6" office:value-type="float" office:value="30.6336588188806" calcext:value-type="float">
            <text:p>30.6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8" calcext:value-type="float">
            <text:p>158</text:p>
          </table:table-cell>
          <table:table-cell table:style-name="ce6" office:value-type="float" office:value="376.0581" calcext:value-type="float">
            <text:p>376.06</text:p>
          </table:table-cell>
          <table:table-cell table:style-name="ce6" office:value-type="float" office:value="154.937001006997" calcext:value-type="float">
            <text:p>154.94</text:p>
          </table:table-cell>
          <table:table-cell table:style-name="ce6" office:value-type="float" office:value="143.5547" calcext:value-type="float">
            <text:p>143.55</text:p>
          </table:table-cell>
          <table:table-cell table:style-name="ce6" office:value-type="float" office:value="1.53500533515274" calcext:value-type="float">
            <text:p>1.54</text:p>
          </table:table-cell>
          <table:table-cell table:style-name="ce6" office:value-type="float" office:value="1339.31" calcext:value-type="float">
            <text:p>1339.31</text:p>
          </table:table-cell>
          <table:table-cell table:style-name="ce6" office:value-type="float" office:value="687.6358" calcext:value-type="float">
            <text:p>687.64</text:p>
          </table:table-cell>
          <table:table-cell table:style-name="ce6" office:value-type="float" office:value="20.1622782354104" calcext:value-type="float">
            <text:p>20.16</text:p>
          </table:table-cell>
          <table:table-cell table:style-name="ce6" office:value-type="float" office:value="667.528" calcext:value-type="float">
            <text:p>667.53</text:p>
          </table:table-cell>
          <table:table-cell table:style-name="ce6" office:value-type="float" office:value="728.047" calcext:value-type="float">
            <text:p>728.05</text:p>
          </table:table-cell>
          <table:table-cell table:style-name="ce6" table:formula="of:=([.J29]-[.K29])/[.J29]*100" office:value-type="float" office:value="48.6574579447626" calcext:value-type="float">
            <text:p>48.66</text:p>
          </table:table-cell>
          <table:table-cell table:style-name="ce6" table:formula="of:=([.J29]-[.M29])/[.J29]*100" office:value-type="float" office:value="50.1588131201888" calcext:value-type="float">
            <text:p>50.16</text:p>
          </table:table-cell>
          <table:table-cell table:style-name="ce6" office:value-type="float" office:value="1764.4445" calcext:value-type="float">
            <text:p>1764.44</text:p>
          </table:table-cell>
          <table:table-cell table:style-name="ce6" office:value-type="float" office:value="59.0667630714334" calcext:value-type="float">
            <text:p>59.07</text:p>
          </table:table-cell>
          <table:table-cell table:style-name="ce6" office:value-type="float" office:value="231.5243" calcext:value-type="float">
            <text:p>231.52</text:p>
          </table:table-cell>
          <table:table-cell table:style-name="ce6" office:value-type="float" office:value="14.8312700279546" calcext:value-type="float">
            <text:p>14.83</text:p>
          </table:table-cell>
          <table:table-cell table:style-name="ce6" office:value-type="float" office:value="66.93846" calcext:value-type="float">
            <text:p>66.94</text:p>
          </table:table-cell>
          <table:table-cell table:style-name="ce6" office:value-type="float" office:value="13.8683407114493" calcext:value-type="float">
            <text:p>13.87</text:p>
          </table:table-cell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6" office:value-type="float" office:value="136.35" calcext:value-type="float">
            <text:p>136.35</text:p>
          </table:table-cell>
          <table:table-cell table:style-name="ce6" office:value-type="float" office:value="38.9159350395182" calcext:value-type="float">
            <text:p>38.9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20" calcext:value-type="float">
            <text:p>220</text:p>
          </table:table-cell>
          <table:table-cell table:style-name="ce6" office:value-type="float" office:value="1174.60865" calcext:value-type="float">
            <text:p>1174.61</text:p>
          </table:table-cell>
          <table:table-cell table:style-name="ce6" office:value-type="float" office:value="367.842530714646" calcext:value-type="float">
            <text:p>367.84</text:p>
          </table:table-cell>
          <table:table-cell table:style-name="ce6" office:value-type="float" office:value="148.4844" calcext:value-type="float">
            <text:p>148.48</text:p>
          </table:table-cell>
          <table:table-cell table:style-name="ce6" office:value-type="float" office:value="4.84555649294441" calcext:value-type="float">
            <text:p>4.85</text:p>
          </table:table-cell>
          <table:table-cell table:style-name="ce6" office:value-type="float" office:value="4217.62" calcext:value-type="float">
            <text:p>4217.62</text:p>
          </table:table-cell>
          <table:table-cell table:style-name="ce6" office:value-type="float" office:value="900.7354" calcext:value-type="float">
            <text:p>900.74</text:p>
          </table:table-cell>
          <table:table-cell table:style-name="ce6" office:value-type="float" office:value="82.2257474232084" calcext:value-type="float">
            <text:p>82.23</text:p>
          </table:table-cell>
          <table:table-cell table:style-name="ce6" office:value-type="float" office:value="822.853" calcext:value-type="float">
            <text:p>822.85</text:p>
          </table:table-cell>
          <table:table-cell table:style-name="ce6" office:value-type="float" office:value="1079.58" calcext:value-type="float">
            <text:p>1079.58</text:p>
          </table:table-cell>
          <table:table-cell table:style-name="ce6" table:formula="of:=([.J30]-[.K30])/[.J30]*100" office:value-type="float" office:value="78.6435145887965" calcext:value-type="float">
            <text:p>78.64</text:p>
          </table:table-cell>
          <table:table-cell table:style-name="ce6" table:formula="of:=([.J30]-[.M30])/[.J30]*100" office:value-type="float" office:value="80.490110536274" calcext:value-type="float">
            <text:p>80.49</text:p>
          </table:table-cell>
          <table:table-cell table:style-name="ce6" office:value-type="float" office:value="1615.338" calcext:value-type="float">
            <text:p>1615.34</text:p>
          </table:table-cell>
          <table:table-cell table:style-name="ce6" office:value-type="float" office:value="68.5456151309784" calcext:value-type="float">
            <text:p>68.55</text:p>
          </table:table-cell>
          <table:table-cell table:style-name="ce6" office:value-type="float" office:value="897.8069" calcext:value-type="float">
            <text:p>897.81</text:p>
          </table:table-cell>
          <table:table-cell table:style-name="ce6" office:value-type="float" office:value="215.453448482595" calcext:value-type="float">
            <text:p>215.45</text:p>
          </table:table-cell>
          <table:table-cell table:style-name="ce6" office:value-type="float" office:value="189.0606" calcext:value-type="float">
            <text:p>189.06</text:p>
          </table:table-cell>
          <table:table-cell table:style-name="ce6" office:value-type="float" office:value="19.3263618146167" calcext:value-type="float">
            <text:p>19.33</text:p>
          </table:table-cell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6" office:value-type="float" office:value="131.15" calcext:value-type="float">
            <text:p>131.15</text:p>
          </table:table-cell>
          <table:table-cell table:style-name="ce6" office:value-type="float" office:value="45.6811316571042" calcext:value-type="float">
            <text:p>45.6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56" calcext:value-type="float">
            <text:p>256</text:p>
          </table:table-cell>
          <table:table-cell table:style-name="ce6" office:value-type="float" office:value="417.44785" calcext:value-type="float">
            <text:p>417.45</text:p>
          </table:table-cell>
          <table:table-cell table:style-name="ce6" office:value-type="float" office:value="141.152362004316" calcext:value-type="float">
            <text:p>141.15</text:p>
          </table:table-cell>
          <table:table-cell table:style-name="ce6" office:value-type="float" office:value="151.181" calcext:value-type="float">
            <text:p>151.18</text:p>
          </table:table-cell>
          <table:table-cell table:style-name="ce6" office:value-type="float" office:value="3.87655639371907" calcext:value-type="float">
            <text:p>3.88</text:p>
          </table:table-cell>
          <table:table-cell table:style-name="ce6" office:value-type="float" office:value="893.736" calcext:value-type="float">
            <text:p>893.74</text:p>
          </table:table-cell>
          <table:table-cell table:style-name="ce6" office:value-type="float" office:value="540.3084" calcext:value-type="float">
            <text:p>540.31</text:p>
          </table:table-cell>
          <table:table-cell table:style-name="ce6" office:value-type="float" office:value="10.6261120899117" calcext:value-type="float">
            <text:p>10.63</text:p>
          </table:table-cell>
          <table:table-cell table:style-name="ce6" office:value-type="float" office:value="521.889" calcext:value-type="float">
            <text:p>521.89</text:p>
          </table:table-cell>
          <table:table-cell table:style-name="ce6" office:value-type="float" office:value="557.129" calcext:value-type="float">
            <text:p>557.13</text:p>
          </table:table-cell>
          <table:table-cell table:style-name="ce6" table:formula="of:=([.J31]-[.K31])/[.J31]*100" office:value-type="float" office:value="39.5449662987728" calcext:value-type="float">
            <text:p>39.54</text:p>
          </table:table-cell>
          <table:table-cell table:style-name="ce6" table:formula="of:=([.J31]-[.M31])/[.J31]*100" office:value-type="float" office:value="41.605910470206" calcext:value-type="float">
            <text:p>41.61</text:p>
          </table:table-cell>
          <table:table-cell table:style-name="ce6" office:value-type="float" office:value="1557.245" calcext:value-type="float">
            <text:p>1557.25</text:p>
          </table:table-cell>
          <table:table-cell table:style-name="ce6" office:value-type="float" office:value="66.7864870117333" calcext:value-type="float">
            <text:p>66.79</text:p>
          </table:table-cell>
          <table:table-cell table:style-name="ce6" office:value-type="float" office:value="44.35943" calcext:value-type="float">
            <text:p>44.36</text:p>
          </table:table-cell>
          <table:table-cell table:style-name="ce6" office:value-type="float" office:value="40.0938324909496" calcext:value-type="float">
            <text:p>40.09</text:p>
          </table:table-cell>
          <table:table-cell table:style-name="ce6" office:value-type="float" office:value="19.3210845" calcext:value-type="float">
            <text:p>19.32</text:p>
          </table:table-cell>
          <table:table-cell table:style-name="ce6" office:value-type="float" office:value="15.0831559882639" calcext:value-type="float">
            <text:p>15.08</text:p>
          </table:table-cell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6" office:value-type="float" office:value="106" calcext:value-type="float">
            <text:p>106.00</text:p>
          </table:table-cell>
          <table:table-cell table:style-name="ce6" office:value-type="float" office:value="18.2410756838862" calcext:value-type="float">
            <text:p>18.2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1" calcext:value-type="float">
            <text:p>151</text:p>
          </table:table-cell>
          <table:table-cell table:style-name="ce6" office:value-type="float" office:value="137.0392" calcext:value-type="float">
            <text:p>137.04</text:p>
          </table:table-cell>
          <table:table-cell table:style-name="ce6" office:value-type="float" office:value="63.5666467961404" calcext:value-type="float">
            <text:p>63.57</text:p>
          </table:table-cell>
          <table:table-cell table:style-name="ce6" office:value-type="float" office:value="146.2019" calcext:value-type="float">
            <text:p>146.20</text:p>
          </table:table-cell>
          <table:table-cell table:style-name="ce6" office:value-type="float" office:value="2.03742298272262" calcext:value-type="float">
            <text:p>2.04</text:p>
          </table:table-cell>
          <table:table-cell table:style-name="ce6" office:value-type="float" office:value="783.887" calcext:value-type="float">
            <text:p>783.89</text:p>
          </table:table-cell>
          <table:table-cell table:style-name="ce6" office:value-type="float" office:value="489.45105" calcext:value-type="float">
            <text:p>489.45</text:p>
          </table:table-cell>
          <table:table-cell table:style-name="ce6" office:value-type="float" office:value="10.2976109875058" calcext:value-type="float">
            <text:p>10.30</text:p>
          </table:table-cell>
          <table:table-cell table:style-name="ce6" office:value-type="float" office:value="476.658" calcext:value-type="float">
            <text:p>476.66</text:p>
          </table:table-cell>
          <table:table-cell table:style-name="ce6" office:value-type="float" office:value="513.272" calcext:value-type="float">
            <text:p>513.27</text:p>
          </table:table-cell>
          <table:table-cell table:style-name="ce6" table:formula="of:=([.J32]-[.K32])/[.J32]*100" office:value-type="float" office:value="37.5610196367589" calcext:value-type="float">
            <text:p>37.56</text:p>
          </table:table-cell>
          <table:table-cell table:style-name="ce6" table:formula="of:=([.J32]-[.M32])/[.J32]*100" office:value-type="float" office:value="39.1930214431417" calcext:value-type="float">
            <text:p>39.19</text:p>
          </table:table-cell>
          <table:table-cell table:style-name="ce6" office:value-type="float" office:value="1435.7905" calcext:value-type="float">
            <text:p>1435.79</text:p>
          </table:table-cell>
          <table:table-cell table:style-name="ce6" office:value-type="float" office:value="41.0908772658078" calcext:value-type="float">
            <text:p>41.09</text:p>
          </table:table-cell>
          <table:table-cell table:style-name="ce6" office:value-type="float" office:value="24.3684805" calcext:value-type="float">
            <text:p>24.37</text:p>
          </table:table-cell>
          <table:table-cell table:style-name="ce6" office:value-type="float" office:value="12.651598604779" calcext:value-type="float">
            <text:p>12.65</text:p>
          </table:table-cell>
          <table:table-cell table:style-name="ce6" office:value-type="float" office:value="8.1941845" calcext:value-type="float">
            <text:p>8.19</text:p>
          </table:table-cell>
          <table:table-cell table:style-name="ce6" office:value-type="float" office:value="3.74680423925085" calcext:value-type="float">
            <text:p>3.75</text:p>
          </table:table-cell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6" office:value-type="float" office:value="126.85" calcext:value-type="float">
            <text:p>126.85</text:p>
          </table:table-cell>
          <table:table-cell table:style-name="ce6" office:value-type="float" office:value="27.8610745249391" calcext:value-type="float">
            <text:p>27.86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79" calcext:value-type="float">
            <text:p>179</text:p>
          </table:table-cell>
          <table:table-cell table:style-name="ce6" office:value-type="float" office:value="411.818" calcext:value-type="float">
            <text:p>411.82</text:p>
          </table:table-cell>
          <table:table-cell table:style-name="ce6" office:value-type="float" office:value="114.820112540397" calcext:value-type="float">
            <text:p>114.82</text:p>
          </table:table-cell>
          <table:table-cell table:style-name="ce6" office:value-type="float" office:value="151.2375" calcext:value-type="float">
            <text:p>151.24</text:p>
          </table:table-cell>
          <table:table-cell table:style-name="ce6" office:value-type="float" office:value="4.36890757753613" calcext:value-type="float">
            <text:p>4.37</text:p>
          </table:table-cell>
          <table:table-cell table:style-name="ce6" office:value-type="float" office:value="1093.39" calcext:value-type="float">
            <text:p>1093.39</text:p>
          </table:table-cell>
          <table:table-cell table:style-name="ce6" office:value-type="float" office:value="572.35775" calcext:value-type="float">
            <text:p>572.36</text:p>
          </table:table-cell>
          <table:table-cell table:style-name="ce6" office:value-type="float" office:value="29.6823574799205" calcext:value-type="float">
            <text:p>29.68</text:p>
          </table:table-cell>
          <table:table-cell table:style-name="ce6" office:value-type="float" office:value="535.872" calcext:value-type="float">
            <text:p>535.87</text:p>
          </table:table-cell>
          <table:table-cell table:style-name="ce6" office:value-type="float" office:value="658.369" calcext:value-type="float">
            <text:p>658.37</text:p>
          </table:table-cell>
          <table:table-cell table:style-name="ce6" table:formula="of:=([.J33]-[.K33])/[.J33]*100" office:value-type="float" office:value="47.6529189035934" calcext:value-type="float">
            <text:p>47.65</text:p>
          </table:table-cell>
          <table:table-cell table:style-name="ce6" table:formula="of:=([.J33]-[.M33])/[.J33]*100" office:value-type="float" office:value="50.9898572330093" calcext:value-type="float">
            <text:p>50.99</text:p>
          </table:table-cell>
          <table:table-cell table:style-name="ce6" office:value-type="float" office:value="1684.367" calcext:value-type="float">
            <text:p>1684.37</text:p>
          </table:table-cell>
          <table:table-cell table:style-name="ce6" office:value-type="float" office:value="85.4398233969691" calcext:value-type="float">
            <text:p>85.44</text:p>
          </table:table-cell>
          <table:table-cell table:style-name="ce6" office:value-type="float" office:value="22.2752315" calcext:value-type="float">
            <text:p>22.28</text:p>
          </table:table-cell>
          <table:table-cell table:style-name="ce6" office:value-type="float" office:value="19.2168103355751" calcext:value-type="float">
            <text:p>19.22</text:p>
          </table:table-cell>
          <table:table-cell table:style-name="ce6" office:value-type="float" office:value="10.4315695" calcext:value-type="float">
            <text:p>10.43</text:p>
          </table:table-cell>
          <table:table-cell table:style-name="ce6" office:value-type="float" office:value="7.22832113676946" calcext:value-type="float">
            <text:p>7.23</text:p>
          </table:table-cell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6" office:value-type="float" office:value="126.4" calcext:value-type="float">
            <text:p>126.40</text:p>
          </table:table-cell>
          <table:table-cell table:style-name="ce6" office:value-type="float" office:value="34.8083474562005" calcext:value-type="float">
            <text:p>34.8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405.08055" calcext:value-type="float">
            <text:p>405.08</text:p>
          </table:table-cell>
          <table:table-cell table:style-name="ce6" office:value-type="float" office:value="150.942854507914" calcext:value-type="float">
            <text:p>150.94</text:p>
          </table:table-cell>
          <table:table-cell table:style-name="ce6" office:value-type="float" office:value="148.43865" calcext:value-type="float">
            <text:p>148.44</text:p>
          </table:table-cell>
          <table:table-cell table:style-name="ce6" office:value-type="float" office:value="4.23778891298902" calcext:value-type="float">
            <text:p>4.24</text:p>
          </table:table-cell>
          <table:table-cell table:style-name="ce6" office:value-type="float" office:value="1394.82" calcext:value-type="float">
            <text:p>1394.82</text:p>
          </table:table-cell>
          <table:table-cell table:style-name="ce6" office:value-type="float" office:value="617.34955" calcext:value-type="float">
            <text:p>617.35</text:p>
          </table:table-cell>
          <table:table-cell table:style-name="ce6" office:value-type="float" office:value="26.9144360451589" calcext:value-type="float">
            <text:p>26.91</text:p>
          </table:table-cell>
          <table:table-cell table:style-name="ce6" office:value-type="float" office:value="590.26" calcext:value-type="float">
            <text:p>590.26</text:p>
          </table:table-cell>
          <table:table-cell table:style-name="ce6" office:value-type="float" office:value="706.114" calcext:value-type="float">
            <text:p>706.11</text:p>
          </table:table-cell>
          <table:table-cell table:style-name="ce6" table:formula="of:=([.J34]-[.K34])/[.J34]*100" office:value-type="float" office:value="55.7398409830659" calcext:value-type="float">
            <text:p>55.74</text:p>
          </table:table-cell>
          <table:table-cell table:style-name="ce6" table:formula="of:=([.J34]-[.M34])/[.J34]*100" office:value-type="float" office:value="57.6819948093661" calcext:value-type="float">
            <text:p>57.68</text:p>
          </table:table-cell>
          <table:table-cell table:style-name="ce6" office:value-type="float" office:value="1738.9045" calcext:value-type="float">
            <text:p>1738.90</text:p>
          </table:table-cell>
          <table:table-cell table:style-name="ce6" office:value-type="float" office:value="67.2381035045958" calcext:value-type="float">
            <text:p>67.24</text:p>
          </table:table-cell>
          <table:table-cell table:style-name="ce6" office:value-type="float" office:value="88.446505" calcext:value-type="float">
            <text:p>88.45</text:p>
          </table:table-cell>
          <table:table-cell table:style-name="ce6" office:value-type="float" office:value="36.3714616668861" calcext:value-type="float">
            <text:p>36.37</text:p>
          </table:table-cell>
          <table:table-cell table:style-name="ce6" office:value-type="float" office:value="24.697015" calcext:value-type="float">
            <text:p>24.70</text:p>
          </table:table-cell>
          <table:table-cell table:style-name="ce6" office:value-type="float" office:value="12.0921482805242" calcext:value-type="float">
            <text:p>12.09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table:formula="of:=AVERAGE([.B25:.B34])" office:value-type="float" office:value="121.75" calcext:value-type="float">
            <text:p>121.75</text:p>
          </table:table-cell>
          <table:table-cell table:style-name="ce7" table:formula="of:=AVERAGE([.C25:.C34])" office:value-type="float" office:value="33.0919347027865" calcext:value-type="float">
            <text:p>33.09</text:p>
          </table:table-cell>
          <table:table-cell table:style-name="ce7" table:formula="of:=AVERAGE([.D25:.D34])" office:value-type="float" office:value="63.1" calcext:value-type="float">
            <text:p>63.10</text:p>
          </table:table-cell>
          <table:table-cell table:style-name="ce7" table:formula="of:=AVERAGE([.E25:.E34])" office:value-type="float" office:value="199.4" calcext:value-type="float">
            <text:p>199.40</text:p>
          </table:table-cell>
          <table:table-cell table:style-name="ce7" table:formula="of:=AVERAGE([.F25:.F34])" office:value-type="float" office:value="532.41553" calcext:value-type="float">
            <text:p>532.42</text:p>
          </table:table-cell>
          <table:table-cell table:style-name="ce7" table:formula="of:=AVERAGE([.G25:.G34])" office:value-type="float" office:value="185.326616543201" calcext:value-type="float">
            <text:p>185.33</text:p>
          </table:table-cell>
          <table:table-cell table:style-name="ce7" table:formula="of:=AVERAGE([.H25:.H34])" office:value-type="float" office:value="148.514025" calcext:value-type="float">
            <text:p>148.51</text:p>
          </table:table-cell>
          <table:table-cell table:style-name="ce7" table:formula="of:=AVERAGE([.I25:.I34])" office:value-type="float" office:value="3.73917792211431" calcext:value-type="float">
            <text:p>3.74</text:p>
          </table:table-cell>
          <table:table-cell table:style-name="ce7" table:formula="of:=AVERAGE([.J25:.J34])" office:value-type="float" office:value="1705.8586" calcext:value-type="float">
            <text:p>1705.86</text:p>
          </table:table-cell>
          <table:table-cell table:style-name="ce7" table:formula="of:=AVERAGE([.K25:.K34])" office:value-type="float" office:value="659.182575" calcext:value-type="float">
            <text:p>659.18</text:p>
          </table:table-cell>
          <table:table-cell table:style-name="ce7" table:formula="of:=AVERAGE([.L25:.L34])" office:value-type="float" office:value="40.1237923833725" calcext:value-type="float">
            <text:p>40.12</text:p>
          </table:table-cell>
          <table:table-cell table:style-name="ce7" table:formula="of:=AVERAGE([.M25:.M34])" office:value-type="float" office:value="622.123" calcext:value-type="float">
            <text:p>622.12</text:p>
          </table:table-cell>
          <table:table-cell table:style-name="ce7" table:formula="of:=AVERAGE([.N25:.N34])" office:value-type="float" office:value="774.9581" calcext:value-type="float">
            <text:p>774.96</text:p>
          </table:table-cell>
          <table:table-cell table:style-name="ce7" table:formula="of:=AVERAGE([.O25:.O34])" office:value-type="float" office:value="51.3112845796145" calcext:value-type="float">
            <text:p>51.31</text:p>
          </table:table-cell>
          <table:table-cell table:style-name="ce7" table:formula="of:=AVERAGE([.P25:.P34])" office:value-type="float" office:value="53.7724941217158" calcext:value-type="float">
            <text:p>53.77</text:p>
          </table:table-cell>
          <table:table-cell table:style-name="ce7" table:formula="of:=AVERAGE([.Q25:.Q34])" office:value-type="float" office:value="1664.6432" calcext:value-type="float">
            <text:p>1664.64</text:p>
          </table:table-cell>
          <table:table-cell table:style-name="ce7" table:formula="of:=AVERAGE([.R25:.R34])" office:value-type="float" office:value="72.1598689230827" calcext:value-type="float">
            <text:p>72.16</text:p>
          </table:table-cell>
          <table:table-cell table:style-name="ce7" table:formula="of:=AVERAGE([.S25:.S34])" office:value-type="float" office:value="256.1784643" calcext:value-type="float">
            <text:p>256.18</text:p>
          </table:table-cell>
          <table:table-cell table:style-name="ce7" table:formula="of:=AVERAGE([.T25:.T34])" office:value-type="float" office:value="69.7562694568655" calcext:value-type="float">
            <text:p>69.76</text:p>
          </table:table-cell>
          <table:table-cell table:style-name="ce7" table:formula="of:=AVERAGE([.U25:.U34])" office:value-type="float" office:value="56.72609065" calcext:value-type="float">
            <text:p>56.73</text:p>
          </table:table-cell>
          <table:table-cell table:style-name="ce7" table:formula="of:=AVERAGE([.V25:.V34])" office:value-type="float" office:value="14.8318428800471" calcext:value-type="float">
            <text:p>14.83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6" office:value-type="float" office:value="291.3" calcext:value-type="float">
            <text:p>291.30</text:p>
          </table:table-cell>
          <table:table-cell table:style-name="ce6" office:value-type="float" office:value="91.6211306356092" calcext:value-type="float">
            <text:p>91.6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64" calcext:value-type="float">
            <text:p>464</text:p>
          </table:table-cell>
          <table:table-cell table:style-name="ce6" office:value-type="float" office:value="2670.26325" calcext:value-type="float">
            <text:p>2670.26</text:p>
          </table:table-cell>
          <table:table-cell table:style-name="ce6" office:value-type="float" office:value="844.945820222368" calcext:value-type="float">
            <text:p>844.95</text:p>
          </table:table-cell>
          <table:table-cell table:style-name="ce6" office:value-type="float" office:value="176.7039" calcext:value-type="float">
            <text:p>176.70</text:p>
          </table:table-cell>
          <table:table-cell table:style-name="ce6" office:value-type="float" office:value="9.4884882989863" calcext:value-type="float">
            <text:p>9.49</text:p>
          </table:table-cell>
          <table:table-cell table:style-name="ce6" office:value-type="float" office:value="3055.58" calcext:value-type="float">
            <text:p>3055.58</text:p>
          </table:table-cell>
          <table:table-cell table:style-name="ce6" office:value-type="float" office:value="1202.979" calcext:value-type="float">
            <text:p>1202.98</text:p>
          </table:table-cell>
          <table:table-cell table:style-name="ce6" office:value-type="float" office:value="66.9918121391279" calcext:value-type="float">
            <text:p>66.99</text:p>
          </table:table-cell>
          <table:table-cell table:style-name="ce6" office:value-type="float" office:value="1149.7" calcext:value-type="float">
            <text:p>1149.70</text:p>
          </table:table-cell>
          <table:table-cell table:style-name="ce6" office:value-type="float" office:value="1383.02" calcext:value-type="float">
            <text:p>1383.02</text:p>
          </table:table-cell>
          <table:table-cell table:style-name="ce6" table:formula="of:=([.J36]-[.K36])/[.J36]*100" office:value-type="float" office:value="60.6300931410731" calcext:value-type="float">
            <text:p>60.63</text:p>
          </table:table-cell>
          <table:table-cell table:style-name="ce6" table:formula="of:=([.J36]-[.M36])/[.J36]*100" office:value-type="float" office:value="62.3737555554101" calcext:value-type="float">
            <text:p>62.37</text:p>
          </table:table-cell>
          <table:table-cell table:style-name="ce6" office:value-type="float" office:value="2477.1585" calcext:value-type="float">
            <text:p>2477.16</text:p>
          </table:table-cell>
          <table:table-cell table:style-name="ce6" office:value-type="float" office:value="94.8208512642324" calcext:value-type="float">
            <text:p>94.82</text:p>
          </table:table-cell>
          <table:table-cell table:style-name="ce6" office:value-type="float" office:value="958.764" calcext:value-type="float">
            <text:p>958.76</text:p>
          </table:table-cell>
          <table:table-cell table:style-name="ce6" office:value-type="float" office:value="181.27358845185" calcext:value-type="float">
            <text:p>181.27</text:p>
          </table:table-cell>
          <table:table-cell table:style-name="ce6" office:value-type="float" office:value="173.0112" calcext:value-type="float">
            <text:p>173.01</text:p>
          </table:table-cell>
          <table:table-cell table:style-name="ce6" office:value-type="float" office:value="29.6493980050718" calcext:value-type="float">
            <text:p>29.65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6" office:value-type="float" office:value="252.55" calcext:value-type="float">
            <text:p>252.55</text:p>
          </table:table-cell>
          <table:table-cell table:style-name="ce6" office:value-type="float" office:value="59.7102433246988" calcext:value-type="float">
            <text:p>59.7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66" calcext:value-type="float">
            <text:p>366</text:p>
          </table:table-cell>
          <table:table-cell table:style-name="ce6" office:value-type="float" office:value="1208.17445" calcext:value-type="float">
            <text:p>1208.17</text:p>
          </table:table-cell>
          <table:table-cell table:style-name="ce6" office:value-type="float" office:value="462.277799925483" calcext:value-type="float">
            <text:p>462.28</text:p>
          </table:table-cell>
          <table:table-cell table:style-name="ce6" office:value-type="float" office:value="165.03105" calcext:value-type="float">
            <text:p>165.03</text:p>
          </table:table-cell>
          <table:table-cell table:style-name="ce6" office:value-type="float" office:value="5.12260903379888" calcext:value-type="float">
            <text:p>5.12</text:p>
          </table:table-cell>
          <table:table-cell table:style-name="ce6" office:value-type="float" office:value="1411.1" calcext:value-type="float">
            <text:p>1411.10</text:p>
          </table:table-cell>
          <table:table-cell table:style-name="ce6" office:value-type="float" office:value="761.2499" calcext:value-type="float">
            <text:p>761.25</text:p>
          </table:table-cell>
          <table:table-cell table:style-name="ce6" office:value-type="float" office:value="50.3128376104004" calcext:value-type="float">
            <text:p>50.31</text:p>
          </table:table-cell>
          <table:table-cell table:style-name="ce6" office:value-type="float" office:value="690.21" calcext:value-type="float">
            <text:p>690.21</text:p>
          </table:table-cell>
          <table:table-cell table:style-name="ce6" office:value-type="float" office:value="870.614" calcext:value-type="float">
            <text:p>870.61</text:p>
          </table:table-cell>
          <table:table-cell table:style-name="ce6" table:formula="of:=([.J37]-[.K37])/[.J37]*100" office:value-type="float" office:value="46.0527319112749" calcext:value-type="float">
            <text:p>46.05</text:p>
          </table:table-cell>
          <table:table-cell table:style-name="ce6" table:formula="of:=([.J37]-[.M37])/[.J37]*100" office:value-type="float" office:value="51.0870951739777" calcext:value-type="float">
            <text:p>51.09</text:p>
          </table:table-cell>
          <table:table-cell table:style-name="ce6" office:value-type="float" office:value="2218.566" calcext:value-type="float">
            <text:p>2218.57</text:p>
          </table:table-cell>
          <table:table-cell table:style-name="ce6" office:value-type="float" office:value="153.965680639345" calcext:value-type="float">
            <text:p>153.97</text:p>
          </table:table-cell>
          <table:table-cell table:style-name="ce6" office:value-type="float" office:value="45.8379455" calcext:value-type="float">
            <text:p>45.84</text:p>
          </table:table-cell>
          <table:table-cell table:style-name="ce6" office:value-type="float" office:value="35.7381602919706" calcext:value-type="float">
            <text:p>35.74</text:p>
          </table:table-cell>
          <table:table-cell table:style-name="ce6" office:value-type="float" office:value="19.347675" calcext:value-type="float">
            <text:p>19.35</text:p>
          </table:table-cell>
          <table:table-cell table:style-name="ce6" office:value-type="float" office:value="12.0569439902972" calcext:value-type="float">
            <text:p>12.06</text:p>
          </table:table-cell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6" office:value-type="float" office:value="270.45" calcext:value-type="float">
            <text:p>270.45</text:p>
          </table:table-cell>
          <table:table-cell table:style-name="ce6" office:value-type="float" office:value="84.434636818884" calcext:value-type="float">
            <text:p>84.43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443" calcext:value-type="float">
            <text:p>443</text:p>
          </table:table-cell>
          <table:table-cell table:style-name="ce6" office:value-type="float" office:value="1302.7481" calcext:value-type="float">
            <text:p>1302.75</text:p>
          </table:table-cell>
          <table:table-cell table:style-name="ce6" office:value-type="float" office:value="448.035034349688" calcext:value-type="float">
            <text:p>448.04</text:p>
          </table:table-cell>
          <table:table-cell table:style-name="ce6" office:value-type="float" office:value="178.44525" calcext:value-type="float">
            <text:p>178.45</text:p>
          </table:table-cell>
          <table:table-cell table:style-name="ce6" office:value-type="float" office:value="7.66083138868031" calcext:value-type="float">
            <text:p>7.66</text:p>
          </table:table-cell>
          <table:table-cell table:style-name="ce6" office:value-type="float" office:value="1464.83" calcext:value-type="float">
            <text:p>1464.83</text:p>
          </table:table-cell>
          <table:table-cell table:style-name="ce6" office:value-type="float" office:value="680.90215" calcext:value-type="float">
            <text:p>680.90</text:p>
          </table:table-cell>
          <table:table-cell table:style-name="ce6" office:value-type="float" office:value="36.6340756490528" calcext:value-type="float">
            <text:p>36.63</text:p>
          </table:table-cell>
          <table:table-cell table:style-name="ce6" office:value-type="float" office:value="643.228" calcext:value-type="float">
            <text:p>643.23</text:p>
          </table:table-cell>
          <table:table-cell table:style-name="ce6" office:value-type="float" office:value="807.004" calcext:value-type="float">
            <text:p>807.00</text:p>
          </table:table-cell>
          <table:table-cell table:style-name="ce6" table:formula="of:=([.J38]-[.K38])/[.J38]*100" office:value-type="float" office:value="53.516643569561" calcext:value-type="float">
            <text:p>53.52</text:p>
          </table:table-cell>
          <table:table-cell table:style-name="ce6" table:formula="of:=([.J38]-[.M38])/[.J38]*100" office:value-type="float" office:value="56.088556351249" calcext:value-type="float">
            <text:p>56.09</text:p>
          </table:table-cell>
          <table:table-cell table:style-name="ce6" office:value-type="float" office:value="1965.132" calcext:value-type="float">
            <text:p>1965.13</text:p>
          </table:table-cell>
          <table:table-cell table:style-name="ce6" office:value-type="float" office:value="76.8879053934328" calcext:value-type="float">
            <text:p>76.89</text:p>
          </table:table-cell>
          <table:table-cell table:style-name="ce6" office:value-type="float" office:value="53.1348345" calcext:value-type="float">
            <text:p>53.13</text:p>
          </table:table-cell>
          <table:table-cell table:style-name="ce6" office:value-type="float" office:value="38.4869906616182" calcext:value-type="float">
            <text:p>38.49</text:p>
          </table:table-cell>
          <table:table-cell table:style-name="ce6" office:value-type="float" office:value="24.4383185" calcext:value-type="float">
            <text:p>24.44</text:p>
          </table:table-cell>
          <table:table-cell table:style-name="ce6" office:value-type="float" office:value="12.1451898195607" calcext:value-type="float">
            <text:p>12.15</text:p>
          </table:table-cell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6" office:value-type="float" office:value="224.7" calcext:value-type="float">
            <text:p>224.70</text:p>
          </table:table-cell>
          <table:table-cell table:style-name="ce6" office:value-type="float" office:value="66.5448799881071" calcext:value-type="float">
            <text:p>66.5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03" calcext:value-type="float">
            <text:p>403</text:p>
          </table:table-cell>
          <table:table-cell table:style-name="ce6" office:value-type="float" office:value="1578.75685" calcext:value-type="float">
            <text:p>1578.76</text:p>
          </table:table-cell>
          <table:table-cell table:style-name="ce6" office:value-type="float" office:value="503.383569079785" calcext:value-type="float">
            <text:p>503.38</text:p>
          </table:table-cell>
          <table:table-cell table:style-name="ce6" office:value-type="float" office:value="177.8579" calcext:value-type="float">
            <text:p>177.86</text:p>
          </table:table-cell>
          <table:table-cell table:style-name="ce6" office:value-type="float" office:value="9.14524878600329" calcext:value-type="float">
            <text:p>9.15</text:p>
          </table:table-cell>
          <table:table-cell table:style-name="ce6" office:value-type="float" office:value="2282.79" calcext:value-type="float">
            <text:p>2282.79</text:p>
          </table:table-cell>
          <table:table-cell table:style-name="ce6" office:value-type="float" office:value="828.356" calcext:value-type="float">
            <text:p>828.36</text:p>
          </table:table-cell>
          <table:table-cell table:style-name="ce6" office:value-type="float" office:value="23.8478017082453" calcext:value-type="float">
            <text:p>23.85</text:p>
          </table:table-cell>
          <table:table-cell table:style-name="ce6" office:value-type="float" office:value="798.993" calcext:value-type="float">
            <text:p>798.99</text:p>
          </table:table-cell>
          <table:table-cell table:style-name="ce6" office:value-type="float" office:value="877.01" calcext:value-type="float">
            <text:p>877.01</text:p>
          </table:table-cell>
          <table:table-cell table:style-name="ce6" table:formula="of:=([.J39]-[.K39])/[.J39]*100" office:value-type="float" office:value="63.7130003197841" calcext:value-type="float">
            <text:p>63.71</text:p>
          </table:table-cell>
          <table:table-cell table:style-name="ce6" table:formula="of:=([.J39]-[.M39])/[.J39]*100" office:value-type="float" office:value="64.9992772002681" calcext:value-type="float">
            <text:p>65.00</text:p>
          </table:table-cell>
          <table:table-cell table:style-name="ce6" office:value-type="float" office:value="2001.333" calcext:value-type="float">
            <text:p>2001.33</text:p>
          </table:table-cell>
          <table:table-cell table:style-name="ce6" office:value-type="float" office:value="74.9611554915716" calcext:value-type="float">
            <text:p>74.96</text:p>
          </table:table-cell>
          <table:table-cell table:style-name="ce6" office:value-type="float" office:value="385.51455" calcext:value-type="float">
            <text:p>385.51</text:p>
          </table:table-cell>
          <table:table-cell table:style-name="ce6" office:value-type="float" office:value="18.2793426879259" calcext:value-type="float">
            <text:p>18.28</text:p>
          </table:table-cell>
          <table:table-cell table:style-name="ce6" office:value-type="float" office:value="98.22105" calcext:value-type="float">
            <text:p>98.22</text:p>
          </table:table-cell>
          <table:table-cell table:style-name="ce6" office:value-type="float" office:value="0.946576005511723" calcext:value-type="float">
            <text:p>0.95</text:p>
          </table:table-cell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6" office:value-type="float" office:value="273.5" calcext:value-type="float">
            <text:p>273.50</text:p>
          </table:table-cell>
          <table:table-cell table:style-name="ce6" office:value-type="float" office:value="74.8524865107506" calcext:value-type="float">
            <text:p>74.85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481" calcext:value-type="float">
            <text:p>481</text:p>
          </table:table-cell>
          <table:table-cell table:style-name="ce6" office:value-type="float" office:value="1462.6606" calcext:value-type="float">
            <text:p>1462.66</text:p>
          </table:table-cell>
          <table:table-cell table:style-name="ce6" office:value-type="float" office:value="483.383763606146" calcext:value-type="float">
            <text:p>483.38</text:p>
          </table:table-cell>
          <table:table-cell table:style-name="ce6" office:value-type="float" office:value="179.5351" calcext:value-type="float">
            <text:p>179.54</text:p>
          </table:table-cell>
          <table:table-cell table:style-name="ce6" office:value-type="float" office:value="10.8280356720778" calcext:value-type="float">
            <text:p>10.83</text:p>
          </table:table-cell>
          <table:table-cell table:style-name="ce6" office:value-type="float" office:value="1412.03" calcext:value-type="float">
            <text:p>1412.03</text:p>
          </table:table-cell>
          <table:table-cell table:style-name="ce6" office:value-type="float" office:value="741.1504" calcext:value-type="float">
            <text:p>741.15</text:p>
          </table:table-cell>
          <table:table-cell table:style-name="ce6" office:value-type="float" office:value="35.3099241177321" calcext:value-type="float">
            <text:p>35.31</text:p>
          </table:table-cell>
          <table:table-cell table:style-name="ce6" office:value-type="float" office:value="688.528" calcext:value-type="float">
            <text:p>688.53</text:p>
          </table:table-cell>
          <table:table-cell table:style-name="ce6" office:value-type="float" office:value="828.502" calcext:value-type="float">
            <text:p>828.50</text:p>
          </table:table-cell>
          <table:table-cell table:style-name="ce6" table:formula="of:=([.J40]-[.K40])/[.J40]*100" office:value-type="float" office:value="47.5117100911454" calcext:value-type="float">
            <text:p>47.51</text:p>
          </table:table-cell>
          <table:table-cell table:style-name="ce6" table:formula="of:=([.J40]-[.M40])/[.J40]*100" office:value-type="float" office:value="51.2384297784041" calcext:value-type="float">
            <text:p>51.24</text:p>
          </table:table-cell>
          <table:table-cell table:style-name="ce6" office:value-type="float" office:value="2191.0345" calcext:value-type="float">
            <text:p>2191.03</text:p>
          </table:table-cell>
          <table:table-cell table:style-name="ce6" office:value-type="float" office:value="90.8938536787771" calcext:value-type="float">
            <text:p>90.89</text:p>
          </table:table-cell>
          <table:table-cell table:style-name="ce6" office:value-type="float" office:value="22.432478" calcext:value-type="float">
            <text:p>22.43</text:p>
          </table:table-cell>
          <table:table-cell table:style-name="ce6" office:value-type="float" office:value="26.2369547059949" calcext:value-type="float">
            <text:p>26.24</text:p>
          </table:table-cell>
          <table:table-cell table:style-name="ce6" office:value-type="float" office:value="9.984574" calcext:value-type="float">
            <text:p>9.98</text:p>
          </table:table-cell>
          <table:table-cell table:style-name="ce6" office:value-type="float" office:value="11.2749810772573" calcext:value-type="float">
            <text:p>11.27</text:p>
          </table:table-cell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6" office:value-type="float" office:value="318.85" calcext:value-type="float">
            <text:p>318.85</text:p>
          </table:table-cell>
          <table:table-cell table:style-name="ce6" office:value-type="float" office:value="97.5976029688391" calcext:value-type="float">
            <text:p>97.60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559" calcext:value-type="float">
            <text:p>559</text:p>
          </table:table-cell>
          <table:table-cell table:style-name="ce6" office:value-type="float" office:value="1201.58065" calcext:value-type="float">
            <text:p>1201.58</text:p>
          </table:table-cell>
          <table:table-cell table:style-name="ce6" office:value-type="float" office:value="446.10695892663" calcext:value-type="float">
            <text:p>446.11</text:p>
          </table:table-cell>
          <table:table-cell table:style-name="ce6" office:value-type="float" office:value="181.83065" calcext:value-type="float">
            <text:p>181.83</text:p>
          </table:table-cell>
          <table:table-cell table:style-name="ce6" office:value-type="float" office:value="11.9246682543506" calcext:value-type="float">
            <text:p>11.92</text:p>
          </table:table-cell>
          <table:table-cell table:style-name="ce6" office:value-type="float" office:value="1217.79" calcext:value-type="float">
            <text:p>1217.79</text:p>
          </table:table-cell>
          <table:table-cell table:style-name="ce6" office:value-type="float" office:value="764.50875" calcext:value-type="float">
            <text:p>764.51</text:p>
          </table:table-cell>
          <table:table-cell table:style-name="ce6" office:value-type="float" office:value="31.6809315467688" calcext:value-type="float">
            <text:p>31.68</text:p>
          </table:table-cell>
          <table:table-cell table:style-name="ce6" office:value-type="float" office:value="712.148" calcext:value-type="float">
            <text:p>712.15</text:p>
          </table:table-cell>
          <table:table-cell table:style-name="ce6" office:value-type="float" office:value="846.684" calcext:value-type="float">
            <text:p>846.68</text:p>
          </table:table-cell>
          <table:table-cell table:style-name="ce6" table:formula="of:=([.J41]-[.K41])/[.J41]*100" office:value-type="float" office:value="37.221626881482" calcext:value-type="float">
            <text:p>37.22</text:p>
          </table:table-cell>
          <table:table-cell table:style-name="ce6" table:formula="of:=([.J41]-[.M41])/[.J41]*100" office:value-type="float" office:value="41.5212803521133" calcext:value-type="float">
            <text:p>41.52</text:p>
          </table:table-cell>
          <table:table-cell table:style-name="ce6" office:value-type="float" office:value="2271.229" calcext:value-type="float">
            <text:p>2271.23</text:p>
          </table:table-cell>
          <table:table-cell table:style-name="ce6" office:value-type="float" office:value="79.8833152265163" calcext:value-type="float">
            <text:p>79.88</text:p>
          </table:table-cell>
          <table:table-cell table:style-name="ce6" office:value-type="float" office:value="16.53069045" calcext:value-type="float">
            <text:p>16.53</text:p>
          </table:table-cell>
          <table:table-cell table:style-name="ce6" office:value-type="float" office:value="27.0327600732077" calcext:value-type="float">
            <text:p>27.03</text:p>
          </table:table-cell>
          <table:table-cell table:style-name="ce6" office:value-type="float" office:value="5.76751595" calcext:value-type="float">
            <text:p>5.77</text:p>
          </table:table-cell>
          <table:table-cell table:style-name="ce6" office:value-type="float" office:value="7.23009799116623" calcext:value-type="float">
            <text:p>7.23</text:p>
          </table:table-cell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6" office:value-type="float" office:value="272.3" calcext:value-type="float">
            <text:p>272.30</text:p>
          </table:table-cell>
          <table:table-cell table:style-name="ce6" office:value-type="float" office:value="64.6139140954705" calcext:value-type="float">
            <text:p>64.6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381" calcext:value-type="float">
            <text:p>381</text:p>
          </table:table-cell>
          <table:table-cell table:style-name="ce6" office:value-type="float" office:value="1331.292" calcext:value-type="float">
            <text:p>1331.29</text:p>
          </table:table-cell>
          <table:table-cell table:style-name="ce6" office:value-type="float" office:value="397.614129809291" calcext:value-type="float">
            <text:p>397.61</text:p>
          </table:table-cell>
          <table:table-cell table:style-name="ce6" office:value-type="float" office:value="193.3185" calcext:value-type="float">
            <text:p>193.32</text:p>
          </table:table-cell>
          <table:table-cell table:style-name="ce6" office:value-type="float" office:value="13.4899291968802" calcext:value-type="float">
            <text:p>13.49</text:p>
          </table:table-cell>
          <table:table-cell table:style-name="ce6" office:value-type="float" office:value="1104.35" calcext:value-type="float">
            <text:p>1104.35</text:p>
          </table:table-cell>
          <table:table-cell table:style-name="ce6" office:value-type="float" office:value="619.66065" calcext:value-type="float">
            <text:p>619.66</text:p>
          </table:table-cell>
          <table:table-cell table:style-name="ce6" office:value-type="float" office:value="20.4704593327093" calcext:value-type="float">
            <text:p>20.47</text:p>
          </table:table-cell>
          <table:table-cell table:style-name="ce6" office:value-type="float" office:value="595.221" calcext:value-type="float">
            <text:p>595.22</text:p>
          </table:table-cell>
          <table:table-cell table:style-name="ce6" office:value-type="float" office:value="663.851" calcext:value-type="float">
            <text:p>663.85</text:p>
          </table:table-cell>
          <table:table-cell table:style-name="ce6" table:formula="of:=([.J42]-[.K42])/[.J42]*100" office:value-type="float" office:value="43.8891067143569" calcext:value-type="float">
            <text:p>43.89</text:p>
          </table:table-cell>
          <table:table-cell table:style-name="ce6" table:formula="of:=([.J42]-[.M42])/[.J42]*100" office:value-type="float" office:value="46.1021415312175" calcext:value-type="float">
            <text:p>46.10</text:p>
          </table:table-cell>
          <table:table-cell table:style-name="ce6" office:value-type="float" office:value="1839.09" calcext:value-type="float">
            <text:p>1839.09</text:p>
          </table:table-cell>
          <table:table-cell table:style-name="ce6" office:value-type="float" office:value="64.5554206619561" calcext:value-type="float">
            <text:p>64.56</text:p>
          </table:table-cell>
          <table:table-cell table:style-name="ce6" office:value-type="float" office:value="12.48537015" calcext:value-type="float">
            <text:p>12.49</text:p>
          </table:table-cell>
          <table:table-cell table:style-name="ce6" office:value-type="float" office:value="8.01156417002937" calcext:value-type="float">
            <text:p>8.01</text:p>
          </table:table-cell>
          <table:table-cell table:style-name="ce6" office:value-type="float" office:value="7.40616115" calcext:value-type="float">
            <text:p>7.41</text:p>
          </table:table-cell>
          <table:table-cell table:style-name="ce6" office:value-type="float" office:value="4.51819612875655" calcext:value-type="float">
            <text:p>4.52</text:p>
          </table:table-cell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6" office:value-type="float" office:value="280.55" calcext:value-type="float">
            <text:p>280.55</text:p>
          </table:table-cell>
          <table:table-cell table:style-name="ce6" office:value-type="float" office:value="78.6675048275301" calcext:value-type="float">
            <text:p>78.6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435" calcext:value-type="float">
            <text:p>435</text:p>
          </table:table-cell>
          <table:table-cell table:style-name="ce6" office:value-type="float" office:value="1158.7251" calcext:value-type="float">
            <text:p>1158.73</text:p>
          </table:table-cell>
          <table:table-cell table:style-name="ce6" office:value-type="float" office:value="407.01499567149" calcext:value-type="float">
            <text:p>407.01</text:p>
          </table:table-cell>
          <table:table-cell table:style-name="ce6" office:value-type="float" office:value="186.4215" calcext:value-type="float">
            <text:p>186.42</text:p>
          </table:table-cell>
          <table:table-cell table:style-name="ce6" office:value-type="float" office:value="12.3632871225125" calcext:value-type="float">
            <text:p>12.36</text:p>
          </table:table-cell>
          <table:table-cell table:style-name="ce6" office:value-type="float" office:value="1268.49" calcext:value-type="float">
            <text:p>1268.49</text:p>
          </table:table-cell>
          <table:table-cell table:style-name="ce6" office:value-type="float" office:value="712.81265" calcext:value-type="float">
            <text:p>712.81</text:p>
          </table:table-cell>
          <table:table-cell table:style-name="ce6" office:value-type="float" office:value="31.9736259015475" calcext:value-type="float">
            <text:p>31.97</text:p>
          </table:table-cell>
          <table:table-cell table:style-name="ce6" office:value-type="float" office:value="666.087" calcext:value-type="float">
            <text:p>666.09</text:p>
          </table:table-cell>
          <table:table-cell table:style-name="ce6" office:value-type="float" office:value="783.546" calcext:value-type="float">
            <text:p>783.55</text:p>
          </table:table-cell>
          <table:table-cell table:style-name="ce6" table:formula="of:=([.J43]-[.K43])/[.J43]*100" office:value-type="float" office:value="43.8062065920898" calcext:value-type="float">
            <text:p>43.81</text:p>
          </table:table-cell>
          <table:table-cell table:style-name="ce6" table:formula="of:=([.J43]-[.M43])/[.J43]*100" office:value-type="float" office:value="47.4897713028877" calcext:value-type="float">
            <text:p>47.49</text:p>
          </table:table-cell>
          <table:table-cell table:style-name="ce6" office:value-type="float" office:value="2126.785" calcext:value-type="float">
            <text:p>2126.79</text:p>
          </table:table-cell>
          <table:table-cell table:style-name="ce6" office:value-type="float" office:value="89.1641461752306" calcext:value-type="float">
            <text:p>89.16</text:p>
          </table:table-cell>
          <table:table-cell table:style-name="ce6" office:value-type="float" office:value="7.33109855" calcext:value-type="float">
            <text:p>7.33</text:p>
          </table:table-cell>
          <table:table-cell table:style-name="ce6" office:value-type="float" office:value="10.4331640999621" calcext:value-type="float">
            <text:p>10.43</text:p>
          </table:table-cell>
          <table:table-cell table:style-name="ce6" office:value-type="float" office:value="4.32200305" calcext:value-type="float">
            <text:p>4.32</text:p>
          </table:table-cell>
          <table:table-cell table:style-name="ce6" office:value-type="float" office:value="6.156622696879" calcext:value-type="float">
            <text:p>6.16</text:p>
          </table:table-cell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6" office:value-type="float" office:value="258.4" calcext:value-type="float">
            <text:p>258.40</text:p>
          </table:table-cell>
          <table:table-cell table:style-name="ce6" office:value-type="float" office:value="72.5174389189829" calcext:value-type="float">
            <text:p>72.5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88" calcext:value-type="float">
            <text:p>388</text:p>
          </table:table-cell>
          <table:table-cell table:style-name="ce6" office:value-type="float" office:value="785.44555" calcext:value-type="float">
            <text:p>785.45</text:p>
          </table:table-cell>
          <table:table-cell table:style-name="ce6" office:value-type="float" office:value="258.010818859552" calcext:value-type="float">
            <text:p>258.01</text:p>
          </table:table-cell>
          <table:table-cell table:style-name="ce6" office:value-type="float" office:value="170.13245" calcext:value-type="float">
            <text:p>170.13</text:p>
          </table:table-cell>
          <table:table-cell table:style-name="ce6" office:value-type="float" office:value="6.30243349387654" calcext:value-type="float">
            <text:p>6.30</text:p>
          </table:table-cell>
          <table:table-cell table:style-name="ce6" office:value-type="float" office:value="1192.45" calcext:value-type="float">
            <text:p>1192.45</text:p>
          </table:table-cell>
          <table:table-cell table:style-name="ce6" office:value-type="float" office:value="726.7829" calcext:value-type="float">
            <text:p>726.78</text:p>
          </table:table-cell>
          <table:table-cell table:style-name="ce6" office:value-type="float" office:value="28.4324369392647" calcext:value-type="float">
            <text:p>28.43</text:p>
          </table:table-cell>
          <table:table-cell table:style-name="ce6" office:value-type="float" office:value="671.231" calcext:value-type="float">
            <text:p>671.23</text:p>
          </table:table-cell>
          <table:table-cell table:style-name="ce6" office:value-type="float" office:value="805.77" calcext:value-type="float">
            <text:p>805.77</text:p>
          </table:table-cell>
          <table:table-cell table:style-name="ce6" table:formula="of:=([.J44]-[.K44])/[.J44]*100" office:value-type="float" office:value="39.0512893622374" calcext:value-type="float">
            <text:p>39.05</text:p>
          </table:table-cell>
          <table:table-cell table:style-name="ce6" table:formula="of:=([.J44]-[.M44])/[.J44]*100" office:value-type="float" office:value="43.7099249444421" calcext:value-type="float">
            <text:p>43.71</text:p>
          </table:table-cell>
          <table:table-cell table:style-name="ce6" office:value-type="float" office:value="2160.6395" calcext:value-type="float">
            <text:p>2160.64</text:p>
          </table:table-cell>
          <table:table-cell table:style-name="ce6" office:value-type="float" office:value="90.3697669213607" calcext:value-type="float">
            <text:p>90.37</text:p>
          </table:table-cell>
          <table:table-cell table:style-name="ce6" office:value-type="float" office:value="13.815734" calcext:value-type="float">
            <text:p>13.82</text:p>
          </table:table-cell>
          <table:table-cell table:style-name="ce6" office:value-type="float" office:value="11.9574929422083" calcext:value-type="float">
            <text:p>11.96</text:p>
          </table:table-cell>
          <table:table-cell table:style-name="ce6" office:value-type="float" office:value="5.8928045" calcext:value-type="float">
            <text:p>5.89</text:p>
          </table:table-cell>
          <table:table-cell table:style-name="ce6" office:value-type="float" office:value="3.88697282671026" calcext:value-type="float">
            <text:p>3.89</text:p>
          </table:table-cell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6" office:value-type="float" office:value="223.65" calcext:value-type="float">
            <text:p>223.65</text:p>
          </table:table-cell>
          <table:table-cell table:style-name="ce6" office:value-type="float" office:value="68.7866839928837" calcext:value-type="float">
            <text:p>68.7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364" calcext:value-type="float">
            <text:p>364</text:p>
          </table:table-cell>
          <table:table-cell table:style-name="ce6" office:value-type="float" office:value="2058.8124" calcext:value-type="float">
            <text:p>2058.81</text:p>
          </table:table-cell>
          <table:table-cell table:style-name="ce6" office:value-type="float" office:value="650.702145463644" calcext:value-type="float">
            <text:p>650.70</text:p>
          </table:table-cell>
          <table:table-cell table:style-name="ce6" office:value-type="float" office:value="167.53655" calcext:value-type="float">
            <text:p>167.54</text:p>
          </table:table-cell>
          <table:table-cell table:style-name="ce6" office:value-type="float" office:value="7.89798409639081" calcext:value-type="float">
            <text:p>7.90</text:p>
          </table:table-cell>
          <table:table-cell table:style-name="ce6" office:value-type="float" office:value="4508.65" calcext:value-type="float">
            <text:p>4508.65</text:p>
          </table:table-cell>
          <table:table-cell table:style-name="ce6" office:value-type="float" office:value="1329.015" calcext:value-type="float">
            <text:p>1329.02</text:p>
          </table:table-cell>
          <table:table-cell table:style-name="ce6" office:value-type="float" office:value="88.1514263848533" calcext:value-type="float">
            <text:p>88.15</text:p>
          </table:table-cell>
          <table:table-cell table:style-name="ce6" office:value-type="float" office:value="1239.79" calcext:value-type="float">
            <text:p>1239.79</text:p>
          </table:table-cell>
          <table:table-cell table:style-name="ce6" office:value-type="float" office:value="1609.29" calcext:value-type="float">
            <text:p>1609.29</text:p>
          </table:table-cell>
          <table:table-cell table:style-name="ce6" table:formula="of:=([.J45]-[.K45])/[.J45]*100" office:value-type="float" office:value="70.5229946879886" calcext:value-type="float">
            <text:p>70.52</text:p>
          </table:table-cell>
          <table:table-cell table:style-name="ce6" table:formula="of:=([.J45]-[.M45])/[.J45]*100" office:value-type="float" office:value="72.5019684384461" calcext:value-type="float">
            <text:p>72.50</text:p>
          </table:table-cell>
          <table:table-cell table:style-name="ce6" office:value-type="float" office:value="2493.9025" calcext:value-type="float">
            <text:p>2493.90</text:p>
          </table:table-cell>
          <table:table-cell table:style-name="ce6" office:value-type="float" office:value="107.708677013263" calcext:value-type="float">
            <text:p>107.71</text:p>
          </table:table-cell>
          <table:table-cell table:style-name="ce6" office:value-type="float" office:value="1286.893" calcext:value-type="float">
            <text:p>1286.89</text:p>
          </table:table-cell>
          <table:table-cell table:style-name="ce6" office:value-type="float" office:value="177.380809087769" calcext:value-type="float">
            <text:p>177.38</text:p>
          </table:table-cell>
          <table:table-cell table:style-name="ce6" office:value-type="float" office:value="206.2524" calcext:value-type="float">
            <text:p>206.25</text:p>
          </table:table-cell>
          <table:table-cell table:style-name="ce6" office:value-type="float" office:value="30.5114286463631" calcext:value-type="float">
            <text:p>30.51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7" table:formula="of:=AVERAGE([.B36:.B45])" office:value-type="float" office:value="266.625" calcext:value-type="float">
            <text:p>266.63</text:p>
          </table:table-cell>
          <table:table-cell table:style-name="ce7" table:formula="of:=AVERAGE([.C36:.C45])" office:value-type="float" office:value="75.9346522081756" calcext:value-type="float">
            <text:p>75.93</text:p>
          </table:table-cell>
          <table:table-cell table:style-name="ce7" table:formula="of:=AVERAGE([.D36:.D45])" office:value-type="float" office:value="139.6" calcext:value-type="float">
            <text:p>139.60</text:p>
          </table:table-cell>
          <table:table-cell table:style-name="ce7" table:formula="of:=AVERAGE([.E36:.E45])" office:value-type="float" office:value="428.4" calcext:value-type="float">
            <text:p>428.40</text:p>
          </table:table-cell>
          <table:table-cell table:style-name="ce7" table:formula="of:=AVERAGE([.F36:.F45])" office:value-type="float" office:value="1475.845895" calcext:value-type="float">
            <text:p>1475.85</text:p>
          </table:table-cell>
          <table:table-cell table:style-name="ce7" table:formula="of:=AVERAGE([.G36:.G45])" office:value-type="float" office:value="490.147503591408" calcext:value-type="float">
            <text:p>490.15</text:p>
          </table:table-cell>
          <table:table-cell table:style-name="ce7" table:formula="of:=AVERAGE([.H36:.H45])" office:value-type="float" office:value="177.681285" calcext:value-type="float">
            <text:p>177.68</text:p>
          </table:table-cell>
          <table:table-cell table:style-name="ce7" table:formula="of:=AVERAGE([.I36:.I45])" office:value-type="float" office:value="9.42235153435572" calcext:value-type="float">
            <text:p>9.42</text:p>
          </table:table-cell>
          <table:table-cell table:style-name="ce7" table:formula="of:=AVERAGE([.J36:.J45])" office:value-type="float" office:value="1891.806" calcext:value-type="float">
            <text:p>1891.81</text:p>
          </table:table-cell>
          <table:table-cell table:style-name="ce7" table:formula="of:=AVERAGE([.K36:.K45])" office:value-type="float" office:value="836.74174" calcext:value-type="float">
            <text:p>836.74</text:p>
          </table:table-cell>
          <table:table-cell table:style-name="ce7" table:formula="of:=AVERAGE([.L36:.L45])" office:value-type="float" office:value="41.3805331329702" calcext:value-type="float">
            <text:p>41.38</text:p>
          </table:table-cell>
          <table:table-cell table:style-name="ce7" table:formula="of:=AVERAGE([.M36:.M45])" office:value-type="float" office:value="785.5136" calcext:value-type="float">
            <text:p>785.51</text:p>
          </table:table-cell>
          <table:table-cell table:style-name="ce7" table:formula="of:=AVERAGE([.N36:.N45])" office:value-type="float" office:value="947.5291" calcext:value-type="float">
            <text:p>947.53</text:p>
          </table:table-cell>
          <table:table-cell table:style-name="ce7" table:formula="of:=AVERAGE([.O36:.O45])" office:value-type="float" office:value="50.5915403270993" calcext:value-type="float">
            <text:p>50.59</text:p>
          </table:table-cell>
          <table:table-cell table:style-name="ce7" table:formula="of:=AVERAGE([.P36:.P45])" office:value-type="float" office:value="53.7112200628416" calcext:value-type="float">
            <text:p>53.71</text:p>
          </table:table-cell>
          <table:table-cell table:style-name="ce7" table:formula="of:=AVERAGE([.Q36:.Q45])" office:value-type="float" office:value="2174.487" calcext:value-type="float">
            <text:p>2174.49</text:p>
          </table:table-cell>
          <table:table-cell table:style-name="ce7" table:formula="of:=AVERAGE([.R36:.R45])" office:value-type="float" office:value="92.3210772465685" calcext:value-type="float">
            <text:p>92.32</text:p>
          </table:table-cell>
          <table:table-cell table:style-name="ce7" table:formula="of:=AVERAGE([.S36:.S45])" office:value-type="float" office:value="280.273970115" calcext:value-type="float">
            <text:p>280.27</text:p>
          </table:table-cell>
          <table:table-cell table:style-name="ce7" table:formula="of:=AVERAGE([.T36:.T45])" office:value-type="float" office:value="53.4830827172536" calcext:value-type="float">
            <text:p>53.48</text:p>
          </table:table-cell>
          <table:table-cell table:style-name="ce7" table:formula="of:=AVERAGE([.U36:.U45])" office:value-type="float" office:value="55.464370215" calcext:value-type="float">
            <text:p>55.46</text:p>
          </table:table-cell>
          <table:table-cell table:style-name="ce7" table:formula="of:=AVERAGE([.V36:.V45])" office:value-type="float" office:value="11.8376407187574" calcext:value-type="float">
            <text:p>11.84</text:p>
          </table:table-cell>
        </table:table-row>
        <table:table-row table:style-name="ro1">
          <table:table-cell table:style-name="ce2" office:value-type="string" calcext:value-type="string">
            <text:p>E1</text:p>
          </table:table-cell>
          <table:table-cell table:style-name="ce6" office:value-type="float" office:value="381.2" calcext:value-type="float">
            <text:p>381.20</text:p>
          </table:table-cell>
          <table:table-cell table:style-name="ce6" office:value-type="float" office:value="151.130685866658" calcext:value-type="float">
            <text:p>151.1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720" calcext:value-type="float">
            <text:p>720</text:p>
          </table:table-cell>
          <table:table-cell table:style-name="ce6" office:value-type="float" office:value="4989.208" calcext:value-type="float">
            <text:p>4989.21</text:p>
          </table:table-cell>
          <table:table-cell table:style-name="ce6" office:value-type="float" office:value="1887.21766801819" calcext:value-type="float">
            <text:p>1887.22</text:p>
          </table:table-cell>
          <table:table-cell table:style-name="ce6" office:value-type="float" office:value="232.02535" calcext:value-type="float">
            <text:p>232.03</text:p>
          </table:table-cell>
          <table:table-cell table:style-name="ce6" office:value-type="float" office:value="14.1125678154168" calcext:value-type="float">
            <text:p>14.11</text:p>
          </table:table-cell>
          <table:table-cell table:style-name="ce6" office:value-type="float" office:value="3786.22" calcext:value-type="float">
            <text:p>3786.22</text:p>
          </table:table-cell>
          <table:table-cell table:style-name="ce6" office:value-type="float" office:value="1466.102" calcext:value-type="float">
            <text:p>1466.10</text:p>
          </table:table-cell>
          <table:table-cell table:style-name="ce6" office:value-type="float" office:value="121.408931415149" calcext:value-type="float">
            <text:p>121.41</text:p>
          </table:table-cell>
          <table:table-cell table:style-name="ce6" office:value-type="float" office:value="1337.87" calcext:value-type="float">
            <text:p>1337.87</text:p>
          </table:table-cell>
          <table:table-cell table:style-name="ce6" office:value-type="float" office:value="1800.17" calcext:value-type="float">
            <text:p>1800.17</text:p>
          </table:table-cell>
          <table:table-cell table:style-name="ce6" table:formula="of:=([.J47]-[.K47])/[.J47]*100" office:value-type="float" office:value="61.2779500398815" calcext:value-type="float">
            <text:p>61.28</text:p>
          </table:table-cell>
          <table:table-cell table:style-name="ce6" table:formula="of:=([.J47]-[.M47])/[.J47]*100" office:value-type="float" office:value="64.6647579908193" calcext:value-type="float">
            <text:p>64.66</text:p>
          </table:table-cell>
          <table:table-cell table:style-name="ce6" office:value-type="float" office:value="2950.567" calcext:value-type="float">
            <text:p>2950.57</text:p>
          </table:table-cell>
          <table:table-cell table:style-name="ce6" office:value-type="float" office:value="180.228002733964" calcext:value-type="float">
            <text:p>180.23</text:p>
          </table:table-cell>
          <table:table-cell table:style-name="ce6" office:value-type="float" office:value="1209.7325" calcext:value-type="float">
            <text:p>1209.73</text:p>
          </table:table-cell>
          <table:table-cell table:style-name="ce6" office:value-type="float" office:value="334.279227212899" calcext:value-type="float">
            <text:p>334.28</text:p>
          </table:table-cell>
          <table:table-cell table:style-name="ce6" office:value-type="float" office:value="238.00555" calcext:value-type="float">
            <text:p>238.01</text:p>
          </table:table-cell>
          <table:table-cell table:style-name="ce6" office:value-type="float" office:value="29.3119801113811" calcext:value-type="float">
            <text:p>29.31</text:p>
          </table:table-cell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6" office:value-type="float" office:value="490.75" calcext:value-type="float">
            <text:p>490.75</text:p>
          </table:table-cell>
          <table:table-cell table:style-name="ce6" office:value-type="float" office:value="180.281614498861" calcext:value-type="float">
            <text:p>180.2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808" calcext:value-type="float">
            <text:p>808</text:p>
          </table:table-cell>
          <table:table-cell table:style-name="ce6" office:value-type="float" office:value="4584.2305" calcext:value-type="float">
            <text:p>4584.23</text:p>
          </table:table-cell>
          <table:table-cell table:style-name="ce6" office:value-type="float" office:value="1703.0761164727" calcext:value-type="float">
            <text:p>1703.08</text:p>
          </table:table-cell>
          <table:table-cell table:style-name="ce6" office:value-type="float" office:value="233.5127" calcext:value-type="float">
            <text:p>233.51</text:p>
          </table:table-cell>
          <table:table-cell table:style-name="ce6" office:value-type="float" office:value="15.8558153638541" calcext:value-type="float">
            <text:p>15.86</text:p>
          </table:table-cell>
          <table:table-cell table:style-name="ce6" office:value-type="float" office:value="1730.6" calcext:value-type="float">
            <text:p>1730.60</text:p>
          </table:table-cell>
          <table:table-cell table:style-name="ce6" office:value-type="float" office:value="924.90585" calcext:value-type="float">
            <text:p>924.91</text:p>
          </table:table-cell>
          <table:table-cell table:style-name="ce6" office:value-type="float" office:value="51.6194960540206" calcext:value-type="float">
            <text:p>51.62</text:p>
          </table:table-cell>
          <table:table-cell table:style-name="ce6" office:value-type="float" office:value="858.381" calcext:value-type="float">
            <text:p>858.38</text:p>
          </table:table-cell>
          <table:table-cell table:style-name="ce6" office:value-type="float" office:value="1037.8" calcext:value-type="float">
            <text:p>1037.80</text:p>
          </table:table-cell>
          <table:table-cell table:style-name="ce6" table:formula="of:=([.J48]-[.K48])/[.J48]*100" office:value-type="float" office:value="46.5557696752571" calcext:value-type="float">
            <text:p>46.56</text:p>
          </table:table-cell>
          <table:table-cell table:style-name="ce6" table:formula="of:=([.J48]-[.M48])/[.J48]*100" office:value-type="float" office:value="50.3998035363458" calcext:value-type="float">
            <text:p>50.40</text:p>
          </table:table-cell>
          <table:table-cell table:style-name="ce6" office:value-type="float" office:value="2758.043" calcext:value-type="float">
            <text:p>2758.04</text:p>
          </table:table-cell>
          <table:table-cell table:style-name="ce6" office:value-type="float" office:value="147.581221744431" calcext:value-type="float">
            <text:p>147.58</text:p>
          </table:table-cell>
          <table:table-cell table:style-name="ce6" office:value-type="float" office:value="11.4381396012385" calcext:value-type="float">
            <text:p>11.44</text:p>
          </table:table-cell>
          <table:table-cell table:style-name="ce6" office:value-type="float" office:value="13.5188642119406" calcext:value-type="float">
            <text:p>13.52</text:p>
          </table:table-cell>
          <table:table-cell table:style-name="ce6" office:value-type="float" office:value="5.2361636012385" calcext:value-type="float">
            <text:p>5.24</text:p>
          </table:table-cell>
          <table:table-cell table:style-name="ce6" office:value-type="float" office:value="5.11072460895819" calcext:value-type="float">
            <text:p>5.11</text:p>
          </table:table-cell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6" office:value-type="float" office:value="436.15" calcext:value-type="float">
            <text:p>436.15</text:p>
          </table:table-cell>
          <table:table-cell table:style-name="ce6" office:value-type="float" office:value="120.494714887374" calcext:value-type="float">
            <text:p>120.4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666" calcext:value-type="float">
            <text:p>666</text:p>
          </table:table-cell>
          <table:table-cell table:style-name="ce6" office:value-type="float" office:value="3854.879" calcext:value-type="float">
            <text:p>3854.88</text:p>
          </table:table-cell>
          <table:table-cell table:style-name="ce6" office:value-type="float" office:value="1227.08168029465" calcext:value-type="float">
            <text:p>1227.08</text:p>
          </table:table-cell>
          <table:table-cell table:style-name="ce6" office:value-type="float" office:value="238.9967" calcext:value-type="float">
            <text:p>239.00</text:p>
          </table:table-cell>
          <table:table-cell table:style-name="ce6" office:value-type="float" office:value="18.387878158407" calcext:value-type="float">
            <text:p>18.39</text:p>
          </table:table-cell>
          <table:table-cell table:style-name="ce6" office:value-type="float" office:value="1715.9" calcext:value-type="float">
            <text:p>1715.90</text:p>
          </table:table-cell>
          <table:table-cell table:style-name="ce6" office:value-type="float" office:value="883.85275" calcext:value-type="float">
            <text:p>883.85</text:p>
          </table:table-cell>
          <table:table-cell table:style-name="ce6" office:value-type="float" office:value="43.0103889480266" calcext:value-type="float">
            <text:p>43.01</text:p>
          </table:table-cell>
          <table:table-cell table:style-name="ce6" office:value-type="float" office:value="795.715" calcext:value-type="float">
            <text:p>795.72</text:p>
          </table:table-cell>
          <table:table-cell table:style-name="ce6" office:value-type="float" office:value="980.726" calcext:value-type="float">
            <text:p>980.73</text:p>
          </table:table-cell>
          <table:table-cell table:style-name="ce6" table:formula="of:=([.J49]-[.K49])/[.J49]*100" office:value-type="float" office:value="48.4904277638557" calcext:value-type="float">
            <text:p>48.49</text:p>
          </table:table-cell>
          <table:table-cell table:style-name="ce6" table:formula="of:=([.J49]-[.M49])/[.J49]*100" office:value-type="float" office:value="53.6269596130311" calcext:value-type="float">
            <text:p>53.63</text:p>
          </table:table-cell>
          <table:table-cell table:style-name="ce6" office:value-type="float" office:value="2629.197" calcext:value-type="float">
            <text:p>2629.20</text:p>
          </table:table-cell>
          <table:table-cell table:style-name="ce6" office:value-type="float" office:value="122.648771491691" calcext:value-type="float">
            <text:p>122.65</text:p>
          </table:table-cell>
          <table:table-cell table:style-name="ce6" office:value-type="float" office:value="14.9337455" calcext:value-type="float">
            <text:p>14.93</text:p>
          </table:table-cell>
          <table:table-cell table:style-name="ce6" office:value-type="float" office:value="16.0675389496527" calcext:value-type="float">
            <text:p>16.07</text:p>
          </table:table-cell>
          <table:table-cell table:style-name="ce6" office:value-type="float" office:value="7.4279685" calcext:value-type="float">
            <text:p>7.43</text:p>
          </table:table-cell>
          <table:table-cell table:style-name="ce6" office:value-type="float" office:value="8.51333373630311" calcext:value-type="float">
            <text:p>8.51</text:p>
          </table:table-cell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6" office:value-type="float" office:value="493.6" calcext:value-type="float">
            <text:p>493.60</text:p>
          </table:table-cell>
          <table:table-cell table:style-name="ce6" office:value-type="float" office:value="123.20047846797" calcext:value-type="float">
            <text:p>123.20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702" calcext:value-type="float">
            <text:p>702</text:p>
          </table:table-cell>
          <table:table-cell table:style-name="ce6" office:value-type="float" office:value="4406.3485" calcext:value-type="float">
            <text:p>4406.35</text:p>
          </table:table-cell>
          <table:table-cell table:style-name="ce6" office:value-type="float" office:value="1263.28896203219" calcext:value-type="float">
            <text:p>1263.29</text:p>
          </table:table-cell>
          <table:table-cell table:style-name="ce6" office:value-type="float" office:value="235.0815" calcext:value-type="float">
            <text:p>235.08</text:p>
          </table:table-cell>
          <table:table-cell table:style-name="ce6" office:value-type="float" office:value="12.1404964109901" calcext:value-type="float">
            <text:p>12.14</text:p>
          </table:table-cell>
          <table:table-cell table:style-name="ce6" office:value-type="float" office:value="1442.73" calcext:value-type="float">
            <text:p>1442.73</text:p>
          </table:table-cell>
          <table:table-cell table:style-name="ce6" office:value-type="float" office:value="791.9844" calcext:value-type="float">
            <text:p>791.98</text:p>
          </table:table-cell>
          <table:table-cell table:style-name="ce6" office:value-type="float" office:value="40.1396818942106" calcext:value-type="float">
            <text:p>40.14</text:p>
          </table:table-cell>
          <table:table-cell table:style-name="ce6" office:value-type="float" office:value="732.278" calcext:value-type="float">
            <text:p>732.28</text:p>
          </table:table-cell>
          <table:table-cell table:style-name="ce6" office:value-type="float" office:value="890.929" calcext:value-type="float">
            <text:p>890.93</text:p>
          </table:table-cell>
          <table:table-cell table:style-name="ce6" table:formula="of:=([.J50]-[.K50])/[.J50]*100" office:value-type="float" office:value="45.1051548106714" calcext:value-type="float">
            <text:p>45.11</text:p>
          </table:table-cell>
          <table:table-cell table:style-name="ce6" table:formula="of:=([.J50]-[.M50])/[.J50]*100" office:value-type="float" office:value="49.243586811115" calcext:value-type="float">
            <text:p>49.24</text:p>
          </table:table-cell>
          <table:table-cell table:style-name="ce6" office:value-type="float" office:value="2361.4005" calcext:value-type="float">
            <text:p>2361.40</text:p>
          </table:table-cell>
          <table:table-cell table:style-name="ce6" office:value-type="float" office:value="121.168486630676" calcext:value-type="float">
            <text:p>121.17</text:p>
          </table:table-cell>
          <table:table-cell table:style-name="ce6" office:value-type="float" office:value="9.3119975" calcext:value-type="float">
            <text:p>9.31</text:p>
          </table:table-cell>
          <table:table-cell table:style-name="ce6" office:value-type="float" office:value="8.44555493746103" calcext:value-type="float">
            <text:p>8.45</text:p>
          </table:table-cell>
          <table:table-cell table:style-name="ce6" office:value-type="float" office:value="5.2408415" calcext:value-type="float">
            <text:p>5.24</text:p>
          </table:table-cell>
          <table:table-cell table:style-name="ce6" office:value-type="float" office:value="4.69363194263335" calcext:value-type="float">
            <text:p>4.69</text:p>
          </table:table-cell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6" office:value-type="float" office:value="516.2" calcext:value-type="float">
            <text:p>516.20</text:p>
          </table:table-cell>
          <table:table-cell table:style-name="ce6" office:value-type="float" office:value="110.832068321497" calcext:value-type="float">
            <text:p>110.83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770" calcext:value-type="float">
            <text:p>770</text:p>
          </table:table-cell>
          <table:table-cell table:style-name="ce6" office:value-type="float" office:value="5514.0165" calcext:value-type="float">
            <text:p>5514.02</text:p>
          </table:table-cell>
          <table:table-cell table:style-name="ce6" office:value-type="float" office:value="1280.91519309756" calcext:value-type="float">
            <text:p>1280.92</text:p>
          </table:table-cell>
          <table:table-cell table:style-name="ce6" office:value-type="float" office:value="241.73865" calcext:value-type="float">
            <text:p>241.74</text:p>
          </table:table-cell>
          <table:table-cell table:style-name="ce6" office:value-type="float" office:value="17.6076618109844" calcext:value-type="float">
            <text:p>17.61</text:p>
          </table:table-cell>
          <table:table-cell table:style-name="ce6" office:value-type="float" office:value="1706.2" calcext:value-type="float">
            <text:p>1706.20</text:p>
          </table:table-cell>
          <table:table-cell table:style-name="ce6" office:value-type="float" office:value="857.17665" calcext:value-type="float">
            <text:p>857.18</text:p>
          </table:table-cell>
          <table:table-cell table:style-name="ce6" office:value-type="float" office:value="34.8039731553363" calcext:value-type="float">
            <text:p>34.80</text:p>
          </table:table-cell>
          <table:table-cell table:style-name="ce6" office:value-type="float" office:value="791.179" calcext:value-type="float">
            <text:p>791.18</text:p>
          </table:table-cell>
          <table:table-cell table:style-name="ce6" office:value-type="float" office:value="928.199" calcext:value-type="float">
            <text:p>928.20</text:p>
          </table:table-cell>
          <table:table-cell table:style-name="ce6" table:formula="of:=([.J51]-[.K51])/[.J51]*100" office:value-type="float" office:value="49.7610684562185" calcext:value-type="float">
            <text:p>49.76</text:p>
          </table:table-cell>
          <table:table-cell table:style-name="ce6" table:formula="of:=([.J51]-[.M51])/[.J51]*100" office:value-type="float" office:value="53.6291759465479" calcext:value-type="float">
            <text:p>53.63</text:p>
          </table:table-cell>
          <table:table-cell table:style-name="ce6" office:value-type="float" office:value="2542.947" calcext:value-type="float">
            <text:p>2542.95</text:p>
          </table:table-cell>
          <table:table-cell table:style-name="ce6" office:value-type="float" office:value="109.732316839422" calcext:value-type="float">
            <text:p>109.73</text:p>
          </table:table-cell>
          <table:table-cell table:style-name="ce6" office:value-type="float" office:value="20.1834765182292" calcext:value-type="float">
            <text:p>20.18</text:p>
          </table:table-cell>
          <table:table-cell table:style-name="ce6" office:value-type="float" office:value="21.2600053667338" calcext:value-type="float">
            <text:p>21.26</text:p>
          </table:table-cell>
          <table:table-cell table:style-name="ce6" office:value-type="float" office:value="8.39854501822925" calcext:value-type="float">
            <text:p>8.40</text:p>
          </table:table-cell>
          <table:table-cell table:style-name="ce6" office:value-type="float" office:value="8.0444816968441" calcext:value-type="float">
            <text:p>8.04</text:p>
          </table:table-cell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6" office:value-type="float" office:value="577.35" calcext:value-type="float">
            <text:p>577.35</text:p>
          </table:table-cell>
          <table:table-cell table:style-name="ce6" office:value-type="float" office:value="166.448118991443" calcext:value-type="float">
            <text:p>166.45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865" calcext:value-type="float">
            <text:p>865</text:p>
          </table:table-cell>
          <table:table-cell table:style-name="ce6" office:value-type="float" office:value="5007.031" calcext:value-type="float">
            <text:p>5007.03</text:p>
          </table:table-cell>
          <table:table-cell table:style-name="ce6" office:value-type="float" office:value="1506.55472436773" calcext:value-type="float">
            <text:p>1506.55</text:p>
          </table:table-cell>
          <table:table-cell table:style-name="ce6" office:value-type="float" office:value="235.07035" calcext:value-type="float">
            <text:p>235.07</text:p>
          </table:table-cell>
          <table:table-cell table:style-name="ce6" office:value-type="float" office:value="15.1350408421023" calcext:value-type="float">
            <text:p>15.14</text:p>
          </table:table-cell>
          <table:table-cell table:style-name="ce6" office:value-type="float" office:value="1614.55" calcext:value-type="float">
            <text:p>1614.55</text:p>
          </table:table-cell>
          <table:table-cell table:style-name="ce6" office:value-type="float" office:value="881.96" calcext:value-type="float">
            <text:p>881.96</text:p>
          </table:table-cell>
          <table:table-cell table:style-name="ce6" office:value-type="float" office:value="39.7533046888458" calcext:value-type="float">
            <text:p>39.75</text:p>
          </table:table-cell>
          <table:table-cell table:style-name="ce6" office:value-type="float" office:value="831.758" calcext:value-type="float">
            <text:p>831.76</text:p>
          </table:table-cell>
          <table:table-cell table:style-name="ce6" office:value-type="float" office:value="965.787" calcext:value-type="float">
            <text:p>965.79</text:p>
          </table:table-cell>
          <table:table-cell table:style-name="ce6" table:formula="of:=([.J52]-[.K52])/[.J52]*100" office:value-type="float" office:value="45.3742528878016" calcext:value-type="float">
            <text:p>45.37</text:p>
          </table:table-cell>
          <table:table-cell table:style-name="ce6" table:formula="of:=([.J52]-[.M52])/[.J52]*100" office:value-type="float" office:value="48.4836022421108" calcext:value-type="float">
            <text:p>48.48</text:p>
          </table:table-cell>
          <table:table-cell table:style-name="ce6" office:value-type="float" office:value="2621.0345" calcext:value-type="float">
            <text:p>2621.03</text:p>
          </table:table-cell>
          <table:table-cell table:style-name="ce6" office:value-type="float" office:value="117.590253466277" calcext:value-type="float">
            <text:p>117.59</text:p>
          </table:table-cell>
          <table:table-cell table:style-name="ce6" office:value-type="float" office:value="16.661263" calcext:value-type="float">
            <text:p>16.66</text:p>
          </table:table-cell>
          <table:table-cell table:style-name="ce6" office:value-type="float" office:value="12.9263869789122" calcext:value-type="float">
            <text:p>12.93</text:p>
          </table:table-cell>
          <table:table-cell table:style-name="ce6" office:value-type="float" office:value="8.1832695" calcext:value-type="float">
            <text:p>8.18</text:p>
          </table:table-cell>
          <table:table-cell table:style-name="ce6" office:value-type="float" office:value="3.88905772199855" calcext:value-type="float">
            <text:p>3.89</text:p>
          </table:table-cell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6" office:value-type="float" office:value="432.35" calcext:value-type="float">
            <text:p>432.35</text:p>
          </table:table-cell>
          <table:table-cell table:style-name="ce6" office:value-type="float" office:value="139.28134155465" calcext:value-type="float">
            <text:p>139.28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714" calcext:value-type="float">
            <text:p>714</text:p>
          </table:table-cell>
          <table:table-cell table:style-name="ce6" office:value-type="float" office:value="4233.7325" calcext:value-type="float">
            <text:p>4233.73</text:p>
          </table:table-cell>
          <table:table-cell table:style-name="ce6" office:value-type="float" office:value="1336.09157623773" calcext:value-type="float">
            <text:p>1336.09</text:p>
          </table:table-cell>
          <table:table-cell table:style-name="ce6" office:value-type="float" office:value="241.52975" calcext:value-type="float">
            <text:p>241.53</text:p>
          </table:table-cell>
          <table:table-cell table:style-name="ce6" office:value-type="float" office:value="7.6166457728417" calcext:value-type="float">
            <text:p>7.62</text:p>
          </table:table-cell>
          <table:table-cell table:style-name="ce6" office:value-type="float" office:value="1289.07" calcext:value-type="float">
            <text:p>1289.07</text:p>
          </table:table-cell>
          <table:table-cell table:style-name="ce6" office:value-type="float" office:value="813.41715" calcext:value-type="float">
            <text:p>813.42</text:p>
          </table:table-cell>
          <table:table-cell table:style-name="ce6" office:value-type="float" office:value="42.6323924983599" calcext:value-type="float">
            <text:p>42.63</text:p>
          </table:table-cell>
          <table:table-cell table:style-name="ce6" office:value-type="float" office:value="744.147" calcext:value-type="float">
            <text:p>744.15</text:p>
          </table:table-cell>
          <table:table-cell table:style-name="ce6" office:value-type="float" office:value="914.923" calcext:value-type="float">
            <text:p>914.92</text:p>
          </table:table-cell>
          <table:table-cell table:style-name="ce6" table:formula="of:=([.J53]-[.K53])/[.J53]*100" office:value-type="float" office:value="36.8989154972189" calcext:value-type="float">
            <text:p>36.90</text:p>
          </table:table-cell>
          <table:table-cell table:style-name="ce6" table:formula="of:=([.J53]-[.M53])/[.J53]*100" office:value-type="float" office:value="42.2725685959645" calcext:value-type="float">
            <text:p>42.27</text:p>
          </table:table-cell>
          <table:table-cell table:style-name="ce6" office:value-type="float" office:value="2423.3975" calcext:value-type="float">
            <text:p>2423.40</text:p>
          </table:table-cell>
          <table:table-cell table:style-name="ce6" office:value-type="float" office:value="120.22770977892" calcext:value-type="float">
            <text:p>120.23</text:p>
          </table:table-cell>
          <table:table-cell table:style-name="ce6" office:value-type="float" office:value="11.0921805" calcext:value-type="float">
            <text:p>11.09</text:p>
          </table:table-cell>
          <table:table-cell table:style-name="ce6" office:value-type="float" office:value="11.669665319731" calcext:value-type="float">
            <text:p>11.67</text:p>
          </table:table-cell>
          <table:table-cell table:style-name="ce6" office:value-type="float" office:value="5.7608745" calcext:value-type="float">
            <text:p>5.76</text:p>
          </table:table-cell>
          <table:table-cell table:style-name="ce6" office:value-type="float" office:value="5.50501503601606" calcext:value-type="float">
            <text:p>5.51</text:p>
          </table:table-cell>
        </table:table-row>
        <table:table-row table:style-name="ro1">
          <table:table-cell table:style-name="ce2" office:value-type="string" calcext:value-type="string">
            <text:p>E8</text:p>
          </table:table-cell>
          <table:table-cell table:style-name="ce6" office:value-type="float" office:value="516.45" calcext:value-type="float">
            <text:p>516.45</text:p>
          </table:table-cell>
          <table:table-cell table:style-name="ce6" office:value-type="float" office:value="179.04203417075" calcext:value-type="float">
            <text:p>179.04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1078" calcext:value-type="float">
            <text:p>1078</text:p>
          </table:table-cell>
          <table:table-cell table:style-name="ce6" office:value-type="float" office:value="4619.1655" calcext:value-type="float">
            <text:p>4619.17</text:p>
          </table:table-cell>
          <table:table-cell table:style-name="ce6" office:value-type="float" office:value="1462.19990550099" calcext:value-type="float">
            <text:p>1462.20</text:p>
          </table:table-cell>
          <table:table-cell table:style-name="ce6" office:value-type="float" office:value="234.80805" calcext:value-type="float">
            <text:p>234.81</text:p>
          </table:table-cell>
          <table:table-cell table:style-name="ce6" office:value-type="float" office:value="18.7006540118535" calcext:value-type="float">
            <text:p>18.70</text:p>
          </table:table-cell>
          <table:table-cell table:style-name="ce6" office:value-type="float" office:value="1483.75" calcext:value-type="float">
            <text:p>1483.75</text:p>
          </table:table-cell>
          <table:table-cell table:style-name="ce6" office:value-type="float" office:value="808.43515" calcext:value-type="float">
            <text:p>808.44</text:p>
          </table:table-cell>
          <table:table-cell table:style-name="ce6" office:value-type="float" office:value="30.0494002467078" calcext:value-type="float">
            <text:p>30.05</text:p>
          </table:table-cell>
          <table:table-cell table:style-name="ce6" office:value-type="float" office:value="745.181" calcext:value-type="float">
            <text:p>745.18</text:p>
          </table:table-cell>
          <table:table-cell table:style-name="ce6" office:value-type="float" office:value="850.16" calcext:value-type="float">
            <text:p>850.16</text:p>
          </table:table-cell>
          <table:table-cell table:style-name="ce6" table:formula="of:=([.J54]-[.K54])/[.J54]*100" office:value-type="float" office:value="45.5140589721988" calcext:value-type="float">
            <text:p>45.51</text:p>
          </table:table-cell>
          <table:table-cell table:style-name="ce6" table:formula="of:=([.J54]-[.M54])/[.J54]*100" office:value-type="float" office:value="49.7771861836563" calcext:value-type="float">
            <text:p>49.78</text:p>
          </table:table-cell>
          <table:table-cell table:style-name="ce6" office:value-type="float" office:value="2396.1795" calcext:value-type="float">
            <text:p>2396.18</text:p>
          </table:table-cell>
          <table:table-cell table:style-name="ce6" office:value-type="float" office:value="83.0259023295235" calcext:value-type="float">
            <text:p>83.03</text:p>
          </table:table-cell>
          <table:table-cell table:style-name="ce6" office:value-type="float" office:value="20.0923805" calcext:value-type="float">
            <text:p>20.09</text:p>
          </table:table-cell>
          <table:table-cell table:style-name="ce6" office:value-type="float" office:value="15.6464250891729" calcext:value-type="float">
            <text:p>15.65</text:p>
          </table:table-cell>
          <table:table-cell table:style-name="ce6" office:value-type="float" office:value="9.0330655" calcext:value-type="float">
            <text:p>9.03</text:p>
          </table:table-cell>
          <table:table-cell table:style-name="ce6" office:value-type="float" office:value="5.66472283186916" calcext:value-type="float">
            <text:p>5.66</text:p>
          </table:table-cell>
        </table:table-row>
        <table:table-row table:style-name="ro1">
          <table:table-cell table:style-name="ce2" office:value-type="string" calcext:value-type="string">
            <text:p>E9</text:p>
          </table:table-cell>
          <table:table-cell table:style-name="ce6" office:value-type="float" office:value="509.25" calcext:value-type="float">
            <text:p>509.25</text:p>
          </table:table-cell>
          <table:table-cell table:style-name="ce6" office:value-type="float" office:value="161.554577709662" calcext:value-type="float">
            <text:p>161.5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863" calcext:value-type="float">
            <text:p>863</text:p>
          </table:table-cell>
          <table:table-cell table:style-name="ce6" office:value-type="float" office:value="4245.416" calcext:value-type="float">
            <text:p>4245.42</text:p>
          </table:table-cell>
          <table:table-cell table:style-name="ce6" office:value-type="float" office:value="1437.0567471028" calcext:value-type="float">
            <text:p>1437.06</text:p>
          </table:table-cell>
          <table:table-cell table:style-name="ce6" office:value-type="float" office:value="225.226" calcext:value-type="float">
            <text:p>225.23</text:p>
          </table:table-cell>
          <table:table-cell table:style-name="ce6" office:value-type="float" office:value="15.5077400878264" calcext:value-type="float">
            <text:p>15.51</text:p>
          </table:table-cell>
          <table:table-cell table:style-name="ce6" office:value-type="float" office:value="1683.32" calcext:value-type="float">
            <text:p>1683.32</text:p>
          </table:table-cell>
          <table:table-cell table:style-name="ce6" office:value-type="float" office:value="1011.1291" calcext:value-type="float">
            <text:p>1011.13</text:p>
          </table:table-cell>
          <table:table-cell table:style-name="ce6" office:value-type="float" office:value="49.5205458040026" calcext:value-type="float">
            <text:p>49.52</text:p>
          </table:table-cell>
          <table:table-cell table:style-name="ce6" office:value-type="float" office:value="926.383" calcext:value-type="float">
            <text:p>926.38</text:p>
          </table:table-cell>
          <table:table-cell table:style-name="ce6" office:value-type="float" office:value="1113.88" calcext:value-type="float">
            <text:p>1113.88</text:p>
          </table:table-cell>
          <table:table-cell table:style-name="ce6" table:formula="of:=([.J55]-[.K55])/[.J55]*100" office:value-type="float" office:value="39.9324489698928" calcext:value-type="float">
            <text:p>39.93</text:p>
          </table:table-cell>
          <table:table-cell table:style-name="ce6" table:formula="of:=([.J55]-[.M55])/[.J55]*100" office:value-type="float" office:value="44.9669106289951" calcext:value-type="float">
            <text:p>44.97</text:p>
          </table:table-cell>
          <table:table-cell table:style-name="ce6" office:value-type="float" office:value="3015.9785" calcext:value-type="float">
            <text:p>3015.98</text:p>
          </table:table-cell>
          <table:table-cell table:style-name="ce6" office:value-type="float" office:value="143.929813972864" calcext:value-type="float">
            <text:p>143.93</text:p>
          </table:table-cell>
          <table:table-cell table:style-name="ce6" office:value-type="float" office:value="11.738998" calcext:value-type="float">
            <text:p>11.74</text:p>
          </table:table-cell>
          <table:table-cell table:style-name="ce6" office:value-type="float" office:value="15.5814620486183" calcext:value-type="float">
            <text:p>15.58</text:p>
          </table:table-cell>
          <table:table-cell table:style-name="ce6" office:value-type="float" office:value="5.670681" calcext:value-type="float">
            <text:p>5.67</text:p>
          </table:table-cell>
          <table:table-cell table:style-name="ce6" office:value-type="float" office:value="6.79647995391647" calcext:value-type="float">
            <text:p>6.80</text:p>
          </table:table-cell>
        </table:table-row>
        <table:table-row table:style-name="ro1">
          <table:table-cell table:style-name="ce2" office:value-type="string" calcext:value-type="string">
            <text:p>E10</text:p>
          </table:table-cell>
          <table:table-cell table:style-name="ce6" office:value-type="float" office:value="502.8" calcext:value-type="float">
            <text:p>502.80</text:p>
          </table:table-cell>
          <table:table-cell table:style-name="ce6" office:value-type="float" office:value="120.490488814416" calcext:value-type="float">
            <text:p>120.49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756" calcext:value-type="float">
            <text:p>756</text:p>
          </table:table-cell>
          <table:table-cell table:style-name="ce6" office:value-type="float" office:value="4984.2795" calcext:value-type="float">
            <text:p>4984.28</text:p>
          </table:table-cell>
          <table:table-cell table:style-name="ce6" office:value-type="float" office:value="1363.5326930845" calcext:value-type="float">
            <text:p>1363.53</text:p>
          </table:table-cell>
          <table:table-cell table:style-name="ce6" office:value-type="float" office:value="237.02305" calcext:value-type="float">
            <text:p>237.02</text:p>
          </table:table-cell>
          <table:table-cell table:style-name="ce6" office:value-type="float" office:value="19.6430217031125" calcext:value-type="float">
            <text:p>19.64</text:p>
          </table:table-cell>
          <table:table-cell table:style-name="ce6" office:value-type="float" office:value="2114.08" calcext:value-type="float">
            <text:p>2114.08</text:p>
          </table:table-cell>
          <table:table-cell table:style-name="ce6" office:value-type="float" office:value="931.43645" calcext:value-type="float">
            <text:p>931.44</text:p>
          </table:table-cell>
          <table:table-cell table:style-name="ce6" office:value-type="float" office:value="35.0609206479462" calcext:value-type="float">
            <text:p>35.06</text:p>
          </table:table-cell>
          <table:table-cell table:style-name="ce6" office:value-type="float" office:value="874.511" calcext:value-type="float">
            <text:p>874.51</text:p>
          </table:table-cell>
          <table:table-cell table:style-name="ce6" office:value-type="float" office:value="1014.5" calcext:value-type="float">
            <text:p>1014.50</text:p>
          </table:table-cell>
          <table:table-cell table:style-name="ce6" table:formula="of:=([.J56]-[.K56])/[.J56]*100" office:value-type="float" office:value="55.9412865170665" calcext:value-type="float">
            <text:p>55.94</text:p>
          </table:table-cell>
          <table:table-cell table:style-name="ce6" table:formula="of:=([.J56]-[.M56])/[.J56]*100" office:value-type="float" office:value="58.6339684401726" calcext:value-type="float">
            <text:p>58.63</text:p>
          </table:table-cell>
          <table:table-cell table:style-name="ce6" office:value-type="float" office:value="2753.9855" calcext:value-type="float">
            <text:p>2753.99</text:p>
          </table:table-cell>
          <table:table-cell table:style-name="ce6" office:value-type="float" office:value="100.243739979113" calcext:value-type="float">
            <text:p>100.24</text:p>
          </table:table-cell>
          <table:table-cell table:style-name="ce6" office:value-type="float" office:value="28.917431" calcext:value-type="float">
            <text:p>28.92</text:p>
          </table:table-cell>
          <table:table-cell table:style-name="ce6" office:value-type="float" office:value="26.757768103539" calcext:value-type="float">
            <text:p>26.76</text:p>
          </table:table-cell>
          <table:table-cell table:style-name="ce6" office:value-type="float" office:value="11.4061265" calcext:value-type="float">
            <text:p>11.41</text:p>
          </table:table-cell>
          <table:table-cell table:style-name="ce6" office:value-type="float" office:value="9.36164766380041" calcext:value-type="float">
            <text:p>9.36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table:formula="of:=AVERAGE([.B47:.B56])" office:value-type="float" office:value="485.61" calcext:value-type="float">
            <text:p>485.61</text:p>
          </table:table-cell>
          <table:table-cell table:style-name="ce7" table:formula="of:=AVERAGE([.C47:.C56])" office:value-type="float" office:value="145.275612328328" calcext:value-type="float">
            <text:p>145.28</text:p>
          </table:table-cell>
          <table:table-cell table:style-name="ce7" table:formula="of:=AVERAGE([.D47:.D56])" office:value-type="float" office:value="257.7" calcext:value-type="float">
            <text:p>257.70</text:p>
          </table:table-cell>
          <table:table-cell table:style-name="ce7" table:formula="of:=AVERAGE([.E47:.E56])" office:value-type="float" office:value="794.2" calcext:value-type="float">
            <text:p>794.20</text:p>
          </table:table-cell>
          <table:table-cell table:style-name="ce7" table:formula="of:=AVERAGE([.F47:.F56])" office:value-type="float" office:value="4643.8307" calcext:value-type="float">
            <text:p>4643.83</text:p>
          </table:table-cell>
          <table:table-cell table:style-name="ce7" table:formula="of:=AVERAGE([.G47:.G56])" office:value-type="float" office:value="1446.7015266209" calcext:value-type="float">
            <text:p>1446.70</text:p>
          </table:table-cell>
          <table:table-cell table:style-name="ce7" table:formula="of:=AVERAGE([.H47:.H56])" office:value-type="float" office:value="235.50121" calcext:value-type="float">
            <text:p>235.50</text:p>
          </table:table-cell>
          <table:table-cell table:style-name="ce7" table:formula="of:=AVERAGE([.I47:.I56])" office:value-type="float" office:value="15.4707521977389" calcext:value-type="float">
            <text:p>15.47</text:p>
          </table:table-cell>
          <table:table-cell table:style-name="ce7" table:formula="of:=AVERAGE([.J47:.J56])" office:value-type="float" office:value="1856.642" calcext:value-type="float">
            <text:p>1856.64</text:p>
          </table:table-cell>
          <table:table-cell table:style-name="ce7" table:formula="of:=AVERAGE([.K47:.K56])" office:value-type="float" office:value="937.03995" calcext:value-type="float">
            <text:p>937.04</text:p>
          </table:table-cell>
          <table:table-cell table:style-name="ce7" table:formula="of:=AVERAGE([.L47:.L56])" office:value-type="float" office:value="48.7999035352606" calcext:value-type="float">
            <text:p>48.80</text:p>
          </table:table-cell>
          <table:table-cell table:style-name="ce7" table:formula="of:=AVERAGE([.M47:.M56])" office:value-type="float" office:value="863.7403" calcext:value-type="float">
            <text:p>863.74</text:p>
          </table:table-cell>
          <table:table-cell table:style-name="ce7" table:formula="of:=AVERAGE([.N47:.N56])" office:value-type="float" office:value="1049.7074" calcext:value-type="float">
            <text:p>1049.71</text:p>
          </table:table-cell>
          <table:table-cell table:style-name="ce7" table:formula="of:=AVERAGE([.O47:.O56])" office:value-type="float" office:value="47.4851333590063" calcext:value-type="float">
            <text:p>47.49</text:p>
          </table:table-cell>
          <table:table-cell table:style-name="ce7" table:formula="of:=AVERAGE([.P47:.P56])" office:value-type="float" office:value="51.5698519988758" calcext:value-type="float">
            <text:p>51.57</text:p>
          </table:table-cell>
          <table:table-cell table:style-name="ce7" table:formula="of:=AVERAGE([.Q47:.Q56])" office:value-type="float" office:value="2645.273" calcext:value-type="float">
            <text:p>2645.27</text:p>
          </table:table-cell>
          <table:table-cell table:style-name="ce7" table:formula="of:=AVERAGE([.R47:.R56])" office:value-type="float" office:value="124.637621896688" calcext:value-type="float">
            <text:p>124.64</text:p>
          </table:table-cell>
          <table:table-cell table:style-name="ce7" table:formula="of:=AVERAGE([.S47:.S56])" office:value-type="float" office:value="135.410211211947" calcext:value-type="float">
            <text:p>135.41</text:p>
          </table:table-cell>
          <table:table-cell table:style-name="ce7" table:formula="of:=AVERAGE([.T47:.T56])" office:value-type="float" office:value="47.6152898218661" calcext:value-type="float">
            <text:p>47.62</text:p>
          </table:table-cell>
          <table:table-cell table:style-name="ce7" table:formula="of:=AVERAGE([.U47:.U56])" office:value-type="float" office:value="30.4363085619468" calcext:value-type="float">
            <text:p>30.44</text:p>
          </table:table-cell>
          <table:table-cell table:style-name="ce7" table:formula="of:=AVERAGE([.V47:.V56])" office:value-type="float" office:value="8.68910753037205" calcext:value-type="float">
            <text:p>8.69</text:p>
          </table:table-cell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6" office:value-type="float" office:value="300.65" calcext:value-type="float">
            <text:p>300.65</text:p>
          </table:table-cell>
          <table:table-cell table:style-name="ce6" office:value-type="float" office:value="162.347669491969" calcext:value-type="float">
            <text:p>162.3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817" calcext:value-type="float">
            <text:p>817</text:p>
          </table:table-cell>
          <table:table-cell table:style-name="ce6" office:value-type="float" office:value="8033.759" calcext:value-type="float">
            <text:p>8033.76</text:p>
          </table:table-cell>
          <table:table-cell table:style-name="ce6" office:value-type="float" office:value="4341.77185660162" calcext:value-type="float">
            <text:p>4341.77</text:p>
          </table:table-cell>
          <table:table-cell table:style-name="ce6" office:value-type="float" office:value="677.5341" calcext:value-type="float">
            <text:p>677.53</text:p>
          </table:table-cell>
          <table:table-cell table:style-name="ce6" office:value-type="float" office:value="6.42995970274677" calcext:value-type="float">
            <text:p>6.43</text:p>
          </table:table-cell>
          <table:table-cell table:style-name="ce6" office:value-type="float" office:value="2744.7" calcext:value-type="float">
            <text:p>2744.70</text:p>
          </table:table-cell>
          <table:table-cell table:style-name="ce6" office:value-type="float" office:value="2681.112" calcext:value-type="float">
            <text:p>2681.11</text:p>
          </table:table-cell>
          <table:table-cell table:style-name="ce6" office:value-type="float" office:value="63.8503059053794" calcext:value-type="float">
            <text:p>63.85</text:p>
          </table:table-cell>
          <table:table-cell table:style-name="ce6" office:value-type="float" office:value="2557.06" calcext:value-type="float">
            <text:p>2557.06</text:p>
          </table:table-cell>
          <table:table-cell table:style-name="ce6" office:value-type="float" office:value="2737.77" calcext:value-type="float">
            <text:p>2737.77</text:p>
          </table:table-cell>
          <table:table-cell table:style-name="ce6" table:formula="of:=([.J58]-[.K58])/[.J58]*100" office:value-type="float" office:value="2.31675592960978" calcext:value-type="float">
            <text:p>2.32</text:p>
          </table:table-cell>
          <table:table-cell table:style-name="ce6" table:formula="of:=([.J58]-[.M58])/[.J58]*100" office:value-type="float" office:value="6.83644842787918" calcext:value-type="float">
            <text:p>6.84</text:p>
          </table:table-cell>
          <table:table-cell table:style-name="ce6" office:value-type="float" office:value="7686.5465" calcext:value-type="float">
            <text:p>7686.55</text:p>
          </table:table-cell>
          <table:table-cell table:style-name="ce6" office:value-type="float" office:value="65.3237921736589" calcext:value-type="float">
            <text:p>65.32</text:p>
          </table:table-cell>
          <table:table-cell table:style-name="ce6" office:value-type="float" office:value="298.895685" calcext:value-type="float">
            <text:p>298.90</text:p>
          </table:table-cell>
          <table:table-cell table:style-name="ce6" office:value-type="float" office:value="129.012487036208" calcext:value-type="float">
            <text:p>129.01</text:p>
          </table:table-cell>
          <table:table-cell table:style-name="ce6" office:value-type="float" office:value="57.89713" calcext:value-type="float">
            <text:p>57.90</text:p>
          </table:table-cell>
          <table:table-cell table:style-name="ce6" office:value-type="float" office:value="15.195291096919" calcext:value-type="float">
            <text:p>15.20</text:p>
          </table:table-cell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6" office:value-type="float" office:value="196.35" calcext:value-type="float">
            <text:p>196.35</text:p>
          </table:table-cell>
          <table:table-cell table:style-name="ce6" office:value-type="float" office:value="158.662593011247" calcext:value-type="float">
            <text:p>158.6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21" calcext:value-type="float">
            <text:p>621</text:p>
          </table:table-cell>
          <table:table-cell table:style-name="ce6" office:value-type="float" office:value="5212.4975" calcext:value-type="float">
            <text:p>5212.50</text:p>
          </table:table-cell>
          <table:table-cell table:style-name="ce6" office:value-type="float" office:value="4206.8652655778" calcext:value-type="float">
            <text:p>4206.87</text:p>
          </table:table-cell>
          <table:table-cell table:style-name="ce6" office:value-type="float" office:value="704.39265" calcext:value-type="float">
            <text:p>704.39</text:p>
          </table:table-cell>
          <table:table-cell table:style-name="ce6" office:value-type="float" office:value="5.7339619652053" calcext:value-type="float">
            <text:p>5.73</text:p>
          </table:table-cell>
          <table:table-cell table:style-name="ce6" office:value-type="float" office:value="2648.03" calcext:value-type="float">
            <text:p>2648.03</text:p>
          </table:table-cell>
          <table:table-cell table:style-name="ce6" office:value-type="float" office:value="2628.7515" calcext:value-type="float">
            <text:p>2628.75</text:p>
          </table:table-cell>
          <table:table-cell table:style-name="ce6" office:value-type="float" office:value="30.4276925937369" calcext:value-type="float">
            <text:p>30.43</text:p>
          </table:table-cell>
          <table:table-cell table:style-name="ce6" office:value-type="float" office:value="2544.32" calcext:value-type="float">
            <text:p>2544.32</text:p>
          </table:table-cell>
          <table:table-cell table:style-name="ce6" office:value-type="float" office:value="2648.03" calcext:value-type="float">
            <text:p>2648.03</text:p>
          </table:table-cell>
          <table:table-cell table:style-name="ce6" table:formula="of:=([.J59]-[.K59])/[.J59]*100" office:value-type="float" office:value="0.728031782117285" calcext:value-type="float">
            <text:p>0.73</text:p>
          </table:table-cell>
          <table:table-cell table:style-name="ce6" table:formula="of:=([.J59]-[.M59])/[.J59]*100" office:value-type="float" office:value="3.91649641431555" calcext:value-type="float">
            <text:p>3.92</text:p>
          </table:table-cell>
          <table:table-cell table:style-name="ce6" office:value-type="float" office:value="7879.3475" calcext:value-type="float">
            <text:p>7879.35</text:p>
          </table:table-cell>
          <table:table-cell table:style-name="ce6" office:value-type="float" office:value="93.9649017270755" calcext:value-type="float">
            <text:p>93.96</text:p>
          </table:table-cell>
          <table:table-cell table:style-name="ce6" office:value-type="float" office:value="3.644287" calcext:value-type="float">
            <text:p>3.64</text:p>
          </table:table-cell>
          <table:table-cell table:style-name="ce6" office:value-type="float" office:value="7.53535128685773" calcext:value-type="float">
            <text:p>7.54</text:p>
          </table:table-cell>
          <table:table-cell table:style-name="ce6" office:value-type="float" office:value="3.265011" calcext:value-type="float">
            <text:p>3.27</text:p>
          </table:table-cell>
          <table:table-cell table:style-name="ce6" office:value-type="float" office:value="7.40901947472268" calcext:value-type="float">
            <text:p>7.41</text:p>
          </table:table-cell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6" office:value-type="float" office:value="237.15" calcext:value-type="float">
            <text:p>237.15</text:p>
          </table:table-cell>
          <table:table-cell table:style-name="ce6" office:value-type="float" office:value="117.564439217057" calcext:value-type="float">
            <text:p>117.5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23" calcext:value-type="float">
            <text:p>623</text:p>
          </table:table-cell>
          <table:table-cell table:style-name="ce6" office:value-type="float" office:value="6323.5285" calcext:value-type="float">
            <text:p>6323.53</text:p>
          </table:table-cell>
          <table:table-cell table:style-name="ce6" office:value-type="float" office:value="3107.80329892569" calcext:value-type="float">
            <text:p>3107.80</text:p>
          </table:table-cell>
          <table:table-cell table:style-name="ce6" office:value-type="float" office:value="682.3244" calcext:value-type="float">
            <text:p>682.32</text:p>
          </table:table-cell>
          <table:table-cell table:style-name="ce6" office:value-type="float" office:value="6.01145866701777" calcext:value-type="float">
            <text:p>6.01</text:p>
          </table:table-cell>
          <table:table-cell table:style-name="ce6" office:value-type="float" office:value="2499.23" calcext:value-type="float">
            <text:p>2499.23</text:p>
          </table:table-cell>
          <table:table-cell table:style-name="ce6" office:value-type="float" office:value="2473.7705" calcext:value-type="float">
            <text:p>2473.77</text:p>
          </table:table-cell>
          <table:table-cell table:style-name="ce6" office:value-type="float" office:value="16.1022363517095" calcext:value-type="float">
            <text:p>16.10</text:p>
          </table:table-cell>
          <table:table-cell table:style-name="ce6" office:value-type="float" office:value="2433.87" calcext:value-type="float">
            <text:p>2433.87</text:p>
          </table:table-cell>
          <table:table-cell table:style-name="ce6" office:value-type="float" office:value="2499.23" calcext:value-type="float">
            <text:p>2499.23</text:p>
          </table:table-cell>
          <table:table-cell table:style-name="ce6" table:formula="of:=([.J60]-[.K60])/[.J60]*100" office:value-type="float" office:value="1.01869375767736" calcext:value-type="float">
            <text:p>1.02</text:p>
          </table:table-cell>
          <table:table-cell table:style-name="ce6" table:formula="of:=([.J60]-[.M60])/[.J60]*100" office:value-type="float" office:value="2.61520548328886" calcext:value-type="float">
            <text:p>2.62</text:p>
          </table:table-cell>
          <table:table-cell table:style-name="ce6" office:value-type="float" office:value="7295.453" calcext:value-type="float">
            <text:p>7295.45</text:p>
          </table:table-cell>
          <table:table-cell table:style-name="ce6" office:value-type="float" office:value="41.5999017078798" calcext:value-type="float">
            <text:p>41.60</text:p>
          </table:table-cell>
          <table:table-cell table:style-name="ce6" office:value-type="float" office:value="98.85181" calcext:value-type="float">
            <text:p>98.85</text:p>
          </table:table-cell>
          <table:table-cell table:style-name="ce6" office:value-type="float" office:value="19.3960482748121" calcext:value-type="float">
            <text:p>19.40</text:p>
          </table:table-cell>
          <table:table-cell table:style-name="ce6" office:value-type="float" office:value="27.00983" calcext:value-type="float">
            <text:p>27.01</text:p>
          </table:table-cell>
          <table:table-cell table:style-name="ce6" office:value-type="float" office:value="1.99163943685122" calcext:value-type="float">
            <text:p>1.99</text:p>
          </table:table-cell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6" office:value-type="float" office:value="115.95" calcext:value-type="float">
            <text:p>115.95</text:p>
          </table:table-cell>
          <table:table-cell table:style-name="ce6" office:value-type="float" office:value="27.3119888847756" calcext:value-type="float">
            <text:p>27.3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3147.0695" calcext:value-type="float">
            <text:p>3147.07</text:p>
          </table:table-cell>
          <table:table-cell table:style-name="ce6" office:value-type="float" office:value="736.885071517976" calcext:value-type="float">
            <text:p>736.89</text:p>
          </table:table-cell>
          <table:table-cell table:style-name="ce6" office:value-type="float" office:value="760.77255" calcext:value-type="float">
            <text:p>760.77</text:p>
          </table:table-cell>
          <table:table-cell table:style-name="ce6" office:value-type="float" office:value="8.03937368911024" calcext:value-type="float">
            <text:p>8.04</text:p>
          </table:table-cell>
          <table:table-cell table:style-name="ce6" office:value-type="float" office:value="2127.2" calcext:value-type="float">
            <text:p>2127.20</text:p>
          </table:table-cell>
          <table:table-cell table:style-name="ce6" office:value-type="float" office:value="2125.393" calcext:value-type="float">
            <text:p>2125.39</text:p>
          </table:table-cell>
          <table:table-cell table:style-name="ce6" office:value-type="float" office:value="3.77223108629629" calcext:value-type="float">
            <text:p>3.77</text:p>
          </table:table-cell>
          <table:table-cell table:style-name="ce6" office:value-type="float" office:value="2116.8" calcext:value-type="float">
            <text:p>2116.80</text:p>
          </table:table-cell>
          <table:table-cell table:style-name="ce6" office:value-type="float" office:value="2127.2" calcext:value-type="float">
            <text:p>2127.20</text:p>
          </table:table-cell>
          <table:table-cell table:style-name="ce6" table:formula="of:=([.J61]-[.K61])/[.J61]*100" office:value-type="float" office:value="0.0849473486272936" calcext:value-type="float">
            <text:p>0.08</text:p>
          </table:table-cell>
          <table:table-cell table:style-name="ce6" table:formula="of:=([.J61]-[.M61])/[.J61]*100" office:value-type="float" office:value="0.488905603610363" calcext:value-type="float">
            <text:p>0.49</text:p>
          </table:table-cell>
          <table:table-cell table:style-name="ce6" office:value-type="float" office:value="6375.2495" calcext:value-type="float">
            <text:p>6375.25</text:p>
          </table:table-cell>
          <table:table-cell table:style-name="ce6" office:value-type="float" office:value="13.5715447187352" calcext:value-type="float">
            <text:p>13.57</text:p>
          </table:table-cell>
          <table:table-cell table:style-name="ce6" office:value-type="float" office:value="0.467586" calcext:value-type="float">
            <text:p>0.47</text:p>
          </table:table-cell>
          <table:table-cell table:style-name="ce6" office:value-type="float" office:value="1.14199323218752" calcext:value-type="float">
            <text:p>1.14</text:p>
          </table:table-cell>
          <table:table-cell table:style-name="ce6" office:value-type="float" office:value="0.467586" calcext:value-type="float">
            <text:p>0.47</text:p>
          </table:table-cell>
          <table:table-cell table:style-name="ce6" office:value-type="float" office:value="1.14199323218752" calcext:value-type="float">
            <text:p>1.14</text:p>
          </table:table-cell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6" office:value-type="float" office:value="106.95" calcext:value-type="float">
            <text:p>106.95</text:p>
          </table:table-cell>
          <table:table-cell table:style-name="ce6" office:value-type="float" office:value="26.6092089322475" calcext:value-type="float">
            <text:p>26.6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20" calcext:value-type="float">
            <text:p>220</text:p>
          </table:table-cell>
          <table:table-cell table:style-name="ce6" office:value-type="float" office:value="2971.4005" calcext:value-type="float">
            <text:p>2971.40</text:p>
          </table:table-cell>
          <table:table-cell table:style-name="ce6" office:value-type="float" office:value="727.3644331961" calcext:value-type="float">
            <text:p>727.36</text:p>
          </table:table-cell>
          <table:table-cell table:style-name="ce6" office:value-type="float" office:value="755.24345" calcext:value-type="float">
            <text:p>755.24</text:p>
          </table:table-cell>
          <table:table-cell table:style-name="ce6" office:value-type="float" office:value="10.2991171337261" calcext:value-type="float">
            <text:p>10.30</text:p>
          </table:table-cell>
          <table:table-cell table:style-name="ce6" office:value-type="float" office:value="2698.74" calcext:value-type="float">
            <text:p>2698.74</text:p>
          </table:table-cell>
          <table:table-cell table:style-name="ce6" office:value-type="float" office:value="2697.287" calcext:value-type="float">
            <text:p>2697.29</text:p>
          </table:table-cell>
          <table:table-cell table:style-name="ce6" office:value-type="float" office:value="6.49801354261438" calcext:value-type="float">
            <text:p>6.50</text:p>
          </table:table-cell>
          <table:table-cell table:style-name="ce6" office:value-type="float" office:value="2669.68" calcext:value-type="float">
            <text:p>2669.68</text:p>
          </table:table-cell>
          <table:table-cell table:style-name="ce6" office:value-type="float" office:value="2698.74" calcext:value-type="float">
            <text:p>2698.74</text:p>
          </table:table-cell>
          <table:table-cell table:style-name="ce6" table:formula="of:=([.J62]-[.K62])/[.J62]*100" office:value-type="float" office:value="0.0538399401202033" calcext:value-type="float">
            <text:p>0.05</text:p>
          </table:table-cell>
          <table:table-cell table:style-name="ce6" table:formula="of:=([.J62]-[.M62])/[.J62]*100" office:value-type="float" office:value="1.07679880240408" calcext:value-type="float">
            <text:p>1.08</text:p>
          </table:table-cell>
          <table:table-cell table:style-name="ce6" office:value-type="float" office:value="8087.4535" calcext:value-type="float">
            <text:p>8087.45</text:p>
          </table:table-cell>
          <table:table-cell table:style-name="ce6" office:value-type="float" office:value="39.2049798495038" calcext:value-type="float">
            <text:p>39.20</text:p>
          </table:table-cell>
          <table:table-cell table:style-name="ce6" office:value-type="float" office:value="3.391975" calcext:value-type="float">
            <text:p>3.39</text:p>
          </table:table-cell>
          <table:table-cell table:style-name="ce6" office:value-type="float" office:value="15.1693733559597" calcext:value-type="float">
            <text:p>15.17</text:p>
          </table:table-cell>
          <table:table-cell table:style-name="ce6" office:value-type="float" office:value="1.015095" calcext:value-type="float">
            <text:p>1.02</text:p>
          </table:table-cell>
          <table:table-cell table:style-name="ce6" office:value-type="float" office:value="4.5396428472403" calcext:value-type="float">
            <text:p>4.54</text:p>
          </table:table-cell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6" office:value-type="float" office:value="439.25" calcext:value-type="float">
            <text:p>439.25</text:p>
          </table:table-cell>
          <table:table-cell table:style-name="ce6" office:value-type="float" office:value="193.730109335534" calcext:value-type="float">
            <text:p>193.73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854" calcext:value-type="float">
            <text:p>854</text:p>
          </table:table-cell>
          <table:table-cell table:style-name="ce6" office:value-type="float" office:value="11475.7575" calcext:value-type="float">
            <text:p>11475.76</text:p>
          </table:table-cell>
          <table:table-cell table:style-name="ce6" office:value-type="float" office:value="5021.52297036192" calcext:value-type="float">
            <text:p>5021.52</text:p>
          </table:table-cell>
          <table:table-cell table:style-name="ce6" office:value-type="float" office:value="621.362" calcext:value-type="float">
            <text:p>621.36</text:p>
          </table:table-cell>
          <table:table-cell table:style-name="ce6" office:value-type="float" office:value="4.14084959500113" calcext:value-type="float">
            <text:p>4.14</text:p>
          </table:table-cell>
          <table:table-cell table:style-name="ce6" office:value-type="float" office:value="2609.83" calcext:value-type="float">
            <text:p>2609.83</text:p>
          </table:table-cell>
          <table:table-cell table:style-name="ce6" office:value-type="float" office:value="2504.507" calcext:value-type="float">
            <text:p>2504.51</text:p>
          </table:table-cell>
          <table:table-cell table:style-name="ce6" office:value-type="float" office:value="30.3356765992922" calcext:value-type="float">
            <text:p>30.34</text:p>
          </table:table-cell>
          <table:table-cell table:style-name="ce6" office:value-type="float" office:value="2455.95" calcext:value-type="float">
            <text:p>2455.95</text:p>
          </table:table-cell>
          <table:table-cell table:style-name="ce6" office:value-type="float" office:value="2555.52" calcext:value-type="float">
            <text:p>2555.52</text:p>
          </table:table-cell>
          <table:table-cell table:style-name="ce6" table:formula="of:=([.J63]-[.K63])/[.J63]*100" office:value-type="float" office:value="4.03562684159504" calcext:value-type="float">
            <text:p>4.04</text:p>
          </table:table-cell>
          <table:table-cell table:style-name="ce6" table:formula="of:=([.J63]-[.M63])/[.J63]*100" office:value-type="float" office:value="5.89616948230345" calcext:value-type="float">
            <text:p>5.90</text:p>
          </table:table-cell>
          <table:table-cell table:style-name="ce6" office:value-type="float" office:value="7471.4905" calcext:value-type="float">
            <text:p>7471.49</text:p>
          </table:table-cell>
          <table:table-cell table:style-name="ce6" office:value-type="float" office:value="93.4037742658467" calcext:value-type="float">
            <text:p>93.40</text:p>
          </table:table-cell>
          <table:table-cell table:style-name="ce6" office:value-type="float" office:value="30.852465" calcext:value-type="float">
            <text:p>30.85</text:p>
          </table:table-cell>
          <table:table-cell table:style-name="ce6" office:value-type="float" office:value="12.2156122909331" calcext:value-type="float">
            <text:p>12.22</text:p>
          </table:table-cell>
          <table:table-cell table:style-name="ce6" office:value-type="float" office:value="11.176669" calcext:value-type="float">
            <text:p>11.18</text:p>
          </table:table-cell>
          <table:table-cell table:style-name="ce6" office:value-type="float" office:value="8.95355462133389" calcext:value-type="float">
            <text:p>8.95</text:p>
          </table:table-cell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6" office:value-type="float" office:value="101" calcext:value-type="float">
            <text:p>101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2" office:value-type="float" office:value="101" calcext:value-type="float">
            <text:p>101</text:p>
          </table:table-cell>
          <table:table-cell table:style-name="ce6" office:value-type="float" office:value="2775.256" calcext:value-type="float">
            <text:p>2775.26</text:p>
          </table:table-cell>
          <table:table-cell table:style-name="ce6" office:value-type="float" office:value="27.6253633269748" calcext:value-type="float">
            <text:p>27.63</text:p>
          </table:table-cell>
          <table:table-cell table:style-name="ce6" office:value-type="float" office:value="802.0221" calcext:value-type="float">
            <text:p>802.02</text:p>
          </table:table-cell>
          <table:table-cell table:style-name="ce6" office:value-type="float" office:value="6.66041586262883" calcext:value-type="float">
            <text:p>6.66</text:p>
          </table:table-cell>
          <table:table-cell table:number-columns-repeated="2" table:style-name="ce6" office:value-type="float" office:value="2253.09" calcext:value-type="float">
            <text:p>2253.09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2253.09" calcext:value-type="float">
            <text:p>2253.09</text:p>
          </table:table-cell>
          <table:table-cell table:style-name="ce6" table:formula="of:=([.J64]-[.K64])/[.J64]*100" office:value-type="float" office:value="0" calcext:value-type="float">
            <text:p>0.00</text:p>
          </table:table-cell>
          <table:table-cell table:style-name="ce6" table:formula="of:=([.J64]-[.M64])/[.J64]*100" office:value-type="float" office:value="0" calcext:value-type="float">
            <text:p>0.00</text:p>
          </table:table-cell>
          <table:table-cell table:style-name="ce6" office:value-type="float" office:value="6759.26" calcext:value-type="float">
            <text:p>6759.26</text:p>
          </table:table-cell>
          <table:table-cell table:number-columns-repeated="5"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F8</text:p>
          </table:table-cell>
          <table:table-cell table:style-name="ce6" office:value-type="float" office:value="258.55" calcext:value-type="float">
            <text:p>258.55</text:p>
          </table:table-cell>
          <table:table-cell table:style-name="ce6" office:value-type="float" office:value="112.658998752874" calcext:value-type="float">
            <text:p>112.6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07" calcext:value-type="float">
            <text:p>507</text:p>
          </table:table-cell>
          <table:table-cell table:style-name="ce6" office:value-type="float" office:value="6890.165" calcext:value-type="float">
            <text:p>6890.17</text:p>
          </table:table-cell>
          <table:table-cell table:style-name="ce6" office:value-type="float" office:value="3002.73722768778" calcext:value-type="float">
            <text:p>3002.74</text:p>
          </table:table-cell>
          <table:table-cell table:style-name="ce6" office:value-type="float" office:value="676.20235" calcext:value-type="float">
            <text:p>676.20</text:p>
          </table:table-cell>
          <table:table-cell table:style-name="ce6" office:value-type="float" office:value="7.56897529931093" calcext:value-type="float">
            <text:p>7.57</text:p>
          </table:table-cell>
          <table:table-cell table:style-name="ce6" office:value-type="float" office:value="2412.15" calcext:value-type="float">
            <text:p>2412.15</text:p>
          </table:table-cell>
          <table:table-cell table:style-name="ce6" office:value-type="float" office:value="2374.638" calcext:value-type="float">
            <text:p>2374.64</text:p>
          </table:table-cell>
          <table:table-cell table:style-name="ce6" office:value-type="float" office:value="26.4956255773825" calcext:value-type="float">
            <text:p>26.50</text:p>
          </table:table-cell>
          <table:table-cell table:style-name="ce6" office:value-type="float" office:value="2321.96" calcext:value-type="float">
            <text:p>2321.96</text:p>
          </table:table-cell>
          <table:table-cell table:style-name="ce6" office:value-type="float" office:value="2412.15" calcext:value-type="float">
            <text:p>2412.15</text:p>
          </table:table-cell>
          <table:table-cell table:style-name="ce6" table:formula="of:=([.J65]-[.K65])/[.J65]*100" office:value-type="float" office:value="1.55512716870842" calcext:value-type="float">
            <text:p>1.56</text:p>
          </table:table-cell>
          <table:table-cell table:style-name="ce6" table:formula="of:=([.J65]-[.M65])/[.J65]*100" office:value-type="float" office:value="3.73898803971561" calcext:value-type="float">
            <text:p>3.74</text:p>
          </table:table-cell>
          <table:table-cell table:style-name="ce6" office:value-type="float" office:value="6904.519" calcext:value-type="float">
            <text:p>6904.52</text:p>
          </table:table-cell>
          <table:table-cell table:style-name="ce6" office:value-type="float" office:value="88.1496697847353" calcext:value-type="float">
            <text:p>88.15</text:p>
          </table:table-cell>
          <table:table-cell table:style-name="ce6" office:value-type="float" office:value="176.49255" calcext:value-type="float">
            <text:p>176.49</text:p>
          </table:table-cell>
          <table:table-cell table:style-name="ce6" office:value-type="float" office:value="39.6281394459131" calcext:value-type="float">
            <text:p>39.63</text:p>
          </table:table-cell>
          <table:table-cell table:style-name="ce6" office:value-type="float" office:value="42.900795" calcext:value-type="float">
            <text:p>42.90</text:p>
          </table:table-cell>
          <table:table-cell table:style-name="ce6" office:value-type="float" office:value="1.56684421368995" calcext:value-type="float">
            <text:p>1.57</text:p>
          </table:table-cell>
        </table:table-row>
        <table:table-row table:style-name="ro1">
          <table:table-cell table:style-name="ce2" office:value-type="string" calcext:value-type="string">
            <text:p>F9</text:p>
          </table:table-cell>
          <table:table-cell table:style-name="ce6" office:value-type="float" office:value="191.05" calcext:value-type="float">
            <text:p>191.05</text:p>
          </table:table-cell>
          <table:table-cell table:style-name="ce6" office:value-type="float" office:value="88.7826885686263" calcext:value-type="float">
            <text:p>88.78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69" calcext:value-type="float">
            <text:p>369</text:p>
          </table:table-cell>
          <table:table-cell table:style-name="ce6" office:value-type="float" office:value="5102.9245" calcext:value-type="float">
            <text:p>5102.92</text:p>
          </table:table-cell>
          <table:table-cell table:style-name="ce6" office:value-type="float" office:value="2362.00098682959" calcext:value-type="float">
            <text:p>2362.00</text:p>
          </table:table-cell>
          <table:table-cell table:style-name="ce6" office:value-type="float" office:value="708.72525" calcext:value-type="float">
            <text:p>708.73</text:p>
          </table:table-cell>
          <table:table-cell table:style-name="ce6" office:value-type="float" office:value="6.45701576724272" calcext:value-type="float">
            <text:p>6.46</text:p>
          </table:table-cell>
          <table:table-cell table:style-name="ce6" office:value-type="float" office:value="2539.7" calcext:value-type="float">
            <text:p>2539.70</text:p>
          </table:table-cell>
          <table:table-cell table:style-name="ce6" office:value-type="float" office:value="2529.0865" calcext:value-type="float">
            <text:p>2529.09</text:p>
          </table:table-cell>
          <table:table-cell table:style-name="ce6" office:value-type="float" office:value="8.81483455079524" calcext:value-type="float">
            <text:p>8.81</text:p>
          </table:table-cell>
          <table:table-cell table:style-name="ce6" office:value-type="float" office:value="2510.01" calcext:value-type="float">
            <text:p>2510.01</text:p>
          </table:table-cell>
          <table:table-cell table:style-name="ce6" office:value-type="float" office:value="2539.7" calcext:value-type="float">
            <text:p>2539.70</text:p>
          </table:table-cell>
          <table:table-cell table:style-name="ce6" table:formula="of:=([.J66]-[.K66])/[.J66]*100" office:value-type="float" office:value="0.417903689412133" calcext:value-type="float">
            <text:p>0.42</text:p>
          </table:table-cell>
          <table:table-cell table:style-name="ce6" table:formula="of:=([.J66]-[.M66])/[.J66]*100" office:value-type="float" office:value="1.16903571287946" calcext:value-type="float">
            <text:p>1.17</text:p>
          </table:table-cell>
          <table:table-cell table:style-name="ce6" office:value-type="float" office:value="7586.819" calcext:value-type="float">
            <text:p>7586.82</text:p>
          </table:table-cell>
          <table:table-cell table:style-name="ce6" office:value-type="float" office:value="27.5146636311776" calcext:value-type="float">
            <text:p>27.51</text:p>
          </table:table-cell>
          <table:table-cell table:style-name="ce6" office:value-type="float" office:value="0.2232125" calcext:value-type="float">
            <text:p>0.22</text:p>
          </table:table-cell>
          <table:table-cell table:style-name="ce6" office:value-type="float" office:value="0.998236646855344" calcext:value-type="float">
            <text:p>1.00</text:p>
          </table:table-cell>
          <table:table-cell table:style-name="ce6" office:value-type="float" office:value="0.2232125" calcext:value-type="float">
            <text:p>0.22</text:p>
          </table:table-cell>
          <table:table-cell table:style-name="ce6" office:value-type="float" office:value="0.998236646855344" calcext:value-type="float">
            <text:p>1.00</text:p>
          </table:table-cell>
        </table:table-row>
        <table:table-row table:style-name="ro1">
          <table:table-cell table:style-name="ce2" office:value-type="string" calcext:value-type="string">
            <text:p>F10</text:p>
          </table:table-cell>
          <table:table-cell table:style-name="ce6" office:value-type="float" office:value="110.85" calcext:value-type="float">
            <text:p>110.85</text:p>
          </table:table-cell>
          <table:table-cell table:style-name="ce6" office:value-type="float" office:value="25.5554608439638" calcext:value-type="float">
            <text:p>25.5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92" calcext:value-type="float">
            <text:p>192</text:p>
          </table:table-cell>
          <table:table-cell table:style-name="ce6" office:value-type="float" office:value="3079.5965" calcext:value-type="float">
            <text:p>3079.60</text:p>
          </table:table-cell>
          <table:table-cell table:style-name="ce6" office:value-type="float" office:value="720.679951991794" calcext:value-type="float">
            <text:p>720.68</text:p>
          </table:table-cell>
          <table:table-cell table:style-name="ce6" office:value-type="float" office:value="757.6154" calcext:value-type="float">
            <text:p>757.62</text:p>
          </table:table-cell>
          <table:table-cell table:style-name="ce6" office:value-type="float" office:value="8.9159706169382" calcext:value-type="float">
            <text:p>8.92</text:p>
          </table:table-cell>
          <table:table-cell table:style-name="ce6" office:value-type="float" office:value="2712.22" calcext:value-type="float">
            <text:p>2712.22</text:p>
          </table:table-cell>
          <table:table-cell table:style-name="ce6" office:value-type="float" office:value="2709.233" calcext:value-type="float">
            <text:p>2709.23</text:p>
          </table:table-cell>
          <table:table-cell table:style-name="ce6" office:value-type="float" office:value="7.74530900474258" calcext:value-type="float">
            <text:p>7.75</text:p>
          </table:table-cell>
          <table:table-cell table:style-name="ce6" office:value-type="float" office:value="2686.98" calcext:value-type="float">
            <text:p>2686.98</text:p>
          </table:table-cell>
          <table:table-cell table:style-name="ce6" office:value-type="float" office:value="2712.22" calcext:value-type="float">
            <text:p>2712.22</text:p>
          </table:table-cell>
          <table:table-cell table:style-name="ce6" table:formula="of:=([.J67]-[.K67])/[.J67]*100" office:value-type="float" office:value="0.110131184048478" calcext:value-type="float">
            <text:p>0.11</text:p>
          </table:table-cell>
          <table:table-cell table:style-name="ce6" table:formula="of:=([.J67]-[.M67])/[.J67]*100" office:value-type="float" office:value="0.930602974684936" calcext:value-type="float">
            <text:p>0.93</text:p>
          </table:table-cell>
          <table:table-cell table:style-name="ce6" office:value-type="float" office:value="7494.4315" calcext:value-type="float">
            <text:p>7494.43</text:p>
          </table:table-cell>
          <table:table-cell table:style-name="ce6" office:value-type="float" office:value="26.0214385853786" calcext:value-type="float">
            <text:p>26.02</text:p>
          </table:table-cell>
          <table:table-cell table:style-name="ce6" office:value-type="float" office:value="573.4752" calcext:value-type="float">
            <text:p>573.48</text:p>
          </table:table-cell>
          <table:table-cell table:style-name="ce6" office:value-type="float" office:value="10.7476296069608" calcext:value-type="float">
            <text:p>10.75</text:p>
          </table:table-cell>
          <table:table-cell table:style-name="ce6" office:value-type="float" office:value="59.786" calcext:value-type="float">
            <text:p>59.79</text:p>
          </table:table-cell>
          <table:table-cell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table:formula="of:=AVERAGE([.B58:.B67])" office:value-type="float" office:value="205.775" calcext:value-type="float">
            <text:p>205.78</text:p>
          </table:table-cell>
          <table:table-cell table:style-name="ce7" table:formula="of:=AVERAGE([.C58:.C67])" office:value-type="float" office:value="91.3223157038294" calcext:value-type="float">
            <text:p>91.32</text:p>
          </table:table-cell>
          <table:table-cell table:style-name="ce7" table:formula="of:=AVERAGE([.D58:.D67])" office:value-type="float" office:value="114.5" calcext:value-type="float">
            <text:p>114.50</text:p>
          </table:table-cell>
          <table:table-cell table:style-name="ce7" table:formula="of:=AVERAGE([.E58:.E67])" office:value-type="float" office:value="449.8" calcext:value-type="float">
            <text:p>449.80</text:p>
          </table:table-cell>
          <table:table-cell table:style-name="ce7" table:formula="of:=AVERAGE([.F58:.F67])" office:value-type="float" office:value="5501.19545" calcext:value-type="float">
            <text:p>5501.20</text:p>
          </table:table-cell>
          <table:table-cell table:style-name="ce7" table:formula="of:=AVERAGE([.G58:.G67])" office:value-type="float" office:value="2425.52564260172" calcext:value-type="float">
            <text:p>2425.53</text:p>
          </table:table-cell>
          <table:table-cell table:style-name="ce7" table:formula="of:=AVERAGE([.H58:.H67])" office:value-type="float" office:value="714.619425" calcext:value-type="float">
            <text:p>714.62</text:p>
          </table:table-cell>
          <table:table-cell table:style-name="ce7" table:formula="of:=AVERAGE([.I58:.I67])" office:value-type="float" office:value="7.0257098298928" calcext:value-type="float">
            <text:p>7.03</text:p>
          </table:table-cell>
          <table:table-cell table:style-name="ce7" table:formula="of:=AVERAGE([.J58:.J67])" office:value-type="float" office:value="2524.489" calcext:value-type="float">
            <text:p>2524.49</text:p>
          </table:table-cell>
          <table:table-cell table:style-name="ce7" table:formula="of:=AVERAGE([.K58:.K67])" office:value-type="float" office:value="2497.68685" calcext:value-type="float">
            <text:p>2497.69</text:p>
          </table:table-cell>
          <table:table-cell table:style-name="ce7" table:formula="of:=AVERAGE([.L58:.L67])" office:value-type="float" office:value="19.4041925211949" calcext:value-type="float">
            <text:p>19.40</text:p>
          </table:table-cell>
          <table:table-cell table:style-name="ce7" table:formula="of:=AVERAGE([.M58:.M67])" office:value-type="float" office:value="2454.972" calcext:value-type="float">
            <text:p>2454.97</text:p>
          </table:table-cell>
          <table:table-cell table:style-name="ce7" table:formula="of:=AVERAGE([.N58:.N67])" office:value-type="float" office:value="2518.365" calcext:value-type="float">
            <text:p>2518.37</text:p>
          </table:table-cell>
          <table:table-cell table:style-name="ce7" table:formula="of:=AVERAGE([.O58:.O67])" office:value-type="float" office:value="1.0321057641916" calcext:value-type="float">
            <text:p>1.03</text:p>
          </table:table-cell>
          <table:table-cell table:style-name="ce7" table:formula="of:=AVERAGE([.P58:.P67])" office:value-type="float" office:value="2.66686509410815" calcext:value-type="float">
            <text:p>2.67</text:p>
          </table:table-cell>
          <table:table-cell table:style-name="ce7" table:formula="of:=AVERAGE([.Q58:.Q67])" office:value-type="float" office:value="7354.057" calcext:value-type="float">
            <text:p>7354.06</text:p>
          </table:table-cell>
          <table:table-cell table:style-name="ce7" table:formula="of:=AVERAGE([.R58:.R67])" office:value-type="float" office:value="48.8754666443991" calcext:value-type="float">
            <text:p>48.88</text:p>
          </table:table-cell>
          <table:table-cell table:style-name="ce7" table:formula="of:=AVERAGE([.S58:.S67])" office:value-type="float" office:value="118.62947705" calcext:value-type="float">
            <text:p>118.63</text:p>
          </table:table-cell>
          <table:table-cell table:style-name="ce7" table:formula="of:=AVERAGE([.T58:.T67])" office:value-type="float" office:value="23.5844871176687" calcext:value-type="float">
            <text:p>23.58</text:p>
          </table:table-cell>
          <table:table-cell table:style-name="ce7" table:formula="of:=AVERAGE([.U58:.U67])" office:value-type="float" office:value="20.37413285" calcext:value-type="float">
            <text:p>20.37</text:p>
          </table:table-cell>
          <table:table-cell table:style-name="ce7" table:formula="of:=AVERAGE([.V58:.V67])" office:value-type="float" office:value="4.17962215697999" calcext:value-type="float">
            <text:p>4.18</text:p>
          </table:table-cell>
        </table:table-row>
        <table:table-row table:style-name="ro1">
          <table:table-cell table:style-name="ce2" office:value-type="string" calcext:value-type="string">
            <text:p>G1</text:p>
          </table:table-cell>
          <table:table-cell table:style-name="ce6" office:value-type="float" office:value="151" calcext:value-type="float">
            <text:p>151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table:style-name="ce6" office:value-type="float" office:value="4239.052" calcext:value-type="float">
            <text:p>4239.05</text:p>
          </table:table-cell>
          <table:table-cell table:style-name="ce6" office:value-type="float" office:value="128.176172906873" calcext:value-type="float">
            <text:p>128.18</text:p>
          </table:table-cell>
          <table:table-cell table:style-name="ce6" office:value-type="float" office:value="1755.768" calcext:value-type="float">
            <text:p>1755.77</text:p>
          </table:table-cell>
          <table:table-cell table:style-name="ce6" office:value-type="float" office:value="0.51267718374914" calcext:value-type="float">
            <text:p>0.51</text:p>
          </table:table-cell>
          <table:table-cell table:number-columns-repeated="2" table:style-name="ce6" office:value-type="float" office:value="5089.92" calcext:value-type="float">
            <text:p>5089.92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5089.92" calcext:value-type="float">
            <text:p>5089.92</text:p>
          </table:table-cell>
          <table:table-cell table:style-name="ce6" table:formula="of:=([.J69]-[.K69])/[.J69]*100" office:value-type="float" office:value="0" calcext:value-type="float">
            <text:p>0.00</text:p>
          </table:table-cell>
          <table:table-cell table:style-name="ce6" table:formula="of:=([.J69]-[.M69])/[.J69]*100" office:value-type="float" office:value="0" calcext:value-type="float">
            <text:p>0.00</text:p>
          </table:table-cell>
          <table:table-cell table:style-name="ce21" office:value-type="float" office:value="10833.1" calcext:value-type="float">
            <text:p>10,833.1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306.19" calcext:value-type="float">
            <text:p>4306.1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30.494" calcext:value-type="float">
            <text:p>130.49</text:p>
          </table:table-cell>
          <table:table-cell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G2</text:p>
          </table:table-cell>
          <table:table-cell table:style-name="ce6" office:value-type="float" office:value="151" calcext:value-type="float">
            <text:p>151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table:style-name="ce6" office:value-type="float" office:value="4662.8515" calcext:value-type="float">
            <text:p>4662.85</text:p>
          </table:table-cell>
          <table:table-cell table:style-name="ce6" office:value-type="float" office:value="135.846412047034" calcext:value-type="float">
            <text:p>135.85</text:p>
          </table:table-cell>
          <table:table-cell table:style-name="ce6" office:value-type="float" office:value="1913.85" calcext:value-type="float">
            <text:p>1913.85</text:p>
          </table:table-cell>
          <table:table-cell table:style-name="ce6" office:value-type="float" office:value="0" calcext:value-type="float">
            <text:p>0.00</text:p>
          </table:table-cell>
          <table:table-cell table:style-name="ce21" office:value-type="float" office:value="10299.5" calcext:value-type="float">
            <text:p>10,299.50</text:p>
          </table:table-cell>
          <table:table-cell table:style-name="ce6" office:value-type="float" office:value="10299.5" calcext:value-type="float">
            <text:p>10299.5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10299.5" calcext:value-type="float">
            <text:p>10299.50</text:p>
          </table:table-cell>
          <table:table-cell table:style-name="ce6" table:formula="of:=([.J70]-[.K70])/[.J70]*100" office:value-type="float" office:value="0" calcext:value-type="float">
            <text:p>0.00</text:p>
          </table:table-cell>
          <table:table-cell table:style-name="ce6" table:formula="of:=([.J70]-[.M70])/[.J70]*100" office:value-type="float" office:value="0" calcext:value-type="float">
            <text:p>0.00</text:p>
          </table:table-cell>
          <table:table-cell table:style-name="ce21" office:value-type="float" office:value="11291.8" calcext:value-type="float">
            <text:p>11,291.80</text:p>
          </table:table-cell>
          <table:table-cell table:style-name="ce6" office:value-type="float" office:value="0" calcext:value-type="float">
            <text:p>0.00</text:p>
          </table:table-cell>
          <table:table-cell table:style-name="ce21" office:value-type="float" office:value="19381" calcext:value-type="float">
            <text:p>19,381.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25.625" calcext:value-type="float">
            <text:p>225.63</text:p>
          </table:table-cell>
          <table:table-cell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G3</text:p>
          </table:table-cell>
          <table:table-cell table:style-name="ce6" office:value-type="float" office:value="151" calcext:value-type="float">
            <text:p>151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table:style-name="ce6" office:value-type="float" office:value="4130.035" calcext:value-type="float">
            <text:p>4130.04</text:p>
          </table:table-cell>
          <table:table-cell table:style-name="ce6" office:value-type="float" office:value="13.5906118912634" calcext:value-type="float">
            <text:p>13.59</text:p>
          </table:table-cell>
          <table:table-cell table:style-name="ce6" office:value-type="float" office:value="1654.83" calcext:value-type="float">
            <text:p>1654.83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152.55" calcext:value-type="float">
            <text:p>3152.55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152.55" calcext:value-type="float">
            <text:p>3152.55</text:p>
          </table:table-cell>
          <table:table-cell table:style-name="ce6" table:formula="of:=([.J71]-[.K71])/[.J71]*100" office:value-type="float" office:value="0" calcext:value-type="float">
            <text:p>0.00</text:p>
          </table:table-cell>
          <table:table-cell table:style-name="ce6" table:formula="of:=([.J71]-[.M71])/[.J71]*100" office:value-type="float" office:value="0" calcext:value-type="float">
            <text:p>0.00</text:p>
          </table:table-cell>
          <table:table-cell table:style-name="ce6" office:value-type="float" office:value="9457.66" calcext:value-type="float">
            <text:p>9457.66</text:p>
          </table:table-cell>
          <table:table-cell table:number-columns-repeated="5"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6" office:value-type="float" office:value="151" calcext:value-type="float">
            <text:p>151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table:style-name="ce6" office:value-type="float" office:value="4581.8455" calcext:value-type="float">
            <text:p>4581.85</text:p>
          </table:table-cell>
          <table:table-cell table:style-name="ce6" office:value-type="float" office:value="130.82969526409" calcext:value-type="float">
            <text:p>130.83</text:p>
          </table:table-cell>
          <table:table-cell table:style-name="ce6" office:value-type="float" office:value="1894.19" calcext:value-type="float">
            <text:p>1894.19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277.34" calcext:value-type="float">
            <text:p>3277.34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277.34" calcext:value-type="float">
            <text:p>3277.34</text:p>
          </table:table-cell>
          <table:table-cell table:style-name="ce6" table:formula="of:=([.J72]-[.K72])/[.J72]*100" office:value-type="float" office:value="0" calcext:value-type="float">
            <text:p>0.00</text:p>
          </table:table-cell>
          <table:table-cell table:style-name="ce6" table:formula="of:=([.J72]-[.M72])/[.J72]*100" office:value-type="float" office:value="0" calcext:value-type="float">
            <text:p>0.00</text:p>
          </table:table-cell>
          <table:table-cell table:style-name="ce6" office:value-type="float" office:value="9810.2" calcext:value-type="float">
            <text:p>9810.2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0.9088" calcext:value-type="float">
            <text:p>10.9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0.9088" calcext:value-type="float">
            <text:p>10.91</text:p>
          </table:table-cell>
          <table:table-cell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style-name="ce6" office:value-type="float" office:value="151" calcext:value-type="float">
            <text:p>151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table:style-name="ce6" office:value-type="float" office:value="4158.779" calcext:value-type="float">
            <text:p>4158.78</text:p>
          </table:table-cell>
          <table:table-cell table:style-name="ce6" office:value-type="float" office:value="67.3494870765449" calcext:value-type="float">
            <text:p>67.35</text:p>
          </table:table-cell>
          <table:table-cell table:style-name="ce6" office:value-type="float" office:value="1704.57" calcext:value-type="float">
            <text:p>1704.57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584.11" calcext:value-type="float">
            <text:p>3584.11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584.11" calcext:value-type="float">
            <text:p>3584.11</text:p>
          </table:table-cell>
          <table:table-cell table:style-name="ce6" table:formula="of:=([.J73]-[.K73])/[.J73]*100" office:value-type="float" office:value="0" calcext:value-type="float">
            <text:p>0.00</text:p>
          </table:table-cell>
          <table:table-cell table:style-name="ce6" table:formula="of:=([.J73]-[.M73])/[.J73]*100" office:value-type="float" office:value="0" calcext:value-type="float">
            <text:p>0.00</text:p>
          </table:table-cell>
          <table:table-cell table:style-name="ce21" office:value-type="float" office:value="10700.5" calcext:value-type="float">
            <text:p>10,700.5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35.9118" calcext:value-type="float">
            <text:p>35.9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5.9668" calcext:value-type="float">
            <text:p>15.97</text:p>
          </table:table-cell>
          <table:table-cell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G6</text:p>
          </table:table-cell>
          <table:table-cell table:style-name="ce6" office:value-type="float" office:value="151" calcext:value-type="float">
            <text:p>151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table:style-name="ce6" office:value-type="float" office:value="4678.4715" calcext:value-type="float">
            <text:p>4678.47</text:p>
          </table:table-cell>
          <table:table-cell table:style-name="ce6" office:value-type="float" office:value="133.274193074792" calcext:value-type="float">
            <text:p>133.27</text:p>
          </table:table-cell>
          <table:table-cell table:style-name="ce6" office:value-type="float" office:value="1943.66" calcext:value-type="float">
            <text:p>1943.66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498.75" calcext:value-type="float">
            <text:p>3498.75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498.75" calcext:value-type="float">
            <text:p>3498.75</text:p>
          </table:table-cell>
          <table:table-cell table:style-name="ce6" table:formula="of:=([.J74]-[.K74])/[.J74]*100" office:value-type="float" office:value="0" calcext:value-type="float">
            <text:p>0.00</text:p>
          </table:table-cell>
          <table:table-cell table:style-name="ce6" table:formula="of:=([.J74]-[.M74])/[.J74]*100" office:value-type="float" office:value="0" calcext:value-type="float">
            <text:p>0.00</text:p>
          </table:table-cell>
          <table:table-cell table:style-name="ce21" office:value-type="float" office:value="10496.2" calcext:value-type="float">
            <text:p>10,496.20</text:p>
          </table:table-cell>
          <table:table-cell table:number-columns-repeated="5"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G7</text:p>
          </table:table-cell>
          <table:table-cell table:style-name="ce6" office:value-type="float" office:value="151" calcext:value-type="float">
            <text:p>151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table:style-name="ce6" office:value-type="float" office:value="4243.561" calcext:value-type="float">
            <text:p>4243.56</text:p>
          </table:table-cell>
          <table:table-cell table:style-name="ce6" office:value-type="float" office:value="126.821556191118" calcext:value-type="float">
            <text:p>126.82</text:p>
          </table:table-cell>
          <table:table-cell table:style-name="ce6" office:value-type="float" office:value="1724.87" calcext:value-type="float">
            <text:p>1724.87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214.17" calcext:value-type="float">
            <text:p>3214.17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214.17" calcext:value-type="float">
            <text:p>3214.17</text:p>
          </table:table-cell>
          <table:table-cell table:style-name="ce6" table:formula="of:=([.J75]-[.K75])/[.J75]*100" office:value-type="float" office:value="0" calcext:value-type="float">
            <text:p>0.00</text:p>
          </table:table-cell>
          <table:table-cell table:style-name="ce6" table:formula="of:=([.J75]-[.M75])/[.J75]*100" office:value-type="float" office:value="0" calcext:value-type="float">
            <text:p>0.00</text:p>
          </table:table-cell>
          <table:table-cell table:style-name="ce6" office:value-type="float" office:value="9527.08" calcext:value-type="float">
            <text:p>9527.0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4.7471" calcext:value-type="float">
            <text:p>84.7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30.6729" calcext:value-type="float">
            <text:p>30.67</text:p>
          </table:table-cell>
          <table:table-cell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G8</text:p>
          </table:table-cell>
          <table:table-cell table:style-name="ce6" office:value-type="float" office:value="151" calcext:value-type="float">
            <text:p>151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table:style-name="ce6" office:value-type="float" office:value="4108.063" calcext:value-type="float">
            <text:p>4108.06</text:p>
          </table:table-cell>
          <table:table-cell table:style-name="ce6" office:value-type="float" office:value="50.9474704810854" calcext:value-type="float">
            <text:p>50.95</text:p>
          </table:table-cell>
          <table:table-cell table:style-name="ce6" office:value-type="float" office:value="1656.864" calcext:value-type="float">
            <text:p>1656.86</text:p>
          </table:table-cell>
          <table:table-cell table:style-name="ce6" office:value-type="float" office:value="0.351693646591236" calcext:value-type="float">
            <text:p>0.35</text:p>
          </table:table-cell>
          <table:table-cell table:number-columns-repeated="2" table:style-name="ce6" office:value-type="float" office:value="3241.68" calcext:value-type="float">
            <text:p>3241.68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241.68" calcext:value-type="float">
            <text:p>3241.68</text:p>
          </table:table-cell>
          <table:table-cell table:style-name="ce6" table:formula="of:=([.J76]-[.K76])/[.J76]*100" office:value-type="float" office:value="0" calcext:value-type="float">
            <text:p>0.00</text:p>
          </table:table-cell>
          <table:table-cell table:style-name="ce6" table:formula="of:=([.J76]-[.M76])/[.J76]*100" office:value-type="float" office:value="0" calcext:value-type="float">
            <text:p>0.00</text:p>
          </table:table-cell>
          <table:table-cell table:style-name="ce6" office:value-type="float" office:value="9725.04" calcext:value-type="float">
            <text:p>9725.04</text:p>
          </table:table-cell>
          <table:table-cell table:number-columns-repeated="5"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G9</text:p>
          </table:table-cell>
          <table:table-cell table:style-name="ce6" office:value-type="float" office:value="151" calcext:value-type="float">
            <text:p>151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table:style-name="ce6" office:value-type="float" office:value="4135.1815" calcext:value-type="float">
            <text:p>4135.18</text:p>
          </table:table-cell>
          <table:table-cell table:style-name="ce6" office:value-type="float" office:value="27.2387244223714" calcext:value-type="float">
            <text:p>27.24</text:p>
          </table:table-cell>
          <table:table-cell table:style-name="ce6" office:value-type="float" office:value="1655.53" calcext:value-type="float">
            <text:p>1655.53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673.47" calcext:value-type="float">
            <text:p>3673.47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673.47" calcext:value-type="float">
            <text:p>3673.47</text:p>
          </table:table-cell>
          <table:table-cell table:style-name="ce6" table:formula="of:=([.J77]-[.K77])/[.J77]*100" office:value-type="float" office:value="0" calcext:value-type="float">
            <text:p>0.00</text:p>
          </table:table-cell>
          <table:table-cell table:style-name="ce6" table:formula="of:=([.J77]-[.M77])/[.J77]*100" office:value-type="float" office:value="0" calcext:value-type="float">
            <text:p>0.00</text:p>
          </table:table-cell>
          <table:table-cell table:style-name="ce21" office:value-type="float" office:value="10807.8" calcext:value-type="float">
            <text:p>10,807.8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71.583" calcext:value-type="float">
            <text:p>171.5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1.0226" calcext:value-type="float">
            <text:p>41.02</text:p>
          </table:table-cell>
          <table:table-cell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G10</text:p>
          </table:table-cell>
          <table:table-cell table:style-name="ce6" office:value-type="float" office:value="151" calcext:value-type="float">
            <text:p>151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table:style-name="ce6" office:value-type="float" office:value="4080.579" calcext:value-type="float">
            <text:p>4080.58</text:p>
          </table:table-cell>
          <table:table-cell table:style-name="ce6" office:value-type="float" office:value="12.5647061665855" calcext:value-type="float">
            <text:p>12.56</text:p>
          </table:table-cell>
          <table:table-cell table:style-name="ce6" office:value-type="float" office:value="1596.618" calcext:value-type="float">
            <text:p>1596.62</text:p>
          </table:table-cell>
          <table:table-cell table:style-name="ce6" office:value-type="float" office:value="1.66437470477494" calcext:value-type="float">
            <text:p>1.66</text:p>
          </table:table-cell>
          <table:table-cell table:number-columns-repeated="2" table:style-name="ce6" office:value-type="float" office:value="3751.71" calcext:value-type="float">
            <text:p>3751.71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 table:style-name="ce6" office:value-type="float" office:value="3751.71" calcext:value-type="float">
            <text:p>3751.71</text:p>
          </table:table-cell>
          <table:table-cell table:style-name="ce6" table:formula="of:=([.J78]-[.K78])/[.J78]*100" office:value-type="float" office:value="0" calcext:value-type="float">
            <text:p>0.00</text:p>
          </table:table-cell>
          <table:table-cell table:style-name="ce6" table:formula="of:=([.J78]-[.M78])/[.J78]*100" office:value-type="float" office:value="0" calcext:value-type="float">
            <text:p>0.00</text:p>
          </table:table-cell>
          <table:table-cell table:style-name="ce21" office:value-type="float" office:value="11255.1" calcext:value-type="float">
            <text:p>11,255.10</text:p>
          </table:table-cell>
          <table:table-cell table:number-columns-repeated="5" table:style-name="ce6" office:value-type="float" office:value="0" calcext:value-type="float">
            <text:p>0.00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7" table:formula="of:=AVERAGE([.B69:.B78])" office:value-type="float" office:value="151" calcext:value-type="float">
            <text:p>151.00</text:p>
          </table:table-cell>
          <table:table-cell table:style-name="ce7" table:formula="of:=AVERAGE([.C69:.C78])" office:value-type="float" office:value="0" calcext:value-type="float">
            <text:p>0.00</text:p>
          </table:table-cell>
          <table:table-cell table:style-name="ce7" table:formula="of:=AVERAGE([.D69:.D78])" office:value-type="float" office:value="151" calcext:value-type="float">
            <text:p>151.00</text:p>
          </table:table-cell>
          <table:table-cell table:style-name="ce7" table:formula="of:=AVERAGE([.E69:.E78])" office:value-type="float" office:value="151" calcext:value-type="float">
            <text:p>151.00</text:p>
          </table:table-cell>
          <table:table-cell table:style-name="ce7" table:formula="of:=AVERAGE([.F69:.F78])" office:value-type="float" office:value="4301.8419" calcext:value-type="float">
            <text:p>4301.84</text:p>
          </table:table-cell>
          <table:table-cell table:style-name="ce7" table:formula="of:=AVERAGE([.G69:.G78])" office:value-type="float" office:value="82.6639029521758" calcext:value-type="float">
            <text:p>82.66</text:p>
          </table:table-cell>
          <table:table-cell table:style-name="ce7" table:formula="of:=AVERAGE([.H69:.H78])" office:value-type="float" office:value="1750.075" calcext:value-type="float">
            <text:p>1750.08</text:p>
          </table:table-cell>
          <table:table-cell table:style-name="ce7" table:formula="of:=AVERAGE([.I69:.I78])" office:value-type="float" office:value="0.252874553511532" calcext:value-type="float">
            <text:p>0.25</text:p>
          </table:table-cell>
          <table:table-cell table:style-name="ce7" table:formula="of:=AVERAGE([.J69:.J78])" office:value-type="float" office:value="4278.32" calcext:value-type="float">
            <text:p>4278.32</text:p>
          </table:table-cell>
          <table:table-cell table:style-name="ce7" table:formula="of:=AVERAGE([.K69:.K78])" office:value-type="float" office:value="4278.32" calcext:value-type="float">
            <text:p>4278.32</text:p>
          </table:table-cell>
          <table:table-cell table:style-name="ce7" table:formula="of:=AVERAGE([.L69:.L78])" office:value-type="float" office:value="0" calcext:value-type="float">
            <text:p>0.00</text:p>
          </table:table-cell>
          <table:table-cell table:style-name="ce7" table:formula="of:=AVERAGE([.M69:.M78])" office:value-type="float" office:value="4278.32" calcext:value-type="float">
            <text:p>4278.32</text:p>
          </table:table-cell>
          <table:table-cell table:style-name="ce7" table:formula="of:=AVERAGE([.N69:.N78])" office:value-type="float" office:value="4278.32" calcext:value-type="float">
            <text:p>4278.32</text:p>
          </table:table-cell>
          <table:table-cell table:style-name="ce7" table:formula="of:=AVERAGE([.O69:.O78])" office:value-type="float" office:value="0" calcext:value-type="float">
            <text:p>0.00</text:p>
          </table:table-cell>
          <table:table-cell table:style-name="ce7" table:formula="of:=AVERAGE([.P69:.P78])" office:value-type="float" office:value="0" calcext:value-type="float">
            <text:p>0.00</text:p>
          </table:table-cell>
          <table:table-cell table:style-name="ce22" table:formula="of:=AVERAGE([.Q69:.Q78])" office:value-type="float" office:value="10390.448" calcext:value-type="float">
            <text:p>10,390.45</text:p>
          </table:table-cell>
          <table:table-cell table:style-name="ce7" table:formula="of:=AVERAGE([.R69:.R78])" office:value-type="float" office:value="0" calcext:value-type="float">
            <text:p>0.00</text:p>
          </table:table-cell>
          <table:table-cell table:style-name="ce7" table:formula="of:=AVERAGE([.S69:.S78])" office:value-type="float" office:value="2399.03407" calcext:value-type="float">
            <text:p>2399.03</text:p>
          </table:table-cell>
          <table:table-cell table:style-name="ce7" table:formula="of:=AVERAGE([.T69:.T78])" office:value-type="float" office:value="0" calcext:value-type="float">
            <text:p>0.00</text:p>
          </table:table-cell>
          <table:table-cell table:style-name="ce7" table:formula="of:=AVERAGE([.U69:.U78])" office:value-type="float" office:value="45.46901" calcext:value-type="float">
            <text:p>45.47</text:p>
          </table:table-cell>
          <table:table-cell table:style-name="ce7" table:formula="of:=AVERAGE([.V69:.V78])" office:value-type="float" office:value="0" calcext:value-type="float">
            <text:p>0.00</text:p>
          </table:table-cell>
        </table:table-row>
        <table:table-row table:style-name="ro1" table:number-rows-repeated="5">
          <table:table-cell table:number-columns-repeated="22"/>
        </table:table-row>
        <table:table-row table:style-name="ro1">
          <table:table-cell/>
          <table:table-cell table:style-name="ce19" office:value-type="string" calcext:value-type="string" table:number-columns-spanned="21" table:number-rows-spanned="1">
            <text:p>Mean (per subset)</text:p>
          </table:table-cell>
          <table:covered-table-cell table:number-columns-repeated="20"/>
        </table:table-row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4" table:number-rows-spanned="1">
            <text:p>Iterations</text:p>
          </table:table-cell>
          <table:covered-table-cell table:style-name="ce15" office:value-type="string" calcext:value-type="string">
            <text:p>iter.sd</text:p>
          </table:covered-table-cell>
          <table:covered-table-cell table:style-name="ce1" office:value-type="string" calcext:value-type="string">
            <text:p>iter.min</text:p>
          </table:covered-table-cell>
          <table:covered-table-cell table:style-name="ce1" office:value-type="string" calcext:value-type="string">
            <text:p>iter.max</text:p>
          </table:covered-table-cell>
          <table:table-cell table:style-name="ce15" office:value-type="string" calcext:value-type="string" table:number-columns-spanned="2" table:number-rows-spanned="1">
            <text:p>Time (sec)</text:p>
          </table:table-cell>
          <table:covered-table-cell table:style-name="ce15" office:value-type="string" calcext:value-type="string">
            <text:p>time.sd</text:p>
          </table:covered-table-cell>
          <table:table-cell table:style-name="ce15" office:value-type="string" calcext:value-type="string" table:number-columns-spanned="2" table:number-rows-spanned="1">
            <text:p>Memory usage (KiB)</text:p>
          </table:table-cell>
          <table:covered-table-cell table:style-name="ce15" office:value-type="string" calcext:value-type="string">
            <text:p>memusage.sd</text:p>
          </table:covered-table-cell>
          <table:table-cell table:style-name="ce15" office:value-type="string" calcext:value-type="string" table:number-columns-spanned="5" table:number-rows-spanned="1">
            <text:p>Cost</text:p>
          </table:table-cell>
          <table:covered-table-cell table:style-name="ce15" office:value-type="string" calcext:value-type="string">
            <text:p>Cost</text:p>
          </table:covered-table-cell>
          <table:covered-table-cell table:style-name="ce15" office:value-type="string" calcext:value-type="string">
            <text:p>cost.sd</text:p>
          </table:covered-table-cell>
          <table:covered-table-cell table:style-name="ce15" office:value-type="string" calcext:value-type="string">
            <text:p>cost.min</text:p>
          </table:covered-table-cell>
          <table:covered-table-cell table:style-name="ce15" office:value-type="string" calcext:value-type="string">
            <text:p>cost.max</text:p>
          </table:covered-table-cell>
          <table:table-cell table:style-name="ce15" office:value-type="string" calcext:value-type="string" table:number-columns-spanned="2" table:number-rows-spanned="1">
            <text:p>Improvement (%)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ravel distance</text:p>
          </table:table-cell>
          <table:covered-table-cell table:style-name="ce15" office:value-type="string" calcext:value-type="string">
            <text:p>dist.sd</text:p>
          </table:covered-table-cell>
          <table:table-cell table:style-name="ce15" office:value-type="string" calcext:value-type="string" table:number-columns-spanned="2" table:number-rows-spanned="1">
            <text:p>Total tardiness</text:p>
          </table:table-cell>
          <table:covered-table-cell table:style-name="ce15" office:value-type="string" calcext:value-type="string">
            <text:p>tard.sd</text:p>
          </table:covered-table-cell>
          <table:table-cell table:style-name="ce15" office:value-type="string" calcext:value-type="string" table:number-columns-spanned="2" table:number-rows-spanned="1">
            <text:p>Maximum tardiness</text:p>
          </table:table-cell>
          <table:covered-table-cell table:style-name="ce15" office:value-type="string" calcext:value-type="string">
            <text:p>tmax.sd</text:p>
          </table:covered-table-cell>
        </table:table-row>
        <table:table-row table:style-name="ro1">
          <table:covered-table-cell table:style-name="ce1"/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Initial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table:style-name="ce14" office:value-type="string" calcext:value-type="string">
            <text:p>A</text:p>
          </table:table-cell>
          <table:table-cell table:style-name="ce20" office:value-type="float" office:value="7.945" calcext:value-type="float">
            <text:p>7.95</text:p>
          </table:table-cell>
          <table:table-cell table:style-name="ce20" office:value-type="float" office:value="1.17236423345576" calcext:value-type="float">
            <text:p>1.17</text:p>
          </table:table-cell>
          <table:table-cell table:style-name="ce20" office:value-type="float" office:value="6.8" calcext:value-type="float">
            <text:p>6.80</text:p>
          </table:table-cell>
          <table:table-cell table:style-name="ce20" office:value-type="float" office:value="10.8" calcext:value-type="float">
            <text:p>10.80</text:p>
          </table:table-cell>
          <table:table-cell table:style-name="ce20" office:value-type="float" office:value="0.54458" calcext:value-type="float">
            <text:p>0.54</text:p>
          </table:table-cell>
          <table:table-cell table:style-name="ce20" office:value-type="float" office:value="0.236871749364213" calcext:value-type="float">
            <text:p>0.24</text:p>
          </table:table-cell>
          <table:table-cell table:style-name="ce20" office:value-type="float" office:value="134.25504" calcext:value-type="float">
            <text:p>134.26</text:p>
          </table:table-cell>
          <table:table-cell table:style-name="ce20" office:value-type="float" office:value="0.127476078171858" calcext:value-type="float">
            <text:p>0.13</text:p>
          </table:table-cell>
          <table:table-cell table:style-name="ce20" office:value-type="float" office:value="275.7544" calcext:value-type="float">
            <text:p>275.75</text:p>
          </table:table-cell>
          <table:table-cell table:style-name="ce20" office:value-type="float" office:value="226.1308" calcext:value-type="float">
            <text:p>226.13</text:p>
          </table:table-cell>
          <table:table-cell table:style-name="ce20" office:value-type="float" office:value="3.23439697765902" calcext:value-type="float">
            <text:p>3.23</text:p>
          </table:table-cell>
          <table:table-cell table:style-name="ce20" office:value-type="float" office:value="225.1943" calcext:value-type="float">
            <text:p>225.19</text:p>
          </table:table-cell>
          <table:table-cell table:style-name="ce20" office:value-type="float" office:value="237.0884" calcext:value-type="float">
            <text:p>237.09</text:p>
          </table:table-cell>
          <table:table-cell table:style-name="ce20" office:value-type="float" office:value="16.3906130062014" calcext:value-type="float">
            <text:p>16.39</text:p>
          </table:table-cell>
          <table:table-cell table:style-name="ce20" office:value-type="float" office:value="16.7630974568895" calcext:value-type="float">
            <text:p>16.76</text:p>
          </table:table-cell>
          <table:table-cell table:style-name="ce20" office:value-type="float" office:value="641.169945" calcext:value-type="float">
            <text:p>641.17</text:p>
          </table:table-cell>
          <table:table-cell table:style-name="ce20" office:value-type="float" office:value="11.2745827640624" calcext:value-type="float">
            <text:p>11.27</text:p>
          </table:table-cell>
          <table:table-cell table:style-name="ce20" office:value-type="float" office:value="21.365076" calcext:value-type="float">
            <text:p>21.37</text:p>
          </table:table-cell>
          <table:table-cell table:style-name="ce20" office:value-type="float" office:value="1.04758750813678" calcext:value-type="float">
            <text:p>1.05</text:p>
          </table:table-cell>
          <table:table-cell table:style-name="ce20" office:value-type="float" office:value="15.857183" calcext:value-type="float">
            <text:p>15.86</text:p>
          </table:table-cell>
          <table:table-cell table:style-name="ce20" office:value-type="float" office:value="0.523793754068386" calcext:value-type="float">
            <text:p>0.52</text:p>
          </table:table-cell>
        </table:table-row>
        <table:table-row table:style-name="ro1">
          <table:table-cell table:style-name="ce14" office:value-type="string" calcext:value-type="string">
            <text:p>B</text:p>
          </table:table-cell>
          <table:table-cell table:style-name="ce20" office:value-type="float" office:value="31.395" calcext:value-type="float">
            <text:p>31.40</text:p>
          </table:table-cell>
          <table:table-cell table:style-name="ce20" office:value-type="float" office:value="8.8727779857108" calcext:value-type="float">
            <text:p>8.87</text:p>
          </table:table-cell>
          <table:table-cell table:style-name="ce20" office:value-type="float" office:value="18.9" calcext:value-type="float">
            <text:p>18.90</text:p>
          </table:table-cell>
          <table:table-cell table:style-name="ce20" office:value-type="float" office:value="50.8" calcext:value-type="float">
            <text:p>50.80</text:p>
          </table:table-cell>
          <table:table-cell table:style-name="ce20" office:value-type="float" office:value="114.32405" calcext:value-type="float">
            <text:p>114.32</text:p>
          </table:table-cell>
          <table:table-cell table:style-name="ce20" office:value-type="float" office:value="53.7975947644259" calcext:value-type="float">
            <text:p>53.80</text:p>
          </table:table-cell>
          <table:table-cell table:style-name="ce20" office:value-type="float" office:value="138.291865" calcext:value-type="float">
            <text:p>138.29</text:p>
          </table:table-cell>
          <table:table-cell table:style-name="ce20" office:value-type="float" office:value="1.7725853172257" calcext:value-type="float">
            <text:p>1.77</text:p>
          </table:table-cell>
          <table:table-cell table:style-name="ce20" office:value-type="float" office:value="936.3754" calcext:value-type="float">
            <text:p>936.38</text:p>
          </table:table-cell>
          <table:table-cell table:style-name="ce20" office:value-type="float" office:value="428.20685" calcext:value-type="float">
            <text:p>428.21</text:p>
          </table:table-cell>
          <table:table-cell table:style-name="ce20" office:value-type="float" office:value="22.2350427556628" calcext:value-type="float">
            <text:p>22.24</text:p>
          </table:table-cell>
          <table:table-cell table:style-name="ce20" office:value-type="float" office:value="407.4346" calcext:value-type="float">
            <text:p>407.43</text:p>
          </table:table-cell>
          <table:table-cell table:style-name="ce20" office:value-type="float" office:value="493.1573" calcext:value-type="float">
            <text:p>493.16</text:p>
          </table:table-cell>
          <table:table-cell table:style-name="ce20" office:value-type="float" office:value="49.4545195457008" calcext:value-type="float">
            <text:p>49.45</text:p>
          </table:table-cell>
          <table:table-cell table:style-name="ce20" office:value-type="float" office:value="51.4330372842867" calcext:value-type="float">
            <text:p>51.43</text:p>
          </table:table-cell>
          <table:table-cell table:style-name="ce20" office:value-type="float" office:value="1166.97609" calcext:value-type="float">
            <text:p>1166.98</text:p>
          </table:table-cell>
          <table:table-cell table:style-name="ce20" office:value-type="float" office:value="50.2243881794706" calcext:value-type="float">
            <text:p>50.22</text:p>
          </table:table-cell>
          <table:table-cell table:style-name="ce20" office:value-type="float" office:value="80.77975095" calcext:value-type="float">
            <text:p>80.78</text:p>
          </table:table-cell>
          <table:table-cell table:style-name="ce20" office:value-type="float" office:value="26.4364994852559" calcext:value-type="float">
            <text:p>26.44</text:p>
          </table:table-cell>
          <table:table-cell table:style-name="ce20" office:value-type="float" office:value="36.86423055" calcext:value-type="float">
            <text:p>36.86</text:p>
          </table:table-cell>
          <table:table-cell table:style-name="ce20" office:value-type="float" office:value="7.79023646566095" calcext:value-type="float">
            <text:p>7.79</text:p>
          </table:table-cell>
        </table:table-row>
        <table:table-row table:style-name="ro1">
          <table:table-cell table:style-name="ce14" office:value-type="string" calcext:value-type="string">
            <text:p>C</text:p>
          </table:table-cell>
          <table:table-cell table:style-name="ce20" office:value-type="float" office:value="121.75" calcext:value-type="float">
            <text:p>121.75</text:p>
          </table:table-cell>
          <table:table-cell table:style-name="ce20" office:value-type="float" office:value="33.0919347027865" calcext:value-type="float">
            <text:p>33.09</text:p>
          </table:table-cell>
          <table:table-cell table:style-name="ce20" office:value-type="float" office:value="63.1" calcext:value-type="float">
            <text:p>63.10</text:p>
          </table:table-cell>
          <table:table-cell table:style-name="ce20" office:value-type="float" office:value="199.4" calcext:value-type="float">
            <text:p>199.40</text:p>
          </table:table-cell>
          <table:table-cell table:style-name="ce20" office:value-type="float" office:value="532.41553" calcext:value-type="float">
            <text:p>532.42</text:p>
          </table:table-cell>
          <table:table-cell table:style-name="ce20" office:value-type="float" office:value="185.326616543201" calcext:value-type="float">
            <text:p>185.33</text:p>
          </table:table-cell>
          <table:table-cell table:style-name="ce20" office:value-type="float" office:value="148.514025" calcext:value-type="float">
            <text:p>148.51</text:p>
          </table:table-cell>
          <table:table-cell table:style-name="ce20" office:value-type="float" office:value="3.73917792211431" calcext:value-type="float">
            <text:p>3.74</text:p>
          </table:table-cell>
          <table:table-cell table:style-name="ce20" office:value-type="float" office:value="1705.8586" calcext:value-type="float">
            <text:p>1705.86</text:p>
          </table:table-cell>
          <table:table-cell table:style-name="ce20" office:value-type="float" office:value="659.182575" calcext:value-type="float">
            <text:p>659.18</text:p>
          </table:table-cell>
          <table:table-cell table:style-name="ce20" office:value-type="float" office:value="40.1237923833725" calcext:value-type="float">
            <text:p>40.12</text:p>
          </table:table-cell>
          <table:table-cell table:style-name="ce20" office:value-type="float" office:value="622.123" calcext:value-type="float">
            <text:p>622.12</text:p>
          </table:table-cell>
          <table:table-cell table:style-name="ce20" office:value-type="float" office:value="774.9581" calcext:value-type="float">
            <text:p>774.96</text:p>
          </table:table-cell>
          <table:table-cell table:style-name="ce20" office:value-type="float" office:value="51.3112845796145" calcext:value-type="float">
            <text:p>51.31</text:p>
          </table:table-cell>
          <table:table-cell table:style-name="ce20" office:value-type="float" office:value="53.7724941217158" calcext:value-type="float">
            <text:p>53.77</text:p>
          </table:table-cell>
          <table:table-cell table:style-name="ce20" office:value-type="float" office:value="1664.6432" calcext:value-type="float">
            <text:p>1664.64</text:p>
          </table:table-cell>
          <table:table-cell table:style-name="ce20" office:value-type="float" office:value="72.1598689230827" calcext:value-type="float">
            <text:p>72.16</text:p>
          </table:table-cell>
          <table:table-cell table:style-name="ce20" office:value-type="float" office:value="256.1784643" calcext:value-type="float">
            <text:p>256.18</text:p>
          </table:table-cell>
          <table:table-cell table:style-name="ce20" office:value-type="float" office:value="69.7562694568655" calcext:value-type="float">
            <text:p>69.76</text:p>
          </table:table-cell>
          <table:table-cell table:style-name="ce20" office:value-type="float" office:value="56.72609065" calcext:value-type="float">
            <text:p>56.73</text:p>
          </table:table-cell>
          <table:table-cell table:style-name="ce20" office:value-type="float" office:value="14.8318428800471" calcext:value-type="float">
            <text:p>14.83</text:p>
          </table:table-cell>
        </table:table-row>
        <table:table-row table:style-name="ro1">
          <table:table-cell table:style-name="ce14" office:value-type="string" calcext:value-type="string">
            <text:p>D</text:p>
          </table:table-cell>
          <table:table-cell table:style-name="ce20" office:value-type="float" office:value="266.625" calcext:value-type="float">
            <text:p>266.63</text:p>
          </table:table-cell>
          <table:table-cell table:style-name="ce20" office:value-type="float" office:value="75.9346522081756" calcext:value-type="float">
            <text:p>75.93</text:p>
          </table:table-cell>
          <table:table-cell table:style-name="ce20" office:value-type="float" office:value="139.6" calcext:value-type="float">
            <text:p>139.60</text:p>
          </table:table-cell>
          <table:table-cell table:style-name="ce20" office:value-type="float" office:value="428.4" calcext:value-type="float">
            <text:p>428.40</text:p>
          </table:table-cell>
          <table:table-cell table:style-name="ce20" office:value-type="float" office:value="1475.845895" calcext:value-type="float">
            <text:p>1475.85</text:p>
          </table:table-cell>
          <table:table-cell table:style-name="ce20" office:value-type="float" office:value="490.147503591408" calcext:value-type="float">
            <text:p>490.15</text:p>
          </table:table-cell>
          <table:table-cell table:style-name="ce20" office:value-type="float" office:value="177.681285" calcext:value-type="float">
            <text:p>177.68</text:p>
          </table:table-cell>
          <table:table-cell table:style-name="ce20" office:value-type="float" office:value="9.42235153435572" calcext:value-type="float">
            <text:p>9.42</text:p>
          </table:table-cell>
          <table:table-cell table:style-name="ce20" office:value-type="float" office:value="1891.806" calcext:value-type="float">
            <text:p>1891.81</text:p>
          </table:table-cell>
          <table:table-cell table:style-name="ce20" office:value-type="float" office:value="836.74174" calcext:value-type="float">
            <text:p>836.74</text:p>
          </table:table-cell>
          <table:table-cell table:style-name="ce20" office:value-type="float" office:value="41.3805331329702" calcext:value-type="float">
            <text:p>41.38</text:p>
          </table:table-cell>
          <table:table-cell table:style-name="ce20" office:value-type="float" office:value="785.5136" calcext:value-type="float">
            <text:p>785.51</text:p>
          </table:table-cell>
          <table:table-cell table:style-name="ce20" office:value-type="float" office:value="947.5291" calcext:value-type="float">
            <text:p>947.53</text:p>
          </table:table-cell>
          <table:table-cell table:style-name="ce20" office:value-type="float" office:value="50.5915403270993" calcext:value-type="float">
            <text:p>50.59</text:p>
          </table:table-cell>
          <table:table-cell table:style-name="ce20" office:value-type="float" office:value="53.7112200628416" calcext:value-type="float">
            <text:p>53.71</text:p>
          </table:table-cell>
          <table:table-cell table:style-name="ce20" office:value-type="float" office:value="2174.487" calcext:value-type="float">
            <text:p>2174.49</text:p>
          </table:table-cell>
          <table:table-cell table:style-name="ce20" office:value-type="float" office:value="92.3210772465685" calcext:value-type="float">
            <text:p>92.32</text:p>
          </table:table-cell>
          <table:table-cell table:style-name="ce20" office:value-type="float" office:value="280.273970115" calcext:value-type="float">
            <text:p>280.27</text:p>
          </table:table-cell>
          <table:table-cell table:style-name="ce20" office:value-type="float" office:value="53.4830827172536" calcext:value-type="float">
            <text:p>53.48</text:p>
          </table:table-cell>
          <table:table-cell table:style-name="ce20" office:value-type="float" office:value="55.464370215" calcext:value-type="float">
            <text:p>55.46</text:p>
          </table:table-cell>
          <table:table-cell table:style-name="ce20" office:value-type="float" office:value="11.8376407187574" calcext:value-type="float">
            <text:p>11.84</text:p>
          </table:table-cell>
        </table:table-row>
        <table:table-row table:style-name="ro1">
          <table:table-cell table:style-name="ce14" office:value-type="string" calcext:value-type="string">
            <text:p>E</text:p>
          </table:table-cell>
          <table:table-cell table:style-name="ce20" office:value-type="float" office:value="485.61" calcext:value-type="float">
            <text:p>485.61</text:p>
          </table:table-cell>
          <table:table-cell table:style-name="ce20" office:value-type="float" office:value="145.275612328328" calcext:value-type="float">
            <text:p>145.28</text:p>
          </table:table-cell>
          <table:table-cell table:style-name="ce20" office:value-type="float" office:value="257.7" calcext:value-type="float">
            <text:p>257.70</text:p>
          </table:table-cell>
          <table:table-cell table:style-name="ce20" office:value-type="float" office:value="794.2" calcext:value-type="float">
            <text:p>794.20</text:p>
          </table:table-cell>
          <table:table-cell table:style-name="ce20" office:value-type="float" office:value="4643.8307" calcext:value-type="float">
            <text:p>4643.83</text:p>
          </table:table-cell>
          <table:table-cell table:style-name="ce20" office:value-type="float" office:value="1446.7015266209" calcext:value-type="float">
            <text:p>1446.70</text:p>
          </table:table-cell>
          <table:table-cell table:style-name="ce20" office:value-type="float" office:value="235.50121" calcext:value-type="float">
            <text:p>235.50</text:p>
          </table:table-cell>
          <table:table-cell table:style-name="ce20" office:value-type="float" office:value="15.4707521977389" calcext:value-type="float">
            <text:p>15.47</text:p>
          </table:table-cell>
          <table:table-cell table:style-name="ce20" office:value-type="float" office:value="1856.642" calcext:value-type="float">
            <text:p>1856.64</text:p>
          </table:table-cell>
          <table:table-cell table:style-name="ce20" office:value-type="float" office:value="937.03995" calcext:value-type="float">
            <text:p>937.04</text:p>
          </table:table-cell>
          <table:table-cell table:style-name="ce20" office:value-type="float" office:value="48.7999035352606" calcext:value-type="float">
            <text:p>48.80</text:p>
          </table:table-cell>
          <table:table-cell table:style-name="ce20" office:value-type="float" office:value="863.7403" calcext:value-type="float">
            <text:p>863.74</text:p>
          </table:table-cell>
          <table:table-cell table:style-name="ce20" office:value-type="float" office:value="1049.7074" calcext:value-type="float">
            <text:p>1049.71</text:p>
          </table:table-cell>
          <table:table-cell table:style-name="ce20" office:value-type="float" office:value="47.4851333590063" calcext:value-type="float">
            <text:p>47.49</text:p>
          </table:table-cell>
          <table:table-cell table:style-name="ce20" office:value-type="float" office:value="51.5698519988758" calcext:value-type="float">
            <text:p>51.57</text:p>
          </table:table-cell>
          <table:table-cell table:style-name="ce20" office:value-type="float" office:value="2645.273" calcext:value-type="float">
            <text:p>2645.27</text:p>
          </table:table-cell>
          <table:table-cell table:style-name="ce20" office:value-type="float" office:value="124.637621896688" calcext:value-type="float">
            <text:p>124.64</text:p>
          </table:table-cell>
          <table:table-cell table:style-name="ce20" office:value-type="float" office:value="135.410211211947" calcext:value-type="float">
            <text:p>135.41</text:p>
          </table:table-cell>
          <table:table-cell table:style-name="ce20" office:value-type="float" office:value="47.6152898218661" calcext:value-type="float">
            <text:p>47.62</text:p>
          </table:table-cell>
          <table:table-cell table:style-name="ce20" office:value-type="float" office:value="30.4363085619468" calcext:value-type="float">
            <text:p>30.44</text:p>
          </table:table-cell>
          <table:table-cell table:style-name="ce20" office:value-type="float" office:value="8.68910753037205" calcext:value-type="float">
            <text:p>8.69</text:p>
          </table:table-cell>
        </table:table-row>
        <table:table-row table:style-name="ro1">
          <table:table-cell table:style-name="ce14" office:value-type="string" calcext:value-type="string">
            <text:p>F</text:p>
          </table:table-cell>
          <table:table-cell table:style-name="ce20" office:value-type="float" office:value="205.775" calcext:value-type="float">
            <text:p>205.78</text:p>
          </table:table-cell>
          <table:table-cell table:style-name="ce20" office:value-type="float" office:value="91.3223157038294" calcext:value-type="float">
            <text:p>91.32</text:p>
          </table:table-cell>
          <table:table-cell table:style-name="ce20" office:value-type="float" office:value="114.5" calcext:value-type="float">
            <text:p>114.50</text:p>
          </table:table-cell>
          <table:table-cell table:style-name="ce20" office:value-type="float" office:value="449.8" calcext:value-type="float">
            <text:p>449.80</text:p>
          </table:table-cell>
          <table:table-cell table:style-name="ce20" office:value-type="float" office:value="5501.19545" calcext:value-type="float">
            <text:p>5501.20</text:p>
          </table:table-cell>
          <table:table-cell table:style-name="ce20" office:value-type="float" office:value="2425.52564260172" calcext:value-type="float">
            <text:p>2425.53</text:p>
          </table:table-cell>
          <table:table-cell table:style-name="ce20" office:value-type="float" office:value="714.619425" calcext:value-type="float">
            <text:p>714.62</text:p>
          </table:table-cell>
          <table:table-cell table:style-name="ce20" office:value-type="float" office:value="7.0257098298928" calcext:value-type="float">
            <text:p>7.03</text:p>
          </table:table-cell>
          <table:table-cell table:style-name="ce20" office:value-type="float" office:value="2524.489" calcext:value-type="float">
            <text:p>2524.49</text:p>
          </table:table-cell>
          <table:table-cell table:style-name="ce20" office:value-type="float" office:value="2497.68685" calcext:value-type="float">
            <text:p>2497.69</text:p>
          </table:table-cell>
          <table:table-cell table:style-name="ce20" office:value-type="float" office:value="19.4041925211949" calcext:value-type="float">
            <text:p>19.40</text:p>
          </table:table-cell>
          <table:table-cell table:style-name="ce20" office:value-type="float" office:value="2454.972" calcext:value-type="float">
            <text:p>2454.97</text:p>
          </table:table-cell>
          <table:table-cell table:style-name="ce20" office:value-type="float" office:value="2518.365" calcext:value-type="float">
            <text:p>2518.37</text:p>
          </table:table-cell>
          <table:table-cell table:style-name="ce20" office:value-type="float" office:value="1.0321057641916" calcext:value-type="float">
            <text:p>1.03</text:p>
          </table:table-cell>
          <table:table-cell table:style-name="ce20" office:value-type="float" office:value="2.66686509410815" calcext:value-type="float">
            <text:p>2.67</text:p>
          </table:table-cell>
          <table:table-cell table:style-name="ce20" office:value-type="float" office:value="7354.057" calcext:value-type="float">
            <text:p>7354.06</text:p>
          </table:table-cell>
          <table:table-cell table:style-name="ce20" office:value-type="float" office:value="48.8754666443991" calcext:value-type="float">
            <text:p>48.88</text:p>
          </table:table-cell>
          <table:table-cell table:style-name="ce20" office:value-type="float" office:value="118.62947705" calcext:value-type="float">
            <text:p>118.63</text:p>
          </table:table-cell>
          <table:table-cell table:style-name="ce20" office:value-type="float" office:value="23.5844871176687" calcext:value-type="float">
            <text:p>23.58</text:p>
          </table:table-cell>
          <table:table-cell table:style-name="ce20" office:value-type="float" office:value="20.37413285" calcext:value-type="float">
            <text:p>20.37</text:p>
          </table:table-cell>
          <table:table-cell table:style-name="ce20" office:value-type="float" office:value="4.17962215697999" calcext:value-type="float">
            <text:p>4.18</text:p>
          </table:table-cell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20" office:value-type="float" office:value="151" calcext:value-type="float">
            <text:p>151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20" office:value-type="float" office:value="151" calcext:value-type="float">
            <text:p>151.00</text:p>
          </table:table-cell>
          <table:table-cell table:style-name="ce20" office:value-type="float" office:value="4301.8419" calcext:value-type="float">
            <text:p>4301.84</text:p>
          </table:table-cell>
          <table:table-cell table:style-name="ce20" office:value-type="float" office:value="82.6639029521758" calcext:value-type="float">
            <text:p>82.66</text:p>
          </table:table-cell>
          <table:table-cell table:style-name="ce20" office:value-type="float" office:value="1750.075" calcext:value-type="float">
            <text:p>1750.08</text:p>
          </table:table-cell>
          <table:table-cell table:style-name="ce20" office:value-type="float" office:value="0.252874553511532" calcext:value-type="float">
            <text:p>0.25</text:p>
          </table:table-cell>
          <table:table-cell table:number-columns-repeated="2" table:style-name="ce20" office:value-type="float" office:value="4278.32" calcext:value-type="float">
            <text:p>4278.32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20" office:value-type="float" office:value="4278.32" calcext:value-type="float">
            <text:p>4278.32</text:p>
          </table:table-cell>
          <table:table-cell table:number-columns-repeated="2" table:style-name="ce20" office:value-type="float" office:value="0" calcext:value-type="float">
            <text:p>0.00</text:p>
          </table:table-cell>
          <table:table-cell table:style-name="ce23" office:value-type="float" office:value="10390.448" calcext:value-type="float">
            <text:p>10,390.45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399.03407" calcext:value-type="float">
            <text:p>2399.0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45.46901" calcext:value-type="float">
            <text:p>45.47</text:p>
          </table:table-cell>
          <table:table-cell table:style-name="ce20" office:value-type="float" office:value="0" calcext:value-type="float">
            <text:p>0.00</text:p>
          </table:table-cell>
        </table:table-row>
        <table:table-row table:style-name="ro1" table:number-rows-repeated="104848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F&amp;O - Guided only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"/>
        <table:table-column table:style-name="co1" table:number-columns-repeated="2" table:default-cell-style-name="Default"/>
        <table:table-column table:style-name="co1" table:number-columns-repeated="17" table:default-cell-style-name="ce18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4" table:number-rows-spanned="1">
            <text:p>Iterations</text:p>
          </table:table-cell>
          <table:covered-table-cell table:style-name="ce15" office:value-type="string" calcext:value-type="string">
            <text:p>iter.sd</text:p>
          </table:covered-table-cell>
          <table:covered-table-cell table:style-name="ce1" office:value-type="string" calcext:value-type="string">
            <text:p>iter.min</text:p>
          </table:covered-table-cell>
          <table:covered-table-cell table:style-name="ce1" office:value-type="string" calcext:value-type="string">
            <text:p>iter.max</text:p>
          </table:covered-table-cell>
          <table:table-cell table:style-name="ce15" office:value-type="string" calcext:value-type="string" table:number-columns-spanned="2" table:number-rows-spanned="1">
            <text:p>Time (sec)</text:p>
          </table:table-cell>
          <table:covered-table-cell table:style-name="ce15" office:value-type="string" calcext:value-type="string">
            <text:p>time.sd</text:p>
          </table:covered-table-cell>
          <table:table-cell table:style-name="ce15" office:value-type="string" calcext:value-type="string" table:number-columns-spanned="2" table:number-rows-spanned="1">
            <text:p>Memory usage (KiB)</text:p>
          </table:table-cell>
          <table:covered-table-cell table:style-name="ce15" office:value-type="string" calcext:value-type="string">
            <text:p>memusage.sd</text:p>
          </table:covered-table-cell>
          <table:table-cell table:style-name="ce15" office:value-type="string" calcext:value-type="string" table:number-columns-spanned="5" table:number-rows-spanned="1">
            <text:p>Cost</text:p>
          </table:table-cell>
          <table:covered-table-cell table:style-name="ce15" office:value-type="string" calcext:value-type="string">
            <text:p>Cost</text:p>
          </table:covered-table-cell>
          <table:covered-table-cell table:style-name="ce15" office:value-type="string" calcext:value-type="string">
            <text:p>cost.sd</text:p>
          </table:covered-table-cell>
          <table:covered-table-cell table:style-name="ce15" office:value-type="string" calcext:value-type="string">
            <text:p>cost.min</text:p>
          </table:covered-table-cell>
          <table:covered-table-cell table:style-name="ce15" office:value-type="string" calcext:value-type="string">
            <text:p>cost.max</text:p>
          </table:covered-table-cell>
          <table:table-cell table:style-name="ce15" office:value-type="string" calcext:value-type="string" table:number-columns-spanned="2" table:number-rows-spanned="1">
            <text:p>Improvement (%)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ravel distance</text:p>
          </table:table-cell>
          <table:covered-table-cell table:style-name="ce15" office:value-type="string" calcext:value-type="string">
            <text:p>dist.sd</text:p>
          </table:covered-table-cell>
          <table:table-cell table:style-name="ce15" office:value-type="string" calcext:value-type="string" table:number-columns-spanned="2" table:number-rows-spanned="1">
            <text:p>Total tardiness</text:p>
          </table:table-cell>
          <table:covered-table-cell table:style-name="ce15" office:value-type="string" calcext:value-type="string">
            <text:p>tard.sd</text:p>
          </table:covered-table-cell>
          <table:table-cell table:style-name="ce15" office:value-type="string" calcext:value-type="string" table:number-columns-spanned="2" table:number-rows-spanned="1">
            <text:p>Maximum tardiness</text:p>
          </table:table-cell>
          <table:covered-table-cell table:style-name="ce15" office:value-type="string" calcext:value-type="string">
            <text:p>tmax.sd</text:p>
          </table:covered-table-cell>
        </table:table-row>
        <table:table-row table:style-name="ro1">
          <table:covered-table-cell table:style-name="ce1"/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Initial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8.7" calcext:value-type="float">
            <text:p>8.70</text:p>
          </table:table-cell>
          <table:table-cell office:value-type="float" office:value="1.68897352819616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1858" calcext:value-type="float">
            <text:p>0.19</text:p>
          </table:table-cell>
          <table:table-cell office:value-type="float" office:value="0.0495300015407993" calcext:value-type="float">
            <text:p>0.05</text:p>
          </table:table-cell>
          <table:table-cell office:value-type="float" office:value="134.1137" calcext:value-type="float">
            <text:p>134.11</text:p>
          </table:table-cell>
          <table:table-cell office:value-type="float" office:value="0.0515017628722283" calcext:value-type="float">
            <text:p>0.05</text:p>
          </table:table-cell>
          <table:table-cell office:value-type="float" office:value="271.211" calcext:value-type="float">
            <text:p>271.21</text:p>
          </table:table-cell>
          <table:table-cell office:value-type="float" office:value="221.175" calcext:value-type="float">
            <text:p>221.18</text:p>
          </table:table-cell>
          <table:table-cell office:value-type="float" office:value="7.26833536288525" calcext:value-type="float">
            <text:p>7.27</text:p>
          </table:table-cell>
          <table:table-cell office:value-type="float" office:value="218.199" calcext:value-type="float">
            <text:p>218.20</text:p>
          </table:table-cell>
          <table:table-cell office:value-type="float" office:value="238.039" calcext:value-type="float">
            <text:p>238.04</text:p>
          </table:table-cell>
          <table:table-cell table:formula="of:=([.J3]-[.K3])/[.J3]*100" office:value-type="float" office:value="18.4491042030006" calcext:value-type="float">
            <text:p>18.45</text:p>
          </table:table-cell>
          <table:table-cell table:formula="of:=([.J3]-[.M3])/[.J3]*100" office:value-type="float" office:value="19.5464048287127" calcext:value-type="float">
            <text:p>19.55</text:p>
          </table:table-cell>
          <table:table-cell office:value-type="float" office:value="663.52415" calcext:value-type="float">
            <text:p>663.52</text:p>
          </table:table-cell>
          <table:table-cell office:value-type="float" office:value="21.8053724362043" calcext:value-type="float">
            <text:p>21.81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.1" calcext:value-type="float">
            <text:p>7.10</text:p>
          </table:table-cell>
          <table:table-cell office:value-type="float" office:value="0.447213595499958" calcext:value-type="float">
            <text:p>0.4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20285" calcext:value-type="float">
            <text:p>0.20</text:p>
          </table:table-cell>
          <table:table-cell office:value-type="float" office:value="0.0217044138125721" calcext:value-type="float">
            <text:p>0.02</text:p>
          </table:table-cell>
          <table:table-cell office:value-type="float" office:value="134.11765" calcext:value-type="float">
            <text:p>134.12</text:p>
          </table:table-cell>
          <table:table-cell office:value-type="float" office:value="0.0714505902152327" calcext:value-type="float">
            <text:p>0.07</text:p>
          </table:table-cell>
          <table:table-cell office:value-type="float" office:value="248.127" calcext:value-type="float">
            <text:p>248.13</text:p>
          </table:table-cell>
          <table:table-cell office:value-type="float" office:value="246.626" calcext:value-type="float">
            <text:p>246.6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46.626" calcext:value-type="float">
            <text:p>246.63</text:p>
          </table:table-cell>
          <table:table-cell table:formula="of:=([.J4]-[.K4])/[.J4]*100" office:value-type="float" office:value="0.604932151680391" calcext:value-type="float">
            <text:p>0.60</text:p>
          </table:table-cell>
          <table:table-cell table:formula="of:=([.J4]-[.M4])/[.J4]*100" office:value-type="float" office:value="0.604932151680391" calcext:value-type="float">
            <text:p>0.60</text:p>
          </table:table-cell>
          <table:table-cell office:value-type="float" office:value="687.289" calcext:value-type="float">
            <text:p>687.29</text:p>
          </table:table-cell>
          <table:table-cell office:value-type="float" office:value="0" calcext:value-type="float">
            <text:p>0.00</text:p>
          </table:table-cell>
          <table:table-cell office:value-type="float" office:value="26.2947" calcext:value-type="float">
            <text:p>26.29</text:p>
          </table:table-cell>
          <table:table-cell office:value-type="float" office:value="0" calcext:value-type="float">
            <text:p>0.00</text:p>
          </table:table-cell>
          <table:table-cell office:value-type="float" office:value="26.2947" calcext:value-type="float">
            <text:p>26.2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812" calcext:value-type="float">
            <text:p>0.58</text:p>
          </table:table-cell>
          <table:table-cell office:value-type="float" office:value="0.135069416850822" calcext:value-type="float">
            <text:p>0.14</text:p>
          </table:table-cell>
          <table:table-cell office:value-type="float" office:value="134.348" calcext:value-type="float">
            <text:p>134.35</text:p>
          </table:table-cell>
          <table:table-cell office:value-type="float" office:value="0.156722685020385" calcext:value-type="float">
            <text:p>0.16</text:p>
          </table:table-cell>
          <table:table-cell office:value-type="float" office:value="339.072" calcext:value-type="float">
            <text:p>339.07</text:p>
          </table:table-cell>
          <table:table-cell office:value-type="float" office:value="305.86" calcext:value-type="float">
            <text:p>305.8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05.86" calcext:value-type="float">
            <text:p>305.86</text:p>
          </table:table-cell>
          <table:table-cell table:formula="of:=([.J5]-[.K5])/[.J5]*100" office:value-type="float" office:value="9.7949697999245" calcext:value-type="float">
            <text:p>9.79</text:p>
          </table:table-cell>
          <table:table-cell table:formula="of:=([.J5]-[.M5])/[.J5]*100" office:value-type="float" office:value="9.7949697999245" calcext:value-type="float">
            <text:p>9.79</text:p>
          </table:table-cell>
          <table:table-cell office:value-type="float" office:value="741.138" calcext:value-type="float">
            <text:p>741.14</text:p>
          </table:table-cell>
          <table:table-cell office:value-type="float" office:value="0" calcext:value-type="float">
            <text:p>0.00</text:p>
          </table:table-cell>
          <table:table-cell office:value-type="float" office:value="99.3063" calcext:value-type="float">
            <text:p>99.31</text:p>
          </table:table-cell>
          <table:table-cell office:value-type="float" office:value="0" calcext:value-type="float">
            <text:p>0.00</text:p>
          </table:table-cell>
          <table:table-cell office:value-type="float" office:value="77.1347" calcext:value-type="float">
            <text:p>77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7.9" calcext:value-type="float">
            <text:p>7.90</text:p>
          </table:table-cell>
          <table:table-cell office:value-type="float" office:value="1.37266548230652" calcext:value-type="float">
            <text:p>1.3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.59275" calcext:value-type="float">
            <text:p>1.59</text:p>
          </table:table-cell>
          <table:table-cell office:value-type="float" office:value="0.451793137922306" calcext:value-type="float">
            <text:p>0.45</text:p>
          </table:table-cell>
          <table:table-cell office:value-type="float" office:value="134.2503" calcext:value-type="float">
            <text:p>134.25</text:p>
          </table:table-cell>
          <table:table-cell office:value-type="float" office:value="0.0784193182429211" calcext:value-type="float">
            <text:p>0.08</text:p>
          </table:table-cell>
          <table:table-cell office:value-type="float" office:value="210.415" calcext:value-type="float">
            <text:p>210.42</text:p>
          </table:table-cell>
          <table:table-cell office:value-type="float" office:value="186.897" calcext:value-type="float">
            <text:p>186.9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86.897" calcext:value-type="float">
            <text:p>186.90</text:p>
          </table:table-cell>
          <table:table-cell table:formula="of:=([.J6]-[.K6])/[.J6]*100" office:value-type="float" office:value="11.1769598175035" calcext:value-type="float">
            <text:p>11.18</text:p>
          </table:table-cell>
          <table:table-cell table:formula="of:=([.J6]-[.M6])/[.J6]*100" office:value-type="float" office:value="11.1769598175035" calcext:value-type="float">
            <text:p>11.18</text:p>
          </table:table-cell>
          <table:table-cell office:value-type="float" office:value="455.272" calcext:value-type="float">
            <text:p>455.27</text:p>
          </table:table-cell>
          <table:table-cell office:value-type="float" office:value="0" calcext:value-type="float">
            <text:p>0.00</text:p>
          </table:table-cell>
          <table:table-cell office:value-type="float" office:value="64.9462" calcext:value-type="float">
            <text:p>64.95</text:p>
          </table:table-cell>
          <table:table-cell office:value-type="float" office:value="0" calcext:value-type="float">
            <text:p>0.00</text:p>
          </table:table-cell>
          <table:table-cell office:value-type="float" office:value="40.4731" calcext:value-type="float">
            <text:p>40.4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9.7" calcext:value-type="float">
            <text:p>9.70</text:p>
          </table:table-cell>
          <table:table-cell office:value-type="float" office:value="2.20286894275337" calcext:value-type="float">
            <text:p>2.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2707" calcext:value-type="float">
            <text:p>0.27</text:p>
          </table:table-cell>
          <table:table-cell office:value-type="float" office:value="0.0798037725001967" calcext:value-type="float">
            <text:p>0.08</text:p>
          </table:table-cell>
          <table:table-cell office:value-type="float" office:value="134.3229" calcext:value-type="float">
            <text:p>134.32</text:p>
          </table:table-cell>
          <table:table-cell office:value-type="float" office:value="0.0707068819698249" calcext:value-type="float">
            <text:p>0.07</text:p>
          </table:table-cell>
          <table:table-cell office:value-type="float" office:value="271.428" calcext:value-type="float">
            <text:p>271.43</text:p>
          </table:table-cell>
          <table:table-cell office:value-type="float" office:value="198.4632" calcext:value-type="float">
            <text:p>198.46</text:p>
          </table:table-cell>
          <table:table-cell office:value-type="float" office:value="18.30386419254" calcext:value-type="float">
            <text:p>18.30</text:p>
          </table:table-cell>
          <table:table-cell office:value-type="float" office:value="189.543" calcext:value-type="float">
            <text:p>189.54</text:p>
          </table:table-cell>
          <table:table-cell office:value-type="float" office:value="234.144" calcext:value-type="float">
            <text:p>234.14</text:p>
          </table:table-cell>
          <table:table-cell table:formula="of:=([.J7]-[.K7])/[.J7]*100" office:value-type="float" office:value="26.8818250143684" calcext:value-type="float">
            <text:p>26.88</text:p>
          </table:table-cell>
          <table:table-cell table:formula="of:=([.J7]-[.M7])/[.J7]*100" office:value-type="float" office:value="30.1682214067819" calcext:value-type="float">
            <text:p>30.17</text:p>
          </table:table-cell>
          <table:table-cell office:value-type="float" office:value="595.3904" calcext:value-type="float">
            <text:p>595.39</text:p>
          </table:table-cell>
          <table:table-cell office:value-type="float" office:value="54.9111821862791" calcext:value-type="float">
            <text:p>54.91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8.25" calcext:value-type="float">
            <text:p>8.25</text:p>
          </table:table-cell>
          <table:table-cell office:value-type="float" office:value="1.99670781669807" calcext:value-type="float">
            <text:p>2.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1942" calcext:value-type="float">
            <text:p>0.19</text:p>
          </table:table-cell>
          <table:table-cell office:value-type="float" office:value="0.0474459248984956" calcext:value-type="float">
            <text:p>0.05</text:p>
          </table:table-cell>
          <table:table-cell office:value-type="float" office:value="134.25655" calcext:value-type="float">
            <text:p>134.26</text:p>
          </table:table-cell>
          <table:table-cell office:value-type="float" office:value="0.177063614794827" calcext:value-type="float">
            <text:p>0.18</text:p>
          </table:table-cell>
          <table:table-cell office:value-type="float" office:value="200.159" calcext:value-type="float">
            <text:p>200.16</text:p>
          </table:table-cell>
          <table:table-cell office:value-type="float" office:value="200.114" calcext:value-type="float">
            <text:p>200.11</text:p>
          </table:table-cell>
          <table:table-cell office:value-type="float" office:value="0.0266556994991602" calcext:value-type="float">
            <text:p>0.03</text:p>
          </table:table-cell>
          <table:table-cell office:value-type="float" office:value="200.099" calcext:value-type="float">
            <text:p>200.10</text:p>
          </table:table-cell>
          <table:table-cell office:value-type="float" office:value="200.159" calcext:value-type="float">
            <text:p>200.16</text:p>
          </table:table-cell>
          <table:table-cell table:formula="of:=([.J8]-[.K8])/[.J8]*100" office:value-type="float" office:value="0.0224821267092599" calcext:value-type="float">
            <text:p>0.02</text:p>
          </table:table-cell>
          <table:table-cell table:formula="of:=([.J8]-[.M8])/[.J8]*100" office:value-type="float" office:value="0.0299761689456893" calcext:value-type="float">
            <text:p>0.03</text:p>
          </table:table-cell>
          <table:table-cell office:value-type="float" office:value="600.34225" calcext:value-type="float">
            <text:p>600.34</text:p>
          </table:table-cell>
          <table:table-cell office:value-type="float" office:value="0.0804113601557641" calcext:value-type="float">
            <text:p>0.08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7.1" calcext:value-type="float">
            <text:p>7.1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61" calcext:value-type="float">
            <text:p>0.15</text:p>
          </table:table-cell>
          <table:table-cell office:value-type="float" office:value="0.0103257470737753" calcext:value-type="float">
            <text:p>0.01</text:p>
          </table:table-cell>
          <table:table-cell office:value-type="float" office:value="134.23295" calcext:value-type="float">
            <text:p>134.23</text:p>
          </table:table-cell>
          <table:table-cell office:value-type="float" office:value="0.143831946894172" calcext:value-type="float">
            <text:p>0.14</text:p>
          </table:table-cell>
          <table:table-cell office:value-type="float" office:value="383.437" calcext:value-type="float">
            <text:p>383.44</text:p>
          </table:table-cell>
          <table:table-cell office:value-type="float" office:value="225.369" calcext:value-type="float">
            <text:p>225.3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5.369" calcext:value-type="float">
            <text:p>225.37</text:p>
          </table:table-cell>
          <table:table-cell table:formula="of:=([.J9]-[.K9])/[.J9]*100" office:value-type="float" office:value="41.2239820361624" calcext:value-type="float">
            <text:p>41.22</text:p>
          </table:table-cell>
          <table:table-cell table:formula="of:=([.J9]-[.M9])/[.J9]*100" office:value-type="float" office:value="41.2239820361624" calcext:value-type="float">
            <text:p>41.22</text:p>
          </table:table-cell>
          <table:table-cell office:value-type="float" office:value="676.106" calcext:value-type="float">
            <text:p>676.11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.3" calcext:value-type="float">
            <text:p>7.30</text:p>
          </table:table-cell>
          <table:table-cell office:value-type="float" office:value="0.470162345981627" calcext:value-type="float">
            <text:p>0.4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2283" calcext:value-type="float">
            <text:p>0.23</text:p>
          </table:table-cell>
          <table:table-cell office:value-type="float" office:value="0.0193611113208655" calcext:value-type="float">
            <text:p>0.02</text:p>
          </table:table-cell>
          <table:table-cell office:value-type="float" office:value="134.29005" calcext:value-type="float">
            <text:p>134.29</text:p>
          </table:table-cell>
          <table:table-cell office:value-type="float" office:value="0.0114637873782026" calcext:value-type="float">
            <text:p>0.01</text:p>
          </table:table-cell>
          <table:table-cell office:value-type="float" office:value="295.98" calcext:value-type="float">
            <text:p>295.98</text:p>
          </table:table-cell>
          <table:table-cell office:value-type="float" office:value="232.049" calcext:value-type="float">
            <text:p>232.0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32.049" calcext:value-type="float">
            <text:p>232.05</text:p>
          </table:table-cell>
          <table:table-cell table:formula="of:=([.J10]-[.K10])/[.J10]*100" office:value-type="float" office:value="21.5997702547469" calcext:value-type="float">
            <text:p>21.60</text:p>
          </table:table-cell>
          <table:table-cell table:formula="of:=([.J10]-[.M10])/[.J10]*100" office:value-type="float" office:value="21.5997702547469" calcext:value-type="float">
            <text:p>21.60</text:p>
          </table:table-cell>
          <table:table-cell office:value-type="float" office:value="653.268" calcext:value-type="float">
            <text:p>653.27</text:p>
          </table:table-cell>
          <table:table-cell office:value-type="float" office:value="0" calcext:value-type="float">
            <text:p>0.00</text:p>
          </table:table-cell>
          <table:table-cell office:value-type="float" office:value="26.5071" calcext:value-type="float">
            <text:p>26.51</text:p>
          </table:table-cell>
          <table:table-cell office:value-type="float" office:value="0" calcext:value-type="float">
            <text:p>0.00</text:p>
          </table:table-cell>
          <table:table-cell office:value-type="float" office:value="16.3711" calcext:value-type="float">
            <text:p>16.3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8.95" calcext:value-type="float">
            <text:p>8.95</text:p>
          </table:table-cell>
          <table:table-cell office:value-type="float" office:value="1.7614288458372" calcext:value-type="float">
            <text:p>1.7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.69725" calcext:value-type="float">
            <text:p>2.70</text:p>
          </table:table-cell>
          <table:table-cell office:value-type="float" office:value="1.33842978995223" calcext:value-type="float">
            <text:p>1.34</text:p>
          </table:table-cell>
          <table:table-cell office:value-type="float" office:value="134.6057" calcext:value-type="float">
            <text:p>134.61</text:p>
          </table:table-cell>
          <table:table-cell office:value-type="float" office:value="0.446562319573831" calcext:value-type="float">
            <text:p>0.45</text:p>
          </table:table-cell>
          <table:table-cell office:value-type="float" office:value="275.97" calcext:value-type="float">
            <text:p>275.97</text:p>
          </table:table-cell>
          <table:table-cell office:value-type="float" office:value="222.8916" calcext:value-type="float">
            <text:p>222.89</text:p>
          </table:table-cell>
          <table:table-cell office:value-type="float" office:value="2.66807631075275" calcext:value-type="float">
            <text:p>2.67</text:p>
          </table:table-cell>
          <table:table-cell office:value-type="float" office:value="222.295" calcext:value-type="float">
            <text:p>222.30</text:p>
          </table:table-cell>
          <table:table-cell office:value-type="float" office:value="234.227" calcext:value-type="float">
            <text:p>234.23</text:p>
          </table:table-cell>
          <table:table-cell table:formula="of:=([.J11]-[.K11])/[.J11]*100" office:value-type="float" office:value="19.233394934232" calcext:value-type="float">
            <text:p>19.23</text:p>
          </table:table-cell>
          <table:table-cell table:formula="of:=([.J11]-[.M11])/[.J11]*100" office:value-type="float" office:value="19.4495778526652" calcext:value-type="float">
            <text:p>19.45</text:p>
          </table:table-cell>
          <table:table-cell office:value-type="float" office:value="667.28495" calcext:value-type="float">
            <text:p>667.28</text:p>
          </table:table-cell>
          <table:table-cell office:value-type="float" office:value="1.78863077520209" calcext:value-type="float">
            <text:p>1.79</text:p>
          </table:table-cell>
          <table:table-cell office:value-type="float" office:value="0.912035" calcext:value-type="float">
            <text:p>0.91</text:p>
          </table:table-cell>
          <table:table-cell office:value-type="float" office:value="4.07874451571804" calcext:value-type="float">
            <text:p>4.08</text:p>
          </table:table-cell>
          <table:table-cell office:value-type="float" office:value="0.4778535" calcext:value-type="float">
            <text:p>0.48</text:p>
          </table:table-cell>
          <table:table-cell office:value-type="float" office:value="2.13702581857239" calcext:value-type="float">
            <text:p>2.14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7.75" calcext:value-type="float">
            <text:p>7.75</text:p>
          </table:table-cell>
          <table:table-cell office:value-type="float" office:value="0.786397515657049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11095" calcext:value-type="float">
            <text:p>0.11</text:p>
          </table:table-cell>
          <table:table-cell office:value-type="float" office:value="0.0283186287952313" calcext:value-type="float">
            <text:p>0.03</text:p>
          </table:table-cell>
          <table:table-cell office:value-type="float" office:value="134.1185" calcext:value-type="float">
            <text:p>134.12</text:p>
          </table:table-cell>
          <table:table-cell office:value-type="float" office:value="0.0738992913576163" calcext:value-type="float">
            <text:p>0.07</text:p>
          </table:table-cell>
          <table:table-cell office:value-type="float" office:value="261.745" calcext:value-type="float">
            <text:p>261.75</text:p>
          </table:table-cell>
          <table:table-cell office:value-type="float" office:value="225.006" calcext:value-type="float">
            <text:p>225.0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5.006" calcext:value-type="float">
            <text:p>225.01</text:p>
          </table:table-cell>
          <table:table-cell table:formula="of:=([.J12]-[.K12])/[.J12]*100" office:value-type="float" office:value="14.0361802517718" calcext:value-type="float">
            <text:p>14.04</text:p>
          </table:table-cell>
          <table:table-cell table:formula="of:=([.J12]-[.M12])/[.J12]*100" office:value-type="float" office:value="14.0361802517718" calcext:value-type="float">
            <text:p>14.04</text:p>
          </table:table-cell>
          <table:table-cell office:value-type="float" office:value="675.018" calcext:value-type="float">
            <text:p>675.02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000000227374" calcext:value-type="float">
            <text:p>0.00</text:p>
          </table:table-cell>
          <table:table-cell office:value-type="float" office:value="0.000000000000069984240548102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style-name="ce13" office:value-type="string" calcext:value-type="string">
            <text:p>A</text:p>
          </table:table-cell>
          <table:table-cell table:style-name="ce34" table:formula="of:=AVERAGE([.B3:.B12])" office:value-type="float" office:value="7.975" calcext:value-type="float">
            <text:p>7.98</text:p>
          </table:table-cell>
          <table:table-cell table:style-name="ce34" table:formula="of:=AVERAGE([.C3:.C12])" office:value-type="float" office:value="1.10342115785555" calcext:value-type="float">
            <text:p>1.10</text:p>
          </table:table-cell>
          <table:table-cell table:style-name="ce34" table:formula="of:=AVERAGE([.D3:.D12])" office:value-type="float" office:value="6.9" calcext:value-type="float">
            <text:p>6.90</text:p>
          </table:table-cell>
          <table:table-cell table:style-name="ce34" table:formula="of:=AVERAGE([.E3:.E12])" office:value-type="float" office:value="10.3" calcext:value-type="float">
            <text:p>10.30</text:p>
          </table:table-cell>
          <table:table-cell table:style-name="ce34" table:formula="of:=AVERAGE([.F3:.F12])" office:value-type="float" office:value="0.62101" calcext:value-type="float">
            <text:p>0.62</text:p>
          </table:table-cell>
          <table:table-cell table:style-name="ce34" table:formula="of:=AVERAGE([.G3:.G12])" office:value-type="float" office:value="0.218178194466729" calcext:value-type="float">
            <text:p>0.22</text:p>
          </table:table-cell>
          <table:table-cell table:style-name="ce34" table:formula="of:=AVERAGE([.H3:.H12])" office:value-type="float" office:value="134.26563" calcext:value-type="float">
            <text:p>134.27</text:p>
          </table:table-cell>
          <table:table-cell table:style-name="ce34" table:formula="of:=AVERAGE([.I3:.I12])" office:value-type="float" office:value="0.128162219831924" calcext:value-type="float">
            <text:p>0.13</text:p>
          </table:table-cell>
          <table:table-cell table:style-name="ce34" table:formula="of:=AVERAGE([.J3:.J12])" office:value-type="float" office:value="275.7544" calcext:value-type="float">
            <text:p>275.75</text:p>
          </table:table-cell>
          <table:table-cell table:style-name="ce34" table:formula="of:=AVERAGE([.K3:.K12])" office:value-type="float" office:value="226.44508" calcext:value-type="float">
            <text:p>226.45</text:p>
          </table:table-cell>
          <table:table-cell table:style-name="ce34" table:formula="of:=AVERAGE([.L3:.L12])" office:value-type="float" office:value="2.82669315656772" calcext:value-type="float">
            <text:p>2.83</text:p>
          </table:table-cell>
          <table:table-cell table:style-name="ce34" table:formula="of:=AVERAGE([.M3:.M12])" office:value-type="float" office:value="225.1943" calcext:value-type="float">
            <text:p>225.19</text:p>
          </table:table-cell>
          <table:table-cell table:style-name="ce34" table:formula="of:=AVERAGE([.N3:.N12])" office:value-type="float" office:value="232.8376" calcext:value-type="float">
            <text:p>232.84</text:p>
          </table:table-cell>
          <table:table-cell table:style-name="ce34" table:formula="of:=AVERAGE([.O3:.O12])" office:value-type="float" office:value="16.30236005901" calcext:value-type="float">
            <text:p>16.30</text:p>
          </table:table-cell>
          <table:table-cell table:style-name="ce34" table:formula="of:=AVERAGE([.P3:.P12])" office:value-type="float" office:value="16.7630974568895" calcext:value-type="float">
            <text:p>16.76</text:p>
          </table:table-cell>
          <table:table-cell table:style-name="ce34" table:formula="of:=AVERAGE([.Q3:.Q12])" office:value-type="float" office:value="641.463275" calcext:value-type="float">
            <text:p>641.46</text:p>
          </table:table-cell>
          <table:table-cell table:style-name="ce34" table:formula="of:=AVERAGE([.R3:.R12])" office:value-type="float" office:value="7.85855967578412" calcext:value-type="float">
            <text:p>7.86</text:p>
          </table:table-cell>
          <table:table-cell table:style-name="ce34" table:formula="of:=AVERAGE([.S3:.S12])" office:value-type="float" office:value="21.7966335" calcext:value-type="float">
            <text:p>21.80</text:p>
          </table:table-cell>
          <table:table-cell table:style-name="ce34" table:formula="of:=AVERAGE([.T3:.T12])" office:value-type="float" office:value="0.407874451571811" calcext:value-type="float">
            <text:p>0.41</text:p>
          </table:table-cell>
          <table:table-cell table:style-name="ce34" table:formula="of:=AVERAGE([.U3:.U12])" office:value-type="float" office:value="16.07514535" calcext:value-type="float">
            <text:p>16.08</text:p>
          </table:table-cell>
          <table:table-cell table:style-name="ce34" table:formula="of:=AVERAGE([.V3:.V12])" office:value-type="float" office:value="0.213702581857239" calcext:value-type="float">
            <text:p>0.21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4.55" calcext:value-type="float">
            <text:p>24.55</text:p>
          </table:table-cell>
          <table:table-cell office:value-type="float" office:value="3.56112046235008" calcext:value-type="float">
            <text:p>3.5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65.93725" calcext:value-type="float">
            <text:p>65.94</text:p>
          </table:table-cell>
          <table:table-cell office:value-type="float" office:value="37.3227403586819" calcext:value-type="float">
            <text:p>37.32</text:p>
          </table:table-cell>
          <table:table-cell office:value-type="float" office:value="138.3349" calcext:value-type="float">
            <text:p>138.33</text:p>
          </table:table-cell>
          <table:table-cell office:value-type="float" office:value="2.56728496562747" calcext:value-type="float">
            <text:p>2.57</text:p>
          </table:table-cell>
          <table:table-cell office:value-type="float" office:value="787.913" calcext:value-type="float">
            <text:p>787.91</text:p>
          </table:table-cell>
          <table:table-cell office:value-type="float" office:value="431.73535" calcext:value-type="float">
            <text:p>431.74</text:p>
          </table:table-cell>
          <table:table-cell office:value-type="float" office:value="3.56336575482108" calcext:value-type="float">
            <text:p>3.56</text:p>
          </table:table-cell>
          <table:table-cell office:value-type="float" office:value="428.097" calcext:value-type="float">
            <text:p>428.10</text:p>
          </table:table-cell>
          <table:table-cell office:value-type="float" office:value="440.062" calcext:value-type="float">
            <text:p>440.06</text:p>
          </table:table-cell>
          <table:table-cell table:formula="of:=([.J14]-[.K14])/[.J14]*100" office:value-type="float" office:value="45.2052003203399" calcext:value-type="float">
            <text:p>45.21</text:p>
          </table:table-cell>
          <table:table-cell table:formula="of:=([.J14]-[.M14])/[.J14]*100" office:value-type="float" office:value="45.666970845766" calcext:value-type="float">
            <text:p>45.67</text:p>
          </table:table-cell>
          <table:table-cell office:value-type="float" office:value="1276.2055" calcext:value-type="float">
            <text:p>1276.21</text:p>
          </table:table-cell>
          <table:table-cell office:value-type="float" office:value="15.7719209106097" calcext:value-type="float">
            <text:p>15.77</text:p>
          </table:table-cell>
          <table:table-cell office:value-type="float" office:value="11.17243" calcext:value-type="float">
            <text:p>11.17</text:p>
          </table:table-cell>
          <table:table-cell office:value-type="float" office:value="6.38739613285414" calcext:value-type="float">
            <text:p>6.39</text:p>
          </table:table-cell>
          <table:table-cell office:value-type="float" office:value="7.827975" calcext:value-type="float">
            <text:p>7.83</text:p>
          </table:table-cell>
          <table:table-cell office:value-type="float" office:value="1.04272653824127" calcext:value-type="float">
            <text:p>1.0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3.2" calcext:value-type="float">
            <text:p>23.20</text:p>
          </table:table-cell>
          <table:table-cell office:value-type="float" office:value="6.37098686894036" calcext:value-type="float">
            <text:p>6.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3.2867" calcext:value-type="float">
            <text:p>13.29</text:p>
          </table:table-cell>
          <table:table-cell office:value-type="float" office:value="8.85592442260814" calcext:value-type="float">
            <text:p>8.86</text:p>
          </table:table-cell>
          <table:table-cell office:value-type="float" office:value="135.78745" calcext:value-type="float">
            <text:p>135.79</text:p>
          </table:table-cell>
          <table:table-cell office:value-type="float" office:value="0.564394083578975" calcext:value-type="float">
            <text:p>0.56</text:p>
          </table:table-cell>
          <table:table-cell office:value-type="float" office:value="650.851" calcext:value-type="float">
            <text:p>650.85</text:p>
          </table:table-cell>
          <table:table-cell office:value-type="float" office:value="485.28795" calcext:value-type="float">
            <text:p>485.29</text:p>
          </table:table-cell>
          <table:table-cell office:value-type="float" office:value="17.3827656707956" calcext:value-type="float">
            <text:p>17.38</text:p>
          </table:table-cell>
          <table:table-cell office:value-type="float" office:value="476.049" calcext:value-type="float">
            <text:p>476.05</text:p>
          </table:table-cell>
          <table:table-cell office:value-type="float" office:value="533.075" calcext:value-type="float">
            <text:p>533.08</text:p>
          </table:table-cell>
          <table:table-cell table:formula="of:=([.J15]-[.K15])/[.J15]*100" office:value-type="float" office:value="25.4379343352011" calcext:value-type="float">
            <text:p>25.44</text:p>
          </table:table-cell>
          <table:table-cell table:formula="of:=([.J15]-[.M15])/[.J15]*100" office:value-type="float" office:value="26.8574527810513" calcext:value-type="float">
            <text:p>26.86</text:p>
          </table:table-cell>
          <table:table-cell office:value-type="float" office:value="1339.6865" calcext:value-type="float">
            <text:p>1339.69</text:p>
          </table:table-cell>
          <table:table-cell office:value-type="float" office:value="54.600229542124" calcext:value-type="float">
            <text:p>54.60</text:p>
          </table:table-cell>
          <table:table-cell office:value-type="float" office:value="62.800965" calcext:value-type="float">
            <text:p>62.80</text:p>
          </table:table-cell>
          <table:table-cell office:value-type="float" office:value="13.6646493905481" calcext:value-type="float">
            <text:p>13.66</text:p>
          </table:table-cell>
          <table:table-cell office:value-type="float" office:value="53.375" calcext:value-type="float">
            <text:p>53.3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3.65" calcext:value-type="float">
            <text:p>33.65</text:p>
          </table:table-cell>
          <table:table-cell office:value-type="float" office:value="8.50557092981449" calcext:value-type="float">
            <text:p>8.5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6.55615" calcext:value-type="float">
            <text:p>206.56</text:p>
          </table:table-cell>
          <table:table-cell office:value-type="float" office:value="78.3588371036699" calcext:value-type="float">
            <text:p>78.36</text:p>
          </table:table-cell>
          <table:table-cell office:value-type="float" office:value="138.6555" calcext:value-type="float">
            <text:p>138.66</text:p>
          </table:table-cell>
          <table:table-cell office:value-type="float" office:value="0.737968941009534" calcext:value-type="float">
            <text:p>0.74</text:p>
          </table:table-cell>
          <table:table-cell office:value-type="float" office:value="1328.21" calcext:value-type="float">
            <text:p>1328.21</text:p>
          </table:table-cell>
          <table:table-cell office:value-type="float" office:value="421.8164" calcext:value-type="float">
            <text:p>421.82</text:p>
          </table:table-cell>
          <table:table-cell office:value-type="float" office:value="12.2478160390461" calcext:value-type="float">
            <text:p>12.25</text:p>
          </table:table-cell>
          <table:table-cell office:value-type="float" office:value="399.092" calcext:value-type="float">
            <text:p>399.09</text:p>
          </table:table-cell>
          <table:table-cell office:value-type="float" office:value="458.442" calcext:value-type="float">
            <text:p>458.44</text:p>
          </table:table-cell>
          <table:table-cell table:formula="of:=([.J16]-[.K16])/[.J16]*100" office:value-type="float" office:value="68.2417388816528" calcext:value-type="float">
            <text:p>68.24</text:p>
          </table:table-cell>
          <table:table-cell table:formula="of:=([.J16]-[.M16])/[.J16]*100" office:value-type="float" office:value="69.952643030846" calcext:value-type="float">
            <text:p>69.95</text:p>
          </table:table-cell>
          <table:table-cell office:value-type="float" office:value="969.96445" calcext:value-type="float">
            <text:p>969.96</text:p>
          </table:table-cell>
          <table:table-cell office:value-type="float" office:value="29.1804019424628" calcext:value-type="float">
            <text:p>29.18</text:p>
          </table:table-cell>
          <table:table-cell office:value-type="float" office:value="212.43855" calcext:value-type="float">
            <text:p>212.44</text:p>
          </table:table-cell>
          <table:table-cell office:value-type="float" office:value="25.2599153298473" calcext:value-type="float">
            <text:p>25.26</text:p>
          </table:table-cell>
          <table:table-cell office:value-type="float" office:value="83.046335" calcext:value-type="float">
            <text:p>83.05</text:p>
          </table:table-cell>
          <table:table-cell office:value-type="float" office:value="9.57947174036752" calcext:value-type="float">
            <text:p>9.58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27.4" calcext:value-type="float">
            <text:p>27.40</text:p>
          </table:table-cell>
          <table:table-cell office:value-type="float" office:value="10.2361588190308" calcext:value-type="float">
            <text:p>10.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2.2945" calcext:value-type="float">
            <text:p>22.29</text:p>
          </table:table-cell>
          <table:table-cell office:value-type="float" office:value="15.7945076179898" calcext:value-type="float">
            <text:p>15.79</text:p>
          </table:table-cell>
          <table:table-cell office:value-type="float" office:value="136.2795" calcext:value-type="float">
            <text:p>136.28</text:p>
          </table:table-cell>
          <table:table-cell office:value-type="float" office:value="0.204780884181888" calcext:value-type="float">
            <text:p>0.20</text:p>
          </table:table-cell>
          <table:table-cell office:value-type="float" office:value="1034.85" calcext:value-type="float">
            <text:p>1034.85</text:p>
          </table:table-cell>
          <table:table-cell office:value-type="float" office:value="447.60145" calcext:value-type="float">
            <text:p>447.60</text:p>
          </table:table-cell>
          <table:table-cell office:value-type="float" office:value="24.9078715363447" calcext:value-type="float">
            <text:p>24.91</text:p>
          </table:table-cell>
          <table:table-cell office:value-type="float" office:value="411.296" calcext:value-type="float">
            <text:p>411.30</text:p>
          </table:table-cell>
          <table:table-cell office:value-type="float" office:value="500.996" calcext:value-type="float">
            <text:p>501.00</text:p>
          </table:table-cell>
          <table:table-cell table:formula="of:=([.J17]-[.K17])/[.J17]*100" office:value-type="float" office:value="56.7472145721602" calcext:value-type="float">
            <text:p>56.75</text:p>
          </table:table-cell>
          <table:table-cell table:formula="of:=([.J17]-[.M17])/[.J17]*100" office:value-type="float" office:value="60.2554959655989" calcext:value-type="float">
            <text:p>60.26</text:p>
          </table:table-cell>
          <table:table-cell office:value-type="float" office:value="1243.7865" calcext:value-type="float">
            <text:p>1243.79</text:p>
          </table:table-cell>
          <table:table-cell office:value-type="float" office:value="63.3502537921224" calcext:value-type="float">
            <text:p>63.35</text:p>
          </table:table-cell>
          <table:table-cell office:value-type="float" office:value="68.16774" calcext:value-type="float">
            <text:p>68.17</text:p>
          </table:table-cell>
          <table:table-cell office:value-type="float" office:value="36.7381536548128" calcext:value-type="float">
            <text:p>36.74</text:p>
          </table:table-cell>
          <table:table-cell office:value-type="float" office:value="30.850175" calcext:value-type="float">
            <text:p>30.85</text:p>
          </table:table-cell>
          <table:table-cell office:value-type="float" office:value="6.14460299877055" calcext:value-type="float">
            <text:p>6.14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0" calcext:value-type="float">
            <text:p>30.00</text:p>
          </table:table-cell>
          <table:table-cell office:value-type="float" office:value="7.73916900203796" calcext:value-type="float">
            <text:p>7.74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7.70875" calcext:value-type="float">
            <text:p>97.71</text:p>
          </table:table-cell>
          <table:table-cell office:value-type="float" office:value="38.9135145362866" calcext:value-type="float">
            <text:p>38.91</text:p>
          </table:table-cell>
          <table:table-cell office:value-type="float" office:value="139.58055" calcext:value-type="float">
            <text:p>139.58</text:p>
          </table:table-cell>
          <table:table-cell office:value-type="float" office:value="1.90091934752358" calcext:value-type="float">
            <text:p>1.90</text:p>
          </table:table-cell>
          <table:table-cell office:value-type="float" office:value="684.46" calcext:value-type="float">
            <text:p>684.46</text:p>
          </table:table-cell>
          <table:table-cell office:value-type="float" office:value="382.8543" calcext:value-type="float">
            <text:p>382.85</text:p>
          </table:table-cell>
          <table:table-cell office:value-type="float" office:value="10.6492009935018" calcext:value-type="float">
            <text:p>10.65</text:p>
          </table:table-cell>
          <table:table-cell office:value-type="float" office:value="366.339" calcext:value-type="float">
            <text:p>366.34</text:p>
          </table:table-cell>
          <table:table-cell office:value-type="float" office:value="399.957" calcext:value-type="float">
            <text:p>399.96</text:p>
          </table:table-cell>
          <table:table-cell table:formula="of:=([.J18]-[.K18])/[.J18]*100" office:value-type="float" office:value="44.0647663851796" calcext:value-type="float">
            <text:p>44.06</text:p>
          </table:table-cell>
          <table:table-cell table:formula="of:=([.J18]-[.M18])/[.J18]*100" office:value-type="float" office:value="46.4776612219852" calcext:value-type="float">
            <text:p>46.48</text:p>
          </table:table-cell>
          <table:table-cell office:value-type="float" office:value="1118.5365" calcext:value-type="float">
            <text:p>1118.54</text:p>
          </table:table-cell>
          <table:table-cell office:value-type="float" office:value="35.3432813945854" calcext:value-type="float">
            <text:p>35.34</text:p>
          </table:table-cell>
          <table:table-cell office:value-type="float" office:value="18.161559" calcext:value-type="float">
            <text:p>18.16</text:p>
          </table:table-cell>
          <table:table-cell office:value-type="float" office:value="11.3321850357902" calcext:value-type="float">
            <text:p>11.33</text:p>
          </table:table-cell>
          <table:table-cell office:value-type="float" office:value="11.864315" calcext:value-type="float">
            <text:p>11.86</text:p>
          </table:table-cell>
          <table:table-cell office:value-type="float" office:value="8.35470262739589" calcext:value-type="float">
            <text:p>8.35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38.2" calcext:value-type="float">
            <text:p>38.20</text:p>
          </table:table-cell>
          <table:table-cell office:value-type="float" office:value="11.6916524427519" calcext:value-type="float">
            <text:p>11.69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96.2451" calcext:value-type="float">
            <text:p>296.25</text:p>
          </table:table-cell>
          <table:table-cell office:value-type="float" office:value="179.820690341913" calcext:value-type="float">
            <text:p>179.82</text:p>
          </table:table-cell>
          <table:table-cell office:value-type="float" office:value="138.58355" calcext:value-type="float">
            <text:p>138.58</text:p>
          </table:table-cell>
          <table:table-cell office:value-type="float" office:value="1.48900113021766" calcext:value-type="float">
            <text:p>1.49</text:p>
          </table:table-cell>
          <table:table-cell office:value-type="float" office:value="1835.53" calcext:value-type="float">
            <text:p>1835.53</text:p>
          </table:table-cell>
          <table:table-cell office:value-type="float" office:value="510.8921" calcext:value-type="float">
            <text:p>510.89</text:p>
          </table:table-cell>
          <table:table-cell office:value-type="float" office:value="76.9910482451318" calcext:value-type="float">
            <text:p>76.99</text:p>
          </table:table-cell>
          <table:table-cell office:value-type="float" office:value="441.698" calcext:value-type="float">
            <text:p>441.70</text:p>
          </table:table-cell>
          <table:table-cell office:value-type="float" office:value="790.424" calcext:value-type="float">
            <text:p>790.42</text:p>
          </table:table-cell>
          <table:table-cell table:formula="of:=([.J19]-[.K19])/[.J19]*100" office:value-type="float" office:value="72.1665077661493" calcext:value-type="float">
            <text:p>72.17</text:p>
          </table:table-cell>
          <table:table-cell table:formula="of:=([.J19]-[.M19])/[.J19]*100" office:value-type="float" office:value="75.9362146083148" calcext:value-type="float">
            <text:p>75.94</text:p>
          </table:table-cell>
          <table:table-cell office:value-type="float" office:value="1090.0108" calcext:value-type="float">
            <text:p>1090.01</text:p>
          </table:table-cell>
          <table:table-cell office:value-type="float" office:value="130.628733762845" calcext:value-type="float">
            <text:p>130.63</text:p>
          </table:table-cell>
          <table:table-cell office:value-type="float" office:value="330.54855" calcext:value-type="float">
            <text:p>330.55</text:p>
          </table:table-cell>
          <table:table-cell office:value-type="float" office:value="126.02131254275" calcext:value-type="float">
            <text:p>126.02</text:p>
          </table:table-cell>
          <table:table-cell office:value-type="float" office:value="112.1166" calcext:value-type="float">
            <text:p>112.12</text:p>
          </table:table-cell>
          <table:table-cell office:value-type="float" office:value="12.2947784526603" calcext:value-type="float">
            <text:p>12.29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1.25" calcext:value-type="float">
            <text:p>31.25</text:p>
          </table:table-cell>
          <table:table-cell office:value-type="float" office:value="8.40973746382884" calcext:value-type="float">
            <text:p>8.4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0.3546" calcext:value-type="float">
            <text:p>40.35</text:p>
          </table:table-cell>
          <table:table-cell office:value-type="float" office:value="27.2260937345427" calcext:value-type="float">
            <text:p>27.23</text:p>
          </table:table-cell>
          <table:table-cell office:value-type="float" office:value="137.42555" calcext:value-type="float">
            <text:p>137.43</text:p>
          </table:table-cell>
          <table:table-cell office:value-type="float" office:value="0.753555255893164" calcext:value-type="float">
            <text:p>0.75</text:p>
          </table:table-cell>
          <table:table-cell office:value-type="float" office:value="496.669" calcext:value-type="float">
            <text:p>496.67</text:p>
          </table:table-cell>
          <table:table-cell office:value-type="float" office:value="346.84985" calcext:value-type="float">
            <text:p>346.85</text:p>
          </table:table-cell>
          <table:table-cell office:value-type="float" office:value="28.5918036788149" calcext:value-type="float">
            <text:p>28.59</text:p>
          </table:table-cell>
          <table:table-cell office:value-type="float" office:value="328.671" calcext:value-type="float">
            <text:p>328.67</text:p>
          </table:table-cell>
          <table:table-cell office:value-type="float" office:value="436.37" calcext:value-type="float">
            <text:p>436.37</text:p>
          </table:table-cell>
          <table:table-cell table:formula="of:=([.J20]-[.K20])/[.J20]*100" office:value-type="float" office:value="30.1647878164331" calcext:value-type="float">
            <text:p>30.16</text:p>
          </table:table-cell>
          <table:table-cell table:formula="of:=([.J20]-[.M20])/[.J20]*100" office:value-type="float" office:value="33.8249417620186" calcext:value-type="float">
            <text:p>33.82</text:p>
          </table:table-cell>
          <table:table-cell office:value-type="float" office:value="1035.61145" calcext:value-type="float">
            <text:p>1035.61</text:p>
          </table:table-cell>
          <table:table-cell office:value-type="float" office:value="74.5228356422061" calcext:value-type="float">
            <text:p>74.52</text:p>
          </table:table-cell>
          <table:table-cell office:value-type="float" office:value="3.477507" calcext:value-type="float">
            <text:p>3.48</text:p>
          </table:table-cell>
          <table:table-cell office:value-type="float" office:value="10.6489331674972" calcext:value-type="float">
            <text:p>10.65</text:p>
          </table:table-cell>
          <table:table-cell office:value-type="float" office:value="1.459737" calcext:value-type="float">
            <text:p>1.46</text:p>
          </table:table-cell>
          <table:table-cell office:value-type="float" office:value="4.20702901462616" calcext:value-type="float">
            <text:p>4.21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2.4" calcext:value-type="float">
            <text:p>32.40</text:p>
          </table:table-cell>
          <table:table-cell office:value-type="float" office:value="9.7893604973649" calcext:value-type="float">
            <text:p>9.79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5.04855" calcext:value-type="float">
            <text:p>35.05</text:p>
          </table:table-cell>
          <table:table-cell office:value-type="float" office:value="20.2785767056738" calcext:value-type="float">
            <text:p>20.28</text:p>
          </table:table-cell>
          <table:table-cell office:value-type="float" office:value="137.32715" calcext:value-type="float">
            <text:p>137.33</text:p>
          </table:table-cell>
          <table:table-cell office:value-type="float" office:value="0.75518072253217" calcext:value-type="float">
            <text:p>0.76</text:p>
          </table:table-cell>
          <table:table-cell office:value-type="float" office:value="717.198" calcext:value-type="float">
            <text:p>717.20</text:p>
          </table:table-cell>
          <table:table-cell office:value-type="float" office:value="373.8246" calcext:value-type="float">
            <text:p>373.82</text:p>
          </table:table-cell>
          <table:table-cell office:value-type="float" office:value="23.3768749462504" calcext:value-type="float">
            <text:p>23.38</text:p>
          </table:table-cell>
          <table:table-cell office:value-type="float" office:value="357.684" calcext:value-type="float">
            <text:p>357.68</text:p>
          </table:table-cell>
          <table:table-cell office:value-type="float" office:value="427.774" calcext:value-type="float">
            <text:p>427.77</text:p>
          </table:table-cell>
          <table:table-cell table:formula="of:=([.J21]-[.K21])/[.J21]*100" office:value-type="float" office:value="47.8770716036576" calcext:value-type="float">
            <text:p>47.88</text:p>
          </table:table-cell>
          <table:table-cell table:formula="of:=([.J21]-[.M21])/[.J21]*100" office:value-type="float" office:value="50.127579831511" calcext:value-type="float">
            <text:p>50.13</text:p>
          </table:table-cell>
          <table:table-cell office:value-type="float" office:value="1099.4095" calcext:value-type="float">
            <text:p>1099.41</text:p>
          </table:table-cell>
          <table:table-cell office:value-type="float" office:value="53.4394713646837" calcext:value-type="float">
            <text:p>53.44</text:p>
          </table:table-cell>
          <table:table-cell office:value-type="float" office:value="11.517394" calcext:value-type="float">
            <text:p>11.52</text:p>
          </table:table-cell>
          <table:table-cell office:value-type="float" office:value="16.085724431814" calcext:value-type="float">
            <text:p>16.09</text:p>
          </table:table-cell>
          <table:table-cell office:value-type="float" office:value="10.549544" calcext:value-type="float">
            <text:p>10.55</text:p>
          </table:table-cell>
          <table:table-cell office:value-type="float" office:value="14.8236063080318" calcext:value-type="float">
            <text:p>14.82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3.45" calcext:value-type="float">
            <text:p>33.45</text:p>
          </table:table-cell>
          <table:table-cell office:value-type="float" office:value="7.43728161996955" calcext:value-type="float">
            <text:p>7.4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61.96585" calcext:value-type="float">
            <text:p>261.97</text:p>
          </table:table-cell>
          <table:table-cell office:value-type="float" office:value="77.9687981899609" calcext:value-type="float">
            <text:p>77.97</text:p>
          </table:table-cell>
          <table:table-cell office:value-type="float" office:value="140.04935" calcext:value-type="float">
            <text:p>140.05</text:p>
          </table:table-cell>
          <table:table-cell office:value-type="float" office:value="1.76100381884878" calcext:value-type="float">
            <text:p>1.76</text:p>
          </table:table-cell>
          <table:table-cell office:value-type="float" office:value="840.199" calcext:value-type="float">
            <text:p>840.20</text:p>
          </table:table-cell>
          <table:table-cell office:value-type="float" office:value="414.6749" calcext:value-type="float">
            <text:p>414.67</text:p>
          </table:table-cell>
          <table:table-cell office:value-type="float" office:value="17.5377737076589" calcext:value-type="float">
            <text:p>17.54</text:p>
          </table:table-cell>
          <table:table-cell office:value-type="float" office:value="403.294" calcext:value-type="float">
            <text:p>403.29</text:p>
          </table:table-cell>
          <table:table-cell office:value-type="float" office:value="449.999" calcext:value-type="float">
            <text:p>450.00</text:p>
          </table:table-cell>
          <table:table-cell table:formula="of:=([.J22]-[.K22])/[.J22]*100" office:value-type="float" office:value="50.6456327608102" calcext:value-type="float">
            <text:p>50.65</text:p>
          </table:table-cell>
          <table:table-cell table:formula="of:=([.J22]-[.M22])/[.J22]*100" office:value-type="float" office:value="52.0001809095226" calcext:value-type="float">
            <text:p>52.00</text:p>
          </table:table-cell>
          <table:table-cell office:value-type="float" office:value="1211.676" calcext:value-type="float">
            <text:p>1211.68</text:p>
          </table:table-cell>
          <table:table-cell office:value-type="float" office:value="67.8337412858977" calcext:value-type="float">
            <text:p>67.83</text:p>
          </table:table-cell>
          <table:table-cell office:value-type="float" office:value="20.5009145" calcext:value-type="float">
            <text:p>20.50</text:p>
          </table:table-cell>
          <table:table-cell office:value-type="float" office:value="21.4725639356757" calcext:value-type="float">
            <text:p>21.47</text:p>
          </table:table-cell>
          <table:table-cell office:value-type="float" office:value="11.8469405" calcext:value-type="float">
            <text:p>11.85</text:p>
          </table:table-cell>
          <table:table-cell office:value-type="float" office:value="5.85987311040047" calcext:value-type="float">
            <text:p>5.86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0.8" calcext:value-type="float">
            <text:p>30.80</text:p>
          </table:table-cell>
          <table:table-cell office:value-type="float" office:value="12.6640809918612" calcext:value-type="float">
            <text:p>12.66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287.3528" calcext:value-type="float">
            <text:p>287.35</text:p>
          </table:table-cell>
          <table:table-cell office:value-type="float" office:value="138.763129356089" calcext:value-type="float">
            <text:p>138.76</text:p>
          </table:table-cell>
          <table:table-cell office:value-type="float" office:value="142.2222" calcext:value-type="float">
            <text:p>142.22</text:p>
          </table:table-cell>
          <table:table-cell office:value-type="float" office:value="3.87092808944886" calcext:value-type="float">
            <text:p>3.87</text:p>
          </table:table-cell>
          <table:table-cell office:value-type="float" office:value="987.874" calcext:value-type="float">
            <text:p>987.87</text:p>
          </table:table-cell>
          <table:table-cell office:value-type="float" office:value="483.22975" calcext:value-type="float">
            <text:p>483.23</text:p>
          </table:table-cell>
          <table:table-cell office:value-type="float" office:value="17.8475351825429" calcext:value-type="float">
            <text:p>17.85</text:p>
          </table:table-cell>
          <table:table-cell office:value-type="float" office:value="462.749" calcext:value-type="float">
            <text:p>462.75</text:p>
          </table:table-cell>
          <table:table-cell office:value-type="float" office:value="536.556" calcext:value-type="float">
            <text:p>536.56</text:p>
          </table:table-cell>
          <table:table-cell table:formula="of:=([.J23]-[.K23])/[.J23]*100" office:value-type="float" office:value="51.0838679831638" calcext:value-type="float">
            <text:p>51.08</text:p>
          </table:table-cell>
          <table:table-cell table:formula="of:=([.J23]-[.M23])/[.J23]*100" office:value-type="float" office:value="53.1570827858614" calcext:value-type="float">
            <text:p>53.16</text:p>
          </table:table-cell>
          <table:table-cell office:value-type="float" office:value="1371.6035" calcext:value-type="float">
            <text:p>1371.60</text:p>
          </table:table-cell>
          <table:table-cell office:value-type="float" office:value="34.6351125874793" calcext:value-type="float">
            <text:p>34.64</text:p>
          </table:table-cell>
          <table:table-cell office:value-type="float" office:value="50.82983" calcext:value-type="float">
            <text:p>50.83</text:p>
          </table:table-cell>
          <table:table-cell office:value-type="float" office:value="25.2497513004136" calcext:value-type="float">
            <text:p>25.25</text:p>
          </table:table-cell>
          <table:table-cell office:value-type="float" office:value="27.255845" calcext:value-type="float">
            <text:p>27.26</text:p>
          </table:table-cell>
          <table:table-cell office:value-type="float" office:value="7.03097658534417" calcext:value-type="float">
            <text:p>7.03</text:p>
          </table:table-cell>
        </table:table-row>
        <table:table-row table:style-name="ro1">
          <table:table-cell table:style-name="ce13" office:value-type="string" calcext:value-type="string">
            <text:p>B</text:p>
          </table:table-cell>
          <table:table-cell table:style-name="ce34" table:formula="of:=AVERAGE([.B14:.B23])" office:value-type="float" office:value="30.49" calcext:value-type="float">
            <text:p>30.49</text:p>
          </table:table-cell>
          <table:table-cell table:style-name="ce34" table:formula="of:=AVERAGE([.C14:.C23])" office:value-type="float" office:value="8.64051190979501" calcext:value-type="float">
            <text:p>8.64</text:p>
          </table:table-cell>
          <table:table-cell table:style-name="ce34" table:formula="of:=AVERAGE([.D14:.D23])" office:value-type="float" office:value="18" calcext:value-type="float">
            <text:p>18.00</text:p>
          </table:table-cell>
          <table:table-cell table:style-name="ce34" table:formula="of:=AVERAGE([.E14:.E23])" office:value-type="float" office:value="49" calcext:value-type="float">
            <text:p>49.00</text:p>
          </table:table-cell>
          <table:table-cell table:style-name="ce34" table:formula="of:=AVERAGE([.F14:.F23])" office:value-type="float" office:value="132.675025" calcext:value-type="float">
            <text:p>132.68</text:p>
          </table:table-cell>
          <table:table-cell table:style-name="ce34" table:formula="of:=AVERAGE([.G14:.G23])" office:value-type="float" office:value="62.3302812367416" calcext:value-type="float">
            <text:p>62.33</text:p>
          </table:table-cell>
          <table:table-cell table:style-name="ce34" table:formula="of:=AVERAGE([.H14:.H23])" office:value-type="float" office:value="138.42457" calcext:value-type="float">
            <text:p>138.42</text:p>
          </table:table-cell>
          <table:table-cell table:style-name="ce34" table:formula="of:=AVERAGE([.I14:.I23])" office:value-type="float" office:value="1.46050172388621" calcext:value-type="float">
            <text:p>1.46</text:p>
          </table:table-cell>
          <table:table-cell table:style-name="ce34" table:formula="of:=AVERAGE([.J14:.J23])" office:value-type="float" office:value="936.3754" calcext:value-type="float">
            <text:p>936.38</text:p>
          </table:table-cell>
          <table:table-cell table:style-name="ce34" table:formula="of:=AVERAGE([.K14:.K23])" office:value-type="float" office:value="429.876665" calcext:value-type="float">
            <text:p>429.88</text:p>
          </table:table-cell>
          <table:table-cell table:style-name="ce34" table:formula="of:=AVERAGE([.L14:.L23])" office:value-type="float" office:value="23.3096055754908" calcext:value-type="float">
            <text:p>23.31</text:p>
          </table:table-cell>
          <table:table-cell table:style-name="ce34" table:formula="of:=AVERAGE([.M14:.M23])" office:value-type="float" office:value="407.4969" calcext:value-type="float">
            <text:p>407.50</text:p>
          </table:table-cell>
          <table:table-cell table:style-name="ce34" table:formula="of:=AVERAGE([.N14:.N23])" office:value-type="float" office:value="497.3655" calcext:value-type="float">
            <text:p>497.37</text:p>
          </table:table-cell>
          <table:table-cell table:style-name="ce34" table:formula="of:=AVERAGE([.O14:.O23])" office:value-type="float" office:value="49.1634722424748" calcext:value-type="float">
            <text:p>49.16</text:p>
          </table:table-cell>
          <table:table-cell table:style-name="ce34" table:formula="of:=AVERAGE([.P14:.P23])" office:value-type="float" office:value="51.4256223742476" calcext:value-type="float">
            <text:p>51.43</text:p>
          </table:table-cell>
          <table:table-cell table:style-name="ce34" table:formula="of:=AVERAGE([.Q14:.Q23])" office:value-type="float" office:value="1175.64907" calcext:value-type="float">
            <text:p>1175.65</text:p>
          </table:table-cell>
          <table:table-cell table:style-name="ce34" table:formula="of:=AVERAGE([.R14:.R23])" office:value-type="float" office:value="55.9305982225016" calcext:value-type="float">
            <text:p>55.93</text:p>
          </table:table-cell>
          <table:table-cell table:style-name="ce34" table:formula="of:=AVERAGE([.S14:.S23])" office:value-type="float" office:value="78.96154395" calcext:value-type="float">
            <text:p>78.96</text:p>
          </table:table-cell>
          <table:table-cell table:style-name="ce34" table:formula="of:=AVERAGE([.T14:.T23])" office:value-type="float" office:value="29.2860584922003" calcext:value-type="float">
            <text:p>29.29</text:p>
          </table:table-cell>
          <table:table-cell table:style-name="ce34" table:formula="of:=AVERAGE([.U14:.U23])" office:value-type="float" office:value="35.01924665" calcext:value-type="float">
            <text:p>35.02</text:p>
          </table:table-cell>
          <table:table-cell table:style-name="ce34" table:formula="of:=AVERAGE([.V14:.V23])" office:value-type="float" office:value="6.93377673758381" calcext:value-type="float">
            <text:p>6.9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15.3" calcext:value-type="float">
            <text:p>115.30</text:p>
          </table:table-cell>
          <table:table-cell office:value-type="float" office:value="31.8567517424321" calcext:value-type="float">
            <text:p>31.86</text:p>
          </table:table-cell>
          <table:table-cell office:value-type="float" office:value="46" calcext:value-type="float">
            <text:p>46</text:p>
          </table:table-cell>
          <table:table-cell office:value-type="float" office:value="163" calcext:value-type="float">
            <text:p>163</text:p>
          </table:table-cell>
          <table:table-cell office:value-type="float" office:value="1457.2263" calcext:value-type="float">
            <text:p>1457.23</text:p>
          </table:table-cell>
          <table:table-cell office:value-type="float" office:value="431.432193138047" calcext:value-type="float">
            <text:p>431.43</text:p>
          </table:table-cell>
          <table:table-cell office:value-type="float" office:value="147.69155" calcext:value-type="float">
            <text:p>147.69</text:p>
          </table:table-cell>
          <table:table-cell office:value-type="float" office:value="3.20340516974968" calcext:value-type="float">
            <text:p>3.20</text:p>
          </table:table-cell>
          <table:table-cell office:value-type="float" office:value="4084.06" calcext:value-type="float">
            <text:p>4084.06</text:p>
          </table:table-cell>
          <table:table-cell office:value-type="float" office:value="992.91565" calcext:value-type="float">
            <text:p>992.92</text:p>
          </table:table-cell>
          <table:table-cell office:value-type="float" office:value="31.7874181833912" calcext:value-type="float">
            <text:p>31.79</text:p>
          </table:table-cell>
          <table:table-cell office:value-type="float" office:value="943.621" calcext:value-type="float">
            <text:p>943.62</text:p>
          </table:table-cell>
          <table:table-cell office:value-type="float" office:value="1051.57" calcext:value-type="float">
            <text:p>1051.57</text:p>
          </table:table-cell>
          <table:table-cell table:formula="of:=([.J25]-[.K25])/[.J25]*100" office:value-type="float" office:value="75.6880249065881" calcext:value-type="float">
            <text:p>75.69</text:p>
          </table:table-cell>
          <table:table-cell table:formula="of:=([.J25]-[.M25])/[.J25]*100" office:value-type="float" office:value="76.8950260280211" calcext:value-type="float">
            <text:p>76.90</text:p>
          </table:table-cell>
          <table:table-cell office:value-type="float" office:value="1759.601" calcext:value-type="float">
            <text:p>1759.60</text:p>
          </table:table-cell>
          <table:table-cell office:value-type="float" office:value="61.3907102435745" calcext:value-type="float">
            <text:p>61.39</text:p>
          </table:table-cell>
          <table:table-cell office:value-type="float" office:value="1030.1522" calcext:value-type="float">
            <text:p>1030.15</text:p>
          </table:table-cell>
          <table:table-cell office:value-type="float" office:value="48.6938232110117" calcext:value-type="float">
            <text:p>48.69</text:p>
          </table:table-cell>
          <table:table-cell office:value-type="float" office:value="188.9932" calcext:value-type="float">
            <text:p>188.99</text:p>
          </table:table-cell>
          <table:table-cell office:value-type="float" office:value="15.4406802331749" calcext:value-type="float">
            <text:p>15.4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2.35" calcext:value-type="float">
            <text:p>102.35</text:p>
          </table:table-cell>
          <table:table-cell office:value-type="float" office:value="31.5682635435954" calcext:value-type="float">
            <text:p>31.57</text:p>
          </table:table-cell>
          <table:table-cell office:value-type="float" office:value="42" calcext:value-type="float">
            <text:p>42</text:p>
          </table:table-cell>
          <table:table-cell office:value-type="float" office:value="181" calcext:value-type="float">
            <text:p>181</text:p>
          </table:table-cell>
          <table:table-cell office:value-type="float" office:value="518.9156" calcext:value-type="float">
            <text:p>518.92</text:p>
          </table:table-cell>
          <table:table-cell office:value-type="float" office:value="166.200383712712" calcext:value-type="float">
            <text:p>166.20</text:p>
          </table:table-cell>
          <table:table-cell office:value-type="float" office:value="148.05795" calcext:value-type="float">
            <text:p>148.06</text:p>
          </table:table-cell>
          <table:table-cell office:value-type="float" office:value="4.06275774210728" calcext:value-type="float">
            <text:p>4.06</text:p>
          </table:table-cell>
          <table:table-cell office:value-type="float" office:value="1014.01" calcext:value-type="float">
            <text:p>1014.01</text:p>
          </table:table-cell>
          <table:table-cell office:value-type="float" office:value="618.9859" calcext:value-type="float">
            <text:p>618.99</text:p>
          </table:table-cell>
          <table:table-cell office:value-type="float" office:value="41.8273040613677" calcext:value-type="float">
            <text:p>41.83</text:p>
          </table:table-cell>
          <table:table-cell office:value-type="float" office:value="582.582" calcext:value-type="float">
            <text:p>582.58</text:p>
          </table:table-cell>
          <table:table-cell office:value-type="float" office:value="766.527" calcext:value-type="float">
            <text:p>766.53</text:p>
          </table:table-cell>
          <table:table-cell table:formula="of:=([.J26]-[.K26])/[.J26]*100" office:value-type="float" office:value="38.9566276466701" calcext:value-type="float">
            <text:p>38.96</text:p>
          </table:table-cell>
          <table:table-cell table:formula="of:=([.J26]-[.M26])/[.J26]*100" office:value-type="float" office:value="42.5467204465439" calcext:value-type="float">
            <text:p>42.55</text:p>
          </table:table-cell>
          <table:table-cell office:value-type="float" office:value="1817.7845" calcext:value-type="float">
            <text:p>1817.78</text:p>
          </table:table-cell>
          <table:table-cell office:value-type="float" office:value="129.511395331799" calcext:value-type="float">
            <text:p>129.51</text:p>
          </table:table-cell>
          <table:table-cell office:value-type="float" office:value="26.099814" calcext:value-type="float">
            <text:p>26.10</text:p>
          </table:table-cell>
          <table:table-cell office:value-type="float" office:value="24.2609410141129" calcext:value-type="float">
            <text:p>24.26</text:p>
          </table:table-cell>
          <table:table-cell office:value-type="float" office:value="13.0719505" calcext:value-type="float">
            <text:p>13.07</text:p>
          </table:table-cell>
          <table:table-cell office:value-type="float" office:value="9.78589516271061" calcext:value-type="float">
            <text:p>9.7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1.85" calcext:value-type="float">
            <text:p>131.85</text:p>
          </table:table-cell>
          <table:table-cell office:value-type="float" office:value="53.1732768260623" calcext:value-type="float">
            <text:p>53.17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593.11255" calcext:value-type="float">
            <text:p>593.11</text:p>
          </table:table-cell>
          <table:table-cell office:value-type="float" office:value="243.689540695679" calcext:value-type="float">
            <text:p>243.69</text:p>
          </table:table-cell>
          <table:table-cell office:value-type="float" office:value="148.2657" calcext:value-type="float">
            <text:p>148.27</text:p>
          </table:table-cell>
          <table:table-cell office:value-type="float" office:value="4.61611184189054" calcext:value-type="float">
            <text:p>4.62</text:p>
          </table:table-cell>
          <table:table-cell office:value-type="float" office:value="1421.51" calcext:value-type="float">
            <text:p>1421.51</text:p>
          </table:table-cell>
          <table:table-cell office:value-type="float" office:value="610.8054" calcext:value-type="float">
            <text:p>610.81</text:p>
          </table:table-cell>
          <table:table-cell office:value-type="float" office:value="62.2187894825485" calcext:value-type="float">
            <text:p>62.22</text:p>
          </table:table-cell>
          <table:table-cell office:value-type="float" office:value="557.628" calcext:value-type="float">
            <text:p>557.63</text:p>
          </table:table-cell>
          <table:table-cell office:value-type="float" office:value="810.022" calcext:value-type="float">
            <text:p>810.02</text:p>
          </table:table-cell>
          <table:table-cell table:formula="of:=([.J27]-[.K27])/[.J27]*100" office:value-type="float" office:value="57.0312273568248" calcext:value-type="float">
            <text:p>57.03</text:p>
          </table:table-cell>
          <table:table-cell table:formula="of:=([.J27]-[.M27])/[.J27]*100" office:value-type="float" office:value="60.7721366715676" calcext:value-type="float">
            <text:p>60.77</text:p>
          </table:table-cell>
          <table:table-cell office:value-type="float" office:value="1767.364" calcext:value-type="float">
            <text:p>1767.36</text:p>
          </table:table-cell>
          <table:table-cell office:value-type="float" office:value="101.842770944649" calcext:value-type="float">
            <text:p>101.84</text:p>
          </table:table-cell>
          <table:table-cell office:value-type="float" office:value="49.6059445" calcext:value-type="float">
            <text:p>49.61</text:p>
          </table:table-cell>
          <table:table-cell office:value-type="float" office:value="99.4332959723028" calcext:value-type="float">
            <text:p>99.43</text:p>
          </table:table-cell>
          <table:table-cell office:value-type="float" office:value="15.4478695" calcext:value-type="float">
            <text:p>15.45</text:p>
          </table:table-cell>
          <table:table-cell office:value-type="float" office:value="18.4262712743399" calcext:value-type="float">
            <text:p>18.4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12.25" calcext:value-type="float">
            <text:p>112.25</text:p>
          </table:table-cell>
          <table:table-cell office:value-type="float" office:value="24.3048078414648" calcext:value-type="float">
            <text:p>24.30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222.68845" calcext:value-type="float">
            <text:p>222.69</text:p>
          </table:table-cell>
          <table:table-cell office:value-type="float" office:value="94.4114729504925" calcext:value-type="float">
            <text:p>94.41</text:p>
          </table:table-cell>
          <table:table-cell office:value-type="float" office:value="145.64395" calcext:value-type="float">
            <text:p>145.64</text:p>
          </table:table-cell>
          <table:table-cell office:value-type="float" office:value="2.0785007368673" calcext:value-type="float">
            <text:p>2.08</text:p>
          </table:table-cell>
          <table:table-cell office:value-type="float" office:value="816.243" calcext:value-type="float">
            <text:p>816.24</text:p>
          </table:table-cell>
          <table:table-cell office:value-type="float" office:value="542.37595" calcext:value-type="float">
            <text:p>542.38</text:p>
          </table:table-cell>
          <table:table-cell office:value-type="float" office:value="21.8416510255906" calcext:value-type="float">
            <text:p>21.84</text:p>
          </table:table-cell>
          <table:table-cell office:value-type="float" office:value="509.771" calcext:value-type="float">
            <text:p>509.77</text:p>
          </table:table-cell>
          <table:table-cell office:value-type="float" office:value="586.8" calcext:value-type="float">
            <text:p>586.80</text:p>
          </table:table-cell>
          <table:table-cell table:formula="of:=([.J28]-[.K28])/[.J28]*100" office:value-type="float" office:value="33.5521468484263" calcext:value-type="float">
            <text:p>33.55</text:p>
          </table:table-cell>
          <table:table-cell table:formula="of:=([.J28]-[.M28])/[.J28]*100" office:value-type="float" office:value="37.5466619621853" calcext:value-type="float">
            <text:p>37.55</text:p>
          </table:table-cell>
          <table:table-cell office:value-type="float" office:value="1607.5075" calcext:value-type="float">
            <text:p>1607.51</text:p>
          </table:table-cell>
          <table:table-cell office:value-type="float" office:value="66.840869696931" calcext:value-type="float">
            <text:p>66.84</text:p>
          </table:table-cell>
          <table:table-cell office:value-type="float" office:value="11.616859" calcext:value-type="float">
            <text:p>11.62</text:p>
          </table:table-cell>
          <table:table-cell office:value-type="float" office:value="6.49785443842885" calcext:value-type="float">
            <text:p>6.50</text:p>
          </table:table-cell>
          <table:table-cell office:value-type="float" office:value="8.0036065" calcext:value-type="float">
            <text:p>8.00</text:p>
          </table:table-cell>
          <table:table-cell office:value-type="float" office:value="3.0265477553551" calcext:value-type="float">
            <text:p>3.03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00.05" calcext:value-type="float">
            <text:p>100.05</text:p>
          </table:table-cell>
          <table:table-cell office:value-type="float" office:value="24.7970180720013" calcext:value-type="float">
            <text:p>24.80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519.12265" calcext:value-type="float">
            <text:p>519.12</text:p>
          </table:table-cell>
          <table:table-cell office:value-type="float" office:value="154.900320646698" calcext:value-type="float">
            <text:p>154.90</text:p>
          </table:table-cell>
          <table:table-cell office:value-type="float" office:value="143.7077" calcext:value-type="float">
            <text:p>143.71</text:p>
          </table:table-cell>
          <table:table-cell office:value-type="float" office:value="1.45917020759637" calcext:value-type="float">
            <text:p>1.46</text:p>
          </table:table-cell>
          <table:table-cell office:value-type="float" office:value="1339.31" calcext:value-type="float">
            <text:p>1339.31</text:p>
          </table:table-cell>
          <table:table-cell office:value-type="float" office:value="697.80435" calcext:value-type="float">
            <text:p>697.80</text:p>
          </table:table-cell>
          <table:table-cell office:value-type="float" office:value="35.0340387552254" calcext:value-type="float">
            <text:p>35.03</text:p>
          </table:table-cell>
          <table:table-cell office:value-type="float" office:value="667.695" calcext:value-type="float">
            <text:p>667.70</text:p>
          </table:table-cell>
          <table:table-cell office:value-type="float" office:value="818.746" calcext:value-type="float">
            <text:p>818.75</text:p>
          </table:table-cell>
          <table:table-cell table:formula="of:=([.J29]-[.K29])/[.J29]*100" office:value-type="float" office:value="47.8982199789444" calcext:value-type="float">
            <text:p>47.90</text:p>
          </table:table-cell>
          <table:table-cell table:formula="of:=([.J29]-[.M29])/[.J29]*100" office:value-type="float" office:value="50.1463440129619" calcext:value-type="float">
            <text:p>50.15</text:p>
          </table:table-cell>
          <table:table-cell office:value-type="float" office:value="1790.845" calcext:value-type="float">
            <text:p>1790.85</text:p>
          </table:table-cell>
          <table:table-cell office:value-type="float" office:value="94.0153058367569" calcext:value-type="float">
            <text:p>94.02</text:p>
          </table:table-cell>
          <table:table-cell office:value-type="float" office:value="232.9279" calcext:value-type="float">
            <text:p>232.93</text:p>
          </table:table-cell>
          <table:table-cell office:value-type="float" office:value="26.5154984190478" calcext:value-type="float">
            <text:p>26.52</text:p>
          </table:table-cell>
          <table:table-cell office:value-type="float" office:value="69.64017" calcext:value-type="float">
            <text:p>69.64</text:p>
          </table:table-cell>
          <table:table-cell office:value-type="float" office:value="16.4347845372039" calcext:value-type="float">
            <text:p>16.4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27.1" calcext:value-type="float">
            <text:p>127.10</text:p>
          </table:table-cell>
          <table:table-cell office:value-type="float" office:value="36.3562779636258" calcext:value-type="float">
            <text:p>36.36</text:p>
          </table:table-cell>
          <table:table-cell office:value-type="float" office:value="64" calcext:value-type="float">
            <text:p>64</text:p>
          </table:table-cell>
          <table:table-cell office:value-type="float" office:value="202" calcext:value-type="float">
            <text:p>202</text:p>
          </table:table-cell>
          <table:table-cell office:value-type="float" office:value="1488.8936" calcext:value-type="float">
            <text:p>1488.89</text:p>
          </table:table-cell>
          <table:table-cell office:value-type="float" office:value="414.391721706762" calcext:value-type="float">
            <text:p>414.39</text:p>
          </table:table-cell>
          <table:table-cell office:value-type="float" office:value="148.00015" calcext:value-type="float">
            <text:p>148.00</text:p>
          </table:table-cell>
          <table:table-cell office:value-type="float" office:value="2.94712481251241" calcext:value-type="float">
            <text:p>2.95</text:p>
          </table:table-cell>
          <table:table-cell office:value-type="float" office:value="4217.62" calcext:value-type="float">
            <text:p>4217.62</text:p>
          </table:table-cell>
          <table:table-cell office:value-type="float" office:value="906.9856" calcext:value-type="float">
            <text:p>906.99</text:p>
          </table:table-cell>
          <table:table-cell office:value-type="float" office:value="75.6279687823716" calcext:value-type="float">
            <text:p>75.63</text:p>
          </table:table-cell>
          <table:table-cell office:value-type="float" office:value="829.296" calcext:value-type="float">
            <text:p>829.30</text:p>
          </table:table-cell>
          <table:table-cell office:value-type="float" office:value="1148.9" calcext:value-type="float">
            <text:p>1148.90</text:p>
          </table:table-cell>
          <table:table-cell table:formula="of:=([.J30]-[.K30])/[.J30]*100" office:value-type="float" office:value="78.49532200625" calcext:value-type="float">
            <text:p>78.50</text:p>
          </table:table-cell>
          <table:table-cell table:formula="of:=([.J30]-[.M30])/[.J30]*100" office:value-type="float" office:value="80.3373466552226" calcext:value-type="float">
            <text:p>80.34</text:p>
          </table:table-cell>
          <table:table-cell office:value-type="float" office:value="1613.8135" calcext:value-type="float">
            <text:p>1613.81</text:p>
          </table:table-cell>
          <table:table-cell office:value-type="float" office:value="50.2129467761789" calcext:value-type="float">
            <text:p>50.21</text:p>
          </table:table-cell>
          <table:table-cell office:value-type="float" office:value="913.1196" calcext:value-type="float">
            <text:p>913.12</text:p>
          </table:table-cell>
          <table:table-cell office:value-type="float" office:value="220.117518537234" calcext:value-type="float">
            <text:p>220.12</text:p>
          </table:table-cell>
          <table:table-cell office:value-type="float" office:value="194.0229" calcext:value-type="float">
            <text:p>194.02</text:p>
          </table:table-cell>
          <table:table-cell office:value-type="float" office:value="19.8756485386409" calcext:value-type="float">
            <text:p>19.88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27.8" calcext:value-type="float">
            <text:p>127.80</text:p>
          </table:table-cell>
          <table:table-cell office:value-type="float" office:value="32.0847561771532" calcext:value-type="float">
            <text:p>32.08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481.32675" calcext:value-type="float">
            <text:p>481.33</text:p>
          </table:table-cell>
          <table:table-cell office:value-type="float" office:value="174.898359857759" calcext:value-type="float">
            <text:p>174.90</text:p>
          </table:table-cell>
          <table:table-cell office:value-type="float" office:value="151.263" calcext:value-type="float">
            <text:p>151.26</text:p>
          </table:table-cell>
          <table:table-cell office:value-type="float" office:value="3.73857648113064" calcext:value-type="float">
            <text:p>3.74</text:p>
          </table:table-cell>
          <table:table-cell office:value-type="float" office:value="893.736" calcext:value-type="float">
            <text:p>893.74</text:p>
          </table:table-cell>
          <table:table-cell office:value-type="float" office:value="549.9868" calcext:value-type="float">
            <text:p>549.99</text:p>
          </table:table-cell>
          <table:table-cell office:value-type="float" office:value="20.8951452120242" calcext:value-type="float">
            <text:p>20.90</text:p>
          </table:table-cell>
          <table:table-cell office:value-type="float" office:value="519.682" calcext:value-type="float">
            <text:p>519.68</text:p>
          </table:table-cell>
          <table:table-cell office:value-type="float" office:value="597.909" calcext:value-type="float">
            <text:p>597.91</text:p>
          </table:table-cell>
          <table:table-cell table:formula="of:=([.J31]-[.K31])/[.J31]*100" office:value-type="float" office:value="38.4620514335329" calcext:value-type="float">
            <text:p>38.46</text:p>
          </table:table-cell>
          <table:table-cell table:formula="of:=([.J31]-[.M31])/[.J31]*100" office:value-type="float" office:value="41.8528514013087" calcext:value-type="float">
            <text:p>41.85</text:p>
          </table:table-cell>
          <table:table-cell office:value-type="float" office:value="1590.416" calcext:value-type="float">
            <text:p>1590.42</text:p>
          </table:table-cell>
          <table:table-cell office:value-type="float" office:value="75.9051151733115" calcext:value-type="float">
            <text:p>75.91</text:p>
          </table:table-cell>
          <table:table-cell office:value-type="float" office:value="41.694337" calcext:value-type="float">
            <text:p>41.69</text:p>
          </table:table-cell>
          <table:table-cell office:value-type="float" office:value="40.473482155451" calcext:value-type="float">
            <text:p>40.47</text:p>
          </table:table-cell>
          <table:table-cell office:value-type="float" office:value="17.849933" calcext:value-type="float">
            <text:p>17.85</text:p>
          </table:table-cell>
          <table:table-cell office:value-type="float" office:value="15.7280370603114" calcext:value-type="float">
            <text:p>15.73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09.5" calcext:value-type="float">
            <text:p>109.50</text:p>
          </table:table-cell>
          <table:table-cell office:value-type="float" office:value="31.5135726815906" calcext:value-type="float">
            <text:p>31.51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223.0357" calcext:value-type="float">
            <text:p>223.04</text:p>
          </table:table-cell>
          <table:table-cell office:value-type="float" office:value="149.459098061573" calcext:value-type="float">
            <text:p>149.46</text:p>
          </table:table-cell>
          <table:table-cell office:value-type="float" office:value="146.53045" calcext:value-type="float">
            <text:p>146.53</text:p>
          </table:table-cell>
          <table:table-cell office:value-type="float" office:value="2.18077551331486" calcext:value-type="float">
            <text:p>2.18</text:p>
          </table:table-cell>
          <table:table-cell office:value-type="float" office:value="783.887" calcext:value-type="float">
            <text:p>783.89</text:p>
          </table:table-cell>
          <table:table-cell office:value-type="float" office:value="494.6678" calcext:value-type="float">
            <text:p>494.67</text:p>
          </table:table-cell>
          <table:table-cell office:value-type="float" office:value="17.6364201809778" calcext:value-type="float">
            <text:p>17.64</text:p>
          </table:table-cell>
          <table:table-cell office:value-type="float" office:value="470.803" calcext:value-type="float">
            <text:p>470.80</text:p>
          </table:table-cell>
          <table:table-cell office:value-type="float" office:value="530.793" calcext:value-type="float">
            <text:p>530.79</text:p>
          </table:table-cell>
          <table:table-cell table:formula="of:=([.J32]-[.K32])/[.J32]*100" office:value-type="float" office:value="36.8955219310947" calcext:value-type="float">
            <text:p>36.90</text:p>
          </table:table-cell>
          <table:table-cell table:formula="of:=([.J32]-[.M32])/[.J32]*100" office:value-type="float" office:value="39.9399403230312" calcext:value-type="float">
            <text:p>39.94</text:p>
          </table:table-cell>
          <table:table-cell office:value-type="float" office:value="1454.1295" calcext:value-type="float">
            <text:p>1454.13</text:p>
          </table:table-cell>
          <table:table-cell office:value-type="float" office:value="59.2218869991226" calcext:value-type="float">
            <text:p>59.22</text:p>
          </table:table-cell>
          <table:table-cell office:value-type="float" office:value="22.29716515" calcext:value-type="float">
            <text:p>22.30</text:p>
          </table:table-cell>
          <table:table-cell office:value-type="float" office:value="12.2360114029009" calcext:value-type="float">
            <text:p>12.24</text:p>
          </table:table-cell>
          <table:table-cell office:value-type="float" office:value="7.57659715" calcext:value-type="float">
            <text:p>7.58</text:p>
          </table:table-cell>
          <table:table-cell office:value-type="float" office:value="3.96254764346351" calcext:value-type="float">
            <text:p>3.96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44.05" calcext:value-type="float">
            <text:p>144.05</text:p>
          </table:table-cell>
          <table:table-cell office:value-type="float" office:value="35.6377608724229" calcext:value-type="float">
            <text:p>35.64</text:p>
          </table:table-cell>
          <table:table-cell office:value-type="float" office:value="92" calcext:value-type="float">
            <text:p>92</text:p>
          </table:table-cell>
          <table:table-cell office:value-type="float" office:value="228" calcext:value-type="float">
            <text:p>228</text:p>
          </table:table-cell>
          <table:table-cell office:value-type="float" office:value="609.9428" calcext:value-type="float">
            <text:p>609.94</text:p>
          </table:table-cell>
          <table:table-cell office:value-type="float" office:value="201.702483872084" calcext:value-type="float">
            <text:p>201.70</text:p>
          </table:table-cell>
          <table:table-cell office:value-type="float" office:value="152.26365" calcext:value-type="float">
            <text:p>152.26</text:p>
          </table:table-cell>
          <table:table-cell office:value-type="float" office:value="3.98775169837526" calcext:value-type="float">
            <text:p>3.99</text:p>
          </table:table-cell>
          <table:table-cell office:value-type="float" office:value="1093.39" calcext:value-type="float">
            <text:p>1093.39</text:p>
          </table:table-cell>
          <table:table-cell office:value-type="float" office:value="569.4145" calcext:value-type="float">
            <text:p>569.41</text:p>
          </table:table-cell>
          <table:table-cell office:value-type="float" office:value="12.8127161773804" calcext:value-type="float">
            <text:p>12.81</text:p>
          </table:table-cell>
          <table:table-cell office:value-type="float" office:value="551.503" calcext:value-type="float">
            <text:p>551.50</text:p>
          </table:table-cell>
          <table:table-cell office:value-type="float" office:value="607.81" calcext:value-type="float">
            <text:p>607.81</text:p>
          </table:table-cell>
          <table:table-cell table:formula="of:=([.J33]-[.K33])/[.J33]*100" office:value-type="float" office:value="47.9221046470153" calcext:value-type="float">
            <text:p>47.92</text:p>
          </table:table-cell>
          <table:table-cell table:formula="of:=([.J33]-[.M33])/[.J33]*100" office:value-type="float" office:value="49.5602666934945" calcext:value-type="float">
            <text:p>49.56</text:p>
          </table:table-cell>
          <table:table-cell office:value-type="float" office:value="1684.467" calcext:value-type="float">
            <text:p>1684.47</text:p>
          </table:table-cell>
          <table:table-cell office:value-type="float" office:value="37.6354836906819" calcext:value-type="float">
            <text:p>37.64</text:p>
          </table:table-cell>
          <table:table-cell office:value-type="float" office:value="15.636746" calcext:value-type="float">
            <text:p>15.64</text:p>
          </table:table-cell>
          <table:table-cell office:value-type="float" office:value="10.3629294299701" calcext:value-type="float">
            <text:p>10.36</text:p>
          </table:table-cell>
          <table:table-cell office:value-type="float" office:value="8.1398565" calcext:value-type="float">
            <text:p>8.14</text:p>
          </table:table-cell>
          <table:table-cell office:value-type="float" office:value="4.24025145036207" calcext:value-type="float">
            <text:p>4.24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21.05" calcext:value-type="float">
            <text:p>121.05</text:p>
          </table:table-cell>
          <table:table-cell office:value-type="float" office:value="28.0027724191355" calcext:value-type="float">
            <text:p>28.00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482.1919" calcext:value-type="float">
            <text:p>482.19</text:p>
          </table:table-cell>
          <table:table-cell office:value-type="float" office:value="148.538451831557" calcext:value-type="float">
            <text:p>148.54</text:p>
          </table:table-cell>
          <table:table-cell office:value-type="float" office:value="147.27245" calcext:value-type="float">
            <text:p>147.27</text:p>
          </table:table-cell>
          <table:table-cell office:value-type="float" office:value="3.80549047222701" calcext:value-type="float">
            <text:p>3.81</text:p>
          </table:table-cell>
          <table:table-cell office:value-type="float" office:value="1394.82" calcext:value-type="float">
            <text:p>1394.82</text:p>
          </table:table-cell>
          <table:table-cell office:value-type="float" office:value="623.14045" calcext:value-type="float">
            <text:p>623.14</text:p>
          </table:table-cell>
          <table:table-cell office:value-type="float" office:value="22.1975469352975" calcext:value-type="float">
            <text:p>22.20</text:p>
          </table:table-cell>
          <table:table-cell office:value-type="float" office:value="593.176" calcext:value-type="float">
            <text:p>593.18</text:p>
          </table:table-cell>
          <table:table-cell office:value-type="float" office:value="672.005" calcext:value-type="float">
            <text:p>672.01</text:p>
          </table:table-cell>
          <table:table-cell table:formula="of:=([.J34]-[.K34])/[.J34]*100" office:value-type="float" office:value="55.3246691329347" calcext:value-type="float">
            <text:p>55.32</text:p>
          </table:table-cell>
          <table:table-cell table:formula="of:=([.J34]-[.M34])/[.J34]*100" office:value-type="float" office:value="57.4729355759166" calcext:value-type="float">
            <text:p>57.47</text:p>
          </table:table-cell>
          <table:table-cell office:value-type="float" office:value="1773.858" calcext:value-type="float">
            <text:p>1773.86</text:p>
          </table:table-cell>
          <table:table-cell office:value-type="float" office:value="63.080153989733" calcext:value-type="float">
            <text:p>63.08</text:p>
          </table:table-cell>
          <table:table-cell office:value-type="float" office:value="75.003065" calcext:value-type="float">
            <text:p>75.00</text:p>
          </table:table-cell>
          <table:table-cell office:value-type="float" office:value="19.6448546591796" calcext:value-type="float">
            <text:p>19.64</text:p>
          </table:table-cell>
          <table:table-cell office:value-type="float" office:value="20.56079" calcext:value-type="float">
            <text:p>20.56</text:p>
          </table:table-cell>
          <table:table-cell office:value-type="float" office:value="8.70846643474946" calcext:value-type="float">
            <text:p>8.71</text:p>
          </table:table-cell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34" table:formula="of:=AVERAGE([.B25:.B34])" office:value-type="float" office:value="119.13" calcext:value-type="float">
            <text:p>119.13</text:p>
          </table:table-cell>
          <table:table-cell table:style-name="ce34" table:formula="of:=AVERAGE([.C25:.C34])" office:value-type="float" office:value="32.9295258139484" calcext:value-type="float">
            <text:p>32.93</text:p>
          </table:table-cell>
          <table:table-cell table:style-name="ce34" table:formula="of:=AVERAGE([.D25:.D34])" office:value-type="float" office:value="62.7" calcext:value-type="float">
            <text:p>62.70</text:p>
          </table:table-cell>
          <table:table-cell table:style-name="ce34" table:formula="of:=AVERAGE([.E25:.E34])" office:value-type="float" office:value="187.9" calcext:value-type="float">
            <text:p>187.90</text:p>
          </table:table-cell>
          <table:table-cell table:style-name="ce34" table:formula="of:=AVERAGE([.F25:.F34])" office:value-type="float" office:value="659.64563" calcext:value-type="float">
            <text:p>659.65</text:p>
          </table:table-cell>
          <table:table-cell table:style-name="ce34" table:formula="of:=AVERAGE([.G25:.G34])" office:value-type="float" office:value="217.962402647336" calcext:value-type="float">
            <text:p>217.96</text:p>
          </table:table-cell>
          <table:table-cell table:style-name="ce34" table:formula="of:=AVERAGE([.H25:.H34])" office:value-type="float" office:value="147.869655" calcext:value-type="float">
            <text:p>147.87</text:p>
          </table:table-cell>
          <table:table-cell table:style-name="ce34" table:formula="of:=AVERAGE([.I25:.I34])" office:value-type="float" office:value="3.20796646757713" calcext:value-type="float">
            <text:p>3.21</text:p>
          </table:table-cell>
          <table:table-cell table:style-name="ce34" table:formula="of:=AVERAGE([.J25:.J34])" office:value-type="float" office:value="1705.8586" calcext:value-type="float">
            <text:p>1705.86</text:p>
          </table:table-cell>
          <table:table-cell table:style-name="ce34" table:formula="of:=AVERAGE([.K25:.K34])" office:value-type="float" office:value="660.70824" calcext:value-type="float">
            <text:p>660.71</text:p>
          </table:table-cell>
          <table:table-cell table:style-name="ce34" table:formula="of:=AVERAGE([.L25:.L34])" office:value-type="float" office:value="34.1878998796175" calcext:value-type="float">
            <text:p>34.19</text:p>
          </table:table-cell>
          <table:table-cell table:style-name="ce34" table:formula="of:=AVERAGE([.M25:.M34])" office:value-type="float" office:value="622.5757" calcext:value-type="float">
            <text:p>622.58</text:p>
          </table:table-cell>
          <table:table-cell table:style-name="ce34" table:formula="of:=AVERAGE([.N25:.N34])" office:value-type="float" office:value="759.1082" calcext:value-type="float">
            <text:p>759.11</text:p>
          </table:table-cell>
          <table:table-cell table:style-name="ce34" table:formula="of:=AVERAGE([.O25:.O34])" office:value-type="float" office:value="51.0225915888281" calcext:value-type="float">
            <text:p>51.02</text:p>
          </table:table-cell>
          <table:table-cell table:style-name="ce34" table:formula="of:=AVERAGE([.P25:.P34])" office:value-type="float" office:value="53.7070229770253" calcext:value-type="float">
            <text:p>53.71</text:p>
          </table:table-cell>
          <table:table-cell table:style-name="ce34" table:formula="of:=AVERAGE([.Q25:.Q34])" office:value-type="float" office:value="1685.9786" calcext:value-type="float">
            <text:p>1685.98</text:p>
          </table:table-cell>
          <table:table-cell table:style-name="ce34" table:formula="of:=AVERAGE([.R25:.R34])" office:value-type="float" office:value="73.9656638682738" calcext:value-type="float">
            <text:p>73.97</text:p>
          </table:table-cell>
          <table:table-cell table:style-name="ce34" table:formula="of:=AVERAGE([.S25:.S34])" office:value-type="float" office:value="241.815363065" calcext:value-type="float">
            <text:p>241.82</text:p>
          </table:table-cell>
          <table:table-cell table:style-name="ce34" table:formula="of:=AVERAGE([.T25:.T34])" office:value-type="float" office:value="50.823620923964" calcext:value-type="float">
            <text:p>50.82</text:p>
          </table:table-cell>
          <table:table-cell table:style-name="ce34" table:formula="of:=AVERAGE([.U25:.U34])" office:value-type="float" office:value="54.330687315" calcext:value-type="float">
            <text:p>54.33</text:p>
          </table:table-cell>
          <table:table-cell table:style-name="ce34" table:formula="of:=AVERAGE([.V25:.V34])" office:value-type="float" office:value="11.5629130090312" calcext:value-type="float">
            <text:p>11.56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05.969943603686" calcext:value-type="float">
            <text:p>105.97</text:p>
          </table:table-cell>
          <table:table-cell office:value-type="float" office:value="128" calcext:value-type="float">
            <text:p>128</text:p>
          </table:table-cell>
          <table:table-cell office:value-type="float" office:value="544" calcext:value-type="float">
            <text:p>544</text:p>
          </table:table-cell>
          <table:table-cell office:value-type="float" office:value="3372.12" calcext:value-type="float">
            <text:p>3372.12</text:p>
          </table:table-cell>
          <table:table-cell office:value-type="float" office:value="1226.88782280936" calcext:value-type="float">
            <text:p>1226.89</text:p>
          </table:table-cell>
          <table:table-cell office:value-type="float" office:value="181.9651" calcext:value-type="float">
            <text:p>181.97</text:p>
          </table:table-cell>
          <table:table-cell office:value-type="float" office:value="11.8017639355087" calcext:value-type="float">
            <text:p>11.80</text:p>
          </table:table-cell>
          <table:table-cell office:value-type="float" office:value="3055.58" calcext:value-type="float">
            <text:p>3055.58</text:p>
          </table:table-cell>
          <table:table-cell office:value-type="float" office:value="1183.1915" calcext:value-type="float">
            <text:p>1183.19</text:p>
          </table:table-cell>
          <table:table-cell office:value-type="float" office:value="35.8407198992255" calcext:value-type="float">
            <text:p>35.84</text:p>
          </table:table-cell>
          <table:table-cell office:value-type="float" office:value="1133.45" calcext:value-type="float">
            <text:p>1133.45</text:p>
          </table:table-cell>
          <table:table-cell office:value-type="float" office:value="1275.81" calcext:value-type="float">
            <text:p>1275.81</text:p>
          </table:table-cell>
          <table:table-cell table:formula="of:=([.J36]-[.K36])/[.J36]*100" office:value-type="float" office:value="61.2776788694781" calcext:value-type="float">
            <text:p>61.28</text:p>
          </table:table-cell>
          <table:table-cell table:formula="of:=([.J36]-[.M36])/[.J36]*100" office:value-type="float" office:value="62.9055694827169" calcext:value-type="float">
            <text:p>62.91</text:p>
          </table:table-cell>
          <table:table-cell office:value-type="float" office:value="2471.033" calcext:value-type="float">
            <text:p>2471.03</text:p>
          </table:table-cell>
          <table:table-cell office:value-type="float" office:value="78.4314633495887" calcext:value-type="float">
            <text:p>78.43</text:p>
          </table:table-cell>
          <table:table-cell office:value-type="float" office:value="906.9406" calcext:value-type="float">
            <text:p>906.94</text:p>
          </table:table-cell>
          <table:table-cell office:value-type="float" office:value="33.8978962138702" calcext:value-type="float">
            <text:p>33.90</text:p>
          </table:table-cell>
          <table:table-cell office:value-type="float" office:value="171.6022" calcext:value-type="float">
            <text:p>171.60</text:p>
          </table:table-cell>
          <table:table-cell office:value-type="float" office:value="26.581457537163" calcext:value-type="float">
            <text:p>26.5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66" calcext:value-type="float">
            <text:p>266.00</text:p>
          </table:table-cell>
          <table:table-cell office:value-type="float" office:value="63.2804950409807" calcext:value-type="float">
            <text:p>63.28</text:p>
          </table:table-cell>
          <table:table-cell office:value-type="float" office:value="121" calcext:value-type="float">
            <text:p>121</text:p>
          </table:table-cell>
          <table:table-cell office:value-type="float" office:value="366" calcext:value-type="float">
            <text:p>366</text:p>
          </table:table-cell>
          <table:table-cell office:value-type="float" office:value="1844.2996" calcext:value-type="float">
            <text:p>1844.30</text:p>
          </table:table-cell>
          <table:table-cell office:value-type="float" office:value="745.491092459644" calcext:value-type="float">
            <text:p>745.49</text:p>
          </table:table-cell>
          <table:table-cell office:value-type="float" office:value="166.1822" calcext:value-type="float">
            <text:p>166.18</text:p>
          </table:table-cell>
          <table:table-cell office:value-type="float" office:value="6.74954914361732" calcext:value-type="float">
            <text:p>6.75</text:p>
          </table:table-cell>
          <table:table-cell office:value-type="float" office:value="1411.1" calcext:value-type="float">
            <text:p>1411.10</text:p>
          </table:table-cell>
          <table:table-cell office:value-type="float" office:value="767.4752" calcext:value-type="float">
            <text:p>767.48</text:p>
          </table:table-cell>
          <table:table-cell office:value-type="float" office:value="53.8969951663161" calcext:value-type="float">
            <text:p>53.90</text:p>
          </table:table-cell>
          <table:table-cell office:value-type="float" office:value="691.467" calcext:value-type="float">
            <text:p>691.47</text:p>
          </table:table-cell>
          <table:table-cell office:value-type="float" office:value="869.057" calcext:value-type="float">
            <text:p>869.06</text:p>
          </table:table-cell>
          <table:table-cell table:formula="of:=([.J37]-[.K37])/[.J37]*100" office:value-type="float" office:value="45.6115654453972" calcext:value-type="float">
            <text:p>45.61</text:p>
          </table:table-cell>
          <table:table-cell table:formula="of:=([.J37]-[.M37])/[.J37]*100" office:value-type="float" office:value="50.9980157324073" calcext:value-type="float">
            <text:p>51.00</text:p>
          </table:table-cell>
          <table:table-cell office:value-type="float" office:value="2232.0705" calcext:value-type="float">
            <text:p>2232.07</text:p>
          </table:table-cell>
          <table:table-cell office:value-type="float" office:value="165.963951649463" calcext:value-type="float">
            <text:p>165.96</text:p>
          </table:table-cell>
          <table:table-cell office:value-type="float" office:value="48.4336335" calcext:value-type="float">
            <text:p>48.43</text:p>
          </table:table-cell>
          <table:table-cell office:value-type="float" office:value="38.5089346662252" calcext:value-type="float">
            <text:p>38.51</text:p>
          </table:table-cell>
          <table:table-cell office:value-type="float" office:value="21.9215635" calcext:value-type="float">
            <text:p>21.92</text:p>
          </table:table-cell>
          <table:table-cell office:value-type="float" office:value="12.6907702847041" calcext:value-type="float">
            <text:p>12.6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59.55" calcext:value-type="float">
            <text:p>259.55</text:p>
          </table:table-cell>
          <table:table-cell office:value-type="float" office:value="69.2953062889848" calcext:value-type="float">
            <text:p>69.30</text:p>
          </table:table-cell>
          <table:table-cell office:value-type="float" office:value="168" calcext:value-type="float">
            <text:p>168</text:p>
          </table:table-cell>
          <table:table-cell office:value-type="float" office:value="388" calcext:value-type="float">
            <text:p>388</text:p>
          </table:table-cell>
          <table:table-cell office:value-type="float" office:value="1765.3668" calcext:value-type="float">
            <text:p>1765.37</text:p>
          </table:table-cell>
          <table:table-cell office:value-type="float" office:value="764.623267053962" calcext:value-type="float">
            <text:p>764.62</text:p>
          </table:table-cell>
          <table:table-cell office:value-type="float" office:value="175.9465" calcext:value-type="float">
            <text:p>175.95</text:p>
          </table:table-cell>
          <table:table-cell office:value-type="float" office:value="4.87912779630044" calcext:value-type="float">
            <text:p>4.88</text:p>
          </table:table-cell>
          <table:table-cell office:value-type="float" office:value="1464.83" calcext:value-type="float">
            <text:p>1464.83</text:p>
          </table:table-cell>
          <table:table-cell office:value-type="float" office:value="691.06915" calcext:value-type="float">
            <text:p>691.07</text:p>
          </table:table-cell>
          <table:table-cell office:value-type="float" office:value="29.3035225676207" calcext:value-type="float">
            <text:p>29.30</text:p>
          </table:table-cell>
          <table:table-cell office:value-type="float" office:value="641.763" calcext:value-type="float">
            <text:p>641.76</text:p>
          </table:table-cell>
          <table:table-cell office:value-type="float" office:value="754.272" calcext:value-type="float">
            <text:p>754.27</text:p>
          </table:table-cell>
          <table:table-cell table:formula="of:=([.J38]-[.K38])/[.J38]*100" office:value-type="float" office:value="52.8225698545224" calcext:value-type="float">
            <text:p>52.82</text:p>
          </table:table-cell>
          <table:table-cell table:formula="of:=([.J38]-[.M38])/[.J38]*100" office:value-type="float" office:value="56.1885679566912" calcext:value-type="float">
            <text:p>56.19</text:p>
          </table:table-cell>
          <table:table-cell office:value-type="float" office:value="2007.552" calcext:value-type="float">
            <text:p>2007.55</text:p>
          </table:table-cell>
          <table:table-cell office:value-type="float" office:value="91.9927150204955" calcext:value-type="float">
            <text:p>91.99</text:p>
          </table:table-cell>
          <table:table-cell office:value-type="float" office:value="44.362355" calcext:value-type="float">
            <text:p>44.36</text:p>
          </table:table-cell>
          <table:table-cell office:value-type="float" office:value="11.0357089571929" calcext:value-type="float">
            <text:p>11.04</text:p>
          </table:table-cell>
          <table:table-cell office:value-type="float" office:value="21.29309" calcext:value-type="float">
            <text:p>21.29</text:p>
          </table:table-cell>
          <table:table-cell office:value-type="float" office:value="1.54910268352529" calcext:value-type="float">
            <text:p>1.55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25.7" calcext:value-type="float">
            <text:p>225.70</text:p>
          </table:table-cell>
          <table:table-cell office:value-type="float" office:value="55.5395544208194" calcext:value-type="float">
            <text:p>55.54</text:p>
          </table:table-cell>
          <table:table-cell office:value-type="float" office:value="128" calcext:value-type="float">
            <text:p>128</text:p>
          </table:table-cell>
          <table:table-cell office:value-type="float" office:value="342" calcext:value-type="float">
            <text:p>342</text:p>
          </table:table-cell>
          <table:table-cell office:value-type="float" office:value="2291.152" calcext:value-type="float">
            <text:p>2291.15</text:p>
          </table:table-cell>
          <table:table-cell office:value-type="float" office:value="589.916126791276" calcext:value-type="float">
            <text:p>589.92</text:p>
          </table:table-cell>
          <table:table-cell office:value-type="float" office:value="172.94055" calcext:value-type="float">
            <text:p>172.94</text:p>
          </table:table-cell>
          <table:table-cell office:value-type="float" office:value="8.36240218241901" calcext:value-type="float">
            <text:p>8.36</text:p>
          </table:table-cell>
          <table:table-cell office:value-type="float" office:value="2282.79" calcext:value-type="float">
            <text:p>2282.79</text:p>
          </table:table-cell>
          <table:table-cell office:value-type="float" office:value="836.44415" calcext:value-type="float">
            <text:p>836.44</text:p>
          </table:table-cell>
          <table:table-cell office:value-type="float" office:value="39.073150398054" calcext:value-type="float">
            <text:p>39.07</text:p>
          </table:table-cell>
          <table:table-cell office:value-type="float" office:value="784.639" calcext:value-type="float">
            <text:p>784.64</text:p>
          </table:table-cell>
          <table:table-cell office:value-type="float" office:value="929.717" calcext:value-type="float">
            <text:p>929.72</text:p>
          </table:table-cell>
          <table:table-cell table:formula="of:=([.J39]-[.K39])/[.J39]*100" office:value-type="float" office:value="63.35869046211" calcext:value-type="float">
            <text:p>63.36</text:p>
          </table:table-cell>
          <table:table-cell table:formula="of:=([.J39]-[.M39])/[.J39]*100" office:value-type="float" office:value="65.6280691609828" calcext:value-type="float">
            <text:p>65.63</text:p>
          </table:table-cell>
          <table:table-cell office:value-type="float" office:value="2030.2475" calcext:value-type="float">
            <text:p>2030.25</text:p>
          </table:table-cell>
          <table:table-cell office:value-type="float" office:value="114.950198409893" calcext:value-type="float">
            <text:p>114.95</text:p>
          </table:table-cell>
          <table:table-cell office:value-type="float" office:value="381.00685" calcext:value-type="float">
            <text:p>381.01</text:p>
          </table:table-cell>
          <table:table-cell office:value-type="float" office:value="12.3448671808634" calcext:value-type="float">
            <text:p>12.34</text:p>
          </table:table-cell>
          <table:table-cell office:value-type="float" office:value="98.07641" calcext:value-type="float">
            <text:p>98.08</text:p>
          </table:table-cell>
          <table:table-cell office:value-type="float" office:value="0.670981333884225" calcext:value-type="float">
            <text:p>0.67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89.5" calcext:value-type="float">
            <text:p>289.50</text:p>
          </table:table-cell>
          <table:table-cell office:value-type="float" office:value="86.1458371783448" calcext:value-type="float">
            <text:p>86.15</text:p>
          </table:table-cell>
          <table:table-cell office:value-type="float" office:value="159" calcext:value-type="float">
            <text:p>159</text:p>
          </table:table-cell>
          <table:table-cell office:value-type="float" office:value="477" calcext:value-type="float">
            <text:p>477</text:p>
          </table:table-cell>
          <table:table-cell office:value-type="float" office:value="2217.0417" calcext:value-type="float">
            <text:p>2217.04</text:p>
          </table:table-cell>
          <table:table-cell office:value-type="float" office:value="894.487234043181" calcext:value-type="float">
            <text:p>894.49</text:p>
          </table:table-cell>
          <table:table-cell office:value-type="float" office:value="175.723" calcext:value-type="float">
            <text:p>175.72</text:p>
          </table:table-cell>
          <table:table-cell office:value-type="float" office:value="10.2937072397092" calcext:value-type="float">
            <text:p>10.29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744.6323" calcext:value-type="float">
            <text:p>744.63</text:p>
          </table:table-cell>
          <table:table-cell office:value-type="float" office:value="40.1888176946615" calcext:value-type="float">
            <text:p>40.19</text:p>
          </table:table-cell>
          <table:table-cell office:value-type="float" office:value="659.21" calcext:value-type="float">
            <text:p>659.21</text:p>
          </table:table-cell>
          <table:table-cell office:value-type="float" office:value="813.588" calcext:value-type="float">
            <text:p>813.59</text:p>
          </table:table-cell>
          <table:table-cell table:formula="of:=([.J40]-[.K40])/[.J40]*100" office:value-type="float" office:value="47.2651218458531" calcext:value-type="float">
            <text:p>47.27</text:p>
          </table:table-cell>
          <table:table-cell table:formula="of:=([.J40]-[.M40])/[.J40]*100" office:value-type="float" office:value="53.3147312734149" calcext:value-type="float">
            <text:p>53.31</text:p>
          </table:table-cell>
          <table:table-cell office:value-type="float" office:value="2210.56" calcext:value-type="float">
            <text:p>2210.56</text:p>
          </table:table-cell>
          <table:table-cell office:value-type="float" office:value="110.163201038994" calcext:value-type="float">
            <text:p>110.16</text:p>
          </table:table-cell>
          <table:table-cell office:value-type="float" office:value="15.788212" calcext:value-type="float">
            <text:p>15.79</text:p>
          </table:table-cell>
          <table:table-cell office:value-type="float" office:value="16.2599204193122" calcext:value-type="float">
            <text:p>16.26</text:p>
          </table:table-cell>
          <table:table-cell office:value-type="float" office:value="7.5487095" calcext:value-type="float">
            <text:p>7.55</text:p>
          </table:table-cell>
          <table:table-cell office:value-type="float" office:value="8.76688249167854" calcext:value-type="float">
            <text:p>8.77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287.25" calcext:value-type="float">
            <text:p>287.25</text:p>
          </table:table-cell>
          <table:table-cell office:value-type="float" office:value="82.8593449927742" calcext:value-type="float">
            <text:p>82.86</text:p>
          </table:table-cell>
          <table:table-cell office:value-type="float" office:value="170" calcext:value-type="float">
            <text:p>170</text:p>
          </table:table-cell>
          <table:table-cell office:value-type="float" office:value="494" calcext:value-type="float">
            <text:p>494</text:p>
          </table:table-cell>
          <table:table-cell office:value-type="float" office:value="1352.1975" calcext:value-type="float">
            <text:p>1352.20</text:p>
          </table:table-cell>
          <table:table-cell office:value-type="float" office:value="433.568321108923" calcext:value-type="float">
            <text:p>433.57</text:p>
          </table:table-cell>
          <table:table-cell office:value-type="float" office:value="177.34625" calcext:value-type="float">
            <text:p>177.35</text:p>
          </table:table-cell>
          <table:table-cell office:value-type="float" office:value="6.19722922700986" calcext:value-type="float">
            <text:p>6.20</text:p>
          </table:table-cell>
          <table:table-cell office:value-type="float" office:value="1217.79" calcext:value-type="float">
            <text:p>1217.79</text:p>
          </table:table-cell>
          <table:table-cell office:value-type="float" office:value="780.78915" calcext:value-type="float">
            <text:p>780.79</text:p>
          </table:table-cell>
          <table:table-cell office:value-type="float" office:value="38.9867541828396" calcext:value-type="float">
            <text:p>38.99</text:p>
          </table:table-cell>
          <table:table-cell office:value-type="float" office:value="727.507" calcext:value-type="float">
            <text:p>727.51</text:p>
          </table:table-cell>
          <table:table-cell office:value-type="float" office:value="889.994" calcext:value-type="float">
            <text:p>889.99</text:p>
          </table:table-cell>
          <table:table-cell table:formula="of:=([.J41]-[.K41])/[.J41]*100" office:value-type="float" office:value="35.8847461384968" calcext:value-type="float">
            <text:p>35.88</text:p>
          </table:table-cell>
          <table:table-cell table:formula="of:=([.J41]-[.M41])/[.J41]*100" office:value-type="float" office:value="40.2600612585093" calcext:value-type="float">
            <text:p>40.26</text:p>
          </table:table-cell>
          <table:table-cell office:value-type="float" office:value="2317.1305" calcext:value-type="float">
            <text:p>2317.13</text:p>
          </table:table-cell>
          <table:table-cell office:value-type="float" office:value="113.317275102161" calcext:value-type="float">
            <text:p>113.32</text:p>
          </table:table-cell>
          <table:table-cell office:value-type="float" office:value="18.0655915" calcext:value-type="float">
            <text:p>18.07</text:p>
          </table:table-cell>
          <table:table-cell office:value-type="float" office:value="20.8044997738296" calcext:value-type="float">
            <text:p>20.80</text:p>
          </table:table-cell>
          <table:table-cell office:value-type="float" office:value="7.1713195" calcext:value-type="float">
            <text:p>7.17</text:p>
          </table:table-cell>
          <table:table-cell office:value-type="float" office:value="6.85679965014175" calcext:value-type="float">
            <text:p>6.86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45.15" calcext:value-type="float">
            <text:p>245.15</text:p>
          </table:table-cell>
          <table:table-cell office:value-type="float" office:value="73.1913677682654" calcext:value-type="float">
            <text:p>73.19</text:p>
          </table:table-cell>
          <table:table-cell office:value-type="float" office:value="151" calcext:value-type="float">
            <text:p>151</text:p>
          </table:table-cell>
          <table:table-cell office:value-type="float" office:value="370" calcext:value-type="float">
            <text:p>370</text:p>
          </table:table-cell>
          <table:table-cell office:value-type="float" office:value="1830.79335" calcext:value-type="float">
            <text:p>1830.79</text:p>
          </table:table-cell>
          <table:table-cell office:value-type="float" office:value="681.897075371525" calcext:value-type="float">
            <text:p>681.90</text:p>
          </table:table-cell>
          <table:table-cell office:value-type="float" office:value="185.54835" calcext:value-type="float">
            <text:p>185.55</text:p>
          </table:table-cell>
          <table:table-cell office:value-type="float" office:value="8.05045919759272" calcext:value-type="float">
            <text:p>8.05</text:p>
          </table:table-cell>
          <table:table-cell office:value-type="float" office:value="1104.35" calcext:value-type="float">
            <text:p>1104.35</text:p>
          </table:table-cell>
          <table:table-cell office:value-type="float" office:value="629.5055" calcext:value-type="float">
            <text:p>629.51</text:p>
          </table:table-cell>
          <table:table-cell office:value-type="float" office:value="25.0206633142331" calcext:value-type="float">
            <text:p>25.02</text:p>
          </table:table-cell>
          <table:table-cell office:value-type="float" office:value="592.018" calcext:value-type="float">
            <text:p>592.02</text:p>
          </table:table-cell>
          <table:table-cell office:value-type="float" office:value="687.478" calcext:value-type="float">
            <text:p>687.48</text:p>
          </table:table-cell>
          <table:table-cell table:formula="of:=([.J42]-[.K42])/[.J42]*100" office:value-type="float" office:value="42.9976456739258" calcext:value-type="float">
            <text:p>43.00</text:p>
          </table:table-cell>
          <table:table-cell table:formula="of:=([.J42]-[.M42])/[.J42]*100" office:value-type="float" office:value="46.3921763933536" calcext:value-type="float">
            <text:p>46.39</text:p>
          </table:table-cell>
          <table:table-cell office:value-type="float" office:value="1866.406" calcext:value-type="float">
            <text:p>1866.41</text:p>
          </table:table-cell>
          <table:table-cell office:value-type="float" office:value="78.3632766704297" calcext:value-type="float">
            <text:p>78.36</text:p>
          </table:table-cell>
          <table:table-cell office:value-type="float" office:value="14.740885" calcext:value-type="float">
            <text:p>14.74</text:p>
          </table:table-cell>
          <table:table-cell office:value-type="float" office:value="12.4266479029525" calcext:value-type="float">
            <text:p>12.43</text:p>
          </table:table-cell>
          <table:table-cell office:value-type="float" office:value="7.3694655" calcext:value-type="float">
            <text:p>7.37</text:p>
          </table:table-cell>
          <table:table-cell office:value-type="float" office:value="5.64478494488541" calcext:value-type="float">
            <text:p>5.6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270.7" calcext:value-type="float">
            <text:p>270.70</text:p>
          </table:table-cell>
          <table:table-cell office:value-type="float" office:value="83.1150755848401" calcext:value-type="float">
            <text:p>83.12</text:p>
          </table:table-cell>
          <table:table-cell office:value-type="float" office:value="149" calcext:value-type="float">
            <text:p>149</text:p>
          </table:table-cell>
          <table:table-cell office:value-type="float" office:value="451" calcext:value-type="float">
            <text:p>451</text:p>
          </table:table-cell>
          <table:table-cell office:value-type="float" office:value="1615.59765" calcext:value-type="float">
            <text:p>1615.60</text:p>
          </table:table-cell>
          <table:table-cell office:value-type="float" office:value="653.611865314357" calcext:value-type="float">
            <text:p>653.61</text:p>
          </table:table-cell>
          <table:table-cell office:value-type="float" office:value="186.0776" calcext:value-type="float">
            <text:p>186.08</text:p>
          </table:table-cell>
          <table:table-cell office:value-type="float" office:value="11.69106723056" calcext:value-type="float">
            <text:p>11.69</text:p>
          </table:table-cell>
          <table:table-cell office:value-type="float" office:value="1268.49" calcext:value-type="float">
            <text:p>1268.49</text:p>
          </table:table-cell>
          <table:table-cell office:value-type="float" office:value="731.57795" calcext:value-type="float">
            <text:p>731.58</text:p>
          </table:table-cell>
          <table:table-cell office:value-type="float" office:value="40.6802409161668" calcext:value-type="float">
            <text:p>40.68</text:p>
          </table:table-cell>
          <table:table-cell office:value-type="float" office:value="659.958" calcext:value-type="float">
            <text:p>659.96</text:p>
          </table:table-cell>
          <table:table-cell office:value-type="float" office:value="814.989" calcext:value-type="float">
            <text:p>814.99</text:p>
          </table:table-cell>
          <table:table-cell table:formula="of:=([.J43]-[.K43])/[.J43]*100" office:value-type="float" office:value="42.3268650127317" calcext:value-type="float">
            <text:p>42.33</text:p>
          </table:table-cell>
          <table:table-cell table:formula="of:=([.J43]-[.M43])/[.J43]*100" office:value-type="float" office:value="47.9729442092567" calcext:value-type="float">
            <text:p>47.97</text:p>
          </table:table-cell>
          <table:table-cell office:value-type="float" office:value="2181.3925" calcext:value-type="float">
            <text:p>2181.39</text:p>
          </table:table-cell>
          <table:table-cell office:value-type="float" office:value="118.069001229433" calcext:value-type="float">
            <text:p>118.07</text:p>
          </table:table-cell>
          <table:table-cell office:value-type="float" office:value="8.41276564999996" calcext:value-type="float">
            <text:p>8.41</text:p>
          </table:table-cell>
          <table:table-cell office:value-type="float" office:value="10.8235244551875" calcext:value-type="float">
            <text:p>10.82</text:p>
          </table:table-cell>
          <table:table-cell office:value-type="float" office:value="4.9281242" calcext:value-type="float">
            <text:p>4.93</text:p>
          </table:table-cell>
          <table:table-cell office:value-type="float" office:value="6.10954624274296" calcext:value-type="float">
            <text:p>6.11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233.4" calcext:value-type="float">
            <text:p>233.40</text:p>
          </table:table-cell>
          <table:table-cell office:value-type="float" office:value="62.0834752147207" calcext:value-type="float">
            <text:p>62.08</text:p>
          </table:table-cell>
          <table:table-cell office:value-type="float" office:value="136" calcext:value-type="float">
            <text:p>136</text:p>
          </table:table-cell>
          <table:table-cell office:value-type="float" office:value="328" calcext:value-type="float">
            <text:p>328</text:p>
          </table:table-cell>
          <table:table-cell office:value-type="float" office:value="1066.31695" calcext:value-type="float">
            <text:p>1066.32</text:p>
          </table:table-cell>
          <table:table-cell office:value-type="float" office:value="413.742471494995" calcext:value-type="float">
            <text:p>413.74</text:p>
          </table:table-cell>
          <table:table-cell office:value-type="float" office:value="168.541" calcext:value-type="float">
            <text:p>168.54</text:p>
          </table:table-cell>
          <table:table-cell office:value-type="float" office:value="3.75610467316733" calcext:value-type="float">
            <text:p>3.76</text:p>
          </table:table-cell>
          <table:table-cell office:value-type="float" office:value="1192.45" calcext:value-type="float">
            <text:p>1192.45</text:p>
          </table:table-cell>
          <table:table-cell office:value-type="float" office:value="755.3524" calcext:value-type="float">
            <text:p>755.35</text:p>
          </table:table-cell>
          <table:table-cell office:value-type="float" office:value="31.4154668903208" calcext:value-type="float">
            <text:p>31.42</text:p>
          </table:table-cell>
          <table:table-cell office:value-type="float" office:value="713.963" calcext:value-type="float">
            <text:p>713.96</text:p>
          </table:table-cell>
          <table:table-cell office:value-type="float" office:value="828.493" calcext:value-type="float">
            <text:p>828.49</text:p>
          </table:table-cell>
          <table:table-cell table:formula="of:=([.J44]-[.K44])/[.J44]*100" office:value-type="float" office:value="36.655423707493" calcext:value-type="float">
            <text:p>36.66</text:p>
          </table:table-cell>
          <table:table-cell table:formula="of:=([.J44]-[.M44])/[.J44]*100" office:value-type="float" office:value="40.1263784645059" calcext:value-type="float">
            <text:p>40.13</text:p>
          </table:table-cell>
          <table:table-cell office:value-type="float" office:value="2238.3775" calcext:value-type="float">
            <text:p>2238.38</text:p>
          </table:table-cell>
          <table:table-cell office:value-type="float" office:value="106.454930412877" calcext:value-type="float">
            <text:p>106.45</text:p>
          </table:table-cell>
          <table:table-cell office:value-type="float" office:value="19.8476965" calcext:value-type="float">
            <text:p>19.85</text:p>
          </table:table-cell>
          <table:table-cell office:value-type="float" office:value="27.376157544274" calcext:value-type="float">
            <text:p>27.38</text:p>
          </table:table-cell>
          <table:table-cell office:value-type="float" office:value="7.8317455" calcext:value-type="float">
            <text:p>7.83</text:p>
          </table:table-cell>
          <table:table-cell office:value-type="float" office:value="9.93678687718651" calcext:value-type="float">
            <text:p>9.94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227.3" calcext:value-type="float">
            <text:p>227.30</text:p>
          </table:table-cell>
          <table:table-cell office:value-type="float" office:value="79.3022864208779" calcext:value-type="float">
            <text:p>79.30</text:p>
          </table:table-cell>
          <table:table-cell office:value-type="float" office:value="117" calcext:value-type="float">
            <text:p>117</text:p>
          </table:table-cell>
          <table:table-cell office:value-type="float" office:value="386" calcext:value-type="float">
            <text:p>386</text:p>
          </table:table-cell>
          <table:table-cell office:value-type="float" office:value="2854.6495" calcext:value-type="float">
            <text:p>2854.65</text:p>
          </table:table-cell>
          <table:table-cell office:value-type="float" office:value="1120.70502867603" calcext:value-type="float">
            <text:p>1120.71</text:p>
          </table:table-cell>
          <table:table-cell office:value-type="float" office:value="167.01935" calcext:value-type="float">
            <text:p>167.02</text:p>
          </table:table-cell>
          <table:table-cell office:value-type="float" office:value="7.37075890740246" calcext:value-type="float">
            <text:p>7.37</text:p>
          </table:table-cell>
          <table:table-cell office:value-type="float" office:value="4508.65" calcext:value-type="float">
            <text:p>4508.65</text:p>
          </table:table-cell>
          <table:table-cell office:value-type="float" office:value="1307.119" calcext:value-type="float">
            <text:p>1307.12</text:p>
          </table:table-cell>
          <table:table-cell office:value-type="float" office:value="39.4508855080392" calcext:value-type="float">
            <text:p>39.45</text:p>
          </table:table-cell>
          <table:table-cell office:value-type="float" office:value="1242.98" calcext:value-type="float">
            <text:p>1242.98</text:p>
          </table:table-cell>
          <table:table-cell office:value-type="float" office:value="1423.29" calcext:value-type="float">
            <text:p>1423.29</text:p>
          </table:table-cell>
          <table:table-cell table:formula="of:=([.J45]-[.K45])/[.J45]*100" office:value-type="float" office:value="71.0086389495747" calcext:value-type="float">
            <text:p>71.01</text:p>
          </table:table-cell>
          <table:table-cell table:formula="of:=([.J45]-[.M45])/[.J45]*100" office:value-type="float" office:value="72.4312155523272" calcext:value-type="float">
            <text:p>72.43</text:p>
          </table:table-cell>
          <table:table-cell office:value-type="float" office:value="2566.2835" calcext:value-type="float">
            <text:p>2566.28</text:p>
          </table:table-cell>
          <table:table-cell office:value-type="float" office:value="118.339459685619" calcext:value-type="float">
            <text:p>118.34</text:p>
          </table:table-cell>
          <table:table-cell office:value-type="float" office:value="1167.4005" calcext:value-type="float">
            <text:p>1167.40</text:p>
          </table:table-cell>
          <table:table-cell office:value-type="float" office:value="69.1611518940784" calcext:value-type="float">
            <text:p>69.16</text:p>
          </table:table-cell>
          <table:table-cell office:value-type="float" office:value="187.67465" calcext:value-type="float">
            <text:p>187.67</text:p>
          </table:table-cell>
          <table:table-cell office:value-type="float" office:value="12.549604507398" calcext:value-type="float">
            <text:p>12.55</text:p>
          </table:table-cell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34" table:formula="of:=AVERAGE([.B36:.B45])" office:value-type="float" office:value="258.4" calcext:value-type="float">
            <text:p>258.40</text:p>
          </table:table-cell>
          <table:table-cell table:style-name="ce34" table:formula="of:=AVERAGE([.C36:.C45])" office:value-type="float" office:value="76.0782686514294" calcext:value-type="float">
            <text:p>76.08</text:p>
          </table:table-cell>
          <table:table-cell table:style-name="ce34" table:formula="of:=AVERAGE([.D36:.D45])" office:value-type="float" office:value="142.7" calcext:value-type="float">
            <text:p>142.70</text:p>
          </table:table-cell>
          <table:table-cell table:style-name="ce34" table:formula="of:=AVERAGE([.E36:.E45])" office:value-type="float" office:value="414.6" calcext:value-type="float">
            <text:p>414.60</text:p>
          </table:table-cell>
          <table:table-cell table:style-name="ce34" table:formula="of:=AVERAGE([.F36:.F45])" office:value-type="float" office:value="2020.953505" calcext:value-type="float">
            <text:p>2020.95</text:p>
          </table:table-cell>
          <table:table-cell table:style-name="ce34" table:formula="of:=AVERAGE([.G36:.G45])" office:value-type="float" office:value="752.493030512325" calcext:value-type="float">
            <text:p>752.49</text:p>
          </table:table-cell>
          <table:table-cell table:style-name="ce34" table:formula="of:=AVERAGE([.H36:.H45])" office:value-type="float" office:value="175.72899" calcext:value-type="float">
            <text:p>175.73</text:p>
          </table:table-cell>
          <table:table-cell table:style-name="ce34" table:formula="of:=AVERAGE([.I36:.I45])" office:value-type="float" office:value="7.91521695332871" calcext:value-type="float">
            <text:p>7.92</text:p>
          </table:table-cell>
          <table:table-cell table:style-name="ce34" table:formula="of:=AVERAGE([.J36:.J45])" office:value-type="float" office:value="1891.806" calcext:value-type="float">
            <text:p>1891.81</text:p>
          </table:table-cell>
          <table:table-cell table:style-name="ce34" table:formula="of:=AVERAGE([.K36:.K45])" office:value-type="float" office:value="842.71563" calcext:value-type="float">
            <text:p>842.72</text:p>
          </table:table-cell>
          <table:table-cell table:style-name="ce34" table:formula="of:=AVERAGE([.L36:.L45])" office:value-type="float" office:value="37.3857216537477" calcext:value-type="float">
            <text:p>37.39</text:p>
          </table:table-cell>
          <table:table-cell table:style-name="ce34" table:formula="of:=AVERAGE([.M36:.M45])" office:value-type="float" office:value="784.6955" calcext:value-type="float">
            <text:p>784.70</text:p>
          </table:table-cell>
          <table:table-cell table:style-name="ce34" table:formula="of:=AVERAGE([.N36:.N45])" office:value-type="float" office:value="928.6688" calcext:value-type="float">
            <text:p>928.67</text:p>
          </table:table-cell>
          <table:table-cell table:style-name="ce34" table:formula="of:=AVERAGE([.O36:.O45])" office:value-type="float" office:value="49.9208945959583" calcext:value-type="float">
            <text:p>49.92</text:p>
          </table:table-cell>
          <table:table-cell table:style-name="ce34" table:formula="of:=AVERAGE([.P36:.P45])" office:value-type="float" office:value="53.6217729484166" calcext:value-type="float">
            <text:p>53.62</text:p>
          </table:table-cell>
          <table:table-cell table:style-name="ce34" table:formula="of:=AVERAGE([.Q36:.Q45])" office:value-type="float" office:value="2212.1053" calcext:value-type="float">
            <text:p>2212.11</text:p>
          </table:table-cell>
          <table:table-cell table:style-name="ce34" table:formula="of:=AVERAGE([.R36:.R45])" office:value-type="float" office:value="109.604547256895" calcext:value-type="float">
            <text:p>109.60</text:p>
          </table:table-cell>
          <table:table-cell table:style-name="ce34" table:formula="of:=AVERAGE([.S36:.S45])" office:value-type="float" office:value="262.499908915" calcext:value-type="float">
            <text:p>262.50</text:p>
          </table:table-cell>
          <table:table-cell table:style-name="ce34" table:formula="of:=AVERAGE([.T36:.T45])" office:value-type="float" office:value="25.2639309007786" calcext:value-type="float">
            <text:p>25.26</text:p>
          </table:table-cell>
          <table:table-cell table:style-name="ce34" table:formula="of:=AVERAGE([.U36:.U45])" office:value-type="float" office:value="53.54172777" calcext:value-type="float">
            <text:p>53.54</text:p>
          </table:table-cell>
          <table:table-cell table:style-name="ce34" table:formula="of:=AVERAGE([.V36:.V45])" office:value-type="float" office:value="9.13567165533098" calcext:value-type="float">
            <text:p>9.14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03.45" calcext:value-type="float">
            <text:p>403.45</text:p>
          </table:table-cell>
          <table:table-cell office:value-type="float" office:value="99.8295784667155" calcext:value-type="float">
            <text:p>99.83</text:p>
          </table:table-cell>
          <table:table-cell office:value-type="float" office:value="179" calcext:value-type="float">
            <text:p>179</text:p>
          </table:table-cell>
          <table:table-cell office:value-type="float" office:value="545" calcext:value-type="float">
            <text:p>545</text:p>
          </table:table-cell>
          <table:table-cell office:value-type="float" office:value="7163.0105" calcext:value-type="float">
            <text:p>7163.01</text:p>
          </table:table-cell>
          <table:table-cell office:value-type="float" office:value="1880.10991812622" calcext:value-type="float">
            <text:p>1880.11</text:p>
          </table:table-cell>
          <table:table-cell office:value-type="float" office:value="224.92955" calcext:value-type="float">
            <text:p>224.93</text:p>
          </table:table-cell>
          <table:table-cell office:value-type="float" office:value="4.69373259026836" calcext:value-type="float">
            <text:p>4.69</text:p>
          </table:table-cell>
          <table:table-cell office:value-type="float" office:value="3786.22" calcext:value-type="float">
            <text:p>3786.22</text:p>
          </table:table-cell>
          <table:table-cell office:value-type="float" office:value="1505.068" calcext:value-type="float">
            <text:p>1505.07</text:p>
          </table:table-cell>
          <table:table-cell office:value-type="float" office:value="99.3490593073893" calcext:value-type="float">
            <text:p>99.35</text:p>
          </table:table-cell>
          <table:table-cell office:value-type="float" office:value="1371.61" calcext:value-type="float">
            <text:p>1371.61</text:p>
          </table:table-cell>
          <table:table-cell office:value-type="float" office:value="1700.59" calcext:value-type="float">
            <text:p>1700.59</text:p>
          </table:table-cell>
          <table:table-cell table:formula="of:=([.J47]-[.K47])/[.J47]*100" office:value-type="float" office:value="60.2487969531617" calcext:value-type="float">
            <text:p>60.25</text:p>
          </table:table-cell>
          <table:table-cell table:formula="of:=([.J47]-[.M47])/[.J47]*100" office:value-type="float" office:value="63.7736317488154" calcext:value-type="float">
            <text:p>63.77</text:p>
          </table:table-cell>
          <table:table-cell office:value-type="float" office:value="3139.3165" calcext:value-type="float">
            <text:p>3139.32</text:p>
          </table:table-cell>
          <table:table-cell office:value-type="float" office:value="182.845114013703" calcext:value-type="float">
            <text:p>182.85</text:p>
          </table:table-cell>
          <table:table-cell office:value-type="float" office:value="1141.52" calcext:value-type="float">
            <text:p>1141.52</text:p>
          </table:table-cell>
          <table:table-cell office:value-type="float" office:value="176.23885168176" calcext:value-type="float">
            <text:p>176.24</text:p>
          </table:table-cell>
          <table:table-cell office:value-type="float" office:value="234.3663" calcext:value-type="float">
            <text:p>234.37</text:p>
          </table:table-cell>
          <table:table-cell office:value-type="float" office:value="24.2189415390864" calcext:value-type="float">
            <text:p>24.22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508.95" calcext:value-type="float">
            <text:p>508.95</text:p>
          </table:table-cell>
          <table:table-cell office:value-type="float" office:value="156.278252182647" calcext:value-type="float">
            <text:p>156.28</text:p>
          </table:table-cell>
          <table:table-cell office:value-type="float" office:value="241" calcext:value-type="float">
            <text:p>241</text:p>
          </table:table-cell>
          <table:table-cell office:value-type="float" office:value="687" calcext:value-type="float">
            <text:p>687</text:p>
          </table:table-cell>
          <table:table-cell office:value-type="float" office:value="7317.835" calcext:value-type="float">
            <text:p>7317.84</text:p>
          </table:table-cell>
          <table:table-cell office:value-type="float" office:value="2248.52203749251" calcext:value-type="float">
            <text:p>2248.52</text:p>
          </table:table-cell>
          <table:table-cell office:value-type="float" office:value="225.2755" calcext:value-type="float">
            <text:p>225.28</text:p>
          </table:table-cell>
          <table:table-cell office:value-type="float" office:value="13.5642877807867" calcext:value-type="float">
            <text:p>13.56</text:p>
          </table:table-cell>
          <table:table-cell office:value-type="float" office:value="1730.6" calcext:value-type="float">
            <text:p>1730.60</text:p>
          </table:table-cell>
          <table:table-cell office:value-type="float" office:value="980.11605" calcext:value-type="float">
            <text:p>980.12</text:p>
          </table:table-cell>
          <table:table-cell office:value-type="float" office:value="55.4290701722054" calcext:value-type="float">
            <text:p>55.43</text:p>
          </table:table-cell>
          <table:table-cell office:value-type="float" office:value="899.621" calcext:value-type="float">
            <text:p>899.62</text:p>
          </table:table-cell>
          <table:table-cell office:value-type="float" office:value="1097.19" calcext:value-type="float">
            <text:p>1097.19</text:p>
          </table:table-cell>
          <table:table-cell table:formula="of:=([.J48]-[.K48])/[.J48]*100" office:value-type="float" office:value="43.3655350745406" calcext:value-type="float">
            <text:p>43.37</text:p>
          </table:table-cell>
          <table:table-cell table:formula="of:=([.J48]-[.M48])/[.J48]*100" office:value-type="float" office:value="48.0168149774645" calcext:value-type="float">
            <text:p>48.02</text:p>
          </table:table-cell>
          <table:table-cell office:value-type="float" office:value="2907.832" calcext:value-type="float">
            <text:p>2907.83</text:p>
          </table:table-cell>
          <table:table-cell office:value-type="float" office:value="164.366180527056" calcext:value-type="float">
            <text:p>164.37</text:p>
          </table:table-cell>
          <table:table-cell office:value-type="float" office:value="22.960992" calcext:value-type="float">
            <text:p>22.96</text:p>
          </table:table-cell>
          <table:table-cell office:value-type="float" office:value="15.7465356861249" calcext:value-type="float">
            <text:p>15.75</text:p>
          </table:table-cell>
          <table:table-cell office:value-type="float" office:value="9.554851" calcext:value-type="float">
            <text:p>9.55</text:p>
          </table:table-cell>
          <table:table-cell office:value-type="float" office:value="6.67998730291096" calcext:value-type="float">
            <text:p>6.68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44.2" calcext:value-type="float">
            <text:p>444.20</text:p>
          </table:table-cell>
          <table:table-cell office:value-type="float" office:value="136.707370917438" calcext:value-type="float">
            <text:p>136.71</text:p>
          </table:table-cell>
          <table:table-cell office:value-type="float" office:value="171" calcext:value-type="float">
            <text:p>171</text:p>
          </table:table-cell>
          <table:table-cell office:value-type="float" office:value="675" calcext:value-type="float">
            <text:p>675</text:p>
          </table:table-cell>
          <table:table-cell office:value-type="float" office:value="6268.426" calcext:value-type="float">
            <text:p>6268.43</text:p>
          </table:table-cell>
          <table:table-cell office:value-type="float" office:value="2010.13232795466" calcext:value-type="float">
            <text:p>2010.13</text:p>
          </table:table-cell>
          <table:table-cell office:value-type="float" office:value="222.41655" calcext:value-type="float">
            <text:p>222.42</text:p>
          </table:table-cell>
          <table:table-cell office:value-type="float" office:value="9.21546878880117" calcext:value-type="float">
            <text:p>9.22</text:p>
          </table:table-cell>
          <table:table-cell office:value-type="float" office:value="1715.9" calcext:value-type="float">
            <text:p>1715.90</text:p>
          </table:table-cell>
          <table:table-cell office:value-type="float" office:value="941.0517" calcext:value-type="float">
            <text:p>941.05</text:p>
          </table:table-cell>
          <table:table-cell office:value-type="float" office:value="64.1659966231501" calcext:value-type="float">
            <text:p>64.17</text:p>
          </table:table-cell>
          <table:table-cell office:value-type="float" office:value="864.165" calcext:value-type="float">
            <text:p>864.17</text:p>
          </table:table-cell>
          <table:table-cell office:value-type="float" office:value="1112.06" calcext:value-type="float">
            <text:p>1112.06</text:p>
          </table:table-cell>
          <table:table-cell table:formula="of:=([.J49]-[.K49])/[.J49]*100" office:value-type="float" office:value="45.1569613613847" calcext:value-type="float">
            <text:p>45.16</text:p>
          </table:table-cell>
          <table:table-cell table:formula="of:=([.J49]-[.M49])/[.J49]*100" office:value-type="float" office:value="49.6377994055598" calcext:value-type="float">
            <text:p>49.64</text:p>
          </table:table-cell>
          <table:table-cell office:value-type="float" office:value="2794.7415" calcext:value-type="float">
            <text:p>2794.74</text:p>
          </table:table-cell>
          <table:table-cell office:value-type="float" office:value="181.165073904698" calcext:value-type="float">
            <text:p>181.17</text:p>
          </table:table-cell>
          <table:table-cell office:value-type="float" office:value="20.4464705" calcext:value-type="float">
            <text:p>20.45</text:p>
          </table:table-cell>
          <table:table-cell office:value-type="float" office:value="22.6394268770931" calcext:value-type="float">
            <text:p>22.64</text:p>
          </table:table-cell>
          <table:table-cell office:value-type="float" office:value="7.9666355" calcext:value-type="float">
            <text:p>7.97</text:p>
          </table:table-cell>
          <table:table-cell office:value-type="float" office:value="7.29914469547485" calcext:value-type="float">
            <text:p>7.30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511.85" calcext:value-type="float">
            <text:p>511.85</text:p>
          </table:table-cell>
          <table:table-cell office:value-type="float" office:value="164.90803657286" calcext:value-type="float">
            <text:p>164.91</text:p>
          </table:table-cell>
          <table:table-cell office:value-type="float" office:value="218" calcext:value-type="float">
            <text:p>218</text:p>
          </table:table-cell>
          <table:table-cell office:value-type="float" office:value="842" calcext:value-type="float">
            <text:p>842</text:p>
          </table:table-cell>
          <table:table-cell office:value-type="float" office:value="7094.993" calcext:value-type="float">
            <text:p>7094.99</text:p>
          </table:table-cell>
          <table:table-cell office:value-type="float" office:value="2272.06271571636" calcext:value-type="float">
            <text:p>2272.06</text:p>
          </table:table-cell>
          <table:table-cell office:value-type="float" office:value="231.0316" calcext:value-type="float">
            <text:p>231.03</text:p>
          </table:table-cell>
          <table:table-cell office:value-type="float" office:value="6.70070146681438" calcext:value-type="float">
            <text:p>6.70</text:p>
          </table:table-cell>
          <table:table-cell office:value-type="float" office:value="1442.73" calcext:value-type="float">
            <text:p>1442.73</text:p>
          </table:table-cell>
          <table:table-cell office:value-type="float" office:value="840.7662" calcext:value-type="float">
            <text:p>840.77</text:p>
          </table:table-cell>
          <table:table-cell office:value-type="float" office:value="70.4254727701935" calcext:value-type="float">
            <text:p>70.43</text:p>
          </table:table-cell>
          <table:table-cell office:value-type="float" office:value="757.217" calcext:value-type="float">
            <text:p>757.22</text:p>
          </table:table-cell>
          <table:table-cell office:value-type="float" office:value="1021.63" calcext:value-type="float">
            <text:p>1021.63</text:p>
          </table:table-cell>
          <table:table-cell table:formula="of:=([.J50]-[.K50])/[.J50]*100" office:value-type="float" office:value="41.7239400303591" calcext:value-type="float">
            <text:p>41.72</text:p>
          </table:table-cell>
          <table:table-cell table:formula="of:=([.J50]-[.M50])/[.J50]*100" office:value-type="float" office:value="47.5149889445704" calcext:value-type="float">
            <text:p>47.51</text:p>
          </table:table-cell>
          <table:table-cell office:value-type="float" office:value="2503.6695" calcext:value-type="float">
            <text:p>2503.67</text:p>
          </table:table-cell>
          <table:table-cell office:value-type="float" office:value="202.0937511072" calcext:value-type="float">
            <text:p>202.09</text:p>
          </table:table-cell>
          <table:table-cell office:value-type="float" office:value="12.8106435" calcext:value-type="float">
            <text:p>12.81</text:p>
          </table:table-cell>
          <table:table-cell office:value-type="float" office:value="11.6876600005734" calcext:value-type="float">
            <text:p>11.69</text:p>
          </table:table-cell>
          <table:table-cell office:value-type="float" office:value="5.817498" calcext:value-type="float">
            <text:p>5.82</text:p>
          </table:table-cell>
          <table:table-cell office:value-type="float" office:value="5.22289077822517" calcext:value-type="float">
            <text:p>5.22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460.3" calcext:value-type="float">
            <text:p>460.30</text:p>
          </table:table-cell>
          <table:table-cell office:value-type="float" office:value="142.338403295216" calcext:value-type="float">
            <text:p>142.34</text:p>
          </table:table-cell>
          <table:table-cell office:value-type="float" office:value="180" calcext:value-type="float">
            <text:p>180</text:p>
          </table:table-cell>
          <table:table-cell office:value-type="float" office:value="680" calcext:value-type="float">
            <text:p>680</text:p>
          </table:table-cell>
          <table:table-cell office:value-type="float" office:value="7381.0015" calcext:value-type="float">
            <text:p>7381.00</text:p>
          </table:table-cell>
          <table:table-cell office:value-type="float" office:value="2214.04382298966" calcext:value-type="float">
            <text:p>2214.04</text:p>
          </table:table-cell>
          <table:table-cell office:value-type="float" office:value="223.8731" calcext:value-type="float">
            <text:p>223.87</text:p>
          </table:table-cell>
          <table:table-cell office:value-type="float" office:value="5.71342968157619" calcext:value-type="float">
            <text:p>5.71</text:p>
          </table:table-cell>
          <table:table-cell office:value-type="float" office:value="1706.2" calcext:value-type="float">
            <text:p>1706.20</text:p>
          </table:table-cell>
          <table:table-cell office:value-type="float" office:value="929.35135" calcext:value-type="float">
            <text:p>929.35</text:p>
          </table:table-cell>
          <table:table-cell office:value-type="float" office:value="66.147105478523" calcext:value-type="float">
            <text:p>66.15</text:p>
          </table:table-cell>
          <table:table-cell office:value-type="float" office:value="803.118" calcext:value-type="float">
            <text:p>803.12</text:p>
          </table:table-cell>
          <table:table-cell office:value-type="float" office:value="1092.81" calcext:value-type="float">
            <text:p>1092.81</text:p>
          </table:table-cell>
          <table:table-cell table:formula="of:=([.J51]-[.K51])/[.J51]*100" office:value-type="float" office:value="45.5309254483648" calcext:value-type="float">
            <text:p>45.53</text:p>
          </table:table-cell>
          <table:table-cell table:formula="of:=([.J51]-[.M51])/[.J51]*100" office:value-type="float" office:value="52.9294338295628" calcext:value-type="float">
            <text:p>52.93</text:p>
          </table:table-cell>
          <table:table-cell office:value-type="float" office:value="2768.763" calcext:value-type="float">
            <text:p>2768.76</text:p>
          </table:table-cell>
          <table:table-cell office:value-type="float" office:value="190.74332864377" calcext:value-type="float">
            <text:p>190.74</text:p>
          </table:table-cell>
          <table:table-cell office:value-type="float" office:value="13.1340585" calcext:value-type="float">
            <text:p>13.13</text:p>
          </table:table-cell>
          <table:table-cell office:value-type="float" office:value="16.2501254639718" calcext:value-type="float">
            <text:p>16.25</text:p>
          </table:table-cell>
          <table:table-cell office:value-type="float" office:value="6.157332" calcext:value-type="float">
            <text:p>6.16</text:p>
          </table:table-cell>
          <table:table-cell office:value-type="float" office:value="6.95827947490394" calcext:value-type="float">
            <text:p>6.96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505.7" calcext:value-type="float">
            <text:p>505.70</text:p>
          </table:table-cell>
          <table:table-cell office:value-type="float" office:value="151.889883936045" calcext:value-type="float">
            <text:p>151.89</text:p>
          </table:table-cell>
          <table:table-cell office:value-type="float" office:value="287" calcext:value-type="float">
            <text:p>287</text:p>
          </table:table-cell>
          <table:table-cell office:value-type="float" office:value="777" calcext:value-type="float">
            <text:p>777</text:p>
          </table:table-cell>
          <table:table-cell office:value-type="float" office:value="6813.2965" calcext:value-type="float">
            <text:p>6813.30</text:p>
          </table:table-cell>
          <table:table-cell office:value-type="float" office:value="2087.12869508195" calcext:value-type="float">
            <text:p>2087.13</text:p>
          </table:table-cell>
          <table:table-cell office:value-type="float" office:value="224.4234" calcext:value-type="float">
            <text:p>224.42</text:p>
          </table:table-cell>
          <table:table-cell office:value-type="float" office:value="6.03643010919185" calcext:value-type="float">
            <text:p>6.04</text:p>
          </table:table-cell>
          <table:table-cell office:value-type="float" office:value="1614.55" calcext:value-type="float">
            <text:p>1614.55</text:p>
          </table:table-cell>
          <table:table-cell office:value-type="float" office:value="982.38515" calcext:value-type="float">
            <text:p>982.39</text:p>
          </table:table-cell>
          <table:table-cell office:value-type="float" office:value="70.0655505991767" calcext:value-type="float">
            <text:p>70.07</text:p>
          </table:table-cell>
          <table:table-cell office:value-type="float" office:value="863.681" calcext:value-type="float">
            <text:p>863.68</text:p>
          </table:table-cell>
          <table:table-cell office:value-type="float" office:value="1110.04" calcext:value-type="float">
            <text:p>1110.04</text:p>
          </table:table-cell>
          <table:table-cell table:formula="of:=([.J52]-[.K52])/[.J52]*100" office:value-type="float" office:value="39.1542442166548" calcext:value-type="float">
            <text:p>39.15</text:p>
          </table:table-cell>
          <table:table-cell table:formula="of:=([.J52]-[.M52])/[.J52]*100" office:value-type="float" office:value="46.5063949707349" calcext:value-type="float">
            <text:p>46.51</text:p>
          </table:table-cell>
          <table:table-cell office:value-type="float" office:value="2916.048" calcext:value-type="float">
            <text:p>2916.05</text:p>
          </table:table-cell>
          <table:table-cell office:value-type="float" office:value="211.359383953642" calcext:value-type="float">
            <text:p>211.36</text:p>
          </table:table-cell>
          <table:table-cell office:value-type="float" office:value="22.9289535" calcext:value-type="float">
            <text:p>22.93</text:p>
          </table:table-cell>
          <table:table-cell office:value-type="float" office:value="24.429594562081" calcext:value-type="float">
            <text:p>24.43</text:p>
          </table:table-cell>
          <table:table-cell office:value-type="float" office:value="8.179101" calcext:value-type="float">
            <text:p>8.18</text:p>
          </table:table-cell>
          <table:table-cell office:value-type="float" office:value="6.48777776595256" calcext:value-type="float">
            <text:p>6.49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448.6" calcext:value-type="float">
            <text:p>448.60</text:p>
          </table:table-cell>
          <table:table-cell office:value-type="float" office:value="141.635707659511" calcext:value-type="float">
            <text:p>141.64</text:p>
          </table:table-cell>
          <table:table-cell office:value-type="float" office:value="216" calcext:value-type="float">
            <text:p>216</text:p>
          </table:table-cell>
          <table:table-cell office:value-type="float" office:value="913" calcext:value-type="float">
            <text:p>913</text:p>
          </table:table-cell>
          <table:table-cell office:value-type="float" office:value="6365.2785" calcext:value-type="float">
            <text:p>6365.28</text:p>
          </table:table-cell>
          <table:table-cell office:value-type="float" office:value="1995.33678632343" calcext:value-type="float">
            <text:p>1995.34</text:p>
          </table:table-cell>
          <table:table-cell office:value-type="float" office:value="237.75695" calcext:value-type="float">
            <text:p>237.76</text:p>
          </table:table-cell>
          <table:table-cell office:value-type="float" office:value="3.7869780964024" calcext:value-type="float">
            <text:p>3.79</text:p>
          </table:table-cell>
          <table:table-cell office:value-type="float" office:value="1289.07" calcext:value-type="float">
            <text:p>1289.07</text:p>
          </table:table-cell>
          <table:table-cell office:value-type="float" office:value="837.74495" calcext:value-type="float">
            <text:p>837.74</text:p>
          </table:table-cell>
          <table:table-cell office:value-type="float" office:value="42.0062410080805" calcext:value-type="float">
            <text:p>42.01</text:p>
          </table:table-cell>
          <table:table-cell office:value-type="float" office:value="758.317" calcext:value-type="float">
            <text:p>758.32</text:p>
          </table:table-cell>
          <table:table-cell office:value-type="float" office:value="926.675" calcext:value-type="float">
            <text:p>926.68</text:p>
          </table:table-cell>
          <table:table-cell table:formula="of:=([.J53]-[.K53])/[.J53]*100" office:value-type="float" office:value="35.0116789623527" calcext:value-type="float">
            <text:p>35.01</text:p>
          </table:table-cell>
          <table:table-cell table:formula="of:=([.J53]-[.M53])/[.J53]*100" office:value-type="float" office:value="41.1733265067064" calcext:value-type="float">
            <text:p>41.17</text:p>
          </table:table-cell>
          <table:table-cell office:value-type="float" office:value="2498.482" calcext:value-type="float">
            <text:p>2498.48</text:p>
          </table:table-cell>
          <table:table-cell office:value-type="float" office:value="125.105794413326" calcext:value-type="float">
            <text:p>125.11</text:p>
          </table:table-cell>
          <table:table-cell office:value-type="float" office:value="9.2722235" calcext:value-type="float">
            <text:p>9.27</text:p>
          </table:table-cell>
          <table:table-cell office:value-type="float" office:value="8.19613258273314" calcext:value-type="float">
            <text:p>8.20</text:p>
          </table:table-cell>
          <table:table-cell office:value-type="float" office:value="5.4805015" calcext:value-type="float">
            <text:p>5.48</text:p>
          </table:table-cell>
          <table:table-cell office:value-type="float" office:value="5.3529978603477" calcext:value-type="float">
            <text:p>5.35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04.15" calcext:value-type="float">
            <text:p>504.15</text:p>
          </table:table-cell>
          <table:table-cell office:value-type="float" office:value="171.61808118457" calcext:value-type="float">
            <text:p>171.62</text:p>
          </table:table-cell>
          <table:table-cell office:value-type="float" office:value="247" calcext:value-type="float">
            <text:p>247</text:p>
          </table:table-cell>
          <table:table-cell office:value-type="float" office:value="898" calcext:value-type="float">
            <text:p>898</text:p>
          </table:table-cell>
          <table:table-cell office:value-type="float" office:value="7441.442" calcext:value-type="float">
            <text:p>7441.44</text:p>
          </table:table-cell>
          <table:table-cell office:value-type="float" office:value="2795.75387855753" calcext:value-type="float">
            <text:p>2795.75</text:p>
          </table:table-cell>
          <table:table-cell office:value-type="float" office:value="222.64875" calcext:value-type="float">
            <text:p>222.65</text:p>
          </table:table-cell>
          <table:table-cell office:value-type="float" office:value="5.16412235244796" calcext:value-type="float">
            <text:p>5.16</text:p>
          </table:table-cell>
          <table:table-cell office:value-type="float" office:value="1483.75" calcext:value-type="float">
            <text:p>1483.75</text:p>
          </table:table-cell>
          <table:table-cell office:value-type="float" office:value="892.1861" calcext:value-type="float">
            <text:p>892.19</text:p>
          </table:table-cell>
          <table:table-cell office:value-type="float" office:value="65.0351327788944" calcext:value-type="float">
            <text:p>65.04</text:p>
          </table:table-cell>
          <table:table-cell office:value-type="float" office:value="801.942" calcext:value-type="float">
            <text:p>801.94</text:p>
          </table:table-cell>
          <table:table-cell office:value-type="float" office:value="1075.96" calcext:value-type="float">
            <text:p>1075.96</text:p>
          </table:table-cell>
          <table:table-cell table:formula="of:=([.J54]-[.K54])/[.J54]*100" office:value-type="float" office:value="39.8695130581297" calcext:value-type="float">
            <text:p>39.87</text:p>
          </table:table-cell>
          <table:table-cell table:formula="of:=([.J54]-[.M54])/[.J54]*100" office:value-type="float" office:value="45.9516764953665" calcext:value-type="float">
            <text:p>45.95</text:p>
          </table:table-cell>
          <table:table-cell office:value-type="float" office:value="2638.9105" calcext:value-type="float">
            <text:p>2638.91</text:p>
          </table:table-cell>
          <table:table-cell office:value-type="float" office:value="190.656194578922" calcext:value-type="float">
            <text:p>190.66</text:p>
          </table:table-cell>
          <table:table-cell office:value-type="float" office:value="26.6902985" calcext:value-type="float">
            <text:p>26.69</text:p>
          </table:table-cell>
          <table:table-cell office:value-type="float" office:value="17.6305725727192" calcext:value-type="float">
            <text:p>17.63</text:p>
          </table:table-cell>
          <table:table-cell office:value-type="float" office:value="10.9569975" calcext:value-type="float">
            <text:p>10.96</text:p>
          </table:table-cell>
          <table:table-cell office:value-type="float" office:value="5.72803553845275" calcext:value-type="float">
            <text:p>5.73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502.25" calcext:value-type="float">
            <text:p>502.25</text:p>
          </table:table-cell>
          <table:table-cell office:value-type="float" office:value="116.918718955115" calcext:value-type="float">
            <text:p>116.92</text:p>
          </table:table-cell>
          <table:table-cell office:value-type="float" office:value="316" calcext:value-type="float">
            <text:p>316</text:p>
          </table:table-cell>
          <table:table-cell office:value-type="float" office:value="667" calcext:value-type="float">
            <text:p>667</text:p>
          </table:table-cell>
          <table:table-cell office:value-type="float" office:value="5938.893" calcext:value-type="float">
            <text:p>5938.89</text:p>
          </table:table-cell>
          <table:table-cell office:value-type="float" office:value="1375.87613386831" calcext:value-type="float">
            <text:p>1375.88</text:p>
          </table:table-cell>
          <table:table-cell office:value-type="float" office:value="218.5939" calcext:value-type="float">
            <text:p>218.59</text:p>
          </table:table-cell>
          <table:table-cell office:value-type="float" office:value="10.2039575341088" calcext:value-type="float">
            <text:p>10.20</text:p>
          </table:table-cell>
          <table:table-cell office:value-type="float" office:value="1683.32" calcext:value-type="float">
            <text:p>1683.32</text:p>
          </table:table-cell>
          <table:table-cell office:value-type="float" office:value="1030.87165" calcext:value-type="float">
            <text:p>1030.87</text:p>
          </table:table-cell>
          <table:table-cell office:value-type="float" office:value="39.7565111903566" calcext:value-type="float">
            <text:p>39.76</text:p>
          </table:table-cell>
          <table:table-cell office:value-type="float" office:value="957.036" calcext:value-type="float">
            <text:p>957.04</text:p>
          </table:table-cell>
          <table:table-cell office:value-type="float" office:value="1120.57" calcext:value-type="float">
            <text:p>1120.57</text:p>
          </table:table-cell>
          <table:table-cell table:formula="of:=([.J55]-[.K55])/[.J55]*100" office:value-type="float" office:value="38.759614927643" calcext:value-type="float">
            <text:p>38.76</text:p>
          </table:table-cell>
          <table:table-cell table:formula="of:=([.J55]-[.M55])/[.J55]*100" office:value-type="float" office:value="43.145925908324" calcext:value-type="float">
            <text:p>43.15</text:p>
          </table:table-cell>
          <table:table-cell office:value-type="float" office:value="3071.712" calcext:value-type="float">
            <text:p>3071.71</text:p>
          </table:table-cell>
          <table:table-cell office:value-type="float" office:value="116.651914668339" calcext:value-type="float">
            <text:p>116.65</text:p>
          </table:table-cell>
          <table:table-cell office:value-type="float" office:value="14.21402" calcext:value-type="float">
            <text:p>14.21</text:p>
          </table:table-cell>
          <table:table-cell office:value-type="float" office:value="14.6973937990365" calcext:value-type="float">
            <text:p>14.70</text:p>
          </table:table-cell>
          <table:table-cell office:value-type="float" office:value="6.6886435" calcext:value-type="float">
            <text:p>6.69</text:p>
          </table:table-cell>
          <table:table-cell office:value-type="float" office:value="5.33820526129806" calcext:value-type="float">
            <text:p>5.34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514.25" calcext:value-type="float">
            <text:p>514.25</text:p>
          </table:table-cell>
          <table:table-cell office:value-type="float" office:value="182.538207968691" calcext:value-type="float">
            <text:p>182.54</text:p>
          </table:table-cell>
          <table:table-cell office:value-type="float" office:value="204" calcext:value-type="float">
            <text:p>204</text:p>
          </table:table-cell>
          <table:table-cell office:value-type="float" office:value="986" calcext:value-type="float">
            <text:p>986</text:p>
          </table:table-cell>
          <table:table-cell office:value-type="float" office:value="7666.061" calcext:value-type="float">
            <text:p>7666.06</text:p>
          </table:table-cell>
          <table:table-cell office:value-type="float" office:value="2805.6028231791" calcext:value-type="float">
            <text:p>2805.60</text:p>
          </table:table-cell>
          <table:table-cell office:value-type="float" office:value="220.89085" calcext:value-type="float">
            <text:p>220.89</text:p>
          </table:table-cell>
          <table:table-cell office:value-type="float" office:value="5.74117681201704" calcext:value-type="float">
            <text:p>5.74</text:p>
          </table:table-cell>
          <table:table-cell office:value-type="float" office:value="2114.08" calcext:value-type="float">
            <text:p>2114.08</text:p>
          </table:table-cell>
          <table:table-cell office:value-type="float" office:value="1055.6194" calcext:value-type="float">
            <text:p>1055.62</text:p>
          </table:table-cell>
          <table:table-cell office:value-type="float" office:value="88.5174804606115" calcext:value-type="float">
            <text:p>88.52</text:p>
          </table:table-cell>
          <table:table-cell office:value-type="float" office:value="913.759" calcext:value-type="float">
            <text:p>913.76</text:p>
          </table:table-cell>
          <table:table-cell office:value-type="float" office:value="1200.28" calcext:value-type="float">
            <text:p>1200.28</text:p>
          </table:table-cell>
          <table:table-cell table:formula="of:=([.J56]-[.K56])/[.J56]*100" office:value-type="float" office:value="50.0671970786347" calcext:value-type="float">
            <text:p>50.07</text:p>
          </table:table-cell>
          <table:table-cell table:formula="of:=([.J56]-[.M56])/[.J56]*100" office:value-type="float" office:value="56.7774634829335" calcext:value-type="float">
            <text:p>56.78</text:p>
          </table:table-cell>
          <table:table-cell office:value-type="float" office:value="3118.9335" calcext:value-type="float">
            <text:p>3118.93</text:p>
          </table:table-cell>
          <table:table-cell office:value-type="float" office:value="245.251980608452" calcext:value-type="float">
            <text:p>245.25</text:p>
          </table:table-cell>
          <table:table-cell office:value-type="float" office:value="37.158557" calcext:value-type="float">
            <text:p>37.16</text:p>
          </table:table-cell>
          <table:table-cell office:value-type="float" office:value="31.4012505787788" calcext:value-type="float">
            <text:p>31.40</text:p>
          </table:table-cell>
          <table:table-cell office:value-type="float" office:value="10.7657725" calcext:value-type="float">
            <text:p>10.77</text:p>
          </table:table-cell>
          <table:table-cell office:value-type="float" office:value="6.981384297285" calcext:value-type="float">
            <text:p>6.98</text:p>
          </table:table-cell>
        </table:table-row>
        <table:table-row table:style-name="ro1">
          <table:table-cell table:style-name="ce13" office:value-type="string" calcext:value-type="string">
            <text:p>E</text:p>
          </table:table-cell>
          <table:table-cell table:style-name="ce34" table:formula="of:=AVERAGE([.B47:.B56])" office:value-type="float" office:value="480.37" calcext:value-type="float">
            <text:p>480.37</text:p>
          </table:table-cell>
          <table:table-cell table:style-name="ce34" table:formula="of:=AVERAGE([.C47:.C56])" office:value-type="float" office:value="146.466224113881" calcext:value-type="float">
            <text:p>146.47</text:p>
          </table:table-cell>
          <table:table-cell table:style-name="ce34" table:formula="of:=AVERAGE([.D47:.D56])" office:value-type="float" office:value="225.9" calcext:value-type="float">
            <text:p>225.90</text:p>
          </table:table-cell>
          <table:table-cell table:style-name="ce34" table:formula="of:=AVERAGE([.E47:.E56])" office:value-type="float" office:value="767" calcext:value-type="float">
            <text:p>767.00</text:p>
          </table:table-cell>
          <table:table-cell table:style-name="ce34" table:formula="of:=AVERAGE([.F47:.F56])" office:value-type="float" office:value="6945.0237" calcext:value-type="float">
            <text:p>6945.02</text:p>
          </table:table-cell>
          <table:table-cell table:style-name="ce34" table:formula="of:=AVERAGE([.G47:.G56])" office:value-type="float" office:value="2168.45691392897" calcext:value-type="float">
            <text:p>2168.46</text:p>
          </table:table-cell>
          <table:table-cell table:style-name="ce34" table:formula="of:=AVERAGE([.H47:.H56])" office:value-type="float" office:value="225.184015" calcext:value-type="float">
            <text:p>225.18</text:p>
          </table:table-cell>
          <table:table-cell table:style-name="ce34" table:formula="of:=AVERAGE([.I47:.I56])" office:value-type="float" office:value="7.08202852124149" calcext:value-type="float">
            <text:p>7.08</text:p>
          </table:table-cell>
          <table:table-cell table:style-name="ce34" table:formula="of:=AVERAGE([.J47:.J56])" office:value-type="float" office:value="1856.642" calcext:value-type="float">
            <text:p>1856.64</text:p>
          </table:table-cell>
          <table:table-cell table:style-name="ce34" table:formula="of:=AVERAGE([.K47:.K56])" office:value-type="float" office:value="999.516055" calcext:value-type="float">
            <text:p>999.52</text:p>
          </table:table-cell>
          <table:table-cell table:style-name="ce34" table:formula="of:=AVERAGE([.L47:.L56])" office:value-type="float" office:value="66.0897620388581" calcext:value-type="float">
            <text:p>66.09</text:p>
          </table:table-cell>
          <table:table-cell table:style-name="ce34" table:formula="of:=AVERAGE([.M47:.M56])" office:value-type="float" office:value="899.0466" calcext:value-type="float">
            <text:p>899.05</text:p>
          </table:table-cell>
          <table:table-cell table:style-name="ce34" table:formula="of:=AVERAGE([.N47:.N56])" office:value-type="float" office:value="1145.7805" calcext:value-type="float">
            <text:p>1145.78</text:p>
          </table:table-cell>
          <table:table-cell table:style-name="ce34" table:formula="of:=AVERAGE([.O47:.O56])" office:value-type="float" office:value="43.8888407111226" calcext:value-type="float">
            <text:p>43.89</text:p>
          </table:table-cell>
          <table:table-cell table:style-name="ce34" table:formula="of:=AVERAGE([.P47:.P56])" office:value-type="float" office:value="49.5427456270038" calcext:value-type="float">
            <text:p>49.54</text:p>
          </table:table-cell>
          <table:table-cell table:style-name="ce34" table:formula="of:=AVERAGE([.Q47:.Q56])" office:value-type="float" office:value="2835.84085" calcext:value-type="float">
            <text:p>2835.84</text:p>
          </table:table-cell>
          <table:table-cell table:style-name="ce34" table:formula="of:=AVERAGE([.R47:.R56])" office:value-type="float" office:value="181.023871641911" calcext:value-type="float">
            <text:p>181.02</text:p>
          </table:table-cell>
          <table:table-cell table:style-name="ce34" table:formula="of:=AVERAGE([.S47:.S56])" office:value-type="float" office:value="132.1136217" calcext:value-type="float">
            <text:p>132.11</text:p>
          </table:table-cell>
          <table:table-cell table:style-name="ce34" table:formula="of:=AVERAGE([.T47:.T56])" office:value-type="float" office:value="33.8917543804872" calcext:value-type="float">
            <text:p>33.89</text:p>
          </table:table-cell>
          <table:table-cell table:style-name="ce34" table:formula="of:=AVERAGE([.U47:.U56])" office:value-type="float" office:value="30.59336325" calcext:value-type="float">
            <text:p>30.59</text:p>
          </table:table-cell>
          <table:table-cell table:style-name="ce34" table:formula="of:=AVERAGE([.V47:.V56])" office:value-type="float" office:value="8.02676445139374" calcext:value-type="float">
            <text:p>8.03</text:p>
          </table:table-cell>
        </table:table-row>
        <table:table-row table:style-name="ro1" table:number-rows-repeated="2">
          <table:table-cell table:style-name="ce2"/>
          <table:table-cell table:style-name="ce6" table:number-columns-repeated="2"/>
          <table:table-cell table:style-name="ce2" table:number-columns-repeated="2"/>
          <table:table-cell table:style-name="ce6" table:number-columns-repeated="17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2"/>
          <table:table-cell table:style-name="Default" table:number-columns-repeated="17"/>
        </table:table-row>
        <table:table-row table:style-name="ro1">
          <table:table-cell/>
          <table:table-cell table:style-name="ce35" office:value-type="string" calcext:value-type="string" table:number-columns-spanned="21" table:number-rows-spanned="1">
            <text:p>Mean (per subset)</text:p>
          </table:table-cell>
          <table:covered-table-cell table:style-name="Default"/>
          <table:covered-table-cell table:number-columns-repeated="2"/>
          <table:covered-table-cell table:number-columns-repeated="17" table:style-name="Default"/>
        </table:table-row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4" table:number-rows-spanned="1">
            <text:p>Iterations</text:p>
          </table:table-cell>
          <table:covered-table-cell table:style-name="ce15" office:value-type="string" calcext:value-type="string">
            <text:p>iter.sd</text:p>
          </table:covered-table-cell>
          <table:covered-table-cell table:style-name="ce1" office:value-type="string" calcext:value-type="string">
            <text:p>iter.min</text:p>
          </table:covered-table-cell>
          <table:covered-table-cell table:style-name="ce1" office:value-type="string" calcext:value-type="string">
            <text:p>iter.max</text:p>
          </table:covered-table-cell>
          <table:table-cell table:style-name="ce15" office:value-type="string" calcext:value-type="string" table:number-columns-spanned="2" table:number-rows-spanned="1">
            <text:p>Time (sec)</text:p>
          </table:table-cell>
          <table:covered-table-cell table:style-name="ce15" office:value-type="string" calcext:value-type="string">
            <text:p>time.sd</text:p>
          </table:covered-table-cell>
          <table:table-cell table:style-name="ce15" office:value-type="string" calcext:value-type="string" table:number-columns-spanned="2" table:number-rows-spanned="1">
            <text:p>Memory usage (KiB)</text:p>
          </table:table-cell>
          <table:covered-table-cell table:style-name="ce15" office:value-type="string" calcext:value-type="string">
            <text:p>memusage.sd</text:p>
          </table:covered-table-cell>
          <table:table-cell table:style-name="ce15" office:value-type="string" calcext:value-type="string" table:number-columns-spanned="5" table:number-rows-spanned="1">
            <text:p>Cost</text:p>
          </table:table-cell>
          <table:covered-table-cell table:style-name="ce15" office:value-type="string" calcext:value-type="string">
            <text:p>Cost</text:p>
          </table:covered-table-cell>
          <table:covered-table-cell table:style-name="ce15" office:value-type="string" calcext:value-type="string">
            <text:p>cost.sd</text:p>
          </table:covered-table-cell>
          <table:covered-table-cell table:style-name="ce15" office:value-type="string" calcext:value-type="string">
            <text:p>cost.min</text:p>
          </table:covered-table-cell>
          <table:covered-table-cell table:style-name="ce15" office:value-type="string" calcext:value-type="string">
            <text:p>cost.max</text:p>
          </table:covered-table-cell>
          <table:table-cell table:style-name="ce15" office:value-type="string" calcext:value-type="string" table:number-columns-spanned="2" table:number-rows-spanned="1">
            <text:p>Improvement (%)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ravel distance</text:p>
          </table:table-cell>
          <table:covered-table-cell table:style-name="ce15" office:value-type="string" calcext:value-type="string">
            <text:p>dist.sd</text:p>
          </table:covered-table-cell>
          <table:table-cell table:style-name="ce15" office:value-type="string" calcext:value-type="string" table:number-columns-spanned="2" table:number-rows-spanned="1">
            <text:p>Total tardiness</text:p>
          </table:table-cell>
          <table:covered-table-cell table:style-name="ce15" office:value-type="string" calcext:value-type="string">
            <text:p>tard.sd</text:p>
          </table:covered-table-cell>
          <table:table-cell table:style-name="ce15" office:value-type="string" calcext:value-type="string" table:number-columns-spanned="2" table:number-rows-spanned="1">
            <text:p>Maximum tardiness</text:p>
          </table:table-cell>
          <table:covered-table-cell table:style-name="ce15" office:value-type="string" calcext:value-type="string">
            <text:p>tmax.sd</text:p>
          </table:covered-table-cell>
        </table:table-row>
        <table:table-row table:style-name="ro1">
          <table:covered-table-cell table:style-name="ce1"/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Initial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table:style-name="ce30" office:value-type="string" calcext:value-type="string">
            <text:p>A</text:p>
          </table:table-cell>
          <table:table-cell table:style-name="ce20" office:value-type="float" office:value="7.975" calcext:value-type="float">
            <text:p>7.98</text:p>
          </table:table-cell>
          <table:table-cell table:style-name="ce20" office:value-type="float" office:value="1.10342115785555" calcext:value-type="float">
            <text:p>1.10</text:p>
          </table:table-cell>
          <table:table-cell table:style-name="ce20" office:value-type="float" office:value="6.9" calcext:value-type="float">
            <text:p>6.90</text:p>
          </table:table-cell>
          <table:table-cell table:style-name="ce20" office:value-type="float" office:value="10.3" calcext:value-type="float">
            <text:p>10.30</text:p>
          </table:table-cell>
          <table:table-cell table:style-name="ce20" office:value-type="float" office:value="0.62101" calcext:value-type="float">
            <text:p>0.62</text:p>
          </table:table-cell>
          <table:table-cell table:style-name="ce20" office:value-type="float" office:value="0.218178194466729" calcext:value-type="float">
            <text:p>0.22</text:p>
          </table:table-cell>
          <table:table-cell table:style-name="ce20" office:value-type="float" office:value="134.26563" calcext:value-type="float">
            <text:p>134.27</text:p>
          </table:table-cell>
          <table:table-cell table:style-name="ce20" office:value-type="float" office:value="0.128162219831924" calcext:value-type="float">
            <text:p>0.13</text:p>
          </table:table-cell>
          <table:table-cell table:style-name="ce20" office:value-type="float" office:value="275.7544" calcext:value-type="float">
            <text:p>275.75</text:p>
          </table:table-cell>
          <table:table-cell table:style-name="ce20" office:value-type="float" office:value="226.44508" calcext:value-type="float">
            <text:p>226.45</text:p>
          </table:table-cell>
          <table:table-cell table:style-name="ce20" office:value-type="float" office:value="2.82669315656772" calcext:value-type="float">
            <text:p>2.83</text:p>
          </table:table-cell>
          <table:table-cell table:style-name="ce20" office:value-type="float" office:value="225.1943" calcext:value-type="float">
            <text:p>225.19</text:p>
          </table:table-cell>
          <table:table-cell table:style-name="ce20" office:value-type="float" office:value="232.8376" calcext:value-type="float">
            <text:p>232.84</text:p>
          </table:table-cell>
          <table:table-cell table:style-name="ce20" office:value-type="float" office:value="16.30236005901" calcext:value-type="float">
            <text:p>16.30</text:p>
          </table:table-cell>
          <table:table-cell table:style-name="ce20" office:value-type="float" office:value="16.7630974568895" calcext:value-type="float">
            <text:p>16.76</text:p>
          </table:table-cell>
          <table:table-cell table:style-name="ce20" office:value-type="float" office:value="641.463275" calcext:value-type="float">
            <text:p>641.46</text:p>
          </table:table-cell>
          <table:table-cell table:style-name="ce20" office:value-type="float" office:value="7.85855967578412" calcext:value-type="float">
            <text:p>7.86</text:p>
          </table:table-cell>
          <table:table-cell table:style-name="ce20" office:value-type="float" office:value="21.7966335" calcext:value-type="float">
            <text:p>21.80</text:p>
          </table:table-cell>
          <table:table-cell table:style-name="ce20" office:value-type="float" office:value="0.407874451571811" calcext:value-type="float">
            <text:p>0.41</text:p>
          </table:table-cell>
          <table:table-cell table:style-name="ce20" office:value-type="float" office:value="16.07514535" calcext:value-type="float">
            <text:p>16.08</text:p>
          </table:table-cell>
          <table:table-cell table:style-name="ce20" office:value-type="float" office:value="0.213702581857239" calcext:value-type="float">
            <text:p>0.21</text:p>
          </table:table-cell>
        </table:table-row>
        <table:table-row table:style-name="ro1">
          <table:table-cell table:style-name="ce30" office:value-type="string" calcext:value-type="string">
            <text:p>B</text:p>
          </table:table-cell>
          <table:table-cell table:style-name="ce20" office:value-type="float" office:value="30.49" calcext:value-type="float">
            <text:p>30.49</text:p>
          </table:table-cell>
          <table:table-cell table:style-name="ce20" office:value-type="float" office:value="8.64051190979501" calcext:value-type="float">
            <text:p>8.64</text:p>
          </table:table-cell>
          <table:table-cell table:style-name="ce20" office:value-type="float" office:value="18" calcext:value-type="float">
            <text:p>18.00</text:p>
          </table:table-cell>
          <table:table-cell table:style-name="ce20" office:value-type="float" office:value="49" calcext:value-type="float">
            <text:p>49.00</text:p>
          </table:table-cell>
          <table:table-cell table:style-name="ce20" office:value-type="float" office:value="132.675025" calcext:value-type="float">
            <text:p>132.68</text:p>
          </table:table-cell>
          <table:table-cell table:style-name="ce20" office:value-type="float" office:value="62.3302812367416" calcext:value-type="float">
            <text:p>62.33</text:p>
          </table:table-cell>
          <table:table-cell table:style-name="ce20" office:value-type="float" office:value="138.42457" calcext:value-type="float">
            <text:p>138.42</text:p>
          </table:table-cell>
          <table:table-cell table:style-name="ce20" office:value-type="float" office:value="1.46050172388621" calcext:value-type="float">
            <text:p>1.46</text:p>
          </table:table-cell>
          <table:table-cell table:style-name="ce20" office:value-type="float" office:value="936.3754" calcext:value-type="float">
            <text:p>936.38</text:p>
          </table:table-cell>
          <table:table-cell table:style-name="ce20" office:value-type="float" office:value="429.876665" calcext:value-type="float">
            <text:p>429.88</text:p>
          </table:table-cell>
          <table:table-cell table:style-name="ce20" office:value-type="float" office:value="23.3096055754908" calcext:value-type="float">
            <text:p>23.31</text:p>
          </table:table-cell>
          <table:table-cell table:style-name="ce20" office:value-type="float" office:value="407.4969" calcext:value-type="float">
            <text:p>407.50</text:p>
          </table:table-cell>
          <table:table-cell table:style-name="ce20" office:value-type="float" office:value="497.3655" calcext:value-type="float">
            <text:p>497.37</text:p>
          </table:table-cell>
          <table:table-cell table:style-name="ce20" office:value-type="float" office:value="49.1634722424748" calcext:value-type="float">
            <text:p>49.16</text:p>
          </table:table-cell>
          <table:table-cell table:style-name="ce20" office:value-type="float" office:value="51.4256223742476" calcext:value-type="float">
            <text:p>51.43</text:p>
          </table:table-cell>
          <table:table-cell table:style-name="ce20" office:value-type="float" office:value="1175.64907" calcext:value-type="float">
            <text:p>1175.65</text:p>
          </table:table-cell>
          <table:table-cell table:style-name="ce20" office:value-type="float" office:value="55.9305982225016" calcext:value-type="float">
            <text:p>55.93</text:p>
          </table:table-cell>
          <table:table-cell table:style-name="ce20" office:value-type="float" office:value="78.96154395" calcext:value-type="float">
            <text:p>78.96</text:p>
          </table:table-cell>
          <table:table-cell table:style-name="ce20" office:value-type="float" office:value="29.2860584922003" calcext:value-type="float">
            <text:p>29.29</text:p>
          </table:table-cell>
          <table:table-cell table:style-name="ce20" office:value-type="float" office:value="35.01924665" calcext:value-type="float">
            <text:p>35.02</text:p>
          </table:table-cell>
          <table:table-cell table:style-name="ce20" office:value-type="float" office:value="6.93377673758381" calcext:value-type="float">
            <text:p>6.93</text:p>
          </table:table-cell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ce20" office:value-type="float" office:value="119.13" calcext:value-type="float">
            <text:p>119.13</text:p>
          </table:table-cell>
          <table:table-cell table:style-name="ce20" office:value-type="float" office:value="32.9295258139484" calcext:value-type="float">
            <text:p>32.93</text:p>
          </table:table-cell>
          <table:table-cell table:style-name="ce20" office:value-type="float" office:value="62.7" calcext:value-type="float">
            <text:p>62.70</text:p>
          </table:table-cell>
          <table:table-cell table:style-name="ce20" office:value-type="float" office:value="187.9" calcext:value-type="float">
            <text:p>187.90</text:p>
          </table:table-cell>
          <table:table-cell table:style-name="ce20" office:value-type="float" office:value="659.64563" calcext:value-type="float">
            <text:p>659.65</text:p>
          </table:table-cell>
          <table:table-cell table:style-name="ce20" office:value-type="float" office:value="217.962402647336" calcext:value-type="float">
            <text:p>217.96</text:p>
          </table:table-cell>
          <table:table-cell table:style-name="ce20" office:value-type="float" office:value="147.869655" calcext:value-type="float">
            <text:p>147.87</text:p>
          </table:table-cell>
          <table:table-cell table:style-name="ce20" office:value-type="float" office:value="3.20796646757713" calcext:value-type="float">
            <text:p>3.21</text:p>
          </table:table-cell>
          <table:table-cell table:style-name="ce20" office:value-type="float" office:value="1705.8586" calcext:value-type="float">
            <text:p>1705.86</text:p>
          </table:table-cell>
          <table:table-cell table:style-name="ce20" office:value-type="float" office:value="660.70824" calcext:value-type="float">
            <text:p>660.71</text:p>
          </table:table-cell>
          <table:table-cell table:style-name="ce20" office:value-type="float" office:value="34.1878998796175" calcext:value-type="float">
            <text:p>34.19</text:p>
          </table:table-cell>
          <table:table-cell table:style-name="ce20" office:value-type="float" office:value="622.5757" calcext:value-type="float">
            <text:p>622.58</text:p>
          </table:table-cell>
          <table:table-cell table:style-name="ce20" office:value-type="float" office:value="759.1082" calcext:value-type="float">
            <text:p>759.11</text:p>
          </table:table-cell>
          <table:table-cell table:style-name="ce20" office:value-type="float" office:value="51.0225915888281" calcext:value-type="float">
            <text:p>51.02</text:p>
          </table:table-cell>
          <table:table-cell table:style-name="ce20" office:value-type="float" office:value="53.7070229770253" calcext:value-type="float">
            <text:p>53.71</text:p>
          </table:table-cell>
          <table:table-cell table:style-name="ce20" office:value-type="float" office:value="1685.9786" calcext:value-type="float">
            <text:p>1685.98</text:p>
          </table:table-cell>
          <table:table-cell table:style-name="ce20" office:value-type="float" office:value="73.9656638682738" calcext:value-type="float">
            <text:p>73.97</text:p>
          </table:table-cell>
          <table:table-cell table:style-name="ce20" office:value-type="float" office:value="241.815363065" calcext:value-type="float">
            <text:p>241.82</text:p>
          </table:table-cell>
          <table:table-cell table:style-name="ce20" office:value-type="float" office:value="50.823620923964" calcext:value-type="float">
            <text:p>50.82</text:p>
          </table:table-cell>
          <table:table-cell table:style-name="ce20" office:value-type="float" office:value="54.330687315" calcext:value-type="float">
            <text:p>54.33</text:p>
          </table:table-cell>
          <table:table-cell table:style-name="ce20" office:value-type="float" office:value="11.5629130090312" calcext:value-type="float">
            <text:p>11.56</text:p>
          </table:table-cell>
        </table:table-row>
        <table:table-row table:style-name="ro1">
          <table:table-cell table:style-name="ce30" office:value-type="string" calcext:value-type="string">
            <text:p>D</text:p>
          </table:table-cell>
          <table:table-cell table:style-name="ce20" office:value-type="float" office:value="258.4" calcext:value-type="float">
            <text:p>258.40</text:p>
          </table:table-cell>
          <table:table-cell table:style-name="ce20" office:value-type="float" office:value="76.0782686514294" calcext:value-type="float">
            <text:p>76.08</text:p>
          </table:table-cell>
          <table:table-cell table:style-name="ce20" office:value-type="float" office:value="142.7" calcext:value-type="float">
            <text:p>142.70</text:p>
          </table:table-cell>
          <table:table-cell table:style-name="ce20" office:value-type="float" office:value="414.6" calcext:value-type="float">
            <text:p>414.60</text:p>
          </table:table-cell>
          <table:table-cell table:style-name="ce20" office:value-type="float" office:value="2020.953505" calcext:value-type="float">
            <text:p>2020.95</text:p>
          </table:table-cell>
          <table:table-cell table:style-name="ce20" office:value-type="float" office:value="752.493030512325" calcext:value-type="float">
            <text:p>752.49</text:p>
          </table:table-cell>
          <table:table-cell table:style-name="ce20" office:value-type="float" office:value="175.72899" calcext:value-type="float">
            <text:p>175.73</text:p>
          </table:table-cell>
          <table:table-cell table:style-name="ce20" office:value-type="float" office:value="7.91521695332871" calcext:value-type="float">
            <text:p>7.92</text:p>
          </table:table-cell>
          <table:table-cell table:style-name="ce20" office:value-type="float" office:value="1891.806" calcext:value-type="float">
            <text:p>1891.81</text:p>
          </table:table-cell>
          <table:table-cell table:style-name="ce20" office:value-type="float" office:value="842.71563" calcext:value-type="float">
            <text:p>842.72</text:p>
          </table:table-cell>
          <table:table-cell table:style-name="ce20" office:value-type="float" office:value="37.3857216537477" calcext:value-type="float">
            <text:p>37.39</text:p>
          </table:table-cell>
          <table:table-cell table:style-name="ce20" office:value-type="float" office:value="784.6955" calcext:value-type="float">
            <text:p>784.70</text:p>
          </table:table-cell>
          <table:table-cell table:style-name="ce20" office:value-type="float" office:value="928.6688" calcext:value-type="float">
            <text:p>928.67</text:p>
          </table:table-cell>
          <table:table-cell table:style-name="ce20" office:value-type="float" office:value="49.9208945959583" calcext:value-type="float">
            <text:p>49.92</text:p>
          </table:table-cell>
          <table:table-cell table:style-name="ce20" office:value-type="float" office:value="53.6217729484166" calcext:value-type="float">
            <text:p>53.62</text:p>
          </table:table-cell>
          <table:table-cell table:style-name="ce20" office:value-type="float" office:value="2212.1053" calcext:value-type="float">
            <text:p>2212.11</text:p>
          </table:table-cell>
          <table:table-cell table:style-name="ce20" office:value-type="float" office:value="109.604547256895" calcext:value-type="float">
            <text:p>109.60</text:p>
          </table:table-cell>
          <table:table-cell table:style-name="ce20" office:value-type="float" office:value="262.499908915" calcext:value-type="float">
            <text:p>262.50</text:p>
          </table:table-cell>
          <table:table-cell table:style-name="ce20" office:value-type="float" office:value="25.2639309007786" calcext:value-type="float">
            <text:p>25.26</text:p>
          </table:table-cell>
          <table:table-cell table:style-name="ce20" office:value-type="float" office:value="53.54172777" calcext:value-type="float">
            <text:p>53.54</text:p>
          </table:table-cell>
          <table:table-cell table:style-name="ce20" office:value-type="float" office:value="9.13567165533098" calcext:value-type="float">
            <text:p>9.14</text:p>
          </table:table-cell>
        </table:table-row>
        <table:table-row table:style-name="ro1">
          <table:table-cell table:style-name="ce30" office:value-type="string" calcext:value-type="string">
            <text:p>E</text:p>
          </table:table-cell>
          <table:table-cell table:style-name="ce20" office:value-type="float" office:value="480.37" calcext:value-type="float">
            <text:p>480.37</text:p>
          </table:table-cell>
          <table:table-cell table:style-name="ce20" office:value-type="float" office:value="146.466224113881" calcext:value-type="float">
            <text:p>146.47</text:p>
          </table:table-cell>
          <table:table-cell table:style-name="ce20" office:value-type="float" office:value="225.9" calcext:value-type="float">
            <text:p>225.90</text:p>
          </table:table-cell>
          <table:table-cell table:style-name="ce20" office:value-type="float" office:value="767" calcext:value-type="float">
            <text:p>767.00</text:p>
          </table:table-cell>
          <table:table-cell table:style-name="ce20" office:value-type="float" office:value="6945.0237" calcext:value-type="float">
            <text:p>6945.02</text:p>
          </table:table-cell>
          <table:table-cell table:style-name="ce20" office:value-type="float" office:value="2168.45691392897" calcext:value-type="float">
            <text:p>2168.46</text:p>
          </table:table-cell>
          <table:table-cell table:style-name="ce20" office:value-type="float" office:value="225.184015" calcext:value-type="float">
            <text:p>225.18</text:p>
          </table:table-cell>
          <table:table-cell table:style-name="ce20" office:value-type="float" office:value="7.08202852124149" calcext:value-type="float">
            <text:p>7.08</text:p>
          </table:table-cell>
          <table:table-cell table:style-name="ce20" office:value-type="float" office:value="1856.642" calcext:value-type="float">
            <text:p>1856.64</text:p>
          </table:table-cell>
          <table:table-cell table:style-name="ce20" office:value-type="float" office:value="999.516055" calcext:value-type="float">
            <text:p>999.52</text:p>
          </table:table-cell>
          <table:table-cell table:style-name="ce20" office:value-type="float" office:value="66.0897620388581" calcext:value-type="float">
            <text:p>66.09</text:p>
          </table:table-cell>
          <table:table-cell table:style-name="ce20" office:value-type="float" office:value="899.0466" calcext:value-type="float">
            <text:p>899.05</text:p>
          </table:table-cell>
          <table:table-cell table:style-name="ce20" office:value-type="float" office:value="1145.7805" calcext:value-type="float">
            <text:p>1145.78</text:p>
          </table:table-cell>
          <table:table-cell table:style-name="ce20" office:value-type="float" office:value="43.8888407111226" calcext:value-type="float">
            <text:p>43.89</text:p>
          </table:table-cell>
          <table:table-cell table:style-name="ce20" office:value-type="float" office:value="49.5427456270038" calcext:value-type="float">
            <text:p>49.54</text:p>
          </table:table-cell>
          <table:table-cell table:style-name="ce20" office:value-type="float" office:value="2835.84085" calcext:value-type="float">
            <text:p>2835.84</text:p>
          </table:table-cell>
          <table:table-cell table:style-name="ce20" office:value-type="float" office:value="181.023871641911" calcext:value-type="float">
            <text:p>181.02</text:p>
          </table:table-cell>
          <table:table-cell table:style-name="ce20" office:value-type="float" office:value="132.1136217" calcext:value-type="float">
            <text:p>132.11</text:p>
          </table:table-cell>
          <table:table-cell table:style-name="ce20" office:value-type="float" office:value="33.8917543804872" calcext:value-type="float">
            <text:p>33.89</text:p>
          </table:table-cell>
          <table:table-cell table:style-name="ce20" office:value-type="float" office:value="30.59336325" calcext:value-type="float">
            <text:p>30.59</text:p>
          </table:table-cell>
          <table:table-cell table:style-name="ce20" office:value-type="float" office:value="8.02676445139374" calcext:value-type="float">
            <text:p>8.03</text:p>
          </table:table-cell>
        </table:table-row>
        <table:table-row table:style-name="ro1">
          <table:table-cell table:style-name="ce30" office:value-type="string" calcext:value-type="string">
            <text:p>F</text:p>
          </table:table-cell>
          <table:table-cell table:number-columns-repeated="21" table:style-name="ce20" office:value-type="string" calcext:value-type="string">
            <text:p>--</text:p>
          </table:table-cell>
        </table:table-row>
        <table:table-row table:style-name="ro1">
          <table:table-cell table:style-name="ce30" office:value-type="string" calcext:value-type="string">
            <text:p>G</text:p>
          </table:table-cell>
          <table:table-cell table:number-columns-repeated="21" table:style-name="ce20" office:value-type="string" calcext:value-type="string">
            <text:p>--</text:p>
          </table:table-cell>
        </table:table-row>
      </table:table>
      <table:table table:name="F&amp;O - Random only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17" table:default-cell-style-name="ce6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4" table:number-rows-spanned="1">
            <text:p>Iterations</text:p>
          </table:table-cell>
          <table:covered-table-cell table:style-name="ce15" office:value-type="string" calcext:value-type="string">
            <text:p>iter.sd</text:p>
          </table:covered-table-cell>
          <table:covered-table-cell table:style-name="ce1" office:value-type="string" calcext:value-type="string">
            <text:p>iter.min</text:p>
          </table:covered-table-cell>
          <table:covered-table-cell table:style-name="ce1" office:value-type="string" calcext:value-type="string">
            <text:p>iter.max</text:p>
          </table:covered-table-cell>
          <table:table-cell table:style-name="ce15" office:value-type="string" calcext:value-type="string" table:number-columns-spanned="2" table:number-rows-spanned="1">
            <text:p>Time (sec)</text:p>
          </table:table-cell>
          <table:covered-table-cell table:style-name="ce15" office:value-type="string" calcext:value-type="string">
            <text:p>time.sd</text:p>
          </table:covered-table-cell>
          <table:table-cell table:style-name="ce15" office:value-type="string" calcext:value-type="string" table:number-columns-spanned="2" table:number-rows-spanned="1">
            <text:p>Memory usage (KiB)</text:p>
          </table:table-cell>
          <table:covered-table-cell table:style-name="ce15" office:value-type="string" calcext:value-type="string">
            <text:p>memusage.sd</text:p>
          </table:covered-table-cell>
          <table:table-cell table:style-name="ce15" office:value-type="string" calcext:value-type="string" table:number-columns-spanned="5" table:number-rows-spanned="1">
            <text:p>Cost</text:p>
          </table:table-cell>
          <table:covered-table-cell table:style-name="ce15" office:value-type="string" calcext:value-type="string">
            <text:p>Cost</text:p>
          </table:covered-table-cell>
          <table:covered-table-cell table:style-name="ce15" office:value-type="string" calcext:value-type="string">
            <text:p>cost.sd</text:p>
          </table:covered-table-cell>
          <table:covered-table-cell table:style-name="ce15" office:value-type="string" calcext:value-type="string">
            <text:p>cost.min</text:p>
          </table:covered-table-cell>
          <table:covered-table-cell table:style-name="ce15" office:value-type="string" calcext:value-type="string">
            <text:p>cost.max</text:p>
          </table:covered-table-cell>
          <table:table-cell table:style-name="ce15" office:value-type="string" calcext:value-type="string" table:number-columns-spanned="2" table:number-rows-spanned="1">
            <text:p>Improvement (%)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ravel distance</text:p>
          </table:table-cell>
          <table:covered-table-cell table:style-name="ce15" office:value-type="string" calcext:value-type="string">
            <text:p>dist.sd</text:p>
          </table:covered-table-cell>
          <table:table-cell table:style-name="ce15" office:value-type="string" calcext:value-type="string" table:number-columns-spanned="2" table:number-rows-spanned="1">
            <text:p>Total tardiness</text:p>
          </table:table-cell>
          <table:covered-table-cell table:style-name="ce15" office:value-type="string" calcext:value-type="string">
            <text:p>tard.sd</text:p>
          </table:covered-table-cell>
          <table:table-cell table:style-name="ce15" office:value-type="string" calcext:value-type="string" table:number-columns-spanned="2" table:number-rows-spanned="1">
            <text:p>Maximum tardiness</text:p>
          </table:table-cell>
          <table:covered-table-cell table:style-name="ce15" office:value-type="string" calcext:value-type="string">
            <text:p>tmax.sd</text:p>
          </table:covered-table-cell>
        </table:table-row>
        <table:table-row table:style-name="ro1">
          <table:covered-table-cell table:style-name="ce1"/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Initial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9.45" calcext:value-type="float">
            <text:p>9.45</text:p>
          </table:table-cell>
          <table:table-cell office:value-type="float" office:value="2.0384462607326" calcext:value-type="float">
            <text:p>2.0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1714" calcext:value-type="float">
            <text:p>0.17</text:p>
          </table:table-cell>
          <table:table-cell office:value-type="float" office:value="0.0316683471391596" calcext:value-type="float">
            <text:p>0.03</text:p>
          </table:table-cell>
          <table:table-cell office:value-type="float" office:value="134.1353" calcext:value-type="float">
            <text:p>134.14</text:p>
          </table:table-cell>
          <table:table-cell office:value-type="float" office:value="0.0668762407656673" calcext:value-type="float">
            <text:p>0.07</text:p>
          </table:table-cell>
          <table:table-cell office:value-type="float" office:value="271.211" calcext:value-type="float">
            <text:p>271.21</text:p>
          </table:table-cell>
          <table:table-cell office:value-type="float" office:value="218.199" calcext:value-type="float">
            <text:p>218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18.199" calcext:value-type="float">
            <text:p>218.20</text:p>
          </table:table-cell>
          <table:table-cell table:formula="of:=([.J3]-[.K3])/[.J3]*100" office:value-type="float" office:value="19.5464048287127" calcext:value-type="float">
            <text:p>19.55</text:p>
          </table:table-cell>
          <table:table-cell table:formula="of:=([.J3]-[.M3])/[.J3]*100" office:value-type="float" office:value="19.5464048287127" calcext:value-type="float">
            <text:p>19.55</text:p>
          </table:table-cell>
          <table:table-cell office:value-type="float" office:value="654.596" calcext:value-type="float">
            <text:p>654.6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.3" calcext:value-type="float">
            <text:p>7.30</text:p>
          </table:table-cell>
          <table:table-cell office:value-type="float" office:value="0.57124057057748" calcext:value-type="float">
            <text:p>0.5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19725" calcext:value-type="float">
            <text:p>0.20</text:p>
          </table:table-cell>
          <table:table-cell office:value-type="float" office:value="0.0193876656394567" calcext:value-type="float">
            <text:p>0.02</text:p>
          </table:table-cell>
          <table:table-cell office:value-type="float" office:value="134.1267" calcext:value-type="float">
            <text:p>134.13</text:p>
          </table:table-cell>
          <table:table-cell office:value-type="float" office:value="0.0587520212418251" calcext:value-type="float">
            <text:p>0.06</text:p>
          </table:table-cell>
          <table:table-cell office:value-type="float" office:value="248.127" calcext:value-type="float">
            <text:p>248.13</text:p>
          </table:table-cell>
          <table:table-cell office:value-type="float" office:value="246.626" calcext:value-type="float">
            <text:p>246.6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46.626" calcext:value-type="float">
            <text:p>246.63</text:p>
          </table:table-cell>
          <table:table-cell table:formula="of:=([.J4]-[.K4])/[.J4]*100" office:value-type="float" office:value="0.604932151680391" calcext:value-type="float">
            <text:p>0.60</text:p>
          </table:table-cell>
          <table:table-cell table:formula="of:=([.J4]-[.M4])/[.J4]*100" office:value-type="float" office:value="0.604932151680391" calcext:value-type="float">
            <text:p>0.60</text:p>
          </table:table-cell>
          <table:table-cell office:value-type="float" office:value="687.289" calcext:value-type="float">
            <text:p>687.29</text:p>
          </table:table-cell>
          <table:table-cell office:value-type="float" office:value="0" calcext:value-type="float">
            <text:p>0.00</text:p>
          </table:table-cell>
          <table:table-cell office:value-type="float" office:value="26.2947" calcext:value-type="float">
            <text:p>26.29</text:p>
          </table:table-cell>
          <table:table-cell office:value-type="float" office:value="0" calcext:value-type="float">
            <text:p>0.00</text:p>
          </table:table-cell>
          <table:table-cell office:value-type="float" office:value="26.2947" calcext:value-type="float">
            <text:p>26.2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7.3" calcext:value-type="float">
            <text:p>7.30</text:p>
          </table:table-cell>
          <table:table-cell office:value-type="float" office:value="0.57124057057748" calcext:value-type="float">
            <text:p>0.5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2005" calcext:value-type="float">
            <text:p>0.52</text:p>
          </table:table-cell>
          <table:table-cell office:value-type="float" office:value="0.1494510921585" calcext:value-type="float">
            <text:p>0.15</text:p>
          </table:table-cell>
          <table:table-cell office:value-type="float" office:value="134.3051" calcext:value-type="float">
            <text:p>134.31</text:p>
          </table:table-cell>
          <table:table-cell office:value-type="float" office:value="0.155081947777025" calcext:value-type="float">
            <text:p>0.16</text:p>
          </table:table-cell>
          <table:table-cell office:value-type="float" office:value="339.072" calcext:value-type="float">
            <text:p>339.07</text:p>
          </table:table-cell>
          <table:table-cell office:value-type="float" office:value="305.86" calcext:value-type="float">
            <text:p>305.8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05.86" calcext:value-type="float">
            <text:p>305.86</text:p>
          </table:table-cell>
          <table:table-cell table:formula="of:=([.J5]-[.K5])/[.J5]*100" office:value-type="float" office:value="9.7949697999245" calcext:value-type="float">
            <text:p>9.79</text:p>
          </table:table-cell>
          <table:table-cell table:formula="of:=([.J5]-[.M5])/[.J5]*100" office:value-type="float" office:value="9.7949697999245" calcext:value-type="float">
            <text:p>9.79</text:p>
          </table:table-cell>
          <table:table-cell office:value-type="float" office:value="741.138" calcext:value-type="float">
            <text:p>741.14</text:p>
          </table:table-cell>
          <table:table-cell office:value-type="float" office:value="0" calcext:value-type="float">
            <text:p>0.00</text:p>
          </table:table-cell>
          <table:table-cell office:value-type="float" office:value="99.3063" calcext:value-type="float">
            <text:p>99.31</text:p>
          </table:table-cell>
          <table:table-cell office:value-type="float" office:value="0" calcext:value-type="float">
            <text:p>0.00</text:p>
          </table:table-cell>
          <table:table-cell office:value-type="float" office:value="77.1347" calcext:value-type="float">
            <text:p>77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8.5" calcext:value-type="float">
            <text:p>8.50</text:p>
          </table:table-cell>
          <table:table-cell office:value-type="float" office:value="1.7013926184468" calcext:value-type="float">
            <text:p>1.7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126" calcext:value-type="float">
            <text:p>1.13</text:p>
          </table:table-cell>
          <table:table-cell office:value-type="float" office:value="0.46463047003421" calcext:value-type="float">
            <text:p>0.46</text:p>
          </table:table-cell>
          <table:table-cell office:value-type="float" office:value="134.2413" calcext:value-type="float">
            <text:p>134.24</text:p>
          </table:table-cell>
          <table:table-cell office:value-type="float" office:value="0.082650245963908" calcext:value-type="float">
            <text:p>0.08</text:p>
          </table:table-cell>
          <table:table-cell office:value-type="float" office:value="210.415" calcext:value-type="float">
            <text:p>210.42</text:p>
          </table:table-cell>
          <table:table-cell office:value-type="float" office:value="189.2488" calcext:value-type="float">
            <text:p>189.25</text:p>
          </table:table-cell>
          <table:table-cell office:value-type="float" office:value="7.2386876653016" calcext:value-type="float">
            <text:p>7.24</text:p>
          </table:table-cell>
          <table:table-cell office:value-type="float" office:value="186.897" calcext:value-type="float">
            <text:p>186.90</text:p>
          </table:table-cell>
          <table:table-cell office:value-type="float" office:value="210.415" calcext:value-type="float">
            <text:p>210.42</text:p>
          </table:table-cell>
          <table:table-cell table:formula="of:=([.J6]-[.K6])/[.J6]*100" office:value-type="float" office:value="10.0592638357532" calcext:value-type="float">
            <text:p>10.06</text:p>
          </table:table-cell>
          <table:table-cell table:formula="of:=([.J6]-[.M6])/[.J6]*100" office:value-type="float" office:value="11.1769598175035" calcext:value-type="float">
            <text:p>11.18</text:p>
          </table:table-cell>
          <table:table-cell office:value-type="float" office:value="467.4327" calcext:value-type="float">
            <text:p>467.43</text:p>
          </table:table-cell>
          <table:table-cell office:value-type="float" office:value="37.4298448386058" calcext:value-type="float">
            <text:p>37.43</text:p>
          </table:table-cell>
          <table:table-cell office:value-type="float" office:value="61.54266" calcext:value-type="float">
            <text:p>61.54</text:p>
          </table:table-cell>
          <table:table-cell office:value-type="float" office:value="10.4758750813677" calcext:value-type="float">
            <text:p>10.48</text:p>
          </table:table-cell>
          <table:table-cell office:value-type="float" office:value="38.77133" calcext:value-type="float">
            <text:p>38.77</text:p>
          </table:table-cell>
          <table:table-cell office:value-type="float" office:value="5.23793754068386" calcext:value-type="float">
            <text:p>5.2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9.4" calcext:value-type="float">
            <text:p>9.40</text:p>
          </table:table-cell>
          <table:table-cell office:value-type="float" office:value="1.56944509134179" calcext:value-type="float">
            <text:p>1.5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22315" calcext:value-type="float">
            <text:p>0.22</text:p>
          </table:table-cell>
          <table:table-cell office:value-type="float" office:value="0.0546580518458072" calcext:value-type="float">
            <text:p>0.05</text:p>
          </table:table-cell>
          <table:table-cell office:value-type="float" office:value="134.2419" calcext:value-type="float">
            <text:p>134.24</text:p>
          </table:table-cell>
          <table:table-cell office:value-type="float" office:value="0.0791719647349953" calcext:value-type="float">
            <text:p>0.08</text:p>
          </table:table-cell>
          <table:table-cell office:value-type="float" office:value="271.428" calcext:value-type="float">
            <text:p>271.43</text:p>
          </table:table-cell>
          <table:table-cell office:value-type="float" office:value="191.77305" calcext:value-type="float">
            <text:p>191.77</text:p>
          </table:table-cell>
          <table:table-cell office:value-type="float" office:value="9.97308678644681" calcext:value-type="float">
            <text:p>9.97</text:p>
          </table:table-cell>
          <table:table-cell office:value-type="float" office:value="189.543" calcext:value-type="float">
            <text:p>189.54</text:p>
          </table:table-cell>
          <table:table-cell office:value-type="float" office:value="234.144" calcext:value-type="float">
            <text:p>234.14</text:p>
          </table:table-cell>
          <table:table-cell table:formula="of:=([.J7]-[.K7])/[.J7]*100" office:value-type="float" office:value="29.3466223086785" calcext:value-type="float">
            <text:p>29.35</text:p>
          </table:table-cell>
          <table:table-cell table:formula="of:=([.J7]-[.M7])/[.J7]*100" office:value-type="float" office:value="30.1682214067819" calcext:value-type="float">
            <text:p>30.17</text:p>
          </table:table-cell>
          <table:table-cell office:value-type="float" office:value="575.3201" calcext:value-type="float">
            <text:p>575.32</text:p>
          </table:table-cell>
          <table:table-cell office:value-type="float" office:value="29.9190367525427" calcext:value-type="float">
            <text:p>29.9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8.5" calcext:value-type="float">
            <text:p>8.50</text:p>
          </table:table-cell>
          <table:table-cell office:value-type="float" office:value="1.7013926184468" calcext:value-type="float">
            <text:p>1.7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2081" calcext:value-type="float">
            <text:p>0.21</text:p>
          </table:table-cell>
          <table:table-cell office:value-type="float" office:value="0.0514115489790091" calcext:value-type="float">
            <text:p>0.05</text:p>
          </table:table-cell>
          <table:table-cell office:value-type="float" office:value="134.34965" calcext:value-type="float">
            <text:p>134.35</text:p>
          </table:table-cell>
          <table:table-cell office:value-type="float" office:value="0.14806231796105" calcext:value-type="float">
            <text:p>0.15</text:p>
          </table:table-cell>
          <table:table-cell office:value-type="float" office:value="200.159" calcext:value-type="float">
            <text:p>200.16</text:p>
          </table:table-cell>
          <table:table-cell office:value-type="float" office:value="200.105" calcext:value-type="float">
            <text:p>200.11</text:p>
          </table:table-cell>
          <table:table-cell office:value-type="float" office:value="0.0184676103375335" calcext:value-type="float">
            <text:p>0.02</text:p>
          </table:table-cell>
          <table:table-cell office:value-type="float" office:value="200.099" calcext:value-type="float">
            <text:p>200.10</text:p>
          </table:table-cell>
          <table:table-cell office:value-type="float" office:value="200.159" calcext:value-type="float">
            <text:p>200.16</text:p>
          </table:table-cell>
          <table:table-cell table:formula="of:=([.J8]-[.K8])/[.J8]*100" office:value-type="float" office:value="0.0269785520511204" calcext:value-type="float">
            <text:p>0.03</text:p>
          </table:table-cell>
          <table:table-cell table:formula="of:=([.J8]-[.M8])/[.J8]*100" office:value-type="float" office:value="0.0299761689456893" calcext:value-type="float">
            <text:p>0.03</text:p>
          </table:table-cell>
          <table:table-cell office:value-type="float" office:value="600.3151" calcext:value-type="float">
            <text:p>600.32</text:p>
          </table:table-cell>
          <table:table-cell office:value-type="float" office:value="0.0557106245182012" calcext:value-type="float">
            <text:p>0.06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7.5" calcext:value-type="float">
            <text:p>7.50</text:p>
          </table:table-cell>
          <table:table-cell office:value-type="float" office:value="0.827170191868511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2535" calcext:value-type="float">
            <text:p>0.13</text:p>
          </table:table-cell>
          <table:table-cell office:value-type="float" office:value="0.0194321356195566" calcext:value-type="float">
            <text:p>0.02</text:p>
          </table:table-cell>
          <table:table-cell office:value-type="float" office:value="134.2597" calcext:value-type="float">
            <text:p>134.26</text:p>
          </table:table-cell>
          <table:table-cell office:value-type="float" office:value="0.106498875704468" calcext:value-type="float">
            <text:p>0.11</text:p>
          </table:table-cell>
          <table:table-cell office:value-type="float" office:value="383.437" calcext:value-type="float">
            <text:p>383.44</text:p>
          </table:table-cell>
          <table:table-cell office:value-type="float" office:value="225.369" calcext:value-type="float">
            <text:p>225.3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5.369" calcext:value-type="float">
            <text:p>225.37</text:p>
          </table:table-cell>
          <table:table-cell table:formula="of:=([.J9]-[.K9])/[.J9]*100" office:value-type="float" office:value="41.2239820361624" calcext:value-type="float">
            <text:p>41.22</text:p>
          </table:table-cell>
          <table:table-cell table:formula="of:=([.J9]-[.M9])/[.J9]*100" office:value-type="float" office:value="41.2239820361624" calcext:value-type="float">
            <text:p>41.22</text:p>
          </table:table-cell>
          <table:table-cell office:value-type="float" office:value="676.106" calcext:value-type="float">
            <text:p>676.11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8" calcext:value-type="float">
            <text:p>8.00</text:p>
          </table:table-cell>
          <table:table-cell office:value-type="float" office:value="1.07605517369794" calcext:value-type="float">
            <text:p>1.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897" calcext:value-type="float">
            <text:p>0.19</text:p>
          </table:table-cell>
          <table:table-cell office:value-type="float" office:value="0.0287678548676159" calcext:value-type="float">
            <text:p>0.03</text:p>
          </table:table-cell>
          <table:table-cell office:value-type="float" office:value="134.27705" calcext:value-type="float">
            <text:p>134.28</text:p>
          </table:table-cell>
          <table:table-cell office:value-type="float" office:value="0.0503226170769493" calcext:value-type="float">
            <text:p>0.05</text:p>
          </table:table-cell>
          <table:table-cell office:value-type="float" office:value="295.98" calcext:value-type="float">
            <text:p>295.98</text:p>
          </table:table-cell>
          <table:table-cell office:value-type="float" office:value="232.049" calcext:value-type="float">
            <text:p>232.0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32.049" calcext:value-type="float">
            <text:p>232.05</text:p>
          </table:table-cell>
          <table:table-cell table:formula="of:=([.J10]-[.K10])/[.J10]*100" office:value-type="float" office:value="21.5997702547469" calcext:value-type="float">
            <text:p>21.60</text:p>
          </table:table-cell>
          <table:table-cell table:formula="of:=([.J10]-[.M10])/[.J10]*100" office:value-type="float" office:value="21.5997702547469" calcext:value-type="float">
            <text:p>21.60</text:p>
          </table:table-cell>
          <table:table-cell office:value-type="float" office:value="653.268" calcext:value-type="float">
            <text:p>653.27</text:p>
          </table:table-cell>
          <table:table-cell office:value-type="float" office:value="0" calcext:value-type="float">
            <text:p>0.00</text:p>
          </table:table-cell>
          <table:table-cell office:value-type="float" office:value="26.5071" calcext:value-type="float">
            <text:p>26.51</text:p>
          </table:table-cell>
          <table:table-cell office:value-type="float" office:value="0" calcext:value-type="float">
            <text:p>0.00</text:p>
          </table:table-cell>
          <table:table-cell office:value-type="float" office:value="16.3711" calcext:value-type="float">
            <text:p>16.3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8.05" calcext:value-type="float">
            <text:p>8.05</text:p>
          </table:table-cell>
          <table:table-cell office:value-type="float" office:value="2.13923252347043" calcext:value-type="float">
            <text:p>2.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.83745" calcext:value-type="float">
            <text:p>1.84</text:p>
          </table:table-cell>
          <table:table-cell office:value-type="float" office:value="1.20483781284584" calcext:value-type="float">
            <text:p>1.20</text:p>
          </table:table-cell>
          <table:table-cell office:value-type="float" office:value="134.39415" calcext:value-type="float">
            <text:p>134.39</text:p>
          </table:table-cell>
          <table:table-cell office:value-type="float" office:value="0.109842123546767" calcext:value-type="float">
            <text:p>0.11</text:p>
          </table:table-cell>
          <table:table-cell office:value-type="float" office:value="275.97" calcext:value-type="float">
            <text:p>275.97</text:p>
          </table:table-cell>
          <table:table-cell office:value-type="float" office:value="222.295" calcext:value-type="float">
            <text:p>222.3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2.295" calcext:value-type="float">
            <text:p>222.30</text:p>
          </table:table-cell>
          <table:table-cell table:formula="of:=([.J11]-[.K11])/[.J11]*100" office:value-type="float" office:value="19.4495778526652" calcext:value-type="float">
            <text:p>19.45</text:p>
          </table:table-cell>
          <table:table-cell table:formula="of:=([.J11]-[.M11])/[.J11]*100" office:value-type="float" office:value="19.4495778526652" calcext:value-type="float">
            <text:p>19.45</text:p>
          </table:table-cell>
          <table:table-cell office:value-type="float" office:value="666.885" calcext:value-type="float">
            <text:p>666.89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7.95" calcext:value-type="float">
            <text:p>7.95</text:p>
          </table:table-cell>
          <table:table-cell office:value-type="float" office:value="0.825577947481897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11505" calcext:value-type="float">
            <text:p>0.12</text:p>
          </table:table-cell>
          <table:table-cell office:value-type="float" office:value="0.0269511741761595" calcext:value-type="float">
            <text:p>0.03</text:p>
          </table:table-cell>
          <table:table-cell office:value-type="float" office:value="134.108" calcext:value-type="float">
            <text:p>134.11</text:p>
          </table:table-cell>
          <table:table-cell office:value-type="float" office:value="0.0738896759400554" calcext:value-type="float">
            <text:p>0.07</text:p>
          </table:table-cell>
          <table:table-cell office:value-type="float" office:value="261.745" calcext:value-type="float">
            <text:p>261.75</text:p>
          </table:table-cell>
          <table:table-cell office:value-type="float" office:value="225.006" calcext:value-type="float">
            <text:p>225.0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5.006" calcext:value-type="float">
            <text:p>225.01</text:p>
          </table:table-cell>
          <table:table-cell table:formula="of:=([.J12]-[.K12])/[.J12]*100" office:value-type="float" office:value="14.0361802517718" calcext:value-type="float">
            <text:p>14.04</text:p>
          </table:table-cell>
          <table:table-cell table:formula="of:=([.J12]-[.M12])/[.J12]*100" office:value-type="float" office:value="14.0361802517718" calcext:value-type="float">
            <text:p>14.04</text:p>
          </table:table-cell>
          <table:table-cell office:value-type="float" office:value="675.018" calcext:value-type="float">
            <text:p>675.02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000000341061" calcext:value-type="float">
            <text:p>0.00</text:p>
          </table:table-cell>
          <table:table-cell office:value-type="float" office:value="0.000000000000083297907500033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table:formula="of:=AVERAGE([.B3:.B12])" office:value-type="float" office:value="8.195" calcext:value-type="float">
            <text:p>8.20</text:p>
          </table:table-cell>
          <table:table-cell table:style-name="ce7" table:formula="of:=AVERAGE([.C3:.C12])" office:value-type="float" office:value="1.30211935666417" calcext:value-type="float">
            <text:p>1.30</text:p>
          </table:table-cell>
          <table:table-cell table:style-name="ce7" table:formula="of:=AVERAGE([.D3:.D12])" office:value-type="float" office:value="6.8" calcext:value-type="float">
            <text:p>6.80</text:p>
          </table:table-cell>
          <table:table-cell table:style-name="ce7" table:formula="of:=AVERAGE([.E3:.E12])" office:value-type="float" office:value="11.2" calcext:value-type="float">
            <text:p>11.20</text:p>
          </table:table-cell>
          <table:table-cell table:style-name="ce7" table:formula="of:=AVERAGE([.F3:.F12])" office:value-type="float" office:value="0.47135" calcext:value-type="float">
            <text:p>0.47</text:p>
          </table:table-cell>
          <table:table-cell table:style-name="ce7" table:formula="of:=AVERAGE([.G3:.G12])" office:value-type="float" office:value="0.205119615330531" calcext:value-type="float">
            <text:p>0.21</text:p>
          </table:table-cell>
          <table:table-cell table:style-name="ce7" table:formula="of:=AVERAGE([.H3:.H12])" office:value-type="float" office:value="134.243885" calcext:value-type="float">
            <text:p>134.24</text:p>
          </table:table-cell>
          <table:table-cell table:style-name="ce7" table:formula="of:=AVERAGE([.I3:.I12])" office:value-type="float" office:value="0.093114803071271" calcext:value-type="float">
            <text:p>0.09</text:p>
          </table:table-cell>
          <table:table-cell table:style-name="ce7" table:formula="of:=AVERAGE([.J3:.J12])" office:value-type="float" office:value="275.7544" calcext:value-type="float">
            <text:p>275.75</text:p>
          </table:table-cell>
          <table:table-cell table:style-name="ce7" table:formula="of:=AVERAGE([.K3:.K12])" office:value-type="float" office:value="225.653085" calcext:value-type="float">
            <text:p>225.65</text:p>
          </table:table-cell>
          <table:table-cell table:style-name="ce7" table:formula="of:=AVERAGE([.L3:.L12])" office:value-type="float" office:value="1.72302420620859" calcext:value-type="float">
            <text:p>1.72</text:p>
          </table:table-cell>
          <table:table-cell table:style-name="ce7" table:formula="of:=AVERAGE([.M3:.M12])" office:value-type="float" office:value="225.1943" calcext:value-type="float">
            <text:p>225.19</text:p>
          </table:table-cell>
          <table:table-cell table:style-name="ce7" table:formula="of:=AVERAGE([.N3:.N12])" office:value-type="float" office:value="232.0122" calcext:value-type="float">
            <text:p>232.01</text:p>
          </table:table-cell>
          <table:table-cell table:style-name="ce7" table:formula="of:=AVERAGE([.O3:.O12])" office:value-type="float" office:value="16.5688681872147" calcext:value-type="float">
            <text:p>16.57</text:p>
          </table:table-cell>
          <table:table-cell table:style-name="ce7" table:formula="of:=AVERAGE([.P3:.P12])" office:value-type="float" office:value="16.7630974568895" calcext:value-type="float">
            <text:p>16.76</text:p>
          </table:table-cell>
          <table:table-cell table:style-name="ce7" table:formula="of:=AVERAGE([.Q3:.Q12])" office:value-type="float" office:value="639.73679" calcext:value-type="float">
            <text:p>639.74</text:p>
          </table:table-cell>
          <table:table-cell table:style-name="ce7" table:formula="of:=AVERAGE([.R3:.R12])" office:value-type="float" office:value="6.74045922156667" calcext:value-type="float">
            <text:p>6.74</text:p>
          </table:table-cell>
          <table:table-cell table:style-name="ce7" table:formula="of:=AVERAGE([.S3:.S12])" office:value-type="float" office:value="21.365076" calcext:value-type="float">
            <text:p>21.37</text:p>
          </table:table-cell>
          <table:table-cell table:style-name="ce7" table:formula="of:=AVERAGE([.T3:.T12])" office:value-type="float" office:value="1.04758750813678" calcext:value-type="float">
            <text:p>1.05</text:p>
          </table:table-cell>
          <table:table-cell table:style-name="ce7" table:formula="of:=AVERAGE([.U3:.U12])" office:value-type="float" office:value="15.857183" calcext:value-type="float">
            <text:p>15.86</text:p>
          </table:table-cell>
          <table:table-cell table:style-name="ce7" table:formula="of:=AVERAGE([.V3:.V12])" office:value-type="float" office:value="0.523793754068386" calcext:value-type="float">
            <text:p>0.52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6.9" calcext:value-type="float">
            <text:p>26.90</text:p>
          </table:table-cell>
          <table:table-cell office:value-type="float" office:value="4.82209825480022" calcext:value-type="float">
            <text:p>4.8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0.59005" calcext:value-type="float">
            <text:p>40.59</text:p>
          </table:table-cell>
          <table:table-cell office:value-type="float" office:value="27.407336145206" calcext:value-type="float">
            <text:p>27.41</text:p>
          </table:table-cell>
          <table:table-cell office:value-type="float" office:value="137.60675" calcext:value-type="float">
            <text:p>137.61</text:p>
          </table:table-cell>
          <table:table-cell office:value-type="float" office:value="1.76333186042786" calcext:value-type="float">
            <text:p>1.76</text:p>
          </table:table-cell>
          <table:table-cell office:value-type="float" office:value="787.913" calcext:value-type="float">
            <text:p>787.91</text:p>
          </table:table-cell>
          <table:table-cell office:value-type="float" office:value="433.85905" calcext:value-type="float">
            <text:p>433.86</text:p>
          </table:table-cell>
          <table:table-cell office:value-type="float" office:value="8.46074222496871" calcext:value-type="float">
            <text:p>8.46</text:p>
          </table:table-cell>
          <table:table-cell office:value-type="float" office:value="428.097" calcext:value-type="float">
            <text:p>428.10</text:p>
          </table:table-cell>
          <table:table-cell office:value-type="float" office:value="454.787" calcext:value-type="float">
            <text:p>454.79</text:p>
          </table:table-cell>
          <table:table-cell table:formula="of:=([.J14]-[.K14])/[.J14]*100" office:value-type="float" office:value="44.9356654859102" calcext:value-type="float">
            <text:p>44.94</text:p>
          </table:table-cell>
          <table:table-cell table:formula="of:=([.J14]-[.M14])/[.J14]*100" office:value-type="float" office:value="45.666970845766" calcext:value-type="float">
            <text:p>45.67</text:p>
          </table:table-cell>
          <table:table-cell office:value-type="float" office:value="1273.88" calcext:value-type="float">
            <text:p>1273.88</text:p>
          </table:table-cell>
          <table:table-cell office:value-type="float" office:value="17.7183107784604" calcext:value-type="float">
            <text:p>17.72</text:p>
          </table:table-cell>
          <table:table-cell office:value-type="float" office:value="16.871195" calcext:value-type="float">
            <text:p>16.87</text:p>
          </table:table-cell>
          <table:table-cell office:value-type="float" office:value="9.55512306067852" calcext:value-type="float">
            <text:p>9.56</text:p>
          </table:table-cell>
          <table:table-cell office:value-type="float" office:value="10.826525" calcext:value-type="float">
            <text:p>10.83</text:p>
          </table:table-cell>
          <table:table-cell office:value-type="float" office:value="6.67884252892552" calcext:value-type="float">
            <text:p>6.68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8.25" calcext:value-type="float">
            <text:p>28.25</text:p>
          </table:table-cell>
          <table:table-cell office:value-type="float" office:value="6.46346004779744" calcext:value-type="float">
            <text:p>6.4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8.708" calcext:value-type="float">
            <text:p>8.71</text:p>
          </table:table-cell>
          <table:table-cell office:value-type="float" office:value="2.85146584648742" calcext:value-type="float">
            <text:p>2.85</text:p>
          </table:table-cell>
          <table:table-cell office:value-type="float" office:value="135.4689" calcext:value-type="float">
            <text:p>135.47</text:p>
          </table:table-cell>
          <table:table-cell office:value-type="float" office:value="0.477194862547899" calcext:value-type="float">
            <text:p>0.48</text:p>
          </table:table-cell>
          <table:table-cell office:value-type="float" office:value="650.851" calcext:value-type="float">
            <text:p>650.85</text:p>
          </table:table-cell>
          <table:table-cell office:value-type="float" office:value="477.62305" calcext:value-type="float">
            <text:p>477.62</text:p>
          </table:table-cell>
          <table:table-cell office:value-type="float" office:value="3.85084043424289" calcext:value-type="float">
            <text:p>3.85</text:p>
          </table:table-cell>
          <table:table-cell office:value-type="float" office:value="476.049" calcext:value-type="float">
            <text:p>476.05</text:p>
          </table:table-cell>
          <table:table-cell office:value-type="float" office:value="486.941" calcext:value-type="float">
            <text:p>486.94</text:p>
          </table:table-cell>
          <table:table-cell table:formula="of:=([.J15]-[.K15])/[.J15]*100" office:value-type="float" office:value="26.6156078733842" calcext:value-type="float">
            <text:p>26.62</text:p>
          </table:table-cell>
          <table:table-cell table:formula="of:=([.J15]-[.M15])/[.J15]*100" office:value-type="float" office:value="26.8574527810513" calcext:value-type="float">
            <text:p>26.86</text:p>
          </table:table-cell>
          <table:table-cell office:value-type="float" office:value="1320.5175" calcext:value-type="float">
            <text:p>1320.52</text:p>
          </table:table-cell>
          <table:table-cell office:value-type="float" office:value="12.2619625264474" calcext:value-type="float">
            <text:p>12.26</text:p>
          </table:table-cell>
          <table:table-cell office:value-type="float" office:value="58.975535" calcext:value-type="float">
            <text:p>58.98</text:p>
          </table:table-cell>
          <table:table-cell office:value-type="float" office:value="1.31822915477545" calcext:value-type="float">
            <text:p>1.32</text:p>
          </table:table-cell>
          <table:table-cell office:value-type="float" office:value="53.375" calcext:value-type="float">
            <text:p>53.3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2.9" calcext:value-type="float">
            <text:p>32.90</text:p>
          </table:table-cell>
          <table:table-cell office:value-type="float" office:value="7.57349950398375" calcext:value-type="float">
            <text:p>7.57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70.8757" calcext:value-type="float">
            <text:p>170.88</text:p>
          </table:table-cell>
          <table:table-cell office:value-type="float" office:value="49.6072340534279" calcext:value-type="float">
            <text:p>49.61</text:p>
          </table:table-cell>
          <table:table-cell office:value-type="float" office:value="138.4742" calcext:value-type="float">
            <text:p>138.47</text:p>
          </table:table-cell>
          <table:table-cell office:value-type="float" office:value="0.934976757380691" calcext:value-type="float">
            <text:p>0.93</text:p>
          </table:table-cell>
          <table:table-cell office:value-type="float" office:value="1328.21" calcext:value-type="float">
            <text:p>1328.21</text:p>
          </table:table-cell>
          <table:table-cell office:value-type="float" office:value="418.28605" calcext:value-type="float">
            <text:p>418.29</text:p>
          </table:table-cell>
          <table:table-cell office:value-type="float" office:value="5.83981482650733" calcext:value-type="float">
            <text:p>5.84</text:p>
          </table:table-cell>
          <table:table-cell office:value-type="float" office:value="414.496" calcext:value-type="float">
            <text:p>414.50</text:p>
          </table:table-cell>
          <table:table-cell office:value-type="float" office:value="438.579" calcext:value-type="float">
            <text:p>438.58</text:p>
          </table:table-cell>
          <table:table-cell table:formula="of:=([.J16]-[.K16])/[.J16]*100" office:value-type="float" office:value="68.5075364588431" calcext:value-type="float">
            <text:p>68.51</text:p>
          </table:table-cell>
          <table:table-cell table:formula="of:=([.J16]-[.M16])/[.J16]*100" office:value-type="float" office:value="68.792886667018" calcext:value-type="float">
            <text:p>68.79</text:p>
          </table:table-cell>
          <table:table-cell office:value-type="float" office:value="967.8195" calcext:value-type="float">
            <text:p>967.82</text:p>
          </table:table-cell>
          <table:table-cell office:value-type="float" office:value="15.6900299536798" calcext:value-type="float">
            <text:p>15.69</text:p>
          </table:table-cell>
          <table:table-cell office:value-type="float" office:value="206.1343" calcext:value-type="float">
            <text:p>206.13</text:p>
          </table:table-cell>
          <table:table-cell office:value-type="float" office:value="6.25071196029111" calcext:value-type="float">
            <text:p>6.25</text:p>
          </table:table-cell>
          <table:table-cell office:value-type="float" office:value="80.9043" calcext:value-type="float">
            <text:p>80.9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30.65" calcext:value-type="float">
            <text:p>30.65</text:p>
          </table:table-cell>
          <table:table-cell office:value-type="float" office:value="10.5195307079636" calcext:value-type="float">
            <text:p>10.5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1.1906" calcext:value-type="float">
            <text:p>21.19</text:p>
          </table:table-cell>
          <table:table-cell office:value-type="float" office:value="8.30734749863986" calcext:value-type="float">
            <text:p>8.31</text:p>
          </table:table-cell>
          <table:table-cell office:value-type="float" office:value="136.31555" calcext:value-type="float">
            <text:p>136.32</text:p>
          </table:table-cell>
          <table:table-cell office:value-type="float" office:value="0.144472716418963" calcext:value-type="float">
            <text:p>0.14</text:p>
          </table:table-cell>
          <table:table-cell office:value-type="float" office:value="1034.85" calcext:value-type="float">
            <text:p>1034.85</text:p>
          </table:table-cell>
          <table:table-cell office:value-type="float" office:value="435.78545" calcext:value-type="float">
            <text:p>435.79</text:p>
          </table:table-cell>
          <table:table-cell office:value-type="float" office:value="17.0689696062305" calcext:value-type="float">
            <text:p>17.07</text:p>
          </table:table-cell>
          <table:table-cell office:value-type="float" office:value="411.296" calcext:value-type="float">
            <text:p>411.30</text:p>
          </table:table-cell>
          <table:table-cell office:value-type="float" office:value="466.866" calcext:value-type="float">
            <text:p>466.87</text:p>
          </table:table-cell>
          <table:table-cell table:formula="of:=([.J17]-[.K17])/[.J17]*100" office:value-type="float" office:value="57.8890225636566" calcext:value-type="float">
            <text:p>57.89</text:p>
          </table:table-cell>
          <table:table-cell table:formula="of:=([.J17]-[.M17])/[.J17]*100" office:value-type="float" office:value="60.2554959655989" calcext:value-type="float">
            <text:p>60.26</text:p>
          </table:table-cell>
          <table:table-cell office:value-type="float" office:value="1219.6955" calcext:value-type="float">
            <text:p>1219.70</text:p>
          </table:table-cell>
          <table:table-cell office:value-type="float" office:value="53.7157967038218" calcext:value-type="float">
            <text:p>53.72</text:p>
          </table:table-cell>
          <table:table-cell office:value-type="float" office:value="57.552395" calcext:value-type="float">
            <text:p>57.55</text:p>
          </table:table-cell>
          <table:table-cell office:value-type="float" office:value="24.8954771077098" calcext:value-type="float">
            <text:p>24.90</text:p>
          </table:table-cell>
          <table:table-cell office:value-type="float" office:value="30.108215" calcext:value-type="float">
            <text:p>30.11</text:p>
          </table:table-cell>
          <table:table-cell office:value-type="float" office:value="2.82645700559906" calcext:value-type="float">
            <text:p>2.83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28.25" calcext:value-type="float">
            <text:p>28.25</text:p>
          </table:table-cell>
          <table:table-cell office:value-type="float" office:value="8.0647054307154" calcext:value-type="float">
            <text:p>8.06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8.99105" calcext:value-type="float">
            <text:p>58.99</text:p>
          </table:table-cell>
          <table:table-cell office:value-type="float" office:value="32.7920566480344" calcext:value-type="float">
            <text:p>32.79</text:p>
          </table:table-cell>
          <table:table-cell office:value-type="float" office:value="139.36465" calcext:value-type="float">
            <text:p>139.36</text:p>
          </table:table-cell>
          <table:table-cell office:value-type="float" office:value="2.14694873507791" calcext:value-type="float">
            <text:p>2.15</text:p>
          </table:table-cell>
          <table:table-cell office:value-type="float" office:value="684.46" calcext:value-type="float">
            <text:p>684.46</text:p>
          </table:table-cell>
          <table:table-cell office:value-type="float" office:value="389.61645" calcext:value-type="float">
            <text:p>389.62</text:p>
          </table:table-cell>
          <table:table-cell office:value-type="float" office:value="17.4691490121269" calcext:value-type="float">
            <text:p>17.47</text:p>
          </table:table-cell>
          <table:table-cell office:value-type="float" office:value="366.339" calcext:value-type="float">
            <text:p>366.34</text:p>
          </table:table-cell>
          <table:table-cell office:value-type="float" office:value="433.346" calcext:value-type="float">
            <text:p>433.35</text:p>
          </table:table-cell>
          <table:table-cell table:formula="of:=([.J18]-[.K18])/[.J18]*100" office:value-type="float" office:value="43.0768123776408" calcext:value-type="float">
            <text:p>43.08</text:p>
          </table:table-cell>
          <table:table-cell table:formula="of:=([.J18]-[.M18])/[.J18]*100" office:value-type="float" office:value="46.4776612219852" calcext:value-type="float">
            <text:p>46.48</text:p>
          </table:table-cell>
          <table:table-cell office:value-type="float" office:value="1129.2505" calcext:value-type="float">
            <text:p>1129.25</text:p>
          </table:table-cell>
          <table:table-cell office:value-type="float" office:value="62.8412360824357" calcext:value-type="float">
            <text:p>62.84</text:p>
          </table:table-cell>
          <table:table-cell office:value-type="float" office:value="24.0166955" calcext:value-type="float">
            <text:p>24.02</text:p>
          </table:table-cell>
          <table:table-cell office:value-type="float" office:value="16.8781351335135" calcext:value-type="float">
            <text:p>16.88</text:p>
          </table:table-cell>
          <table:table-cell office:value-type="float" office:value="15.581418" calcext:value-type="float">
            <text:p>15.58</text:p>
          </table:table-cell>
          <table:table-cell office:value-type="float" office:value="11.4414650996878" calcext:value-type="float">
            <text:p>11.44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35.15" calcext:value-type="float">
            <text:p>35.15</text:p>
          </table:table-cell>
          <table:table-cell office:value-type="float" office:value="11.4674596829005" calcext:value-type="float">
            <text:p>11.4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02.1089" calcext:value-type="float">
            <text:p>202.11</text:p>
          </table:table-cell>
          <table:table-cell office:value-type="float" office:value="95.9870472374158" calcext:value-type="float">
            <text:p>95.99</text:p>
          </table:table-cell>
          <table:table-cell office:value-type="float" office:value="138.7951" calcext:value-type="float">
            <text:p>138.80</text:p>
          </table:table-cell>
          <table:table-cell office:value-type="float" office:value="0.871746697879124" calcext:value-type="float">
            <text:p>0.87</text:p>
          </table:table-cell>
          <table:table-cell office:value-type="float" office:value="1835.53" calcext:value-type="float">
            <text:p>1835.53</text:p>
          </table:table-cell>
          <table:table-cell office:value-type="float" office:value="505.9691" calcext:value-type="float">
            <text:p>505.97</text:p>
          </table:table-cell>
          <table:table-cell office:value-type="float" office:value="76.7181187567085" calcext:value-type="float">
            <text:p>76.72</text:p>
          </table:table-cell>
          <table:table-cell office:value-type="float" office:value="441.698" calcext:value-type="float">
            <text:p>441.70</text:p>
          </table:table-cell>
          <table:table-cell office:value-type="float" office:value="776.072" calcext:value-type="float">
            <text:p>776.07</text:p>
          </table:table-cell>
          <table:table-cell table:formula="of:=([.J19]-[.K19])/[.J19]*100" office:value-type="float" office:value="72.4347136794277" calcext:value-type="float">
            <text:p>72.43</text:p>
          </table:table-cell>
          <table:table-cell table:formula="of:=([.J19]-[.M19])/[.J19]*100" office:value-type="float" office:value="75.9362146083148" calcext:value-type="float">
            <text:p>75.94</text:p>
          </table:table-cell>
          <table:table-cell office:value-type="float" office:value="1063.75655" calcext:value-type="float">
            <text:p>1063.76</text:p>
          </table:table-cell>
          <table:table-cell office:value-type="float" office:value="129.904170621624" calcext:value-type="float">
            <text:p>129.90</text:p>
          </table:table-cell>
          <table:table-cell office:value-type="float" office:value="339.5328" calcext:value-type="float">
            <text:p>339.53</text:p>
          </table:table-cell>
          <table:table-cell office:value-type="float" office:value="126.630841697889" calcext:value-type="float">
            <text:p>126.63</text:p>
          </table:table-cell>
          <table:table-cell office:value-type="float" office:value="114.617" calcext:value-type="float">
            <text:p>114.62</text:p>
          </table:table-cell>
          <table:table-cell office:value-type="float" office:value="12.2532413284254" calcext:value-type="float">
            <text:p>12.25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1.2" calcext:value-type="float">
            <text:p>31.20</text:p>
          </table:table-cell>
          <table:table-cell office:value-type="float" office:value="5.79110024997523" calcext:value-type="float">
            <text:p>5.7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.78015" calcext:value-type="float">
            <text:p>29.78</text:p>
          </table:table-cell>
          <table:table-cell office:value-type="float" office:value="24.8146239062351" calcext:value-type="float">
            <text:p>24.81</text:p>
          </table:table-cell>
          <table:table-cell office:value-type="float" office:value="137.30895" calcext:value-type="float">
            <text:p>137.31</text:p>
          </table:table-cell>
          <table:table-cell office:value-type="float" office:value="0.954235735797859" calcext:value-type="float">
            <text:p>0.95</text:p>
          </table:table-cell>
          <table:table-cell office:value-type="float" office:value="496.669" calcext:value-type="float">
            <text:p>496.67</text:p>
          </table:table-cell>
          <table:table-cell office:value-type="float" office:value="335.72955" calcext:value-type="float">
            <text:p>335.73</text:p>
          </table:table-cell>
          <table:table-cell office:value-type="float" office:value="21.3472534347605" calcext:value-type="float">
            <text:p>21.35</text:p>
          </table:table-cell>
          <table:table-cell office:value-type="float" office:value="328.671" calcext:value-type="float">
            <text:p>328.67</text:p>
          </table:table-cell>
          <table:table-cell office:value-type="float" office:value="421.539" calcext:value-type="float">
            <text:p>421.54</text:p>
          </table:table-cell>
          <table:table-cell table:formula="of:=([.J20]-[.K20])/[.J20]*100" office:value-type="float" office:value="32.4037638749348" calcext:value-type="float">
            <text:p>32.40</text:p>
          </table:table-cell>
          <table:table-cell table:formula="of:=([.J20]-[.M20])/[.J20]*100" office:value-type="float" office:value="33.8249417620186" calcext:value-type="float">
            <text:p>33.82</text:p>
          </table:table-cell>
          <table:table-cell office:value-type="float" office:value="999.69135" calcext:value-type="float">
            <text:p>999.69</text:p>
          </table:table-cell>
          <table:table-cell office:value-type="float" office:value="34.096525068006" calcext:value-type="float">
            <text:p>34.10</text:p>
          </table:table-cell>
          <table:table-cell office:value-type="float" office:value="5.3828" calcext:value-type="float">
            <text:p>5.38</text:p>
          </table:table-cell>
          <table:table-cell office:value-type="float" office:value="24.0726134185717" calcext:value-type="float">
            <text:p>24.07</text:p>
          </table:table-cell>
          <table:table-cell office:value-type="float" office:value="2.113315" calcext:value-type="float">
            <text:p>2.11</text:p>
          </table:table-cell>
          <table:table-cell office:value-type="float" office:value="9.45103199573994" calcext:value-type="float">
            <text:p>9.45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3.75" calcext:value-type="float">
            <text:p>33.75</text:p>
          </table:table-cell>
          <table:table-cell office:value-type="float" office:value="8.05817662541073" calcext:value-type="float">
            <text:p>8.0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5.2064" calcext:value-type="float">
            <text:p>25.21</text:p>
          </table:table-cell>
          <table:table-cell office:value-type="float" office:value="16.1855034241984" calcext:value-type="float">
            <text:p>16.19</text:p>
          </table:table-cell>
          <table:table-cell office:value-type="float" office:value="137.28755" calcext:value-type="float">
            <text:p>137.29</text:p>
          </table:table-cell>
          <table:table-cell office:value-type="float" office:value="1.3735078209499" calcext:value-type="float">
            <text:p>1.37</text:p>
          </table:table-cell>
          <table:table-cell office:value-type="float" office:value="717.198" calcext:value-type="float">
            <text:p>717.20</text:p>
          </table:table-cell>
          <table:table-cell office:value-type="float" office:value="374.55595" calcext:value-type="float">
            <text:p>374.56</text:p>
          </table:table-cell>
          <table:table-cell office:value-type="float" office:value="16.9533204090557" calcext:value-type="float">
            <text:p>16.95</text:p>
          </table:table-cell>
          <table:table-cell office:value-type="float" office:value="357.684" calcext:value-type="float">
            <text:p>357.68</text:p>
          </table:table-cell>
          <table:table-cell office:value-type="float" office:value="404.387" calcext:value-type="float">
            <text:p>404.39</text:p>
          </table:table-cell>
          <table:table-cell table:formula="of:=([.J21]-[.K21])/[.J21]*100" office:value-type="float" office:value="47.7750983689302" calcext:value-type="float">
            <text:p>47.78</text:p>
          </table:table-cell>
          <table:table-cell table:formula="of:=([.J21]-[.M21])/[.J21]*100" office:value-type="float" office:value="50.127579831511" calcext:value-type="float">
            <text:p>50.13</text:p>
          </table:table-cell>
          <table:table-cell office:value-type="float" office:value="1104.4195" calcext:value-type="float">
            <text:p>1104.42</text:p>
          </table:table-cell>
          <table:table-cell office:value-type="float" office:value="46.5986054088814" calcext:value-type="float">
            <text:p>46.60</text:p>
          </table:table-cell>
          <table:table-cell office:value-type="float" office:value="10.58897" calcext:value-type="float">
            <text:p>10.59</text:p>
          </table:table-cell>
          <table:table-cell office:value-type="float" office:value="16.0870268053387" calcext:value-type="float">
            <text:p>16.09</text:p>
          </table:table-cell>
          <table:table-cell office:value-type="float" office:value="8.661742" calcext:value-type="float">
            <text:p>8.66</text:p>
          </table:table-cell>
          <table:table-cell office:value-type="float" office:value="13.3539182660606" calcext:value-type="float">
            <text:p>13.35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5.35" calcext:value-type="float">
            <text:p>35.35</text:p>
          </table:table-cell>
          <table:table-cell office:value-type="float" office:value="9.64787950522644" calcext:value-type="float">
            <text:p>9.65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73.07555" calcext:value-type="float">
            <text:p>173.08</text:p>
          </table:table-cell>
          <table:table-cell office:value-type="float" office:value="76.8495264961443" calcext:value-type="float">
            <text:p>76.85</text:p>
          </table:table-cell>
          <table:table-cell office:value-type="float" office:value="139.6491" calcext:value-type="float">
            <text:p>139.65</text:p>
          </table:table-cell>
          <table:table-cell office:value-type="float" office:value="2.14395112130065" calcext:value-type="float">
            <text:p>2.14</text:p>
          </table:table-cell>
          <table:table-cell office:value-type="float" office:value="840.199" calcext:value-type="float">
            <text:p>840.20</text:p>
          </table:table-cell>
          <table:table-cell office:value-type="float" office:value="407.42705" calcext:value-type="float">
            <text:p>407.43</text:p>
          </table:table-cell>
          <table:table-cell office:value-type="float" office:value="6.13032076498276" calcext:value-type="float">
            <text:p>6.13</text:p>
          </table:table-cell>
          <table:table-cell office:value-type="float" office:value="402.671" calcext:value-type="float">
            <text:p>402.67</text:p>
          </table:table-cell>
          <table:table-cell office:value-type="float" office:value="430.816" calcext:value-type="float">
            <text:p>430.82</text:p>
          </table:table-cell>
          <table:table-cell table:formula="of:=([.J22]-[.K22])/[.J22]*100" office:value-type="float" office:value="51.5082676842034" calcext:value-type="float">
            <text:p>51.51</text:p>
          </table:table-cell>
          <table:table-cell table:formula="of:=([.J22]-[.M22])/[.J22]*100" office:value-type="float" office:value="52.0743300099143" calcext:value-type="float">
            <text:p>52.07</text:p>
          </table:table-cell>
          <table:table-cell office:value-type="float" office:value="1179.608" calcext:value-type="float">
            <text:p>1179.61</text:p>
          </table:table-cell>
          <table:table-cell office:value-type="float" office:value="32.0553908102834" calcext:value-type="float">
            <text:p>32.06</text:p>
          </table:table-cell>
          <table:table-cell office:value-type="float" office:value="28.43659" calcext:value-type="float">
            <text:p>28.44</text:p>
          </table:table-cell>
          <table:table-cell office:value-type="float" office:value="33.4634199311946" calcext:value-type="float">
            <text:p>33.46</text:p>
          </table:table-cell>
          <table:table-cell office:value-type="float" office:value="14.235587" calcext:value-type="float">
            <text:p>14.24</text:p>
          </table:table-cell>
          <table:table-cell office:value-type="float" office:value="5.73558239009789" calcext:value-type="float">
            <text:p>5.74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1.8" calcext:value-type="float">
            <text:p>31.80</text:p>
          </table:table-cell>
          <table:table-cell office:value-type="float" office:value="7.88469536841035" calcext:value-type="float">
            <text:p>7.88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46.9172" calcext:value-type="float">
            <text:p>146.92</text:p>
          </table:table-cell>
          <table:table-cell office:value-type="float" office:value="49.6779885754774" calcext:value-type="float">
            <text:p>49.68</text:p>
          </table:table-cell>
          <table:table-cell office:value-type="float" office:value="140.81755" calcext:value-type="float">
            <text:p>140.82</text:p>
          </table:table-cell>
          <table:table-cell office:value-type="float" office:value="3.12611755974858" calcext:value-type="float">
            <text:p>3.13</text:p>
          </table:table-cell>
          <table:table-cell office:value-type="float" office:value="987.874" calcext:value-type="float">
            <text:p>987.87</text:p>
          </table:table-cell>
          <table:table-cell office:value-type="float" office:value="479.6091" calcext:value-type="float">
            <text:p>479.61</text:p>
          </table:table-cell>
          <table:table-cell office:value-type="float" office:value="14.2411490403504" calcext:value-type="float">
            <text:p>14.24</text:p>
          </table:table-cell>
          <table:table-cell office:value-type="float" office:value="462.749" calcext:value-type="float">
            <text:p>462.75</text:p>
          </table:table-cell>
          <table:table-cell office:value-type="float" office:value="517.481" calcext:value-type="float">
            <text:p>517.48</text:p>
          </table:table-cell>
          <table:table-cell table:formula="of:=([.J23]-[.K23])/[.J23]*100" office:value-type="float" office:value="51.4503772748346" calcext:value-type="float">
            <text:p>51.45</text:p>
          </table:table-cell>
          <table:table-cell table:formula="of:=([.J23]-[.M23])/[.J23]*100" office:value-type="float" office:value="53.1570827858614" calcext:value-type="float">
            <text:p>53.16</text:p>
          </table:table-cell>
          <table:table-cell office:value-type="float" office:value="1366.054" calcext:value-type="float">
            <text:p>1366.05</text:p>
          </table:table-cell>
          <table:table-cell office:value-type="float" office:value="36.8545538713011" calcext:value-type="float">
            <text:p>36.85</text:p>
          </table:table-cell>
          <table:table-cell office:value-type="float" office:value="45.93497" calcext:value-type="float">
            <text:p>45.93</text:p>
          </table:table-cell>
          <table:table-cell office:value-type="float" office:value="18.6997779399171" calcext:value-type="float">
            <text:p>18.70</text:p>
          </table:table-cell>
          <table:table-cell office:value-type="float" office:value="26.83801" calcext:value-type="float">
            <text:p>26.84</text:p>
          </table:table-cell>
          <table:table-cell office:value-type="float" office:value="5.33383912382461" calcext:value-type="float">
            <text:p>5.33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table:formula="of:=AVERAGE([.B14:.B23])" office:value-type="float" office:value="31.42" calcext:value-type="float">
            <text:p>31.42</text:p>
          </table:table-cell>
          <table:table-cell table:style-name="ce7" table:formula="of:=AVERAGE([.C14:.C23])" office:value-type="float" office:value="8.02926053771837" calcext:value-type="float">
            <text:p>8.03</text:p>
          </table:table-cell>
          <table:table-cell table:style-name="ce7" table:formula="of:=AVERAGE([.D14:.D23])" office:value-type="float" office:value="19.1" calcext:value-type="float">
            <text:p>19.10</text:p>
          </table:table-cell>
          <table:table-cell table:style-name="ce7" table:formula="of:=AVERAGE([.E14:.E23])" office:value-type="float" office:value="47.5" calcext:value-type="float">
            <text:p>47.50</text:p>
          </table:table-cell>
          <table:table-cell table:style-name="ce7" table:formula="of:=AVERAGE([.F14:.F23])" office:value-type="float" office:value="87.74436" calcext:value-type="float">
            <text:p>87.74</text:p>
          </table:table-cell>
          <table:table-cell table:style-name="ce7" table:formula="of:=AVERAGE([.G14:.G23])" office:value-type="float" office:value="38.4480129831267" calcext:value-type="float">
            <text:p>38.45</text:p>
          </table:table-cell>
          <table:table-cell table:style-name="ce7" table:formula="of:=AVERAGE([.H14:.H23])" office:value-type="float" office:value="138.10883" calcext:value-type="float">
            <text:p>138.11</text:p>
          </table:table-cell>
          <table:table-cell table:style-name="ce7" table:formula="of:=AVERAGE([.I14:.I23])" office:value-type="float" office:value="1.39364838675294" calcext:value-type="float">
            <text:p>1.39</text:p>
          </table:table-cell>
          <table:table-cell table:style-name="ce7" table:formula="of:=AVERAGE([.J14:.J23])" office:value-type="float" office:value="936.3754" calcext:value-type="float">
            <text:p>936.38</text:p>
          </table:table-cell>
          <table:table-cell table:style-name="ce7" table:formula="of:=AVERAGE([.K14:.K23])" office:value-type="float" office:value="425.84608" calcext:value-type="float">
            <text:p>425.85</text:p>
          </table:table-cell>
          <table:table-cell table:style-name="ce7" table:formula="of:=AVERAGE([.L14:.L23])" office:value-type="float" office:value="18.8079678509934" calcext:value-type="float">
            <text:p>18.81</text:p>
          </table:table-cell>
          <table:table-cell table:style-name="ce7" table:formula="of:=AVERAGE([.M14:.M23])" office:value-type="float" office:value="408.975" calcext:value-type="float">
            <text:p>408.98</text:p>
          </table:table-cell>
          <table:table-cell table:style-name="ce7" table:formula="of:=AVERAGE([.N14:.N23])" office:value-type="float" office:value="483.0814" calcext:value-type="float">
            <text:p>483.08</text:p>
          </table:table-cell>
          <table:table-cell table:style-name="ce7" table:formula="of:=AVERAGE([.O14:.O23])" office:value-type="float" office:value="49.6596865641766" calcext:value-type="float">
            <text:p>49.66</text:p>
          </table:table-cell>
          <table:table-cell table:style-name="ce7" table:formula="of:=AVERAGE([.P14:.P23])" office:value-type="float" office:value="51.3170616479039" calcext:value-type="float">
            <text:p>51.32</text:p>
          </table:table-cell>
          <table:table-cell table:style-name="ce7" table:formula="of:=AVERAGE([.Q14:.Q23])" office:value-type="float" office:value="1162.46924" calcext:value-type="float">
            <text:p>1162.47</text:p>
          </table:table-cell>
          <table:table-cell table:style-name="ce7" table:formula="of:=AVERAGE([.R14:.R23])" office:value-type="float" office:value="44.1736581824941" calcext:value-type="float">
            <text:p>44.17</text:p>
          </table:table-cell>
          <table:table-cell table:style-name="ce7" table:formula="of:=AVERAGE([.S14:.S23])" office:value-type="float" office:value="79.34262505" calcext:value-type="float">
            <text:p>79.34</text:p>
          </table:table-cell>
          <table:table-cell table:style-name="ce7" table:formula="of:=AVERAGE([.T14:.T23])" office:value-type="float" office:value="27.785135620988" calcext:value-type="float">
            <text:p>27.79</text:p>
          </table:table-cell>
          <table:table-cell table:style-name="ce7" table:formula="of:=AVERAGE([.U14:.U23])" office:value-type="float" office:value="35.7261112" calcext:value-type="float">
            <text:p>35.73</text:p>
          </table:table-cell>
          <table:table-cell table:style-name="ce7" table:formula="of:=AVERAGE([.V14:.V23])" office:value-type="float" office:value="6.70743777383608" calcext:value-type="float">
            <text:p>6.7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27.3" calcext:value-type="float">
            <text:p>127.30</text:p>
          </table:table-cell>
          <table:table-cell office:value-type="float" office:value="32.3306926033224" calcext:value-type="float">
            <text:p>32.33</text:p>
          </table:table-cell>
          <table:table-cell office:value-type="float" office:value="74" calcext:value-type="float">
            <text:p>74</text:p>
          </table:table-cell>
          <table:table-cell office:value-type="float" office:value="192" calcext:value-type="float">
            <text:p>192</text:p>
          </table:table-cell>
          <table:table-cell office:value-type="float" office:value="827.2499" calcext:value-type="float">
            <text:p>827.25</text:p>
          </table:table-cell>
          <table:table-cell office:value-type="float" office:value="250.699104875252" calcext:value-type="float">
            <text:p>250.70</text:p>
          </table:table-cell>
          <table:table-cell office:value-type="float" office:value="148.3568" calcext:value-type="float">
            <text:p>148.36</text:p>
          </table:table-cell>
          <table:table-cell office:value-type="float" office:value="2.57250904760314" calcext:value-type="float">
            <text:p>2.57</text:p>
          </table:table-cell>
          <table:table-cell office:value-type="float" office:value="4084.06" calcext:value-type="float">
            <text:p>4084.06</text:p>
          </table:table-cell>
          <table:table-cell office:value-type="float" office:value="995.04635" calcext:value-type="float">
            <text:p>995.05</text:p>
          </table:table-cell>
          <table:table-cell office:value-type="float" office:value="43.8441007533631" calcext:value-type="float">
            <text:p>43.84</text:p>
          </table:table-cell>
          <table:table-cell office:value-type="float" office:value="947.722" calcext:value-type="float">
            <text:p>947.72</text:p>
          </table:table-cell>
          <table:table-cell office:value-type="float" office:value="1150.56" calcext:value-type="float">
            <text:p>1150.56</text:p>
          </table:table-cell>
          <table:table-cell table:formula="of:=([.J25]-[.K25])/[.J25]*100" office:value-type="float" office:value="75.6358537827554" calcext:value-type="float">
            <text:p>75.64</text:p>
          </table:table-cell>
          <table:table-cell table:formula="of:=([.J25]-[.M25])/[.J25]*100" office:value-type="float" office:value="76.7946112446928" calcext:value-type="float">
            <text:p>76.79</text:p>
          </table:table-cell>
          <table:table-cell office:value-type="float" office:value="1729.722" calcext:value-type="float">
            <text:p>1729.72</text:p>
          </table:table-cell>
          <table:table-cell office:value-type="float" office:value="39.5803722755823" calcext:value-type="float">
            <text:p>39.58</text:p>
          </table:table-cell>
          <table:table-cell office:value-type="float" office:value="1064.7138" calcext:value-type="float">
            <text:p>1064.71</text:p>
          </table:table-cell>
          <table:table-cell office:value-type="float" office:value="122.047528137974" calcext:value-type="float">
            <text:p>122.05</text:p>
          </table:table-cell>
          <table:table-cell office:value-type="float" office:value="190.7039" calcext:value-type="float">
            <text:p>190.70</text:p>
          </table:table-cell>
          <table:table-cell office:value-type="float" office:value="14.9452436366188" calcext:value-type="float">
            <text:p>14.9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1.5" calcext:value-type="float">
            <text:p>131.50</text:p>
          </table:table-cell>
          <table:table-cell office:value-type="float" office:value="49.2057976900669" calcext:value-type="float">
            <text:p>49.21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304.5238" calcext:value-type="float">
            <text:p>304.52</text:p>
          </table:table-cell>
          <table:table-cell office:value-type="float" office:value="122.272783862709" calcext:value-type="float">
            <text:p>122.27</text:p>
          </table:table-cell>
          <table:table-cell office:value-type="float" office:value="149.9285" calcext:value-type="float">
            <text:p>149.93</text:p>
          </table:table-cell>
          <table:table-cell office:value-type="float" office:value="4.44907940211408" calcext:value-type="float">
            <text:p>4.45</text:p>
          </table:table-cell>
          <table:table-cell office:value-type="float" office:value="1014.01" calcext:value-type="float">
            <text:p>1014.01</text:p>
          </table:table-cell>
          <table:table-cell office:value-type="float" office:value="608.29305" calcext:value-type="float">
            <text:p>608.29</text:p>
          </table:table-cell>
          <table:table-cell office:value-type="float" office:value="23.1396786778287" calcext:value-type="float">
            <text:p>23.14</text:p>
          </table:table-cell>
          <table:table-cell office:value-type="float" office:value="584.889" calcext:value-type="float">
            <text:p>584.89</text:p>
          </table:table-cell>
          <table:table-cell office:value-type="float" office:value="664.257" calcext:value-type="float">
            <text:p>664.26</text:p>
          </table:table-cell>
          <table:table-cell table:formula="of:=([.J26]-[.K26])/[.J26]*100" office:value-type="float" office:value="40.0111389434029" calcext:value-type="float">
            <text:p>40.01</text:p>
          </table:table-cell>
          <table:table-cell table:formula="of:=([.J26]-[.M26])/[.J26]*100" office:value-type="float" office:value="42.319207897358" calcext:value-type="float">
            <text:p>42.32</text:p>
          </table:table-cell>
          <table:table-cell office:value-type="float" office:value="1757.6355" calcext:value-type="float">
            <text:p>1757.64</text:p>
          </table:table-cell>
          <table:table-cell office:value-type="float" office:value="66.5656269347065" calcext:value-type="float">
            <text:p>66.57</text:p>
          </table:table-cell>
          <table:table-cell office:value-type="float" office:value="45.724813" calcext:value-type="float">
            <text:p>45.72</text:p>
          </table:table-cell>
          <table:table-cell office:value-type="float" office:value="26.7574363422997" calcext:value-type="float">
            <text:p>26.76</text:p>
          </table:table-cell>
          <table:table-cell office:value-type="float" office:value="21.519612" calcext:value-type="float">
            <text:p>21.52</text:p>
          </table:table-cell>
          <table:table-cell office:value-type="float" office:value="13.195668974065" calcext:value-type="float">
            <text:p>13.2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42.2" calcext:value-type="float">
            <text:p>142.20</text:p>
          </table:table-cell>
          <table:table-cell office:value-type="float" office:value="40.4547830754808" calcext:value-type="float">
            <text:p>40.45</text:p>
          </table:table-cell>
          <table:table-cell office:value-type="float" office:value="76" calcext:value-type="float">
            <text:p>76</text:p>
          </table:table-cell>
          <table:table-cell office:value-type="float" office:value="218" calcext:value-type="float">
            <text:p>218</text:p>
          </table:table-cell>
          <table:table-cell office:value-type="float" office:value="415.7032" calcext:value-type="float">
            <text:p>415.70</text:p>
          </table:table-cell>
          <table:table-cell office:value-type="float" office:value="159.315514554775" calcext:value-type="float">
            <text:p>159.32</text:p>
          </table:table-cell>
          <table:table-cell office:value-type="float" office:value="148.21405" calcext:value-type="float">
            <text:p>148.21</text:p>
          </table:table-cell>
          <table:table-cell office:value-type="float" office:value="5.84428192406002" calcext:value-type="float">
            <text:p>5.84</text:p>
          </table:table-cell>
          <table:table-cell office:value-type="float" office:value="1421.51" calcext:value-type="float">
            <text:p>1421.51</text:p>
          </table:table-cell>
          <table:table-cell office:value-type="float" office:value="660.8477" calcext:value-type="float">
            <text:p>660.85</text:p>
          </table:table-cell>
          <table:table-cell office:value-type="float" office:value="109.580623087872" calcext:value-type="float">
            <text:p>109.58</text:p>
          </table:table-cell>
          <table:table-cell office:value-type="float" office:value="554.263" calcext:value-type="float">
            <text:p>554.26</text:p>
          </table:table-cell>
          <table:table-cell office:value-type="float" office:value="961.653" calcext:value-type="float">
            <text:p>961.65</text:p>
          </table:table-cell>
          <table:table-cell table:formula="of:=([.J27]-[.K27])/[.J27]*100" office:value-type="float" office:value="53.5108652067168" calcext:value-type="float">
            <text:p>53.51</text:p>
          </table:table-cell>
          <table:table-cell table:formula="of:=([.J27]-[.M27])/[.J27]*100" office:value-type="float" office:value="61.0088567790589" calcext:value-type="float">
            <text:p>61.01</text:p>
          </table:table-cell>
          <table:table-cell office:value-type="float" office:value="1785.2805" calcext:value-type="float">
            <text:p>1785.28</text:p>
          </table:table-cell>
          <table:table-cell office:value-type="float" office:value="111.923964061839" calcext:value-type="float">
            <text:p>111.92</text:p>
          </table:table-cell>
          <table:table-cell office:value-type="float" office:value="162.402262" calcext:value-type="float">
            <text:p>162.40</text:p>
          </table:table-cell>
          <table:table-cell office:value-type="float" office:value="200.578988812064" calcext:value-type="float">
            <text:p>200.58</text:p>
          </table:table-cell>
          <table:table-cell office:value-type="float" office:value="34.8615685" calcext:value-type="float">
            <text:p>34.86</text:p>
          </table:table-cell>
          <table:table-cell office:value-type="float" office:value="31.0855792493448" calcext:value-type="float">
            <text:p>31.09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15.65" calcext:value-type="float">
            <text:p>115.65</text:p>
          </table:table-cell>
          <table:table-cell office:value-type="float" office:value="41.0792238434339" calcext:value-type="float">
            <text:p>41.08</text:p>
          </table:table-cell>
          <table:table-cell office:value-type="float" office:value="55" calcext:value-type="float">
            <text:p>55</text:p>
          </table:table-cell>
          <table:table-cell office:value-type="float" office:value="214" calcext:value-type="float">
            <text:p>214</text:p>
          </table:table-cell>
          <table:table-cell office:value-type="float" office:value="155.95555" calcext:value-type="float">
            <text:p>155.96</text:p>
          </table:table-cell>
          <table:table-cell office:value-type="float" office:value="68.5134350685477" calcext:value-type="float">
            <text:p>68.51</text:p>
          </table:table-cell>
          <table:table-cell office:value-type="float" office:value="146.16845" calcext:value-type="float">
            <text:p>146.17</text:p>
          </table:table-cell>
          <table:table-cell office:value-type="float" office:value="2.3260265300338" calcext:value-type="float">
            <text:p>2.33</text:p>
          </table:table-cell>
          <table:table-cell office:value-type="float" office:value="816.243" calcext:value-type="float">
            <text:p>816.24</text:p>
          </table:table-cell>
          <table:table-cell office:value-type="float" office:value="529.13675" calcext:value-type="float">
            <text:p>529.14</text:p>
          </table:table-cell>
          <table:table-cell office:value-type="float" office:value="16.9481555055255" calcext:value-type="float">
            <text:p>16.95</text:p>
          </table:table-cell>
          <table:table-cell office:value-type="float" office:value="506.727" calcext:value-type="float">
            <text:p>506.73</text:p>
          </table:table-cell>
          <table:table-cell office:value-type="float" office:value="561.096" calcext:value-type="float">
            <text:p>561.10</text:p>
          </table:table-cell>
          <table:table-cell table:formula="of:=([.J28]-[.K28])/[.J28]*100" office:value-type="float" office:value="35.1741148162986" calcext:value-type="float">
            <text:p>35.17</text:p>
          </table:table-cell>
          <table:table-cell table:formula="of:=([.J28]-[.M28])/[.J28]*100" office:value-type="float" office:value="37.9195901220592" calcext:value-type="float">
            <text:p>37.92</text:p>
          </table:table-cell>
          <table:table-cell office:value-type="float" office:value="1555.963" calcext:value-type="float">
            <text:p>1555.96</text:p>
          </table:table-cell>
          <table:table-cell office:value-type="float" office:value="47.0139059047539" calcext:value-type="float">
            <text:p>47.01</text:p>
          </table:table-cell>
          <table:table-cell office:value-type="float" office:value="21.298038" calcext:value-type="float">
            <text:p>21.30</text:p>
          </table:table-cell>
          <table:table-cell office:value-type="float" office:value="14.5527512230938" calcext:value-type="float">
            <text:p>14.55</text:p>
          </table:table-cell>
          <table:table-cell office:value-type="float" office:value="10.148461" calcext:value-type="float">
            <text:p>10.15</text:p>
          </table:table-cell>
          <table:table-cell office:value-type="float" office:value="6.24778192778837" calcext:value-type="float">
            <text:p>6.2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05.2" calcext:value-type="float">
            <text:p>105.20</text:p>
          </table:table-cell>
          <table:table-cell office:value-type="float" office:value="25.8916771833812" calcext:value-type="float">
            <text:p>25.89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216.93155" calcext:value-type="float">
            <text:p>216.93</text:p>
          </table:table-cell>
          <table:table-cell office:value-type="float" office:value="77.8816001582395" calcext:value-type="float">
            <text:p>77.88</text:p>
          </table:table-cell>
          <table:table-cell office:value-type="float" office:value="144.0101" calcext:value-type="float">
            <text:p>144.01</text:p>
          </table:table-cell>
          <table:table-cell office:value-type="float" office:value="1.54163812055127" calcext:value-type="float">
            <text:p>1.54</text:p>
          </table:table-cell>
          <table:table-cell office:value-type="float" office:value="1339.31" calcext:value-type="float">
            <text:p>1339.31</text:p>
          </table:table-cell>
          <table:table-cell office:value-type="float" office:value="687.1589" calcext:value-type="float">
            <text:p>687.16</text:p>
          </table:table-cell>
          <table:table-cell office:value-type="float" office:value="17.3501293121224" calcext:value-type="float">
            <text:p>17.35</text:p>
          </table:table-cell>
          <table:table-cell office:value-type="float" office:value="665.832" calcext:value-type="float">
            <text:p>665.83</text:p>
          </table:table-cell>
          <table:table-cell office:value-type="float" office:value="725.339" calcext:value-type="float">
            <text:p>725.34</text:p>
          </table:table-cell>
          <table:table-cell table:formula="of:=([.J29]-[.K29])/[.J29]*100" office:value-type="float" office:value="48.6930658324062" calcext:value-type="float">
            <text:p>48.69</text:p>
          </table:table-cell>
          <table:table-cell table:formula="of:=([.J29]-[.M29])/[.J29]*100" office:value-type="float" office:value="50.2854454905884" calcext:value-type="float">
            <text:p>50.29</text:p>
          </table:table-cell>
          <table:table-cell office:value-type="float" office:value="1761.151" calcext:value-type="float">
            <text:p>1761.15</text:p>
          </table:table-cell>
          <table:table-cell office:value-type="float" office:value="55.7761672269287" calcext:value-type="float">
            <text:p>55.78</text:p>
          </table:table-cell>
          <table:table-cell office:value-type="float" office:value="233.3818" calcext:value-type="float">
            <text:p>233.38</text:p>
          </table:table-cell>
          <table:table-cell office:value-type="float" office:value="13.9316629966645" calcext:value-type="float">
            <text:p>13.93</text:p>
          </table:table-cell>
          <table:table-cell office:value-type="float" office:value="66.9429" calcext:value-type="float">
            <text:p>66.94</text:p>
          </table:table-cell>
          <table:table-cell office:value-type="float" office:value="13.8668272524187" calcext:value-type="float">
            <text:p>13.87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49.1" calcext:value-type="float">
            <text:p>149.10</text:p>
          </table:table-cell>
          <table:table-cell office:value-type="float" office:value="41.8592880971476" calcext:value-type="float">
            <text:p>41.86</text:p>
          </table:table-cell>
          <table:table-cell office:value-type="float" office:value="71" calcext:value-type="float">
            <text:p>71</text:p>
          </table:table-cell>
          <table:table-cell office:value-type="float" office:value="244" calcext:value-type="float">
            <text:p>244</text:p>
          </table:table-cell>
          <table:table-cell office:value-type="float" office:value="835.43635" calcext:value-type="float">
            <text:p>835.44</text:p>
          </table:table-cell>
          <table:table-cell office:value-type="float" office:value="286.923897062082" calcext:value-type="float">
            <text:p>286.92</text:p>
          </table:table-cell>
          <table:table-cell office:value-type="float" office:value="148.7157" calcext:value-type="float">
            <text:p>148.72</text:p>
          </table:table-cell>
          <table:table-cell office:value-type="float" office:value="3.99679208339572" calcext:value-type="float">
            <text:p>4.00</text:p>
          </table:table-cell>
          <table:table-cell office:value-type="float" office:value="4217.62" calcext:value-type="float">
            <text:p>4217.62</text:p>
          </table:table-cell>
          <table:table-cell office:value-type="float" office:value="902.539" calcext:value-type="float">
            <text:p>902.54</text:p>
          </table:table-cell>
          <table:table-cell office:value-type="float" office:value="61.9212653353987" calcext:value-type="float">
            <text:p>61.92</text:p>
          </table:table-cell>
          <table:table-cell office:value-type="float" office:value="815.121" calcext:value-type="float">
            <text:p>815.12</text:p>
          </table:table-cell>
          <table:table-cell office:value-type="float" office:value="1008.48" calcext:value-type="float">
            <text:p>1008.48</text:p>
          </table:table-cell>
          <table:table-cell table:formula="of:=([.J30]-[.K30])/[.J30]*100" office:value-type="float" office:value="78.6007511345261" calcext:value-type="float">
            <text:p>78.60</text:p>
          </table:table-cell>
          <table:table-cell table:formula="of:=([.J30]-[.M30])/[.J30]*100" office:value-type="float" office:value="80.6734366775575" calcext:value-type="float">
            <text:p>80.67</text:p>
          </table:table-cell>
          <table:table-cell office:value-type="float" office:value="1603.73" calcext:value-type="float">
            <text:p>1603.73</text:p>
          </table:table-cell>
          <table:table-cell office:value-type="float" office:value="41.0132936086774" calcext:value-type="float">
            <text:p>41.01</text:p>
          </table:table-cell>
          <table:table-cell office:value-type="float" office:value="907.54525" calcext:value-type="float">
            <text:p>907.55</text:p>
          </table:table-cell>
          <table:table-cell office:value-type="float" office:value="166.719805072329" calcext:value-type="float">
            <text:p>166.72</text:p>
          </table:table-cell>
          <table:table-cell office:value-type="float" office:value="196.3395" calcext:value-type="float">
            <text:p>196.34</text:p>
          </table:table-cell>
          <table:table-cell office:value-type="float" office:value="17.2468986853625" calcext:value-type="float">
            <text:p>17.2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20.35" calcext:value-type="float">
            <text:p>120.35</text:p>
          </table:table-cell>
          <table:table-cell office:value-type="float" office:value="33.9926849716075" calcext:value-type="float">
            <text:p>33.99</text:p>
          </table:table-cell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float" office:value="300.1839" calcext:value-type="float">
            <text:p>300.18</text:p>
          </table:table-cell>
          <table:table-cell office:value-type="float" office:value="97.2494458779505" calcext:value-type="float">
            <text:p>97.25</text:p>
          </table:table-cell>
          <table:table-cell office:value-type="float" office:value="150.51945" calcext:value-type="float">
            <text:p>150.52</text:p>
          </table:table-cell>
          <table:table-cell office:value-type="float" office:value="2.90946170595543" calcext:value-type="float">
            <text:p>2.91</text:p>
          </table:table-cell>
          <table:table-cell office:value-type="float" office:value="893.736" calcext:value-type="float">
            <text:p>893.74</text:p>
          </table:table-cell>
          <table:table-cell office:value-type="float" office:value="540.38655" calcext:value-type="float">
            <text:p>540.39</text:p>
          </table:table-cell>
          <table:table-cell office:value-type="float" office:value="16.5164350985856" calcext:value-type="float">
            <text:p>16.52</text:p>
          </table:table-cell>
          <table:table-cell office:value-type="float" office:value="516.27" calcext:value-type="float">
            <text:p>516.27</text:p>
          </table:table-cell>
          <table:table-cell office:value-type="float" office:value="583.062" calcext:value-type="float">
            <text:p>583.06</text:p>
          </table:table-cell>
          <table:table-cell table:formula="of:=([.J31]-[.K31])/[.J31]*100" office:value-type="float" office:value="39.5362221058568" calcext:value-type="float">
            <text:p>39.54</text:p>
          </table:table-cell>
          <table:table-cell table:formula="of:=([.J31]-[.M31])/[.J31]*100" office:value-type="float" office:value="42.2346196192164" calcext:value-type="float">
            <text:p>42.23</text:p>
          </table:table-cell>
          <table:table-cell office:value-type="float" office:value="1538.783" calcext:value-type="float">
            <text:p>1538.78</text:p>
          </table:table-cell>
          <table:table-cell office:value-type="float" office:value="77.9185363460826" calcext:value-type="float">
            <text:p>77.92</text:p>
          </table:table-cell>
          <table:table-cell office:value-type="float" office:value="58.322579" calcext:value-type="float">
            <text:p>58.32</text:p>
          </table:table-cell>
          <table:table-cell office:value-type="float" office:value="38.4348344659799" calcext:value-type="float">
            <text:p>38.43</text:p>
          </table:table-cell>
          <table:table-cell office:value-type="float" office:value="24.054386" calcext:value-type="float">
            <text:p>24.05</text:p>
          </table:table-cell>
          <table:table-cell office:value-type="float" office:value="13.4229208163916" calcext:value-type="float">
            <text:p>13.42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33.35" calcext:value-type="float">
            <text:p>133.35</text:p>
          </table:table-cell>
          <table:table-cell office:value-type="float" office:value="24.3294817908341" calcext:value-type="float">
            <text:p>24.33</text:p>
          </table:table-cell>
          <table:table-cell office:value-type="float" office:value="99" calcext:value-type="float">
            <text:p>99</text:p>
          </table:table-cell>
          <table:table-cell office:value-type="float" office:value="193" calcext:value-type="float">
            <text:p>193</text:p>
          </table:table-cell>
          <table:table-cell office:value-type="float" office:value="147.61165" calcext:value-type="float">
            <text:p>147.61</text:p>
          </table:table-cell>
          <table:table-cell office:value-type="float" office:value="55.3845037735238" calcext:value-type="float">
            <text:p>55.38</text:p>
          </table:table-cell>
          <table:table-cell office:value-type="float" office:value="147.03385" calcext:value-type="float">
            <text:p>147.03</text:p>
          </table:table-cell>
          <table:table-cell office:value-type="float" office:value="2.83561468830416" calcext:value-type="float">
            <text:p>2.84</text:p>
          </table:table-cell>
          <table:table-cell office:value-type="float" office:value="783.887" calcext:value-type="float">
            <text:p>783.89</text:p>
          </table:table-cell>
          <table:table-cell office:value-type="float" office:value="484.1987" calcext:value-type="float">
            <text:p>484.20</text:p>
          </table:table-cell>
          <table:table-cell office:value-type="float" office:value="10.544589488653" calcext:value-type="float">
            <text:p>10.54</text:p>
          </table:table-cell>
          <table:table-cell office:value-type="float" office:value="470.803" calcext:value-type="float">
            <text:p>470.80</text:p>
          </table:table-cell>
          <table:table-cell office:value-type="float" office:value="503.58" calcext:value-type="float">
            <text:p>503.58</text:p>
          </table:table-cell>
          <table:table-cell table:formula="of:=([.J32]-[.K32])/[.J32]*100" office:value-type="float" office:value="38.2310588133239" calcext:value-type="float">
            <text:p>38.23</text:p>
          </table:table-cell>
          <table:table-cell table:formula="of:=([.J32]-[.M32])/[.J32]*100" office:value-type="float" office:value="39.9399403230312" calcext:value-type="float">
            <text:p>39.94</text:p>
          </table:table-cell>
          <table:table-cell office:value-type="float" office:value="1417.0015" calcext:value-type="float">
            <text:p>1417.00</text:p>
          </table:table-cell>
          <table:table-cell office:value-type="float" office:value="36.6769044315931" calcext:value-type="float">
            <text:p>36.68</text:p>
          </table:table-cell>
          <table:table-cell office:value-type="float" office:value="26.3149855" calcext:value-type="float">
            <text:p>26.31</text:p>
          </table:table-cell>
          <table:table-cell office:value-type="float" office:value="9.82602739102928" calcext:value-type="float">
            <text:p>9.83</text:p>
          </table:table-cell>
          <table:table-cell office:value-type="float" office:value="9.279387" calcext:value-type="float">
            <text:p>9.28</text:p>
          </table:table-cell>
          <table:table-cell office:value-type="float" office:value="2.60901633814073" calcext:value-type="float">
            <text:p>2.6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44.85" calcext:value-type="float">
            <text:p>144.85</text:p>
          </table:table-cell>
          <table:table-cell office:value-type="float" office:value="39.4985342832657" calcext:value-type="float">
            <text:p>39.50</text:p>
          </table:table-cell>
          <table:table-cell office:value-type="float" office:value="69" calcext:value-type="float">
            <text:p>69</text:p>
          </table:table-cell>
          <table:table-cell office:value-type="float" office:value="217" calcext:value-type="float">
            <text:p>217</text:p>
          </table:table-cell>
          <table:table-cell office:value-type="float" office:value="386.48775" calcext:value-type="float">
            <text:p>386.49</text:p>
          </table:table-cell>
          <table:table-cell office:value-type="float" office:value="124.422846475817" calcext:value-type="float">
            <text:p>124.42</text:p>
          </table:table-cell>
          <table:table-cell office:value-type="float" office:value="153.012" calcext:value-type="float">
            <text:p>153.01</text:p>
          </table:table-cell>
          <table:table-cell office:value-type="float" office:value="3.95787004121635" calcext:value-type="float">
            <text:p>3.96</text:p>
          </table:table-cell>
          <table:table-cell office:value-type="float" office:value="1093.39" calcext:value-type="float">
            <text:p>1093.39</text:p>
          </table:table-cell>
          <table:table-cell office:value-type="float" office:value="570.5789" calcext:value-type="float">
            <text:p>570.58</text:p>
          </table:table-cell>
          <table:table-cell office:value-type="float" office:value="28.7911332493" calcext:value-type="float">
            <text:p>28.79</text:p>
          </table:table-cell>
          <table:table-cell office:value-type="float" office:value="536.609" calcext:value-type="float">
            <text:p>536.61</text:p>
          </table:table-cell>
          <table:table-cell office:value-type="float" office:value="631.855" calcext:value-type="float">
            <text:p>631.86</text:p>
          </table:table-cell>
          <table:table-cell table:formula="of:=([.J33]-[.K33])/[.J33]*100" office:value-type="float" office:value="47.8156101665463" calcext:value-type="float">
            <text:p>47.82</text:p>
          </table:table-cell>
          <table:table-cell table:formula="of:=([.J33]-[.M33])/[.J33]*100" office:value-type="float" office:value="50.922452189978" calcext:value-type="float">
            <text:p>50.92</text:p>
          </table:table-cell>
          <table:table-cell office:value-type="float" office:value="1684.298" calcext:value-type="float">
            <text:p>1684.30</text:p>
          </table:table-cell>
          <table:table-cell office:value-type="float" office:value="78.5098991814006" calcext:value-type="float">
            <text:p>78.51</text:p>
          </table:table-cell>
          <table:table-cell office:value-type="float" office:value="17.940323" calcext:value-type="float">
            <text:p>17.94</text:p>
          </table:table-cell>
          <table:table-cell office:value-type="float" office:value="19.279454645315" calcext:value-type="float">
            <text:p>19.28</text:p>
          </table:table-cell>
          <table:table-cell office:value-type="float" office:value="9.4982465" calcext:value-type="float">
            <text:p>9.50</text:p>
          </table:table-cell>
          <table:table-cell office:value-type="float" office:value="9.51348939641761" calcext:value-type="float">
            <text:p>9.5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08.7" calcext:value-type="float">
            <text:p>108.70</text:p>
          </table:table-cell>
          <table:table-cell office:value-type="float" office:value="27.2244085528526" calcext:value-type="float">
            <text:p>27.22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float" office:value="224.43095" calcext:value-type="float">
            <text:p>224.43</text:p>
          </table:table-cell>
          <table:table-cell office:value-type="float" office:value="78.7525477385536" calcext:value-type="float">
            <text:p>78.75</text:p>
          </table:table-cell>
          <table:table-cell office:value-type="float" office:value="147.10515" calcext:value-type="float">
            <text:p>147.11</text:p>
          </table:table-cell>
          <table:table-cell office:value-type="float" office:value="2.8478763884137" calcext:value-type="float">
            <text:p>2.85</text:p>
          </table:table-cell>
          <table:table-cell office:value-type="float" office:value="1394.82" calcext:value-type="float">
            <text:p>1394.82</text:p>
          </table:table-cell>
          <table:table-cell office:value-type="float" office:value="621.955" calcext:value-type="float">
            <text:p>621.96</text:p>
          </table:table-cell>
          <table:table-cell office:value-type="float" office:value="25.3744588181855" calcext:value-type="float">
            <text:p>25.37</text:p>
          </table:table-cell>
          <table:table-cell office:value-type="float" office:value="590.26" calcext:value-type="float">
            <text:p>590.26</text:p>
          </table:table-cell>
          <table:table-cell office:value-type="float" office:value="685.941" calcext:value-type="float">
            <text:p>685.94</text:p>
          </table:table-cell>
          <table:table-cell table:formula="of:=([.J34]-[.K34])/[.J34]*100" office:value-type="float" office:value="55.4096585939404" calcext:value-type="float">
            <text:p>55.41</text:p>
          </table:table-cell>
          <table:table-cell table:formula="of:=([.J34]-[.M34])/[.J34]*100" office:value-type="float" office:value="57.6819948093661" calcext:value-type="float">
            <text:p>57.68</text:p>
          </table:table-cell>
          <table:table-cell office:value-type="float" office:value="1751.194" calcext:value-type="float">
            <text:p>1751.19</text:p>
          </table:table-cell>
          <table:table-cell office:value-type="float" office:value="78.8460967495004" calcext:value-type="float">
            <text:p>78.85</text:p>
          </table:table-cell>
          <table:table-cell office:value-type="float" office:value="90.060695" calcext:value-type="float">
            <text:p>90.06</text:p>
          </table:table-cell>
          <table:table-cell office:value-type="float" office:value="47.4360067470235" calcext:value-type="float">
            <text:p>47.44</text:p>
          </table:table-cell>
          <table:table-cell office:value-type="float" office:value="24.610105" calcext:value-type="float">
            <text:p>24.61</text:p>
          </table:table-cell>
          <table:table-cell office:value-type="float" office:value="14.8445604974197" calcext:value-type="float">
            <text:p>14.84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table:formula="of:=AVERAGE([.B25:.B34])" office:value-type="float" office:value="127.82" calcext:value-type="float">
            <text:p>127.82</text:p>
          </table:table-cell>
          <table:table-cell table:style-name="ce7" table:formula="of:=AVERAGE([.C25:.C34])" office:value-type="float" office:value="35.5866572091393" calcext:value-type="float">
            <text:p>35.59</text:p>
          </table:table-cell>
          <table:table-cell table:style-name="ce7" table:formula="of:=AVERAGE([.D25:.D34])" office:value-type="float" office:value="69.8" calcext:value-type="float">
            <text:p>69.80</text:p>
          </table:table-cell>
          <table:table-cell table:style-name="ce7" table:formula="of:=AVERAGE([.E25:.E34])" office:value-type="float" office:value="203.4" calcext:value-type="float">
            <text:p>203.40</text:p>
          </table:table-cell>
          <table:table-cell table:style-name="ce7" table:formula="of:=AVERAGE([.F25:.F34])" office:value-type="float" office:value="381.45146" calcext:value-type="float">
            <text:p>381.45</text:p>
          </table:table-cell>
          <table:table-cell table:style-name="ce7" table:formula="of:=AVERAGE([.G25:.G34])" office:value-type="float" office:value="132.141567944745" calcext:value-type="float">
            <text:p>132.14</text:p>
          </table:table-cell>
          <table:table-cell table:style-name="ce7" table:formula="of:=AVERAGE([.H25:.H34])" office:value-type="float" office:value="148.306405" calcext:value-type="float">
            <text:p>148.31</text:p>
          </table:table-cell>
          <table:table-cell table:style-name="ce7" table:formula="of:=AVERAGE([.I25:.I34])" office:value-type="float" office:value="3.32811499316477" calcext:value-type="float">
            <text:p>3.33</text:p>
          </table:table-cell>
          <table:table-cell table:style-name="ce7" table:formula="of:=AVERAGE([.J25:.J34])" office:value-type="float" office:value="1705.8586" calcext:value-type="float">
            <text:p>1705.86</text:p>
          </table:table-cell>
          <table:table-cell table:style-name="ce7" table:formula="of:=AVERAGE([.K25:.K34])" office:value-type="float" office:value="660.01409" calcext:value-type="float">
            <text:p>660.01</text:p>
          </table:table-cell>
          <table:table-cell table:style-name="ce7" table:formula="of:=AVERAGE([.L25:.L34])" office:value-type="float" office:value="35.4010569326834" calcext:value-type="float">
            <text:p>35.40</text:p>
          </table:table-cell>
          <table:table-cell table:style-name="ce7" table:formula="of:=AVERAGE([.M25:.M34])" office:value-type="float" office:value="618.8496" calcext:value-type="float">
            <text:p>618.85</text:p>
          </table:table-cell>
          <table:table-cell table:style-name="ce7" table:formula="of:=AVERAGE([.N25:.N34])" office:value-type="float" office:value="747.5823" calcext:value-type="float">
            <text:p>747.58</text:p>
          </table:table-cell>
          <table:table-cell table:style-name="ce7" table:formula="of:=AVERAGE([.O25:.O34])" office:value-type="float" office:value="51.2618339395773" calcext:value-type="float">
            <text:p>51.26</text:p>
          </table:table-cell>
          <table:table-cell table:style-name="ce7" table:formula="of:=AVERAGE([.P25:.P34])" office:value-type="float" office:value="53.9780155152907" calcext:value-type="float">
            <text:p>53.98</text:p>
          </table:table-cell>
          <table:table-cell table:style-name="ce7" table:formula="of:=AVERAGE([.Q25:.Q34])" office:value-type="float" office:value="1658.47585" calcext:value-type="float">
            <text:p>1658.48</text:p>
          </table:table-cell>
          <table:table-cell table:style-name="ce7" table:formula="of:=AVERAGE([.R25:.R34])" office:value-type="float" office:value="63.3824766721064" calcext:value-type="float">
            <text:p>63.38</text:p>
          </table:table-cell>
          <table:table-cell table:style-name="ce7" table:formula="of:=AVERAGE([.S25:.S34])" office:value-type="float" office:value="262.77045455" calcext:value-type="float">
            <text:p>262.77</text:p>
          </table:table-cell>
          <table:table-cell table:style-name="ce7" table:formula="of:=AVERAGE([.T25:.T34])" office:value-type="float" office:value="65.9564495833773" calcext:value-type="float">
            <text:p>65.96</text:p>
          </table:table-cell>
          <table:table-cell table:style-name="ce7" table:formula="of:=AVERAGE([.U25:.U34])" office:value-type="float" office:value="58.7958066" calcext:value-type="float">
            <text:p>58.80</text:p>
          </table:table-cell>
          <table:table-cell table:style-name="ce7" table:formula="of:=AVERAGE([.V25:.V34])" office:value-type="float" office:value="13.6977986773968" calcext:value-type="float">
            <text:p>13.7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88.5" calcext:value-type="float">
            <text:p>288.50</text:p>
          </table:table-cell>
          <table:table-cell office:value-type="float" office:value="98.9383114555945" calcext:value-type="float">
            <text:p>98.94</text:p>
          </table:table-cell>
          <table:table-cell office:value-type="float" office:value="170" calcext:value-type="float">
            <text:p>170</text:p>
          </table:table-cell>
          <table:table-cell office:value-type="float" office:value="539" calcext:value-type="float">
            <text:p>539</text:p>
          </table:table-cell>
          <table:table-cell office:value-type="float" office:value="1932.5165" calcext:value-type="float">
            <text:p>1932.52</text:p>
          </table:table-cell>
          <table:table-cell office:value-type="float" office:value="688.989650921245" calcext:value-type="float">
            <text:p>688.99</text:p>
          </table:table-cell>
          <table:table-cell office:value-type="float" office:value="174.72405" calcext:value-type="float">
            <text:p>174.72</text:p>
          </table:table-cell>
          <table:table-cell office:value-type="float" office:value="5.50511247052755" calcext:value-type="float">
            <text:p>5.51</text:p>
          </table:table-cell>
          <table:table-cell office:value-type="float" office:value="3055.58" calcext:value-type="float">
            <text:p>3055.58</text:p>
          </table:table-cell>
          <table:table-cell office:value-type="float" office:value="1208.307" calcext:value-type="float">
            <text:p>1208.31</text:p>
          </table:table-cell>
          <table:table-cell office:value-type="float" office:value="55.1539782503684" calcext:value-type="float">
            <text:p>55.15</text:p>
          </table:table-cell>
          <table:table-cell office:value-type="float" office:value="1131.43" calcext:value-type="float">
            <text:p>1131.43</text:p>
          </table:table-cell>
          <table:table-cell office:value-type="float" office:value="1370.3" calcext:value-type="float">
            <text:p>1370.30</text:p>
          </table:table-cell>
          <table:table-cell table:formula="of:=([.J36]-[.K36])/[.J36]*100" office:value-type="float" office:value="60.4557236269383" calcext:value-type="float">
            <text:p>60.46</text:p>
          </table:table-cell>
          <table:table-cell table:formula="of:=([.J36]-[.M36])/[.J36]*100" office:value-type="float" office:value="62.9716780447575" calcext:value-type="float">
            <text:p>62.97</text:p>
          </table:table-cell>
          <table:table-cell office:value-type="float" office:value="2483.8525" calcext:value-type="float">
            <text:p>2483.85</text:p>
          </table:table-cell>
          <table:table-cell office:value-type="float" office:value="99.5638599024978" calcext:value-type="float">
            <text:p>99.56</text:p>
          </table:table-cell>
          <table:table-cell office:value-type="float" office:value="949.7156" calcext:value-type="float">
            <text:p>949.72</text:p>
          </table:table-cell>
          <table:table-cell office:value-type="float" office:value="115.027137335592" calcext:value-type="float">
            <text:p>115.03</text:p>
          </table:table-cell>
          <table:table-cell office:value-type="float" office:value="191.35155" calcext:value-type="float">
            <text:p>191.35</text:p>
          </table:table-cell>
          <table:table-cell office:value-type="float" office:value="42.8565786259669" calcext:value-type="float">
            <text:p>42.86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81.4" calcext:value-type="float">
            <text:p>281.40</text:p>
          </table:table-cell>
          <table:table-cell office:value-type="float" office:value="98.3508221141355" calcext:value-type="float">
            <text:p>98.35</text:p>
          </table:table-cell>
          <table:table-cell office:value-type="float" office:value="160" calcext:value-type="float">
            <text:p>160</text:p>
          </table:table-cell>
          <table:table-cell office:value-type="float" office:value="563" calcext:value-type="float">
            <text:p>563</text:p>
          </table:table-cell>
          <table:table-cell office:value-type="float" office:value="806.297" calcext:value-type="float">
            <text:p>806.30</text:p>
          </table:table-cell>
          <table:table-cell office:value-type="float" office:value="392.148805559963" calcext:value-type="float">
            <text:p>392.15</text:p>
          </table:table-cell>
          <table:table-cell office:value-type="float" office:value="167.4337" calcext:value-type="float">
            <text:p>167.43</text:p>
          </table:table-cell>
          <table:table-cell office:value-type="float" office:value="8.65952438890874" calcext:value-type="float">
            <text:p>8.66</text:p>
          </table:table-cell>
          <table:table-cell office:value-type="float" office:value="1411.1" calcext:value-type="float">
            <text:p>1411.10</text:p>
          </table:table-cell>
          <table:table-cell office:value-type="float" office:value="781.9329" calcext:value-type="float">
            <text:p>781.93</text:p>
          </table:table-cell>
          <table:table-cell office:value-type="float" office:value="45.1240289528411" calcext:value-type="float">
            <text:p>45.12</text:p>
          </table:table-cell>
          <table:table-cell office:value-type="float" office:value="686.952" calcext:value-type="float">
            <text:p>686.95</text:p>
          </table:table-cell>
          <table:table-cell office:value-type="float" office:value="850.49" calcext:value-type="float">
            <text:p>850.49</text:p>
          </table:table-cell>
          <table:table-cell table:formula="of:=([.J37]-[.K37])/[.J37]*100" office:value-type="float" office:value="44.5869959605981" calcext:value-type="float">
            <text:p>44.59</text:p>
          </table:table-cell>
          <table:table-cell table:formula="of:=([.J37]-[.M37])/[.J37]*100" office:value-type="float" office:value="51.3179788817235" calcext:value-type="float">
            <text:p>51.32</text:p>
          </table:table-cell>
          <table:table-cell office:value-type="float" office:value="2273.74" calcext:value-type="float">
            <text:p>2273.74</text:p>
          </table:table-cell>
          <table:table-cell office:value-type="float" office:value="142.467009846971" calcext:value-type="float">
            <text:p>142.47</text:p>
          </table:table-cell>
          <table:table-cell office:value-type="float" office:value="48.543986" calcext:value-type="float">
            <text:p>48.54</text:p>
          </table:table-cell>
          <table:table-cell office:value-type="float" office:value="33.3331161917079" calcext:value-type="float">
            <text:p>33.33</text:p>
          </table:table-cell>
          <table:table-cell office:value-type="float" office:value="23.51557" calcext:value-type="float">
            <text:p>23.52</text:p>
          </table:table-cell>
          <table:table-cell office:value-type="float" office:value="16.4537083818451" calcext:value-type="float">
            <text:p>16.4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81" calcext:value-type="float">
            <text:p>281.00</text:p>
          </table:table-cell>
          <table:table-cell office:value-type="float" office:value="108.725632478706" calcext:value-type="float">
            <text:p>108.73</text:p>
          </table:table-cell>
          <table:table-cell office:value-type="float" office:value="119" calcext:value-type="float">
            <text:p>119</text:p>
          </table:table-cell>
          <table:table-cell office:value-type="float" office:value="608" calcext:value-type="float">
            <text:p>608</text:p>
          </table:table-cell>
          <table:table-cell office:value-type="float" office:value="1326.6927" calcext:value-type="float">
            <text:p>1326.69</text:p>
          </table:table-cell>
          <table:table-cell office:value-type="float" office:value="521.387483842982" calcext:value-type="float">
            <text:p>521.39</text:p>
          </table:table-cell>
          <table:table-cell office:value-type="float" office:value="178.3982" calcext:value-type="float">
            <text:p>178.40</text:p>
          </table:table-cell>
          <table:table-cell office:value-type="float" office:value="4.23888840443614" calcext:value-type="float">
            <text:p>4.24</text:p>
          </table:table-cell>
          <table:table-cell office:value-type="float" office:value="1464.83" calcext:value-type="float">
            <text:p>1464.83</text:p>
          </table:table-cell>
          <table:table-cell office:value-type="float" office:value="716.29085" calcext:value-type="float">
            <text:p>716.29</text:p>
          </table:table-cell>
          <table:table-cell office:value-type="float" office:value="76.0043567368103" calcext:value-type="float">
            <text:p>76.00</text:p>
          </table:table-cell>
          <table:table-cell office:value-type="float" office:value="644.205" calcext:value-type="float">
            <text:p>644.21</text:p>
          </table:table-cell>
          <table:table-cell office:value-type="float" office:value="897.511" calcext:value-type="float">
            <text:p>897.51</text:p>
          </table:table-cell>
          <table:table-cell table:formula="of:=([.J38]-[.K38])/[.J38]*100" office:value-type="float" office:value="51.1007523057283" calcext:value-type="float">
            <text:p>51.10</text:p>
          </table:table-cell>
          <table:table-cell table:formula="of:=([.J38]-[.M38])/[.J38]*100" office:value-type="float" office:value="56.0218591918516" calcext:value-type="float">
            <text:p>56.02</text:p>
          </table:table-cell>
          <table:table-cell office:value-type="float" office:value="2021.2995" calcext:value-type="float">
            <text:p>2021.30</text:p>
          </table:table-cell>
          <table:table-cell office:value-type="float" office:value="131.256684460359" calcext:value-type="float">
            <text:p>131.26</text:p>
          </table:table-cell>
          <table:table-cell office:value-type="float" office:value="87.564215" calcext:value-type="float">
            <text:p>87.56</text:p>
          </table:table-cell>
          <table:table-cell office:value-type="float" office:value="75.7914687739102" calcext:value-type="float">
            <text:p>75.79</text:p>
          </table:table-cell>
          <table:table-cell office:value-type="float" office:value="40.00957" calcext:value-type="float">
            <text:p>40.01</text:p>
          </table:table-cell>
          <table:table-cell office:value-type="float" office:value="38.7943378636368" calcext:value-type="float">
            <text:p>38.79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46.7" calcext:value-type="float">
            <text:p>246.70</text:p>
          </table:table-cell>
          <table:table-cell office:value-type="float" office:value="85.1154633733681" calcext:value-type="float">
            <text:p>85.12</text:p>
          </table:table-cell>
          <table:table-cell office:value-type="float" office:value="102" calcext:value-type="float">
            <text:p>102</text:p>
          </table:table-cell>
          <table:table-cell office:value-type="float" office:value="457" calcext:value-type="float">
            <text:p>457</text:p>
          </table:table-cell>
          <table:table-cell office:value-type="float" office:value="1051.07625" calcext:value-type="float">
            <text:p>1051.08</text:p>
          </table:table-cell>
          <table:table-cell office:value-type="float" office:value="370.726006904216" calcext:value-type="float">
            <text:p>370.73</text:p>
          </table:table-cell>
          <table:table-cell office:value-type="float" office:value="167.07685" calcext:value-type="float">
            <text:p>167.08</text:p>
          </table:table-cell>
          <table:table-cell office:value-type="float" office:value="6.3808154591466" calcext:value-type="float">
            <text:p>6.38</text:p>
          </table:table-cell>
          <table:table-cell office:value-type="float" office:value="2282.79" calcext:value-type="float">
            <text:p>2282.79</text:p>
          </table:table-cell>
          <table:table-cell office:value-type="float" office:value="835.5831" calcext:value-type="float">
            <text:p>835.58</text:p>
          </table:table-cell>
          <table:table-cell office:value-type="float" office:value="38.5807198807356" calcext:value-type="float">
            <text:p>38.58</text:p>
          </table:table-cell>
          <table:table-cell office:value-type="float" office:value="793.337" calcext:value-type="float">
            <text:p>793.34</text:p>
          </table:table-cell>
          <table:table-cell office:value-type="float" office:value="941.787" calcext:value-type="float">
            <text:p>941.79</text:p>
          </table:table-cell>
          <table:table-cell table:formula="of:=([.J39]-[.K39])/[.J39]*100" office:value-type="float" office:value="63.3964096566044" calcext:value-type="float">
            <text:p>63.40</text:p>
          </table:table-cell>
          <table:table-cell table:formula="of:=([.J39]-[.M39])/[.J39]*100" office:value-type="float" office:value="65.247044187157" calcext:value-type="float">
            <text:p>65.25</text:p>
          </table:table-cell>
          <table:table-cell office:value-type="float" office:value="2019.6175" calcext:value-type="float">
            <text:p>2019.62</text:p>
          </table:table-cell>
          <table:table-cell office:value-type="float" office:value="115.120450735877" calcext:value-type="float">
            <text:p>115.12</text:p>
          </table:table-cell>
          <table:table-cell office:value-type="float" office:value="388.75515" calcext:value-type="float">
            <text:p>388.76</text:p>
          </table:table-cell>
          <table:table-cell office:value-type="float" office:value="21.3348782594309" calcext:value-type="float">
            <text:p>21.33</text:p>
          </table:table-cell>
          <table:table-cell office:value-type="float" office:value="98.3771" calcext:value-type="float">
            <text:p>98.38</text:p>
          </table:table-cell>
          <table:table-cell office:value-type="float" office:value="0.974354669025933" calcext:value-type="float">
            <text:p>0.97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82.15" calcext:value-type="float">
            <text:p>282.15</text:p>
          </table:table-cell>
          <table:table-cell office:value-type="float" office:value="89.9346400097549" calcext:value-type="float">
            <text:p>89.93</text:p>
          </table:table-cell>
          <table:table-cell office:value-type="float" office:value="160" calcext:value-type="float">
            <text:p>160</text:p>
          </table:table-cell>
          <table:table-cell office:value-type="float" office:value="509" calcext:value-type="float">
            <text:p>509</text:p>
          </table:table-cell>
          <table:table-cell office:value-type="float" office:value="999.29555" calcext:value-type="float">
            <text:p>999.30</text:p>
          </table:table-cell>
          <table:table-cell office:value-type="float" office:value="294.479833984117" calcext:value-type="float">
            <text:p>294.48</text:p>
          </table:table-cell>
          <table:table-cell office:value-type="float" office:value="174.8935" calcext:value-type="float">
            <text:p>174.89</text:p>
          </table:table-cell>
          <table:table-cell office:value-type="float" office:value="10.7773989221108" calcext:value-type="float">
            <text:p>10.78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759.4743" calcext:value-type="float">
            <text:p>759.47</text:p>
          </table:table-cell>
          <table:table-cell office:value-type="float" office:value="46.23634904101" calcext:value-type="float">
            <text:p>46.24</text:p>
          </table:table-cell>
          <table:table-cell office:value-type="float" office:value="672.762" calcext:value-type="float">
            <text:p>672.76</text:p>
          </table:table-cell>
          <table:table-cell office:value-type="float" office:value="849.177" calcext:value-type="float">
            <text:p>849.18</text:p>
          </table:table-cell>
          <table:table-cell table:formula="of:=([.J40]-[.K40])/[.J40]*100" office:value-type="float" office:value="46.2140110337599" calcext:value-type="float">
            <text:p>46.21</text:p>
          </table:table-cell>
          <table:table-cell table:formula="of:=([.J40]-[.M40])/[.J40]*100" office:value-type="float" office:value="52.3549782936623" calcext:value-type="float">
            <text:p>52.35</text:p>
          </table:table-cell>
          <table:table-cell office:value-type="float" office:value="2249.17" calcext:value-type="float">
            <text:p>2249.17</text:p>
          </table:table-cell>
          <table:table-cell office:value-type="float" office:value="128.62201911026" calcext:value-type="float">
            <text:p>128.62</text:p>
          </table:table-cell>
          <table:table-cell office:value-type="float" office:value="19.34012745" calcext:value-type="float">
            <text:p>19.34</text:p>
          </table:table-cell>
          <table:table-cell office:value-type="float" office:value="15.5878296568746" calcext:value-type="float">
            <text:p>15.59</text:p>
          </table:table-cell>
          <table:table-cell office:value-type="float" office:value="9.91433745" calcext:value-type="float">
            <text:p>9.91</text:p>
          </table:table-cell>
          <table:table-cell office:value-type="float" office:value="7.71023268944408" calcext:value-type="float">
            <text:p>7.71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277.6" calcext:value-type="float">
            <text:p>277.60</text:p>
          </table:table-cell>
          <table:table-cell office:value-type="float" office:value="88.9863383955798" calcext:value-type="float">
            <text:p>88.99</text:p>
          </table:table-cell>
          <table:table-cell office:value-type="float" office:value="142" calcext:value-type="float">
            <text:p>142</text:p>
          </table:table-cell>
          <table:table-cell office:value-type="float" office:value="517" calcext:value-type="float">
            <text:p>517</text:p>
          </table:table-cell>
          <table:table-cell office:value-type="float" office:value="989.8701" calcext:value-type="float">
            <text:p>989.87</text:p>
          </table:table-cell>
          <table:table-cell office:value-type="float" office:value="359.626223625952" calcext:value-type="float">
            <text:p>359.63</text:p>
          </table:table-cell>
          <table:table-cell office:value-type="float" office:value="175.55785" calcext:value-type="float">
            <text:p>175.56</text:p>
          </table:table-cell>
          <table:table-cell office:value-type="float" office:value="3.21667938089479" calcext:value-type="float">
            <text:p>3.22</text:p>
          </table:table-cell>
          <table:table-cell office:value-type="float" office:value="1217.79" calcext:value-type="float">
            <text:p>1217.79</text:p>
          </table:table-cell>
          <table:table-cell office:value-type="float" office:value="788.2156" calcext:value-type="float">
            <text:p>788.22</text:p>
          </table:table-cell>
          <table:table-cell office:value-type="float" office:value="42.668972261253" calcext:value-type="float">
            <text:p>42.67</text:p>
          </table:table-cell>
          <table:table-cell office:value-type="float" office:value="731.95" calcext:value-type="float">
            <text:p>731.95</text:p>
          </table:table-cell>
          <table:table-cell office:value-type="float" office:value="865.793" calcext:value-type="float">
            <text:p>865.79</text:p>
          </table:table-cell>
          <table:table-cell table:formula="of:=([.J41]-[.K41])/[.J41]*100" office:value-type="float" office:value="35.2749160364266" calcext:value-type="float">
            <text:p>35.27</text:p>
          </table:table-cell>
          <table:table-cell table:formula="of:=([.J41]-[.M41])/[.J41]*100" office:value-type="float" office:value="39.895220029726" calcext:value-type="float">
            <text:p>39.90</text:p>
          </table:table-cell>
          <table:table-cell office:value-type="float" office:value="2323.4685" calcext:value-type="float">
            <text:p>2323.47</text:p>
          </table:table-cell>
          <table:table-cell office:value-type="float" office:value="118.436961881572" calcext:value-type="float">
            <text:p>118.44</text:p>
          </table:table-cell>
          <table:table-cell office:value-type="float" office:value="29.226553" calcext:value-type="float">
            <text:p>29.23</text:p>
          </table:table-cell>
          <table:table-cell office:value-type="float" office:value="22.1723328642789" calcext:value-type="float">
            <text:p>22.17</text:p>
          </table:table-cell>
          <table:table-cell office:value-type="float" office:value="11.95137645" calcext:value-type="float">
            <text:p>11.95</text:p>
          </table:table-cell>
          <table:table-cell office:value-type="float" office:value="9.5198458156824" calcext:value-type="float">
            <text:p>9.52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61.05" calcext:value-type="float">
            <text:p>261.05</text:p>
          </table:table-cell>
          <table:table-cell office:value-type="float" office:value="66.2487139895044" calcext:value-type="float">
            <text:p>66.25</text:p>
          </table:table-cell>
          <table:table-cell office:value-type="float" office:value="171" calcext:value-type="float">
            <text:p>171</text:p>
          </table:table-cell>
          <table:table-cell office:value-type="float" office:value="371" calcext:value-type="float">
            <text:p>371</text:p>
          </table:table-cell>
          <table:table-cell office:value-type="float" office:value="1227.1444" calcext:value-type="float">
            <text:p>1227.14</text:p>
          </table:table-cell>
          <table:table-cell office:value-type="float" office:value="275.178727676052" calcext:value-type="float">
            <text:p>275.18</text:p>
          </table:table-cell>
          <table:table-cell office:value-type="float" office:value="188.2417" calcext:value-type="float">
            <text:p>188.24</text:p>
          </table:table-cell>
          <table:table-cell office:value-type="float" office:value="10.4629665819373" calcext:value-type="float">
            <text:p>10.46</text:p>
          </table:table-cell>
          <table:table-cell office:value-type="float" office:value="1104.35" calcext:value-type="float">
            <text:p>1104.35</text:p>
          </table:table-cell>
          <table:table-cell office:value-type="float" office:value="644.5188" calcext:value-type="float">
            <text:p>644.52</text:p>
          </table:table-cell>
          <table:table-cell office:value-type="float" office:value="35.6587234320019" calcext:value-type="float">
            <text:p>35.66</text:p>
          </table:table-cell>
          <table:table-cell office:value-type="float" office:value="590.547" calcext:value-type="float">
            <text:p>590.55</text:p>
          </table:table-cell>
          <table:table-cell office:value-type="float" office:value="725.011" calcext:value-type="float">
            <text:p>725.01</text:p>
          </table:table-cell>
          <table:table-cell table:formula="of:=([.J42]-[.K42])/[.J42]*100" office:value-type="float" office:value="41.6381763028025" calcext:value-type="float">
            <text:p>41.64</text:p>
          </table:table-cell>
          <table:table-cell table:formula="of:=([.J42]-[.M42])/[.J42]*100" office:value-type="float" office:value="46.5253769185494" calcext:value-type="float">
            <text:p>46.53</text:p>
          </table:table-cell>
          <table:table-cell office:value-type="float" office:value="1914.1175" calcext:value-type="float">
            <text:p>1914.12</text:p>
          </table:table-cell>
          <table:table-cell office:value-type="float" office:value="111.918397992513" calcext:value-type="float">
            <text:p>111.92</text:p>
          </table:table-cell>
          <table:table-cell office:value-type="float" office:value="11.8482455" calcext:value-type="float">
            <text:p>11.85</text:p>
          </table:table-cell>
          <table:table-cell office:value-type="float" office:value="11.1082197611122" calcext:value-type="float">
            <text:p>11.11</text:p>
          </table:table-cell>
          <table:table-cell office:value-type="float" office:value="7.5919965" calcext:value-type="float">
            <text:p>7.59</text:p>
          </table:table-cell>
          <table:table-cell office:value-type="float" office:value="5.73877249773052" calcext:value-type="float">
            <text:p>5.7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294.75" calcext:value-type="float">
            <text:p>294.75</text:p>
          </table:table-cell>
          <table:table-cell office:value-type="float" office:value="86.6838630038092" calcext:value-type="float">
            <text:p>86.68</text:p>
          </table:table-cell>
          <table:table-cell office:value-type="float" office:value="168" calcext:value-type="float">
            <text:p>168</text:p>
          </table:table-cell>
          <table:table-cell office:value-type="float" office:value="490" calcext:value-type="float">
            <text:p>490</text:p>
          </table:table-cell>
          <table:table-cell office:value-type="float" office:value="1175.67825" calcext:value-type="float">
            <text:p>1175.68</text:p>
          </table:table-cell>
          <table:table-cell office:value-type="float" office:value="361.669435700741" calcext:value-type="float">
            <text:p>361.67</text:p>
          </table:table-cell>
          <table:table-cell office:value-type="float" office:value="180.4311" calcext:value-type="float">
            <text:p>180.43</text:p>
          </table:table-cell>
          <table:table-cell office:value-type="float" office:value="7.58872302481573" calcext:value-type="float">
            <text:p>7.59</text:p>
          </table:table-cell>
          <table:table-cell office:value-type="float" office:value="1268.49" calcext:value-type="float">
            <text:p>1268.49</text:p>
          </table:table-cell>
          <table:table-cell office:value-type="float" office:value="711.90865" calcext:value-type="float">
            <text:p>711.91</text:p>
          </table:table-cell>
          <table:table-cell office:value-type="float" office:value="37.558487442605" calcext:value-type="float">
            <text:p>37.56</text:p>
          </table:table-cell>
          <table:table-cell office:value-type="float" office:value="669.546" calcext:value-type="float">
            <text:p>669.55</text:p>
          </table:table-cell>
          <table:table-cell office:value-type="float" office:value="818.803" calcext:value-type="float">
            <text:p>818.80</text:p>
          </table:table-cell>
          <table:table-cell table:formula="of:=([.J43]-[.K43])/[.J43]*100" office:value-type="float" office:value="43.8774724278473" calcext:value-type="float">
            <text:p>43.88</text:p>
          </table:table-cell>
          <table:table-cell table:formula="of:=([.J43]-[.M43])/[.J43]*100" office:value-type="float" office:value="47.2170848804484" calcext:value-type="float">
            <text:p>47.22</text:p>
          </table:table-cell>
          <table:table-cell office:value-type="float" office:value="2128.4335" calcext:value-type="float">
            <text:p>2128.43</text:p>
          </table:table-cell>
          <table:table-cell office:value-type="float" office:value="110.047723392842" calcext:value-type="float">
            <text:p>110.05</text:p>
          </table:table-cell>
          <table:table-cell office:value-type="float" office:value="4.54927099999994" calcext:value-type="float">
            <text:p>4.55</text:p>
          </table:table-cell>
          <table:table-cell office:value-type="float" office:value="5.6865721876336" calcext:value-type="float">
            <text:p>5.69</text:p>
          </table:table-cell>
          <table:table-cell office:value-type="float" office:value="2.7426625" calcext:value-type="float">
            <text:p>2.74</text:p>
          </table:table-cell>
          <table:table-cell office:value-type="float" office:value="2.86081527418851" calcext:value-type="float">
            <text:p>2.86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256.15" calcext:value-type="float">
            <text:p>256.15</text:p>
          </table:table-cell>
          <table:table-cell office:value-type="float" office:value="81.1511098604261" calcext:value-type="float">
            <text:p>81.15</text:p>
          </table:table-cell>
          <table:table-cell office:value-type="float" office:value="160" calcext:value-type="float">
            <text:p>160</text:p>
          </table:table-cell>
          <table:table-cell office:value-type="float" office:value="472" calcext:value-type="float">
            <text:p>472</text:p>
          </table:table-cell>
          <table:table-cell office:value-type="float" office:value="522.9159" calcext:value-type="float">
            <text:p>522.92</text:p>
          </table:table-cell>
          <table:table-cell office:value-type="float" office:value="208.423382726224" calcext:value-type="float">
            <text:p>208.42</text:p>
          </table:table-cell>
          <table:table-cell office:value-type="float" office:value="167.68155" calcext:value-type="float">
            <text:p>167.68</text:p>
          </table:table-cell>
          <table:table-cell office:value-type="float" office:value="5.98875959808742" calcext:value-type="float">
            <text:p>5.99</text:p>
          </table:table-cell>
          <table:table-cell office:value-type="float" office:value="1192.45" calcext:value-type="float">
            <text:p>1192.45</text:p>
          </table:table-cell>
          <table:table-cell office:value-type="float" office:value="745.09245" calcext:value-type="float">
            <text:p>745.09</text:p>
          </table:table-cell>
          <table:table-cell office:value-type="float" office:value="31.391789535809" calcext:value-type="float">
            <text:p>31.39</text:p>
          </table:table-cell>
          <table:table-cell office:value-type="float" office:value="694.265" calcext:value-type="float">
            <text:p>694.27</text:p>
          </table:table-cell>
          <table:table-cell office:value-type="float" office:value="795.481" calcext:value-type="float">
            <text:p>795.48</text:p>
          </table:table-cell>
          <table:table-cell table:formula="of:=([.J44]-[.K44])/[.J44]*100" office:value-type="float" office:value="37.5158329489706" calcext:value-type="float">
            <text:p>37.52</text:p>
          </table:table-cell>
          <table:table-cell table:formula="of:=([.J44]-[.M44])/[.J44]*100" office:value-type="float" office:value="41.7782716256447" calcext:value-type="float">
            <text:p>41.78</text:p>
          </table:table-cell>
          <table:table-cell office:value-type="float" office:value="2204.495" calcext:value-type="float">
            <text:p>2204.50</text:p>
          </table:table-cell>
          <table:table-cell office:value-type="float" office:value="92.3878458912267" calcext:value-type="float">
            <text:p>92.39</text:p>
          </table:table-cell>
          <table:table-cell office:value-type="float" office:value="21.0930084999999" calcext:value-type="float">
            <text:p>21.09</text:p>
          </table:table-cell>
          <table:table-cell office:value-type="float" office:value="21.0777815754931" calcext:value-type="float">
            <text:p>21.08</text:p>
          </table:table-cell>
          <table:table-cell office:value-type="float" office:value="9.6896069" calcext:value-type="float">
            <text:p>9.69</text:p>
          </table:table-cell>
          <table:table-cell office:value-type="float" office:value="10.7024401166675" calcext:value-type="float">
            <text:p>10.7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240.75" calcext:value-type="float">
            <text:p>240.75</text:p>
          </table:table-cell>
          <table:table-cell office:value-type="float" office:value="65.5357475773819" calcext:value-type="float">
            <text:p>65.54</text:p>
          </table:table-cell>
          <table:table-cell office:value-type="float" office:value="147" calcext:value-type="float">
            <text:p>147</text:p>
          </table:table-cell>
          <table:table-cell office:value-type="float" office:value="387" calcext:value-type="float">
            <text:p>387</text:p>
          </table:table-cell>
          <table:table-cell office:value-type="float" office:value="1365.07025" calcext:value-type="float">
            <text:p>1365.07</text:p>
          </table:table-cell>
          <table:table-cell office:value-type="float" office:value="352.049899405853" calcext:value-type="float">
            <text:p>352.05</text:p>
          </table:table-cell>
          <table:table-cell office:value-type="float" office:value="166.7035" calcext:value-type="float">
            <text:p>166.70</text:p>
          </table:table-cell>
          <table:table-cell office:value-type="float" office:value="7.5329701243757" calcext:value-type="float">
            <text:p>7.53</text:p>
          </table:table-cell>
          <table:table-cell office:value-type="float" office:value="4508.65" calcext:value-type="float">
            <text:p>4508.65</text:p>
          </table:table-cell>
          <table:table-cell office:value-type="float" office:value="1353.2135" calcext:value-type="float">
            <text:p>1353.21</text:p>
          </table:table-cell>
          <table:table-cell office:value-type="float" office:value="73.0476777450684" calcext:value-type="float">
            <text:p>73.05</text:p>
          </table:table-cell>
          <table:table-cell office:value-type="float" office:value="1268.66" calcext:value-type="float">
            <text:p>1268.66</text:p>
          </table:table-cell>
          <table:table-cell office:value-type="float" office:value="1518.59" calcext:value-type="float">
            <text:p>1518.59</text:p>
          </table:table-cell>
          <table:table-cell table:formula="of:=([.J45]-[.K45])/[.J45]*100" office:value-type="float" office:value="69.9862819247447" calcext:value-type="float">
            <text:p>69.99</text:p>
          </table:table-cell>
          <table:table-cell table:formula="of:=([.J45]-[.M45])/[.J45]*100" office:value-type="float" office:value="71.861643729276" calcext:value-type="float">
            <text:p>71.86</text:p>
          </table:table-cell>
          <table:table-cell office:value-type="float" office:value="2483.6575" calcext:value-type="float">
            <text:p>2483.66</text:p>
          </table:table-cell>
          <table:table-cell office:value-type="float" office:value="88.7013529164607" calcext:value-type="float">
            <text:p>88.70</text:p>
          </table:table-cell>
          <table:table-cell office:value-type="float" office:value="1354.3545" calcext:value-type="float">
            <text:p>1354.35</text:p>
          </table:table-cell>
          <table:table-cell office:value-type="float" office:value="196.240148622334" calcext:value-type="float">
            <text:p>196.24</text:p>
          </table:table-cell>
          <table:table-cell office:value-type="float" office:value="221.6313" calcext:value-type="float">
            <text:p>221.63</text:p>
          </table:table-cell>
          <table:table-cell office:value-type="float" office:value="55.3975268905524" calcext:value-type="float">
            <text:p>55.40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7" table:formula="of:=AVERAGE([.B36:.B45])" office:value-type="float" office:value="271.005" calcext:value-type="float">
            <text:p>271.01</text:p>
          </table:table-cell>
          <table:table-cell table:style-name="ce7" table:formula="of:=AVERAGE([.C36:.C45])" office:value-type="float" office:value="86.967064225826" calcext:value-type="float">
            <text:p>86.97</text:p>
          </table:table-cell>
          <table:table-cell table:style-name="ce7" table:formula="of:=AVERAGE([.D36:.D45])" office:value-type="float" office:value="149.9" calcext:value-type="float">
            <text:p>149.90</text:p>
          </table:table-cell>
          <table:table-cell table:style-name="ce7" table:formula="of:=AVERAGE([.E36:.E45])" office:value-type="float" office:value="491.3" calcext:value-type="float">
            <text:p>491.30</text:p>
          </table:table-cell>
          <table:table-cell table:style-name="ce7" table:formula="of:=AVERAGE([.F36:.F45])" office:value-type="float" office:value="1139.65569" calcext:value-type="float">
            <text:p>1139.66</text:p>
          </table:table-cell>
          <table:table-cell table:style-name="ce7" table:formula="of:=AVERAGE([.G36:.G45])" office:value-type="float" office:value="382.467945034734" calcext:value-type="float">
            <text:p>382.47</text:p>
          </table:table-cell>
          <table:table-cell table:style-name="ce7" table:formula="of:=AVERAGE([.H36:.H45])" office:value-type="float" office:value="174.1142" calcext:value-type="float">
            <text:p>174.11</text:p>
          </table:table-cell>
          <table:table-cell table:style-name="ce7" table:formula="of:=AVERAGE([.I36:.I45])" office:value-type="float" office:value="7.03518383552408" calcext:value-type="float">
            <text:p>7.04</text:p>
          </table:table-cell>
          <table:table-cell table:style-name="ce7" table:formula="of:=AVERAGE([.J36:.J45])" office:value-type="float" office:value="1891.806" calcext:value-type="float">
            <text:p>1891.81</text:p>
          </table:table-cell>
          <table:table-cell table:style-name="ce7" table:formula="of:=AVERAGE([.K36:.K45])" office:value-type="float" office:value="854.453715" calcext:value-type="float">
            <text:p>854.45</text:p>
          </table:table-cell>
          <table:table-cell table:style-name="ce7" table:formula="of:=AVERAGE([.L36:.L45])" office:value-type="float" office:value="48.1425083278503" calcext:value-type="float">
            <text:p>48.14</text:p>
          </table:table-cell>
          <table:table-cell table:style-name="ce7" table:formula="of:=AVERAGE([.M36:.M45])" office:value-type="float" office:value="788.3654" calcext:value-type="float">
            <text:p>788.37</text:p>
          </table:table-cell>
          <table:table-cell table:style-name="ce7" table:formula="of:=AVERAGE([.N36:.N45])" office:value-type="float" office:value="963.2943" calcext:value-type="float">
            <text:p>963.29</text:p>
          </table:table-cell>
          <table:table-cell table:style-name="ce7" table:formula="of:=AVERAGE([.O36:.O45])" office:value-type="float" office:value="49.4046572224421" calcext:value-type="float">
            <text:p>49.40</text:p>
          </table:table-cell>
          <table:table-cell table:style-name="ce7" table:formula="of:=AVERAGE([.P36:.P45])" office:value-type="float" office:value="53.5191135782796" calcext:value-type="float">
            <text:p>53.52</text:p>
          </table:table-cell>
          <table:table-cell table:style-name="ce7" table:formula="of:=AVERAGE([.Q36:.Q45])" office:value-type="float" office:value="2210.18515" calcext:value-type="float">
            <text:p>2210.19</text:p>
          </table:table-cell>
          <table:table-cell table:style-name="ce7" table:formula="of:=AVERAGE([.R36:.R45])" office:value-type="float" office:value="113.852230613058" calcext:value-type="float">
            <text:p>113.85</text:p>
          </table:table-cell>
          <table:table-cell table:style-name="ce7" table:formula="of:=AVERAGE([.S36:.S45])" office:value-type="float" office:value="291.499065645" calcext:value-type="float">
            <text:p>291.50</text:p>
          </table:table-cell>
          <table:table-cell table:style-name="ce7" table:formula="of:=AVERAGE([.T36:.T45])" office:value-type="float" office:value="51.7359485228367" calcext:value-type="float">
            <text:p>51.74</text:p>
          </table:table-cell>
          <table:table-cell table:style-name="ce7" table:formula="of:=AVERAGE([.U36:.U45])" office:value-type="float" office:value="61.67750698" calcext:value-type="float">
            <text:p>61.68</text:p>
          </table:table-cell>
          <table:table-cell table:style-name="ce7" table:formula="of:=AVERAGE([.V36:.V45])" office:value-type="float" office:value="19.100861282474" calcext:value-type="float">
            <text:p>19.1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0.85" calcext:value-type="float">
            <text:p>410.85</text:p>
          </table:table-cell>
          <table:table-cell office:value-type="float" office:value="118.521272796335" calcext:value-type="float">
            <text:p>118.52</text:p>
          </table:table-cell>
          <table:table-cell office:value-type="float" office:value="179" calcext:value-type="float">
            <text:p>179</text:p>
          </table:table-cell>
          <table:table-cell office:value-type="float" office:value="599" calcext:value-type="float">
            <text:p>599</text:p>
          </table:table-cell>
          <table:table-cell office:value-type="float" office:value="4891.3605" calcext:value-type="float">
            <text:p>4891.36</text:p>
          </table:table-cell>
          <table:table-cell office:value-type="float" office:value="1508.98968174937" calcext:value-type="float">
            <text:p>1508.99</text:p>
          </table:table-cell>
          <table:table-cell office:value-type="float" office:value="220.7105" calcext:value-type="float">
            <text:p>220.71</text:p>
          </table:table-cell>
          <table:table-cell office:value-type="float" office:value="4.90379610742106" calcext:value-type="float">
            <text:p>4.90</text:p>
          </table:table-cell>
          <table:table-cell office:value-type="float" office:value="3786.22" calcext:value-type="float">
            <text:p>3786.22</text:p>
          </table:table-cell>
          <table:table-cell office:value-type="float" office:value="1582.325" calcext:value-type="float">
            <text:p>1582.33</text:p>
          </table:table-cell>
          <table:table-cell office:value-type="float" office:value="165.131721792348" calcext:value-type="float">
            <text:p>165.13</text:p>
          </table:table-cell>
          <table:table-cell office:value-type="float" office:value="1393.96" calcext:value-type="float">
            <text:p>1393.96</text:p>
          </table:table-cell>
          <table:table-cell office:value-type="float" office:value="2029.05" calcext:value-type="float">
            <text:p>2029.05</text:p>
          </table:table-cell>
          <table:table-cell table:formula="of:=([.J47]-[.K47])/[.J47]*100" office:value-type="float" office:value="58.2083185868756" calcext:value-type="float">
            <text:p>58.21</text:p>
          </table:table-cell>
          <table:table-cell table:formula="of:=([.J47]-[.M47])/[.J47]*100" office:value-type="float" office:value="63.1833332452948" calcext:value-type="float">
            <text:p>63.18</text:p>
          </table:table-cell>
          <table:table-cell office:value-type="float" office:value="3074.0405" calcext:value-type="float">
            <text:p>3074.04</text:p>
          </table:table-cell>
          <table:table-cell office:value-type="float" office:value="170.349565969663" calcext:value-type="float">
            <text:p>170.35</text:p>
          </table:table-cell>
          <table:table-cell office:value-type="float" office:value="1416.9445" calcext:value-type="float">
            <text:p>1416.94</text:p>
          </table:table-cell>
          <table:table-cell office:value-type="float" office:value="429.482274525173" calcext:value-type="float">
            <text:p>429.48</text:p>
          </table:table-cell>
          <table:table-cell office:value-type="float" office:value="255.9893" calcext:value-type="float">
            <text:p>255.99</text:p>
          </table:table-cell>
          <table:table-cell office:value-type="float" office:value="38.7310789270404" calcext:value-type="float">
            <text:p>38.73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429.9" calcext:value-type="float">
            <text:p>429.90</text:p>
          </table:table-cell>
          <table:table-cell office:value-type="float" office:value="106.674073207771" calcext:value-type="float">
            <text:p>106.67</text:p>
          </table:table-cell>
          <table:table-cell office:value-type="float" office:value="258" calcext:value-type="float">
            <text:p>258</text:p>
          </table:table-cell>
          <table:table-cell office:value-type="float" office:value="593" calcext:value-type="float">
            <text:p>593</text:p>
          </table:table-cell>
          <table:table-cell office:value-type="float" office:value="4351.0115" calcext:value-type="float">
            <text:p>4351.01</text:p>
          </table:table-cell>
          <table:table-cell office:value-type="float" office:value="1033.43591510769" calcext:value-type="float">
            <text:p>1033.44</text:p>
          </table:table-cell>
          <table:table-cell office:value-type="float" office:value="216.71285" calcext:value-type="float">
            <text:p>216.71</text:p>
          </table:table-cell>
          <table:table-cell office:value-type="float" office:value="5.53243993260611" calcext:value-type="float">
            <text:p>5.53</text:p>
          </table:table-cell>
          <table:table-cell office:value-type="float" office:value="1730.6" calcext:value-type="float">
            <text:p>1730.60</text:p>
          </table:table-cell>
          <table:table-cell office:value-type="float" office:value="1009.3208" calcext:value-type="float">
            <text:p>1009.32</text:p>
          </table:table-cell>
          <table:table-cell office:value-type="float" office:value="55.76587511203" calcext:value-type="float">
            <text:p>55.77</text:p>
          </table:table-cell>
          <table:table-cell office:value-type="float" office:value="926.397" calcext:value-type="float">
            <text:p>926.40</text:p>
          </table:table-cell>
          <table:table-cell office:value-type="float" office:value="1143.1" calcext:value-type="float">
            <text:p>1143.10</text:p>
          </table:table-cell>
          <table:table-cell table:formula="of:=([.J48]-[.K48])/[.J48]*100" office:value-type="float" office:value="41.6779845140414" calcext:value-type="float">
            <text:p>41.68</text:p>
          </table:table-cell>
          <table:table-cell table:formula="of:=([.J48]-[.M48])/[.J48]*100" office:value-type="float" office:value="46.469605917023" calcext:value-type="float">
            <text:p>46.47</text:p>
          </table:table-cell>
          <table:table-cell office:value-type="float" office:value="2990.5265" calcext:value-type="float">
            <text:p>2990.53</text:p>
          </table:table-cell>
          <table:table-cell office:value-type="float" office:value="155.163416071912" calcext:value-type="float">
            <text:p>155.16</text:p>
          </table:table-cell>
          <table:table-cell office:value-type="float" office:value="26.1853945" calcext:value-type="float">
            <text:p>26.19</text:p>
          </table:table-cell>
          <table:table-cell office:value-type="float" office:value="14.2587126286822" calcext:value-type="float">
            <text:p>14.26</text:p>
          </table:table-cell>
          <table:table-cell office:value-type="float" office:value="11.2508925" calcext:value-type="float">
            <text:p>11.25</text:p>
          </table:table-cell>
          <table:table-cell office:value-type="float" office:value="7.42732991463064" calcext:value-type="float">
            <text:p>7.43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74.75" calcext:value-type="float">
            <text:p>474.75</text:p>
          </table:table-cell>
          <table:table-cell office:value-type="float" office:value="234.587852469636" calcext:value-type="float">
            <text:p>234.59</text:p>
          </table:table-cell>
          <table:table-cell office:value-type="float" office:value="133" calcext:value-type="float">
            <text:p>133</text:p>
          </table:table-cell>
          <table:table-cell office:value-type="float" office:value="1070" calcext:value-type="float">
            <text:p>1070</text:p>
          </table:table-cell>
          <table:table-cell office:value-type="float" office:value="4492.9135" calcext:value-type="float">
            <text:p>4492.91</text:p>
          </table:table-cell>
          <table:table-cell office:value-type="float" office:value="1947.05660986898" calcext:value-type="float">
            <text:p>1947.06</text:p>
          </table:table-cell>
          <table:table-cell office:value-type="float" office:value="220.95575" calcext:value-type="float">
            <text:p>220.96</text:p>
          </table:table-cell>
          <table:table-cell office:value-type="float" office:value="5.91114066715064" calcext:value-type="float">
            <text:p>5.91</text:p>
          </table:table-cell>
          <table:table-cell office:value-type="float" office:value="1715.9" calcext:value-type="float">
            <text:p>1715.90</text:p>
          </table:table-cell>
          <table:table-cell office:value-type="float" office:value="927.70065" calcext:value-type="float">
            <text:p>927.70</text:p>
          </table:table-cell>
          <table:table-cell office:value-type="float" office:value="68.8391198071157" calcext:value-type="float">
            <text:p>68.84</text:p>
          </table:table-cell>
          <table:table-cell office:value-type="float" office:value="825.139" calcext:value-type="float">
            <text:p>825.14</text:p>
          </table:table-cell>
          <table:table-cell office:value-type="float" office:value="1128.68" calcext:value-type="float">
            <text:p>1128.68</text:p>
          </table:table-cell>
          <table:table-cell table:formula="of:=([.J49]-[.K49])/[.J49]*100" office:value-type="float" office:value="45.9350399207413" calcext:value-type="float">
            <text:p>45.94</text:p>
          </table:table-cell>
          <table:table-cell table:formula="of:=([.J49]-[.M49])/[.J49]*100" office:value-type="float" office:value="51.9121743691357" calcext:value-type="float">
            <text:p>51.91</text:p>
          </table:table-cell>
          <table:table-cell office:value-type="float" office:value="2764.4585" calcext:value-type="float">
            <text:p>2764.46</text:p>
          </table:table-cell>
          <table:table-cell office:value-type="float" office:value="202.708082181846" calcext:value-type="float">
            <text:p>202.71</text:p>
          </table:table-cell>
          <table:table-cell office:value-type="float" office:value="12.7342305" calcext:value-type="float">
            <text:p>12.73</text:p>
          </table:table-cell>
          <table:table-cell office:value-type="float" office:value="9.90656272078659" calcext:value-type="float">
            <text:p>9.91</text:p>
          </table:table-cell>
          <table:table-cell office:value-type="float" office:value="5.9083135" calcext:value-type="float">
            <text:p>5.91</text:p>
          </table:table-cell>
          <table:table-cell office:value-type="float" office:value="4.04790685102843" calcext:value-type="float">
            <text:p>4.05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422.25" calcext:value-type="float">
            <text:p>422.25</text:p>
          </table:table-cell>
          <table:table-cell office:value-type="float" office:value="125.047306837726" calcext:value-type="float">
            <text:p>125.05</text:p>
          </table:table-cell>
          <table:table-cell office:value-type="float" office:value="214" calcext:value-type="float">
            <text:p>214</text:p>
          </table:table-cell>
          <table:table-cell office:value-type="float" office:value="628" calcext:value-type="float">
            <text:p>628</text:p>
          </table:table-cell>
          <table:table-cell office:value-type="float" office:value="4180.3475" calcext:value-type="float">
            <text:p>4180.35</text:p>
          </table:table-cell>
          <table:table-cell office:value-type="float" office:value="1230.37428135496" calcext:value-type="float">
            <text:p>1230.37</text:p>
          </table:table-cell>
          <table:table-cell office:value-type="float" office:value="230.7357" calcext:value-type="float">
            <text:p>230.74</text:p>
          </table:table-cell>
          <table:table-cell office:value-type="float" office:value="7.7169429528047" calcext:value-type="float">
            <text:p>7.72</text:p>
          </table:table-cell>
          <table:table-cell office:value-type="float" office:value="1442.73" calcext:value-type="float">
            <text:p>1442.73</text:p>
          </table:table-cell>
          <table:table-cell office:value-type="float" office:value="870.20625" calcext:value-type="float">
            <text:p>870.21</text:p>
          </table:table-cell>
          <table:table-cell office:value-type="float" office:value="50.6863918557562" calcext:value-type="float">
            <text:p>50.69</text:p>
          </table:table-cell>
          <table:table-cell office:value-type="float" office:value="795.935" calcext:value-type="float">
            <text:p>795.94</text:p>
          </table:table-cell>
          <table:table-cell office:value-type="float" office:value="952.036" calcext:value-type="float">
            <text:p>952.04</text:p>
          </table:table-cell>
          <table:table-cell table:formula="of:=([.J50]-[.K50])/[.J50]*100" office:value-type="float" office:value="39.6833607119835" calcext:value-type="float">
            <text:p>39.68</text:p>
          </table:table-cell>
          <table:table-cell table:formula="of:=([.J50]-[.M50])/[.J50]*100" office:value-type="float" office:value="44.8313267208695" calcext:value-type="float">
            <text:p>44.83</text:p>
          </table:table-cell>
          <table:table-cell office:value-type="float" office:value="2586.7875" calcext:value-type="float">
            <text:p>2586.79</text:p>
          </table:table-cell>
          <table:table-cell office:value-type="float" office:value="155.88230056765" calcext:value-type="float">
            <text:p>155.88</text:p>
          </table:table-cell>
          <table:table-cell office:value-type="float" office:value="16.6243595" calcext:value-type="float">
            <text:p>16.62</text:p>
          </table:table-cell>
          <table:table-cell office:value-type="float" office:value="14.4777972579287" calcext:value-type="float">
            <text:p>14.48</text:p>
          </table:table-cell>
          <table:table-cell office:value-type="float" office:value="7.2081765" calcext:value-type="float">
            <text:p>7.21</text:p>
          </table:table-cell>
          <table:table-cell office:value-type="float" office:value="5.10614192534656" calcext:value-type="float">
            <text:p>5.11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447.05" calcext:value-type="float">
            <text:p>447.05</text:p>
          </table:table-cell>
          <table:table-cell office:value-type="float" office:value="127.441823672814" calcext:value-type="float">
            <text:p>127.44</text:p>
          </table:table-cell>
          <table:table-cell office:value-type="float" office:value="179" calcext:value-type="float">
            <text:p>179</text:p>
          </table:table-cell>
          <table:table-cell office:value-type="float" office:value="619" calcext:value-type="float">
            <text:p>619</text:p>
          </table:table-cell>
          <table:table-cell office:value-type="float" office:value="5162.2465" calcext:value-type="float">
            <text:p>5162.25</text:p>
          </table:table-cell>
          <table:table-cell office:value-type="float" office:value="1382.65912907083" calcext:value-type="float">
            <text:p>1382.66</text:p>
          </table:table-cell>
          <table:table-cell office:value-type="float" office:value="224.11035" calcext:value-type="float">
            <text:p>224.11</text:p>
          </table:table-cell>
          <table:table-cell office:value-type="float" office:value="5.8161977204772" calcext:value-type="float">
            <text:p>5.82</text:p>
          </table:table-cell>
          <table:table-cell office:value-type="float" office:value="1706.2" calcext:value-type="float">
            <text:p>1706.20</text:p>
          </table:table-cell>
          <table:table-cell office:value-type="float" office:value="979.5738" calcext:value-type="float">
            <text:p>979.57</text:p>
          </table:table-cell>
          <table:table-cell office:value-type="float" office:value="70.1150236146592" calcext:value-type="float">
            <text:p>70.12</text:p>
          </table:table-cell>
          <table:table-cell office:value-type="float" office:value="883.888" calcext:value-type="float">
            <text:p>883.89</text:p>
          </table:table-cell>
          <table:table-cell office:value-type="float" office:value="1108.46" calcext:value-type="float">
            <text:p>1108.46</text:p>
          </table:table-cell>
          <table:table-cell table:formula="of:=([.J51]-[.K51])/[.J51]*100" office:value-type="float" office:value="42.5873988981362" calcext:value-type="float">
            <text:p>42.59</text:p>
          </table:table-cell>
          <table:table-cell table:formula="of:=([.J51]-[.M51])/[.J51]*100" office:value-type="float" office:value="48.1955222131051" calcext:value-type="float">
            <text:p>48.20</text:p>
          </table:table-cell>
          <table:table-cell office:value-type="float" office:value="2879.8045" calcext:value-type="float">
            <text:p>2879.80</text:p>
          </table:table-cell>
          <table:table-cell office:value-type="float" office:value="199.847987427155" calcext:value-type="float">
            <text:p>199.85</text:p>
          </table:table-cell>
          <table:table-cell office:value-type="float" office:value="41.9509685" calcext:value-type="float">
            <text:p>41.95</text:p>
          </table:table-cell>
          <table:table-cell office:value-type="float" office:value="33.9488550884222" calcext:value-type="float">
            <text:p>33.95</text:p>
          </table:table-cell>
          <table:table-cell office:value-type="float" office:value="16.965577" calcext:value-type="float">
            <text:p>16.97</text:p>
          </table:table-cell>
          <table:table-cell office:value-type="float" office:value="12.6446225480575" calcext:value-type="float">
            <text:p>12.64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528.45" calcext:value-type="float">
            <text:p>528.45</text:p>
          </table:table-cell>
          <table:table-cell office:value-type="float" office:value="187.089192070183" calcext:value-type="float">
            <text:p>187.09</text:p>
          </table:table-cell>
          <table:table-cell office:value-type="float" office:value="266" calcext:value-type="float">
            <text:p>266</text:p>
          </table:table-cell>
          <table:table-cell office:value-type="float" office:value="956" calcext:value-type="float">
            <text:p>956</text:p>
          </table:table-cell>
          <table:table-cell office:value-type="float" office:value="5181.546" calcext:value-type="float">
            <text:p>5181.55</text:p>
          </table:table-cell>
          <table:table-cell office:value-type="float" office:value="1679.28880730222" calcext:value-type="float">
            <text:p>1679.29</text:p>
          </table:table-cell>
          <table:table-cell office:value-type="float" office:value="223.01625" calcext:value-type="float">
            <text:p>223.02</text:p>
          </table:table-cell>
          <table:table-cell office:value-type="float" office:value="7.21842074049734" calcext:value-type="float">
            <text:p>7.22</text:p>
          </table:table-cell>
          <table:table-cell office:value-type="float" office:value="1614.55" calcext:value-type="float">
            <text:p>1614.55</text:p>
          </table:table-cell>
          <table:table-cell office:value-type="float" office:value="959.1128" calcext:value-type="float">
            <text:p>959.11</text:p>
          </table:table-cell>
          <table:table-cell office:value-type="float" office:value="58.5877504285127" calcext:value-type="float">
            <text:p>58.59</text:p>
          </table:table-cell>
          <table:table-cell office:value-type="float" office:value="869.095" calcext:value-type="float">
            <text:p>869.10</text:p>
          </table:table-cell>
          <table:table-cell office:value-type="float" office:value="1078.9" calcext:value-type="float">
            <text:p>1078.90</text:p>
          </table:table-cell>
          <table:table-cell table:formula="of:=([.J52]-[.K52])/[.J52]*100" office:value-type="float" office:value="40.5956582329442" calcext:value-type="float">
            <text:p>40.60</text:p>
          </table:table-cell>
          <table:table-cell table:formula="of:=([.J52]-[.M52])/[.J52]*100" office:value-type="float" office:value="46.1710693382057" calcext:value-type="float">
            <text:p>46.17</text:p>
          </table:table-cell>
          <table:table-cell office:value-type="float" office:value="2845.569" calcext:value-type="float">
            <text:p>2845.57</text:p>
          </table:table-cell>
          <table:table-cell office:value-type="float" office:value="166.897414281001" calcext:value-type="float">
            <text:p>166.90</text:p>
          </table:table-cell>
          <table:table-cell office:value-type="float" office:value="22.490988643265" calcext:value-type="float">
            <text:p>22.49</text:p>
          </table:table-cell>
          <table:table-cell office:value-type="float" office:value="20.1419741411171" calcext:value-type="float">
            <text:p>20.14</text:p>
          </table:table-cell>
          <table:table-cell office:value-type="float" office:value="9.276669821635" calcext:value-type="float">
            <text:p>9.28</text:p>
          </table:table-cell>
          <table:table-cell office:value-type="float" office:value="6.10440050256869" calcext:value-type="float">
            <text:p>6.10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392.6" calcext:value-type="float">
            <text:p>392.60</text:p>
          </table:table-cell>
          <table:table-cell office:value-type="float" office:value="103.973377159226" calcext:value-type="float">
            <text:p>103.97</text:p>
          </table:table-cell>
          <table:table-cell office:value-type="float" office:value="178" calcext:value-type="float">
            <text:p>178</text:p>
          </table:table-cell>
          <table:table-cell office:value-type="float" office:value="618" calcext:value-type="float">
            <text:p>618</text:p>
          </table:table-cell>
          <table:table-cell office:value-type="float" office:value="4192.7265" calcext:value-type="float">
            <text:p>4192.73</text:p>
          </table:table-cell>
          <table:table-cell office:value-type="float" office:value="1124.54697309054" calcext:value-type="float">
            <text:p>1124.55</text:p>
          </table:table-cell>
          <table:table-cell office:value-type="float" office:value="236.7641" calcext:value-type="float">
            <text:p>236.76</text:p>
          </table:table-cell>
          <table:table-cell office:value-type="float" office:value="6.00318679316946" calcext:value-type="float">
            <text:p>6.00</text:p>
          </table:table-cell>
          <table:table-cell office:value-type="float" office:value="1289.07" calcext:value-type="float">
            <text:p>1289.07</text:p>
          </table:table-cell>
          <table:table-cell office:value-type="float" office:value="852.34615" calcext:value-type="float">
            <text:p>852.35</text:p>
          </table:table-cell>
          <table:table-cell office:value-type="float" office:value="37.9011669869981" calcext:value-type="float">
            <text:p>37.90</text:p>
          </table:table-cell>
          <table:table-cell office:value-type="float" office:value="768.995" calcext:value-type="float">
            <text:p>769.00</text:p>
          </table:table-cell>
          <table:table-cell office:value-type="float" office:value="937.02" calcext:value-type="float">
            <text:p>937.02</text:p>
          </table:table-cell>
          <table:table-cell table:formula="of:=([.J53]-[.K53])/[.J53]*100" office:value-type="float" office:value="33.8789864010488" calcext:value-type="float">
            <text:p>33.88</text:p>
          </table:table-cell>
          <table:table-cell table:formula="of:=([.J53]-[.M53])/[.J53]*100" office:value-type="float" office:value="40.3449773867982" calcext:value-type="float">
            <text:p>40.34</text:p>
          </table:table-cell>
          <table:table-cell office:value-type="float" office:value="2539.3025" calcext:value-type="float">
            <text:p>2539.30</text:p>
          </table:table-cell>
          <table:table-cell office:value-type="float" office:value="109.595584422914" calcext:value-type="float">
            <text:p>109.60</text:p>
          </table:table-cell>
          <table:table-cell office:value-type="float" office:value="11.1712625" calcext:value-type="float">
            <text:p>11.17</text:p>
          </table:table-cell>
          <table:table-cell office:value-type="float" office:value="9.4372378624423" calcext:value-type="float">
            <text:p>9.44</text:p>
          </table:table-cell>
          <table:table-cell office:value-type="float" office:value="6.564785" calcext:value-type="float">
            <text:p>6.56</text:p>
          </table:table-cell>
          <table:table-cell office:value-type="float" office:value="5.33185138496495" calcext:value-type="float">
            <text:p>5.33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79.7" calcext:value-type="float">
            <text:p>479.70</text:p>
          </table:table-cell>
          <table:table-cell office:value-type="float" office:value="133.651589472109" calcext:value-type="float">
            <text:p>133.65</text:p>
          </table:table-cell>
          <table:table-cell office:value-type="float" office:value="182" calcext:value-type="float">
            <text:p>182</text:p>
          </table:table-cell>
          <table:table-cell office:value-type="float" office:value="692" calcext:value-type="float">
            <text:p>692</text:p>
          </table:table-cell>
          <table:table-cell office:value-type="float" office:value="4623.2985" calcext:value-type="float">
            <text:p>4623.30</text:p>
          </table:table-cell>
          <table:table-cell office:value-type="float" office:value="1236.9369151351" calcext:value-type="float">
            <text:p>1236.94</text:p>
          </table:table-cell>
          <table:table-cell office:value-type="float" office:value="219.86965" calcext:value-type="float">
            <text:p>219.87</text:p>
          </table:table-cell>
          <table:table-cell office:value-type="float" office:value="4.98311531468756" calcext:value-type="float">
            <text:p>4.98</text:p>
          </table:table-cell>
          <table:table-cell office:value-type="float" office:value="1483.75" calcext:value-type="float">
            <text:p>1483.75</text:p>
          </table:table-cell>
          <table:table-cell office:value-type="float" office:value="903.6662" calcext:value-type="float">
            <text:p>903.67</text:p>
          </table:table-cell>
          <table:table-cell office:value-type="float" office:value="64.1409366683613" calcext:value-type="float">
            <text:p>64.14</text:p>
          </table:table-cell>
          <table:table-cell office:value-type="float" office:value="778.704" calcext:value-type="float">
            <text:p>778.70</text:p>
          </table:table-cell>
          <table:table-cell office:value-type="float" office:value="1092.14" calcext:value-type="float">
            <text:p>1092.14</text:p>
          </table:table-cell>
          <table:table-cell table:formula="of:=([.J54]-[.K54])/[.J54]*100" office:value-type="float" office:value="39.0957910699242" calcext:value-type="float">
            <text:p>39.10</text:p>
          </table:table-cell>
          <table:table-cell table:formula="of:=([.J54]-[.M54])/[.J54]*100" office:value-type="float" office:value="47.5178433024431" calcext:value-type="float">
            <text:p>47.52</text:p>
          </table:table-cell>
          <table:table-cell office:value-type="float" office:value="2679.0405" calcext:value-type="float">
            <text:p>2679.04</text:p>
          </table:table-cell>
          <table:table-cell office:value-type="float" office:value="171.422187026651" calcext:value-type="float">
            <text:p>171.42</text:p>
          </table:table-cell>
          <table:table-cell office:value-type="float" office:value="22.851501" calcext:value-type="float">
            <text:p>22.85</text:p>
          </table:table-cell>
          <table:table-cell office:value-type="float" office:value="22.35005425493" calcext:value-type="float">
            <text:p>22.35</text:p>
          </table:table-cell>
          <table:table-cell office:value-type="float" office:value="9.1069905" calcext:value-type="float">
            <text:p>9.11</text:p>
          </table:table-cell>
          <table:table-cell office:value-type="float" office:value="7.45770093709179" calcext:value-type="float">
            <text:p>7.46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534.15" calcext:value-type="float">
            <text:p>534.15</text:p>
          </table:table-cell>
          <table:table-cell office:value-type="float" office:value="159.38641393597" calcext:value-type="float">
            <text:p>159.39</text:p>
          </table:table-cell>
          <table:table-cell office:value-type="float" office:value="271" calcext:value-type="float">
            <text:p>271</text:p>
          </table:table-cell>
          <table:table-cell office:value-type="float" office:value="755" calcext:value-type="float">
            <text:p>755</text:p>
          </table:table-cell>
          <table:table-cell office:value-type="float" office:value="4692.3275" calcext:value-type="float">
            <text:p>4692.33</text:p>
          </table:table-cell>
          <table:table-cell office:value-type="float" office:value="1194.4830353001" calcext:value-type="float">
            <text:p>1194.48</text:p>
          </table:table-cell>
          <table:table-cell office:value-type="float" office:value="219.3022" calcext:value-type="float">
            <text:p>219.30</text:p>
          </table:table-cell>
          <table:table-cell office:value-type="float" office:value="10.5261425263109" calcext:value-type="float">
            <text:p>10.53</text:p>
          </table:table-cell>
          <table:table-cell office:value-type="float" office:value="1683.32" calcext:value-type="float">
            <text:p>1683.32</text:p>
          </table:table-cell>
          <table:table-cell office:value-type="float" office:value="1059.38805" calcext:value-type="float">
            <text:p>1059.39</text:p>
          </table:table-cell>
          <table:table-cell office:value-type="float" office:value="58.2867537759156" calcext:value-type="float">
            <text:p>58.29</text:p>
          </table:table-cell>
          <table:table-cell office:value-type="float" office:value="954.884" calcext:value-type="float">
            <text:p>954.88</text:p>
          </table:table-cell>
          <table:table-cell office:value-type="float" office:value="1169.04" calcext:value-type="float">
            <text:p>1169.04</text:p>
          </table:table-cell>
          <table:table-cell table:formula="of:=([.J55]-[.K55])/[.J55]*100" office:value-type="float" office:value="37.0655579450134" calcext:value-type="float">
            <text:p>37.07</text:p>
          </table:table-cell>
          <table:table-cell table:formula="of:=([.J55]-[.M55])/[.J55]*100" office:value-type="float" office:value="43.2737685050971" calcext:value-type="float">
            <text:p>43.27</text:p>
          </table:table-cell>
          <table:table-cell office:value-type="float" office:value="3146.945" calcext:value-type="float">
            <text:p>3146.95</text:p>
          </table:table-cell>
          <table:table-cell office:value-type="float" office:value="158.796560399578" calcext:value-type="float">
            <text:p>158.80</text:p>
          </table:table-cell>
          <table:table-cell office:value-type="float" office:value="21.718599" calcext:value-type="float">
            <text:p>21.72</text:p>
          </table:table-cell>
          <table:table-cell office:value-type="float" office:value="19.8757917674783" calcext:value-type="float">
            <text:p>19.88</text:p>
          </table:table-cell>
          <table:table-cell office:value-type="float" office:value="9.500182" calcext:value-type="float">
            <text:p>9.50</text:p>
          </table:table-cell>
          <table:table-cell office:value-type="float" office:value="7.09024858546292" calcext:value-type="float">
            <text:p>7.09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492.45" calcext:value-type="float">
            <text:p>492.45</text:p>
          </table:table-cell>
          <table:table-cell office:value-type="float" office:value="220.996183582194" calcext:value-type="float">
            <text:p>221.00</text:p>
          </table:table-cell>
          <table:table-cell office:value-type="float" office:value="186" calcext:value-type="float">
            <text:p>186</text:p>
          </table:table-cell>
          <table:table-cell office:value-type="float" office:value="886" calcext:value-type="float">
            <text:p>886</text:p>
          </table:table-cell>
          <table:table-cell office:value-type="float" office:value="4956.1715" calcext:value-type="float">
            <text:p>4956.17</text:p>
          </table:table-cell>
          <table:table-cell office:value-type="float" office:value="2022.59050454524" calcext:value-type="float">
            <text:p>2022.59</text:p>
          </table:table-cell>
          <table:table-cell office:value-type="float" office:value="220.76515" calcext:value-type="float">
            <text:p>220.77</text:p>
          </table:table-cell>
          <table:table-cell office:value-type="float" office:value="5.88664517338767" calcext:value-type="float">
            <text:p>5.89</text:p>
          </table:table-cell>
          <table:table-cell office:value-type="float" office:value="2114.08" calcext:value-type="float">
            <text:p>2114.08</text:p>
          </table:table-cell>
          <table:table-cell office:value-type="float" office:value="1059.10355" calcext:value-type="float">
            <text:p>1059.10</text:p>
          </table:table-cell>
          <table:table-cell office:value-type="float" office:value="111.166227255202" calcext:value-type="float">
            <text:p>111.17</text:p>
          </table:table-cell>
          <table:table-cell office:value-type="float" office:value="882.327" calcext:value-type="float">
            <text:p>882.33</text:p>
          </table:table-cell>
          <table:table-cell office:value-type="float" office:value="1262.31" calcext:value-type="float">
            <text:p>1262.31</text:p>
          </table:table-cell>
          <table:table-cell table:formula="of:=([.J56]-[.K56])/[.J56]*100" office:value-type="float" office:value="49.902390164989" calcext:value-type="float">
            <text:p>49.90</text:p>
          </table:table-cell>
          <table:table-cell table:formula="of:=([.J56]-[.M56])/[.J56]*100" office:value-type="float" office:value="58.2642567925528" calcext:value-type="float">
            <text:p>58.26</text:p>
          </table:table-cell>
          <table:table-cell office:value-type="float" office:value="3131.034" calcext:value-type="float">
            <text:p>3131.03</text:p>
          </table:table-cell>
          <table:table-cell office:value-type="float" office:value="321.820180722092" calcext:value-type="float">
            <text:p>321.82</text:p>
          </table:table-cell>
          <table:table-cell office:value-type="float" office:value="35.1459865" calcext:value-type="float">
            <text:p>35.15</text:p>
          </table:table-cell>
          <table:table-cell office:value-type="float" office:value="28.6825297921256" calcext:value-type="float">
            <text:p>28.68</text:p>
          </table:table-cell>
          <table:table-cell office:value-type="float" office:value="11.1301895" calcext:value-type="float">
            <text:p>11.13</text:p>
          </table:table-cell>
          <table:table-cell office:value-type="float" office:value="6.43750008159139" calcext:value-type="float">
            <text:p>6.44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table:formula="of:=AVERAGE([.B47:.B56])" office:value-type="float" office:value="461.215" calcext:value-type="float">
            <text:p>461.22</text:p>
          </table:table-cell>
          <table:table-cell table:style-name="ce7" table:formula="of:=AVERAGE([.C47:.C56])" office:value-type="float" office:value="151.736908520396" calcext:value-type="float">
            <text:p>151.74</text:p>
          </table:table-cell>
          <table:table-cell table:style-name="ce7" table:formula="of:=AVERAGE([.D47:.D56])" office:value-type="float" office:value="204.6" calcext:value-type="float">
            <text:p>204.60</text:p>
          </table:table-cell>
          <table:table-cell table:style-name="ce7" table:formula="of:=AVERAGE([.E47:.E56])" office:value-type="float" office:value="741.6" calcext:value-type="float">
            <text:p>741.60</text:p>
          </table:table-cell>
          <table:table-cell table:style-name="ce7" table:formula="of:=AVERAGE([.F47:.F56])" office:value-type="float" office:value="4672.39495" calcext:value-type="float">
            <text:p>4672.39</text:p>
          </table:table-cell>
          <table:table-cell table:style-name="ce7" table:formula="of:=AVERAGE([.G47:.G56])" office:value-type="float" office:value="1436.0361852525" calcext:value-type="float">
            <text:p>1436.04</text:p>
          </table:table-cell>
          <table:table-cell table:style-name="ce7" table:formula="of:=AVERAGE([.H47:.H56])" office:value-type="float" office:value="223.29425" calcext:value-type="float">
            <text:p>223.29</text:p>
          </table:table-cell>
          <table:table-cell table:style-name="ce7" table:formula="of:=AVERAGE([.I47:.I56])" office:value-type="float" office:value="6.44980279285126" calcext:value-type="float">
            <text:p>6.45</text:p>
          </table:table-cell>
          <table:table-cell table:style-name="ce7" table:formula="of:=AVERAGE([.J47:.J56])" office:value-type="float" office:value="1856.642" calcext:value-type="float">
            <text:p>1856.64</text:p>
          </table:table-cell>
          <table:table-cell table:style-name="ce7" table:formula="of:=AVERAGE([.K47:.K56])" office:value-type="float" office:value="1020.274325" calcext:value-type="float">
            <text:p>1020.27</text:p>
          </table:table-cell>
          <table:table-cell table:style-name="ce7" table:formula="of:=AVERAGE([.L47:.L56])" office:value-type="float" office:value="74.0620967296899" calcext:value-type="float">
            <text:p>74.06</text:p>
          </table:table-cell>
          <table:table-cell table:style-name="ce7" table:formula="of:=AVERAGE([.M47:.M56])" office:value-type="float" office:value="907.9324" calcext:value-type="float">
            <text:p>907.93</text:p>
          </table:table-cell>
          <table:table-cell table:style-name="ce7" table:formula="of:=AVERAGE([.N47:.N56])" office:value-type="float" office:value="1190.0736" calcext:value-type="float">
            <text:p>1190.07</text:p>
          </table:table-cell>
          <table:table-cell table:style-name="ce7" table:formula="of:=AVERAGE([.O47:.O56])" office:value-type="float" office:value="42.8630486445698" calcext:value-type="float">
            <text:p>42.86</text:p>
          </table:table-cell>
          <table:table-cell table:style-name="ce7" table:formula="of:=AVERAGE([.P47:.P56])" office:value-type="float" office:value="49.0163877790525" calcext:value-type="float">
            <text:p>49.02</text:p>
          </table:table-cell>
          <table:table-cell table:style-name="ce7" table:formula="of:=AVERAGE([.Q47:.Q56])" office:value-type="float" office:value="2863.75085" calcext:value-type="float">
            <text:p>2863.75</text:p>
          </table:table-cell>
          <table:table-cell table:style-name="ce7" table:formula="of:=AVERAGE([.R47:.R56])" office:value-type="float" office:value="181.248327907046" calcext:value-type="float">
            <text:p>181.25</text:p>
          </table:table-cell>
          <table:table-cell table:style-name="ce7" table:formula="of:=AVERAGE([.S47:.S56])" office:value-type="float" office:value="162.781779064327" calcext:value-type="float">
            <text:p>162.78</text:p>
          </table:table-cell>
          <table:table-cell table:style-name="ce7" table:formula="of:=AVERAGE([.T47:.T56])" office:value-type="float" office:value="60.2561790039086" calcext:value-type="float">
            <text:p>60.26</text:p>
          </table:table-cell>
          <table:table-cell table:style-name="ce7" table:formula="of:=AVERAGE([.U47:.U56])" office:value-type="float" office:value="34.2901076321635" calcext:value-type="float">
            <text:p>34.29</text:p>
          </table:table-cell>
          <table:table-cell table:style-name="ce7" table:formula="of:=AVERAGE([.V47:.V56])" office:value-type="float" office:value="10.0378781657783" calcext:value-type="float">
            <text:p>10.04</text:p>
          </table:table-cell>
        </table:table-row>
        <table:table-row table:style-name="ro1" table:number-rows-repeated="7">
          <table:table-cell table:number-columns-repeated="22"/>
        </table:table-row>
        <table:table-row table:style-name="ro1">
          <table:table-cell/>
          <table:table-cell table:style-name="ce15" office:value-type="string" calcext:value-type="string" table:number-columns-spanned="21" table:number-rows-spanned="1">
            <text:p>Mean (per subset)</text:p>
          </table:table-cell>
          <table:covered-table-cell table:number-columns-repeated="20"/>
        </table:table-row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4" table:number-rows-spanned="1">
            <text:p>Iterations</text:p>
          </table:table-cell>
          <table:covered-table-cell table:style-name="ce15" office:value-type="string" calcext:value-type="string">
            <text:p>iter.sd</text:p>
          </table:covered-table-cell>
          <table:covered-table-cell table:style-name="ce1" office:value-type="string" calcext:value-type="string">
            <text:p>iter.min</text:p>
          </table:covered-table-cell>
          <table:covered-table-cell table:style-name="ce1" office:value-type="string" calcext:value-type="string">
            <text:p>iter.max</text:p>
          </table:covered-table-cell>
          <table:table-cell table:style-name="ce15" office:value-type="string" calcext:value-type="string" table:number-columns-spanned="2" table:number-rows-spanned="1">
            <text:p>Time (sec)</text:p>
          </table:table-cell>
          <table:covered-table-cell table:style-name="ce15" office:value-type="string" calcext:value-type="string">
            <text:p>time.sd</text:p>
          </table:covered-table-cell>
          <table:table-cell table:style-name="ce15" office:value-type="string" calcext:value-type="string" table:number-columns-spanned="2" table:number-rows-spanned="1">
            <text:p>Memory usage (KiB)</text:p>
          </table:table-cell>
          <table:covered-table-cell table:style-name="ce15" office:value-type="string" calcext:value-type="string">
            <text:p>memusage.sd</text:p>
          </table:covered-table-cell>
          <table:table-cell table:style-name="ce15" office:value-type="string" calcext:value-type="string" table:number-columns-spanned="5" table:number-rows-spanned="1">
            <text:p>Cost</text:p>
          </table:table-cell>
          <table:covered-table-cell table:style-name="ce15" office:value-type="string" calcext:value-type="string">
            <text:p>Cost</text:p>
          </table:covered-table-cell>
          <table:covered-table-cell table:style-name="ce15" office:value-type="string" calcext:value-type="string">
            <text:p>cost.sd</text:p>
          </table:covered-table-cell>
          <table:covered-table-cell table:style-name="ce15" office:value-type="string" calcext:value-type="string">
            <text:p>cost.min</text:p>
          </table:covered-table-cell>
          <table:covered-table-cell table:style-name="ce15" office:value-type="string" calcext:value-type="string">
            <text:p>cost.max</text:p>
          </table:covered-table-cell>
          <table:table-cell table:style-name="ce15" office:value-type="string" calcext:value-type="string" table:number-columns-spanned="2" table:number-rows-spanned="1">
            <text:p>Improvement (%)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ravel distance</text:p>
          </table:table-cell>
          <table:covered-table-cell table:style-name="ce15" office:value-type="string" calcext:value-type="string">
            <text:p>dist.sd</text:p>
          </table:covered-table-cell>
          <table:table-cell table:style-name="ce15" office:value-type="string" calcext:value-type="string" table:number-columns-spanned="2" table:number-rows-spanned="1">
            <text:p>Total tardiness</text:p>
          </table:table-cell>
          <table:covered-table-cell table:style-name="ce15" office:value-type="string" calcext:value-type="string">
            <text:p>tard.sd</text:p>
          </table:covered-table-cell>
          <table:table-cell table:style-name="ce15" office:value-type="string" calcext:value-type="string" table:number-columns-spanned="2" table:number-rows-spanned="1">
            <text:p>Maximum tardiness</text:p>
          </table:table-cell>
          <table:covered-table-cell table:style-name="ce15" office:value-type="string" calcext:value-type="string">
            <text:p>tmax.sd</text:p>
          </table:covered-table-cell>
        </table:table-row>
        <table:table-row table:style-name="ro1">
          <table:covered-table-cell table:style-name="ce1"/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Initial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table:style-name="ce14" office:value-type="string" calcext:value-type="string">
            <text:p>A</text:p>
          </table:table-cell>
          <table:table-cell table:style-name="ce20" office:value-type="float" office:value="8.195" calcext:value-type="float">
            <text:p>8.20</text:p>
          </table:table-cell>
          <table:table-cell table:style-name="ce20" office:value-type="float" office:value="1.30211935666417" calcext:value-type="float">
            <text:p>1.30</text:p>
          </table:table-cell>
          <table:table-cell table:style-name="ce20" office:value-type="float" office:value="6.8" calcext:value-type="float">
            <text:p>6.80</text:p>
          </table:table-cell>
          <table:table-cell table:style-name="ce20" office:value-type="float" office:value="11.2" calcext:value-type="float">
            <text:p>11.20</text:p>
          </table:table-cell>
          <table:table-cell table:style-name="ce20" office:value-type="float" office:value="0.47135" calcext:value-type="float">
            <text:p>0.47</text:p>
          </table:table-cell>
          <table:table-cell table:style-name="ce20" office:value-type="float" office:value="0.205119615330531" calcext:value-type="float">
            <text:p>0.21</text:p>
          </table:table-cell>
          <table:table-cell table:style-name="ce20" office:value-type="float" office:value="134.243885" calcext:value-type="float">
            <text:p>134.24</text:p>
          </table:table-cell>
          <table:table-cell table:style-name="ce20" office:value-type="float" office:value="0.093114803071271" calcext:value-type="float">
            <text:p>0.09</text:p>
          </table:table-cell>
          <table:table-cell table:style-name="ce20" office:value-type="float" office:value="275.7544" calcext:value-type="float">
            <text:p>275.75</text:p>
          </table:table-cell>
          <table:table-cell table:style-name="ce20" office:value-type="float" office:value="225.653085" calcext:value-type="float">
            <text:p>225.65</text:p>
          </table:table-cell>
          <table:table-cell table:style-name="ce20" office:value-type="float" office:value="1.72302420620859" calcext:value-type="float">
            <text:p>1.72</text:p>
          </table:table-cell>
          <table:table-cell table:style-name="ce20" office:value-type="float" office:value="225.1943" calcext:value-type="float">
            <text:p>225.19</text:p>
          </table:table-cell>
          <table:table-cell table:style-name="ce20" office:value-type="float" office:value="232.0122" calcext:value-type="float">
            <text:p>232.01</text:p>
          </table:table-cell>
          <table:table-cell table:style-name="ce20" office:value-type="float" office:value="16.5688681872147" calcext:value-type="float">
            <text:p>16.57</text:p>
          </table:table-cell>
          <table:table-cell table:style-name="ce20" office:value-type="float" office:value="16.7630974568895" calcext:value-type="float">
            <text:p>16.76</text:p>
          </table:table-cell>
          <table:table-cell table:style-name="ce20" office:value-type="float" office:value="639.73679" calcext:value-type="float">
            <text:p>639.74</text:p>
          </table:table-cell>
          <table:table-cell table:style-name="ce20" office:value-type="float" office:value="6.74045922156667" calcext:value-type="float">
            <text:p>6.74</text:p>
          </table:table-cell>
          <table:table-cell table:style-name="ce20" office:value-type="float" office:value="21.365076" calcext:value-type="float">
            <text:p>21.37</text:p>
          </table:table-cell>
          <table:table-cell table:style-name="ce20" office:value-type="float" office:value="1.04758750813678" calcext:value-type="float">
            <text:p>1.05</text:p>
          </table:table-cell>
          <table:table-cell table:style-name="ce20" office:value-type="float" office:value="15.857183" calcext:value-type="float">
            <text:p>15.86</text:p>
          </table:table-cell>
          <table:table-cell table:style-name="ce20" office:value-type="float" office:value="0.523793754068386" calcext:value-type="float">
            <text:p>0.52</text:p>
          </table:table-cell>
        </table:table-row>
        <table:table-row table:style-name="ro1">
          <table:table-cell table:style-name="ce14" office:value-type="string" calcext:value-type="string">
            <text:p>B</text:p>
          </table:table-cell>
          <table:table-cell table:style-name="ce20" office:value-type="float" office:value="31.42" calcext:value-type="float">
            <text:p>31.42</text:p>
          </table:table-cell>
          <table:table-cell table:style-name="ce20" office:value-type="float" office:value="8.02926053771837" calcext:value-type="float">
            <text:p>8.03</text:p>
          </table:table-cell>
          <table:table-cell table:style-name="ce20" office:value-type="float" office:value="19.1" calcext:value-type="float">
            <text:p>19.10</text:p>
          </table:table-cell>
          <table:table-cell table:style-name="ce20" office:value-type="float" office:value="47.5" calcext:value-type="float">
            <text:p>47.50</text:p>
          </table:table-cell>
          <table:table-cell table:style-name="ce20" office:value-type="float" office:value="87.74436" calcext:value-type="float">
            <text:p>87.74</text:p>
          </table:table-cell>
          <table:table-cell table:style-name="ce20" office:value-type="float" office:value="38.4480129831267" calcext:value-type="float">
            <text:p>38.45</text:p>
          </table:table-cell>
          <table:table-cell table:style-name="ce20" office:value-type="float" office:value="138.10883" calcext:value-type="float">
            <text:p>138.11</text:p>
          </table:table-cell>
          <table:table-cell table:style-name="ce20" office:value-type="float" office:value="1.39364838675294" calcext:value-type="float">
            <text:p>1.39</text:p>
          </table:table-cell>
          <table:table-cell table:style-name="ce20" office:value-type="float" office:value="936.3754" calcext:value-type="float">
            <text:p>936.38</text:p>
          </table:table-cell>
          <table:table-cell table:style-name="ce20" office:value-type="float" office:value="425.84608" calcext:value-type="float">
            <text:p>425.85</text:p>
          </table:table-cell>
          <table:table-cell table:style-name="ce20" office:value-type="float" office:value="18.8079678509934" calcext:value-type="float">
            <text:p>18.81</text:p>
          </table:table-cell>
          <table:table-cell table:style-name="ce20" office:value-type="float" office:value="408.975" calcext:value-type="float">
            <text:p>408.98</text:p>
          </table:table-cell>
          <table:table-cell table:style-name="ce20" office:value-type="float" office:value="483.0814" calcext:value-type="float">
            <text:p>483.08</text:p>
          </table:table-cell>
          <table:table-cell table:style-name="ce20" office:value-type="float" office:value="49.6596865641766" calcext:value-type="float">
            <text:p>49.66</text:p>
          </table:table-cell>
          <table:table-cell table:style-name="ce20" office:value-type="float" office:value="51.3170616479039" calcext:value-type="float">
            <text:p>51.32</text:p>
          </table:table-cell>
          <table:table-cell table:style-name="ce20" office:value-type="float" office:value="1162.46924" calcext:value-type="float">
            <text:p>1162.47</text:p>
          </table:table-cell>
          <table:table-cell table:style-name="ce20" office:value-type="float" office:value="44.1736581824941" calcext:value-type="float">
            <text:p>44.17</text:p>
          </table:table-cell>
          <table:table-cell table:style-name="ce20" office:value-type="float" office:value="79.34262505" calcext:value-type="float">
            <text:p>79.34</text:p>
          </table:table-cell>
          <table:table-cell table:style-name="ce20" office:value-type="float" office:value="27.785135620988" calcext:value-type="float">
            <text:p>27.79</text:p>
          </table:table-cell>
          <table:table-cell table:style-name="ce20" office:value-type="float" office:value="35.7261112" calcext:value-type="float">
            <text:p>35.73</text:p>
          </table:table-cell>
          <table:table-cell table:style-name="ce20" office:value-type="float" office:value="6.70743777383608" calcext:value-type="float">
            <text:p>6.71</text:p>
          </table:table-cell>
        </table:table-row>
        <table:table-row table:style-name="ro1">
          <table:table-cell table:style-name="ce14" office:value-type="string" calcext:value-type="string">
            <text:p>C</text:p>
          </table:table-cell>
          <table:table-cell table:style-name="ce20" office:value-type="float" office:value="127.82" calcext:value-type="float">
            <text:p>127.82</text:p>
          </table:table-cell>
          <table:table-cell table:style-name="ce20" office:value-type="float" office:value="35.5866572091393" calcext:value-type="float">
            <text:p>35.59</text:p>
          </table:table-cell>
          <table:table-cell table:style-name="ce20" office:value-type="float" office:value="69.8" calcext:value-type="float">
            <text:p>69.80</text:p>
          </table:table-cell>
          <table:table-cell table:style-name="ce20" office:value-type="float" office:value="203.4" calcext:value-type="float">
            <text:p>203.40</text:p>
          </table:table-cell>
          <table:table-cell table:style-name="ce20" office:value-type="float" office:value="381.45146" calcext:value-type="float">
            <text:p>381.45</text:p>
          </table:table-cell>
          <table:table-cell table:style-name="ce20" office:value-type="float" office:value="132.141567944745" calcext:value-type="float">
            <text:p>132.14</text:p>
          </table:table-cell>
          <table:table-cell table:style-name="ce20" office:value-type="float" office:value="148.306405" calcext:value-type="float">
            <text:p>148.31</text:p>
          </table:table-cell>
          <table:table-cell table:style-name="ce20" office:value-type="float" office:value="3.32811499316477" calcext:value-type="float">
            <text:p>3.33</text:p>
          </table:table-cell>
          <table:table-cell table:style-name="ce20" office:value-type="float" office:value="1705.8586" calcext:value-type="float">
            <text:p>1705.86</text:p>
          </table:table-cell>
          <table:table-cell table:style-name="ce20" office:value-type="float" office:value="660.01409" calcext:value-type="float">
            <text:p>660.01</text:p>
          </table:table-cell>
          <table:table-cell table:style-name="ce20" office:value-type="float" office:value="35.4010569326834" calcext:value-type="float">
            <text:p>35.40</text:p>
          </table:table-cell>
          <table:table-cell table:style-name="ce20" office:value-type="float" office:value="618.8496" calcext:value-type="float">
            <text:p>618.85</text:p>
          </table:table-cell>
          <table:table-cell table:style-name="ce20" office:value-type="float" office:value="747.5823" calcext:value-type="float">
            <text:p>747.58</text:p>
          </table:table-cell>
          <table:table-cell table:style-name="ce20" office:value-type="float" office:value="51.2618339395773" calcext:value-type="float">
            <text:p>51.26</text:p>
          </table:table-cell>
          <table:table-cell table:style-name="ce20" office:value-type="float" office:value="53.9780155152907" calcext:value-type="float">
            <text:p>53.98</text:p>
          </table:table-cell>
          <table:table-cell table:style-name="ce20" office:value-type="float" office:value="1658.47585" calcext:value-type="float">
            <text:p>1658.48</text:p>
          </table:table-cell>
          <table:table-cell table:style-name="ce20" office:value-type="float" office:value="63.3824766721064" calcext:value-type="float">
            <text:p>63.38</text:p>
          </table:table-cell>
          <table:table-cell table:style-name="ce20" office:value-type="float" office:value="262.77045455" calcext:value-type="float">
            <text:p>262.77</text:p>
          </table:table-cell>
          <table:table-cell table:style-name="ce20" office:value-type="float" office:value="65.9564495833773" calcext:value-type="float">
            <text:p>65.96</text:p>
          </table:table-cell>
          <table:table-cell table:style-name="ce20" office:value-type="float" office:value="58.7958066" calcext:value-type="float">
            <text:p>58.80</text:p>
          </table:table-cell>
          <table:table-cell table:style-name="ce20" office:value-type="float" office:value="13.6977986773968" calcext:value-type="float">
            <text:p>13.70</text:p>
          </table:table-cell>
        </table:table-row>
        <table:table-row table:style-name="ro1">
          <table:table-cell table:style-name="ce14" office:value-type="string" calcext:value-type="string">
            <text:p>D</text:p>
          </table:table-cell>
          <table:table-cell table:style-name="ce20" office:value-type="float" office:value="271.005" calcext:value-type="float">
            <text:p>271.01</text:p>
          </table:table-cell>
          <table:table-cell table:style-name="ce20" office:value-type="float" office:value="86.967064225826" calcext:value-type="float">
            <text:p>86.97</text:p>
          </table:table-cell>
          <table:table-cell table:style-name="ce20" office:value-type="float" office:value="149.9" calcext:value-type="float">
            <text:p>149.90</text:p>
          </table:table-cell>
          <table:table-cell table:style-name="ce20" office:value-type="float" office:value="491.3" calcext:value-type="float">
            <text:p>491.30</text:p>
          </table:table-cell>
          <table:table-cell table:style-name="ce20" office:value-type="float" office:value="1139.65569" calcext:value-type="float">
            <text:p>1139.66</text:p>
          </table:table-cell>
          <table:table-cell table:style-name="ce20" office:value-type="float" office:value="382.467945034734" calcext:value-type="float">
            <text:p>382.47</text:p>
          </table:table-cell>
          <table:table-cell table:style-name="ce20" office:value-type="float" office:value="174.1142" calcext:value-type="float">
            <text:p>174.11</text:p>
          </table:table-cell>
          <table:table-cell table:style-name="ce20" office:value-type="float" office:value="7.03518383552408" calcext:value-type="float">
            <text:p>7.04</text:p>
          </table:table-cell>
          <table:table-cell table:style-name="ce20" office:value-type="float" office:value="1891.806" calcext:value-type="float">
            <text:p>1891.81</text:p>
          </table:table-cell>
          <table:table-cell table:style-name="ce20" office:value-type="float" office:value="854.453715" calcext:value-type="float">
            <text:p>854.45</text:p>
          </table:table-cell>
          <table:table-cell table:style-name="ce20" office:value-type="float" office:value="48.1425083278503" calcext:value-type="float">
            <text:p>48.14</text:p>
          </table:table-cell>
          <table:table-cell table:style-name="ce20" office:value-type="float" office:value="788.3654" calcext:value-type="float">
            <text:p>788.37</text:p>
          </table:table-cell>
          <table:table-cell table:style-name="ce20" office:value-type="float" office:value="963.2943" calcext:value-type="float">
            <text:p>963.29</text:p>
          </table:table-cell>
          <table:table-cell table:style-name="ce20" office:value-type="float" office:value="49.4046572224421" calcext:value-type="float">
            <text:p>49.40</text:p>
          </table:table-cell>
          <table:table-cell table:style-name="ce20" office:value-type="float" office:value="53.5191135782796" calcext:value-type="float">
            <text:p>53.52</text:p>
          </table:table-cell>
          <table:table-cell table:style-name="ce20" office:value-type="float" office:value="2210.18515" calcext:value-type="float">
            <text:p>2210.19</text:p>
          </table:table-cell>
          <table:table-cell table:style-name="ce20" office:value-type="float" office:value="113.852230613058" calcext:value-type="float">
            <text:p>113.85</text:p>
          </table:table-cell>
          <table:table-cell table:style-name="ce20" office:value-type="float" office:value="291.499065645" calcext:value-type="float">
            <text:p>291.50</text:p>
          </table:table-cell>
          <table:table-cell table:style-name="ce20" office:value-type="float" office:value="51.7359485228367" calcext:value-type="float">
            <text:p>51.74</text:p>
          </table:table-cell>
          <table:table-cell table:style-name="ce20" office:value-type="float" office:value="61.67750698" calcext:value-type="float">
            <text:p>61.68</text:p>
          </table:table-cell>
          <table:table-cell table:style-name="ce20" office:value-type="float" office:value="19.100861282474" calcext:value-type="float">
            <text:p>19.10</text:p>
          </table:table-cell>
        </table:table-row>
        <table:table-row table:style-name="ro1">
          <table:table-cell table:style-name="ce14" office:value-type="string" calcext:value-type="string">
            <text:p>E</text:p>
          </table:table-cell>
          <table:table-cell table:style-name="ce20" office:value-type="float" office:value="461.215" calcext:value-type="float">
            <text:p>461.22</text:p>
          </table:table-cell>
          <table:table-cell table:style-name="ce20" office:value-type="float" office:value="151.736908520396" calcext:value-type="float">
            <text:p>151.74</text:p>
          </table:table-cell>
          <table:table-cell table:style-name="ce20" office:value-type="float" office:value="204.6" calcext:value-type="float">
            <text:p>204.60</text:p>
          </table:table-cell>
          <table:table-cell table:style-name="ce20" office:value-type="float" office:value="741.6" calcext:value-type="float">
            <text:p>741.60</text:p>
          </table:table-cell>
          <table:table-cell table:style-name="ce20" office:value-type="float" office:value="4672.39495" calcext:value-type="float">
            <text:p>4672.39</text:p>
          </table:table-cell>
          <table:table-cell table:style-name="ce20" office:value-type="float" office:value="1436.0361852525" calcext:value-type="float">
            <text:p>1436.04</text:p>
          </table:table-cell>
          <table:table-cell table:style-name="ce20" office:value-type="float" office:value="223.29425" calcext:value-type="float">
            <text:p>223.29</text:p>
          </table:table-cell>
          <table:table-cell table:style-name="ce20" office:value-type="float" office:value="6.44980279285126" calcext:value-type="float">
            <text:p>6.45</text:p>
          </table:table-cell>
          <table:table-cell table:style-name="ce20" office:value-type="float" office:value="1856.642" calcext:value-type="float">
            <text:p>1856.64</text:p>
          </table:table-cell>
          <table:table-cell table:style-name="ce20" office:value-type="float" office:value="1020.274325" calcext:value-type="float">
            <text:p>1020.27</text:p>
          </table:table-cell>
          <table:table-cell table:style-name="ce20" office:value-type="float" office:value="74.0620967296899" calcext:value-type="float">
            <text:p>74.06</text:p>
          </table:table-cell>
          <table:table-cell table:style-name="ce20" office:value-type="float" office:value="907.9324" calcext:value-type="float">
            <text:p>907.93</text:p>
          </table:table-cell>
          <table:table-cell table:style-name="ce20" office:value-type="float" office:value="1190.0736" calcext:value-type="float">
            <text:p>1190.07</text:p>
          </table:table-cell>
          <table:table-cell table:style-name="ce20" office:value-type="float" office:value="42.8630486445698" calcext:value-type="float">
            <text:p>42.86</text:p>
          </table:table-cell>
          <table:table-cell table:style-name="ce20" office:value-type="float" office:value="49.0163877790525" calcext:value-type="float">
            <text:p>49.02</text:p>
          </table:table-cell>
          <table:table-cell table:style-name="ce20" office:value-type="float" office:value="2863.75085" calcext:value-type="float">
            <text:p>2863.75</text:p>
          </table:table-cell>
          <table:table-cell table:style-name="ce20" office:value-type="float" office:value="181.248327907046" calcext:value-type="float">
            <text:p>181.25</text:p>
          </table:table-cell>
          <table:table-cell table:style-name="ce20" office:value-type="float" office:value="162.781779064327" calcext:value-type="float">
            <text:p>162.78</text:p>
          </table:table-cell>
          <table:table-cell table:style-name="ce20" office:value-type="float" office:value="60.2561790039086" calcext:value-type="float">
            <text:p>60.26</text:p>
          </table:table-cell>
          <table:table-cell table:style-name="ce20" office:value-type="float" office:value="34.2901076321635" calcext:value-type="float">
            <text:p>34.29</text:p>
          </table:table-cell>
          <table:table-cell table:style-name="ce20" office:value-type="float" office:value="10.0378781657783" calcext:value-type="float">
            <text:p>10.04</text:p>
          </table:table-cell>
        </table:table-row>
        <table:table-row table:style-name="ro1">
          <table:table-cell table:style-name="ce14" office:value-type="string" calcext:value-type="string">
            <text:p>F</text:p>
          </table:table-cell>
          <table:table-cell table:number-columns-repeated="21" table:style-name="ce20" office:value-type="string" calcext:value-type="string">
            <text:p>--</text:p>
          </table:table-cell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number-columns-repeated="21" table:style-name="ce20" office:value-type="string" calcext:value-type="string">
            <text:p>--</text:p>
          </table:table-cell>
        </table:table-row>
        <table:table-row table:style-name="ro1" table:number-rows-repeated="104850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ummary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9" table:default-cell-style-name="ce6"/>
        <table:table-column table:style-name="co1" table:number-columns-repeated="3" table:default-cell-style-name="ce1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3" table:number-rows-spanned="1">
            <text:p>Iterations (mean)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Time (sec.)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Cost (mean)</text:p>
          </table:table-cell>
          <table:covered-table-cell table:number-columns-repeated="2" table:style-name="ce15"/>
          <table:table-cell table:style-name="ce40" office:value-type="string" calcext:value-type="string" table:number-columns-spanned="3" table:number-rows-spanned="1">
            <text:p>Cost (best)</text:p>
          </table:table-cell>
          <table:covered-table-cell table:number-columns-repeated="2" table:style-name="ce40"/>
          <table:table-cell table:number-columns-repeated="1010"/>
        </table:table-row>
        <table:table-row table:style-name="ro1">
          <table:covered-table-cell table:style-name="ce1"/>
          <table:table-cell table:style-name="ce15" office:value-type="string" calcext:value-type="string">
            <text:p>R+G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R+G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R+G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R</text:p>
          </table:table-cell>
          <table:table-cell table:style-name="ce40" office:value-type="string" calcext:value-type="string">
            <text:p>R+G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1</text:p>
          </table:table-cell>
          <table:table-cell office:value-type="float" office:value="8.85" calcext:value-type="float">
            <text:p>8.85</text:p>
          </table:table-cell>
          <table:table-cell office:value-type="float" office:value="8.7" calcext:value-type="float">
            <text:p>8.70</text:p>
          </table:table-cell>
          <table:table-cell office:value-type="float" office:value="9.45" calcext:value-type="float">
            <text:p>9.45</text:p>
          </table:table-cell>
          <table:table-cell office:value-type="float" office:value="0.17375" calcext:value-type="float">
            <text:p>0.17</text:p>
          </table:table-cell>
          <table:table-cell office:value-type="float" office:value="0.1858" calcext:value-type="float">
            <text:p>0.19</text:p>
          </table:table-cell>
          <table:table-cell office:value-type="float" office:value="0.1714" calcext:value-type="float">
            <text:p>0.17</text:p>
          </table:table-cell>
          <table:table-cell office:value-type="float" office:value="219.191" calcext:value-type="float">
            <text:p>219.19</text:p>
          </table:table-cell>
          <table:table-cell office:value-type="float" office:value="221.175" calcext:value-type="float">
            <text:p>221.18</text:p>
          </table:table-cell>
          <table:table-cell table:number-columns-repeated="4" table:style-name="ce8" office:value-type="float" office:value="218.199" calcext:value-type="float">
            <text:p>218.2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2</text:p>
          </table:table-cell>
          <table:table-cell office:value-type="float" office:value="7.35" calcext:value-type="float">
            <text:p>7.35</text:p>
          </table:table-cell>
          <table:table-cell office:value-type="float" office:value="7.1" calcext:value-type="float">
            <text:p>7.10</text:p>
          </table:table-cell>
          <table:table-cell office:value-type="float" office:value="7.3" calcext:value-type="float">
            <text:p>7.30</text:p>
          </table:table-cell>
          <table:table-cell office:value-type="float" office:value="0.18125" calcext:value-type="float">
            <text:p>0.18</text:p>
          </table:table-cell>
          <table:table-cell office:value-type="float" office:value="0.20285" calcext:value-type="float">
            <text:p>0.20</text:p>
          </table:table-cell>
          <table:table-cell office:value-type="float" office:value="0.19725" calcext:value-type="float">
            <text:p>0.20</text:p>
          </table:table-cell>
          <table:table-cell table:number-columns-repeated="6" table:style-name="ce8" office:value-type="float" office:value="246.626" calcext:value-type="float">
            <text:p>246.6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3</text:p>
          </table:table-cell>
          <table:table-cell office:value-type="float" office:value="7.15" calcext:value-type="float">
            <text:p>7.15</text:p>
          </table:table-cell>
          <table:table-cell office:value-type="float" office:value="7" calcext:value-type="float">
            <text:p>7.00</text:p>
          </table:table-cell>
          <table:table-cell office:value-type="float" office:value="7.3" calcext:value-type="float">
            <text:p>7.30</text:p>
          </table:table-cell>
          <table:table-cell office:value-type="float" office:value="0.4678" calcext:value-type="float">
            <text:p>0.47</text:p>
          </table:table-cell>
          <table:table-cell office:value-type="float" office:value="0.5812" calcext:value-type="float">
            <text:p>0.58</text:p>
          </table:table-cell>
          <table:table-cell office:value-type="float" office:value="0.52005" calcext:value-type="float">
            <text:p>0.52</text:p>
          </table:table-cell>
          <table:table-cell table:number-columns-repeated="6" table:style-name="ce8" office:value-type="float" office:value="305.86" calcext:value-type="float">
            <text:p>305.8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4</text:p>
          </table:table-cell>
          <table:table-cell office:value-type="float" office:value="7.7" calcext:value-type="float">
            <text:p>7.70</text:p>
          </table:table-cell>
          <table:table-cell office:value-type="float" office:value="7.9" calcext:value-type="float">
            <text:p>7.90</text:p>
          </table:table-cell>
          <table:table-cell office:value-type="float" office:value="8.5" calcext:value-type="float">
            <text:p>8.50</text:p>
          </table:table-cell>
          <table:table-cell office:value-type="float" office:value="1.3018" calcext:value-type="float">
            <text:p>1.30</text:p>
          </table:table-cell>
          <table:table-cell office:value-type="float" office:value="1.59275" calcext:value-type="float">
            <text:p>1.59</text:p>
          </table:table-cell>
          <table:table-cell office:value-type="float" office:value="1.126" calcext:value-type="float">
            <text:p>1.13</text:p>
          </table:table-cell>
          <table:table-cell office:value-type="float" office:value="189.2488" calcext:value-type="float">
            <text:p>189.25</text:p>
          </table:table-cell>
          <table:table-cell table:style-name="ce8" office:value-type="float" office:value="186.897" calcext:value-type="float">
            <text:p>186.90</text:p>
          </table:table-cell>
          <table:table-cell office:value-type="float" office:value="189.2488" calcext:value-type="float">
            <text:p>189.25</text:p>
          </table:table-cell>
          <table:table-cell table:number-columns-repeated="3" table:style-name="ce8" office:value-type="float" office:value="186.897" calcext:value-type="float">
            <text:p>186.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5</text:p>
          </table:table-cell>
          <table:table-cell office:value-type="float" office:value="9.25" calcext:value-type="float">
            <text:p>9.25</text:p>
          </table:table-cell>
          <table:table-cell office:value-type="float" office:value="9.7" calcext:value-type="float">
            <text:p>9.70</text:p>
          </table:table-cell>
          <table:table-cell office:value-type="float" office:value="9.4" calcext:value-type="float">
            <text:p>9.40</text:p>
          </table:table-cell>
          <table:table-cell office:value-type="float" office:value="0.2315" calcext:value-type="float">
            <text:p>0.23</text:p>
          </table:table-cell>
          <table:table-cell office:value-type="float" office:value="0.2707" calcext:value-type="float">
            <text:p>0.27</text:p>
          </table:table-cell>
          <table:table-cell office:value-type="float" office:value="0.22315" calcext:value-type="float">
            <text:p>0.22</text:p>
          </table:table-cell>
          <table:table-cell office:value-type="float" office:value="194.0031" calcext:value-type="float">
            <text:p>194.00</text:p>
          </table:table-cell>
          <table:table-cell office:value-type="float" office:value="198.4632" calcext:value-type="float">
            <text:p>198.46</text:p>
          </table:table-cell>
          <table:table-cell table:style-name="ce8" office:value-type="float" office:value="191.77305" calcext:value-type="float">
            <text:p>191.77</text:p>
          </table:table-cell>
          <table:table-cell table:number-columns-repeated="3" table:style-name="ce8" office:value-type="float" office:value="189.543" calcext:value-type="float">
            <text:p>189.5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6</text:p>
          </table:table-cell>
          <table:table-cell office:value-type="float" office:value="7.95" calcext:value-type="float">
            <text:p>7.95</text:p>
          </table:table-cell>
          <table:table-cell office:value-type="float" office:value="8.25" calcext:value-type="float">
            <text:p>8.25</text:p>
          </table:table-cell>
          <table:table-cell office:value-type="float" office:value="8.5" calcext:value-type="float">
            <text:p>8.50</text:p>
          </table:table-cell>
          <table:table-cell office:value-type="float" office:value="0.1753" calcext:value-type="float">
            <text:p>0.18</text:p>
          </table:table-cell>
          <table:table-cell office:value-type="float" office:value="0.1942" calcext:value-type="float">
            <text:p>0.19</text:p>
          </table:table-cell>
          <table:table-cell office:value-type="float" office:value="0.2081" calcext:value-type="float">
            <text:p>0.21</text:p>
          </table:table-cell>
          <table:table-cell table:number-columns-repeated="2" office:value-type="float" office:value="200.114" calcext:value-type="float">
            <text:p>200.11</text:p>
          </table:table-cell>
          <table:table-cell table:style-name="ce8" office:value-type="float" office:value="200.105" calcext:value-type="float">
            <text:p>200.11</text:p>
          </table:table-cell>
          <table:table-cell table:number-columns-repeated="3" table:style-name="ce8" office:value-type="float" office:value="200.099" calcext:value-type="float">
            <text:p>200.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7</text:p>
          </table:table-cell>
          <table:table-cell office:value-type="float" office:value="7.35" calcext:value-type="float">
            <text:p>7.35</text:p>
          </table:table-cell>
          <table:table-cell office:value-type="float" office:value="7.1" calcext:value-type="float">
            <text:p>7.10</text:p>
          </table:table-cell>
          <table:table-cell office:value-type="float" office:value="7.5" calcext:value-type="float">
            <text:p>7.50</text:p>
          </table:table-cell>
          <table:table-cell office:value-type="float" office:value="0.1247" calcext:value-type="float">
            <text:p>0.12</text:p>
          </table:table-cell>
          <table:table-cell office:value-type="float" office:value="0.1461" calcext:value-type="float">
            <text:p>0.15</text:p>
          </table:table-cell>
          <table:table-cell office:value-type="float" office:value="0.12535" calcext:value-type="float">
            <text:p>0.13</text:p>
          </table:table-cell>
          <table:table-cell table:number-columns-repeated="6" table:style-name="ce8" office:value-type="float" office:value="225.369" calcext:value-type="float">
            <text:p>225.3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8</text:p>
          </table:table-cell>
          <table:table-cell office:value-type="float" office:value="7.45" calcext:value-type="float">
            <text:p>7.45</text:p>
          </table:table-cell>
          <table:table-cell office:value-type="float" office:value="7.3" calcext:value-type="float">
            <text:p>7.30</text:p>
          </table:table-cell>
          <table:table-cell office:value-type="float" office:value="8" calcext:value-type="float">
            <text:p>8.00</text:p>
          </table:table-cell>
          <table:table-cell office:value-type="float" office:value="0.18535" calcext:value-type="float">
            <text:p>0.19</text:p>
          </table:table-cell>
          <table:table-cell office:value-type="float" office:value="0.2283" calcext:value-type="float">
            <text:p>0.23</text:p>
          </table:table-cell>
          <table:table-cell office:value-type="float" office:value="0.1897" calcext:value-type="float">
            <text:p>0.19</text:p>
          </table:table-cell>
          <table:table-cell table:number-columns-repeated="6" table:style-name="ce8" office:value-type="float" office:value="232.049" calcext:value-type="float">
            <text:p>232.0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9</text:p>
          </table:table-cell>
          <table:table-cell office:value-type="float" office:value="8.7" calcext:value-type="float">
            <text:p>8.70</text:p>
          </table:table-cell>
          <table:table-cell office:value-type="float" office:value="8.95" calcext:value-type="float">
            <text:p>8.95</text:p>
          </table:table-cell>
          <table:table-cell office:value-type="float" office:value="8.05" calcext:value-type="float">
            <text:p>8.05</text:p>
          </table:table-cell>
          <table:table-cell office:value-type="float" office:value="2.49885" calcext:value-type="float">
            <text:p>2.50</text:p>
          </table:table-cell>
          <table:table-cell office:value-type="float" office:value="2.69725" calcext:value-type="float">
            <text:p>2.70</text:p>
          </table:table-cell>
          <table:table-cell office:value-type="float" office:value="1.83745" calcext:value-type="float">
            <text:p>1.84</text:p>
          </table:table-cell>
          <table:table-cell table:style-name="ce8" office:value-type="float" office:value="222.295" calcext:value-type="float">
            <text:p>222.30</text:p>
          </table:table-cell>
          <table:table-cell office:value-type="float" office:value="222.8916" calcext:value-type="float">
            <text:p>222.89</text:p>
          </table:table-cell>
          <table:table-cell table:number-columns-repeated="4" table:style-name="ce8" office:value-type="float" office:value="222.295" calcext:value-type="float">
            <text:p>222.3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10</text:p>
          </table:table-cell>
          <table:table-cell office:value-type="float" office:value="7.7" calcext:value-type="float">
            <text:p>7.70</text:p>
          </table:table-cell>
          <table:table-cell office:value-type="float" office:value="7.75" calcext:value-type="float">
            <text:p>7.75</text:p>
          </table:table-cell>
          <table:table-cell office:value-type="float" office:value="7.95" calcext:value-type="float">
            <text:p>7.95</text:p>
          </table:table-cell>
          <table:table-cell office:value-type="float" office:value="0.1055" calcext:value-type="float">
            <text:p>0.11</text:p>
          </table:table-cell>
          <table:table-cell office:value-type="float" office:value="0.11095" calcext:value-type="float">
            <text:p>0.11</text:p>
          </table:table-cell>
          <table:table-cell office:value-type="float" office:value="0.11505" calcext:value-type="float">
            <text:p>0.12</text:p>
          </table:table-cell>
          <table:table-cell office:value-type="float" office:value="226.5521" calcext:value-type="float">
            <text:p>226.55</text:p>
          </table:table-cell>
          <table:table-cell table:number-columns-repeated="5" table:style-name="ce8" office:value-type="float" office:value="225.006" calcext:value-type="float">
            <text:p>225.0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float" office:value="7.945" calcext:value-type="float">
            <text:p>7.95</text:p>
          </table:table-cell>
          <table:table-cell table:style-name="ce7" office:value-type="float" office:value="7.975" calcext:value-type="float">
            <text:p>7.98</text:p>
          </table:table-cell>
          <table:table-cell table:style-name="ce7" office:value-type="float" office:value="8.195" calcext:value-type="float">
            <text:p>8.20</text:p>
          </table:table-cell>
          <table:table-cell table:style-name="ce7" office:value-type="float" office:value="0.54458" calcext:value-type="float">
            <text:p>0.54</text:p>
          </table:table-cell>
          <table:table-cell table:style-name="ce7" office:value-type="float" office:value="0.62101" calcext:value-type="float">
            <text:p>0.62</text:p>
          </table:table-cell>
          <table:table-cell table:style-name="ce7" office:value-type="float" office:value="0.47135" calcext:value-type="float">
            <text:p>0.47</text:p>
          </table:table-cell>
          <table:table-cell table:style-name="ce7" office:value-type="float" office:value="226.1308" calcext:value-type="float">
            <text:p>226.13</text:p>
          </table:table-cell>
          <table:table-cell table:style-name="ce7" office:value-type="float" office:value="226.44508" calcext:value-type="float">
            <text:p>226.45</text:p>
          </table:table-cell>
          <table:table-cell table:style-name="ce9" office:value-type="float" office:value="225.653085" calcext:value-type="float">
            <text:p>225.65</text:p>
          </table:table-cell>
          <table:table-cell table:number-columns-repeated="3" table:style-name="ce9" office:value-type="float" office:value="225.1943" calcext:value-type="float">
            <text:p>225.19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B1</text:p>
          </table:table-cell>
          <table:table-cell office:value-type="float" office:value="25.65" calcext:value-type="float">
            <text:p>25.65</text:p>
          </table:table-cell>
          <table:table-cell office:value-type="float" office:value="24.55" calcext:value-type="float">
            <text:p>24.55</text:p>
          </table:table-cell>
          <table:table-cell office:value-type="float" office:value="26.9" calcext:value-type="float">
            <text:p>26.90</text:p>
          </table:table-cell>
          <table:table-cell office:value-type="float" office:value="42.9526" calcext:value-type="float">
            <text:p>42.95</text:p>
          </table:table-cell>
          <table:table-cell office:value-type="float" office:value="65.93725" calcext:value-type="float">
            <text:p>65.94</text:p>
          </table:table-cell>
          <table:table-cell office:value-type="float" office:value="40.59005" calcext:value-type="float">
            <text:p>40.59</text:p>
          </table:table-cell>
          <table:table-cell office:value-type="float" office:value="434.7863" calcext:value-type="float">
            <text:p>434.79</text:p>
          </table:table-cell>
          <table:table-cell table:style-name="ce8" office:value-type="float" office:value="431.73535" calcext:value-type="float">
            <text:p>431.74</text:p>
          </table:table-cell>
          <table:table-cell office:value-type="float" office:value="433.85905" calcext:value-type="float">
            <text:p>433.86</text:p>
          </table:table-cell>
          <table:table-cell table:number-columns-repeated="3" table:style-name="ce8" office:value-type="float" office:value="428.097" calcext:value-type="float">
            <text:p>428.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2</text:p>
          </table:table-cell>
          <table:table-cell office:value-type="float" office:value="25.75" calcext:value-type="float">
            <text:p>25.75</text:p>
          </table:table-cell>
          <table:table-cell office:value-type="float" office:value="23.2" calcext:value-type="float">
            <text:p>23.20</text:p>
          </table:table-cell>
          <table:table-cell office:value-type="float" office:value="28.25" calcext:value-type="float">
            <text:p>28.25</text:p>
          </table:table-cell>
          <table:table-cell office:value-type="float" office:value="12.87995" calcext:value-type="float">
            <text:p>12.88</text:p>
          </table:table-cell>
          <table:table-cell office:value-type="float" office:value="13.2867" calcext:value-type="float">
            <text:p>13.29</text:p>
          </table:table-cell>
          <table:table-cell office:value-type="float" office:value="8.708" calcext:value-type="float">
            <text:p>8.71</text:p>
          </table:table-cell>
          <table:table-cell office:value-type="float" office:value="483.02965" calcext:value-type="float">
            <text:p>483.03</text:p>
          </table:table-cell>
          <table:table-cell office:value-type="float" office:value="485.28795" calcext:value-type="float">
            <text:p>485.29</text:p>
          </table:table-cell>
          <table:table-cell table:style-name="ce8" office:value-type="float" office:value="477.62305" calcext:value-type="float">
            <text:p>477.62</text:p>
          </table:table-cell>
          <table:table-cell table:number-columns-repeated="3" table:style-name="ce8" office:value-type="float" office:value="476.049" calcext:value-type="float">
            <text:p>476.0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3</text:p>
          </table:table-cell>
          <table:table-cell office:value-type="float" office:value="35.45" calcext:value-type="float">
            <text:p>35.45</text:p>
          </table:table-cell>
          <table:table-cell office:value-type="float" office:value="33.65" calcext:value-type="float">
            <text:p>33.65</text:p>
          </table:table-cell>
          <table:table-cell office:value-type="float" office:value="32.9" calcext:value-type="float">
            <text:p>32.90</text:p>
          </table:table-cell>
          <table:table-cell office:value-type="float" office:value="210.9738" calcext:value-type="float">
            <text:p>210.97</text:p>
          </table:table-cell>
          <table:table-cell office:value-type="float" office:value="206.55615" calcext:value-type="float">
            <text:p>206.56</text:p>
          </table:table-cell>
          <table:table-cell office:value-type="float" office:value="170.8757" calcext:value-type="float">
            <text:p>170.88</text:p>
          </table:table-cell>
          <table:table-cell office:value-type="float" office:value="419.5074" calcext:value-type="float">
            <text:p>419.51</text:p>
          </table:table-cell>
          <table:table-cell office:value-type="float" office:value="421.8164" calcext:value-type="float">
            <text:p>421.82</text:p>
          </table:table-cell>
          <table:table-cell table:style-name="ce8" office:value-type="float" office:value="418.28605" calcext:value-type="float">
            <text:p>418.29</text:p>
          </table:table-cell>
          <table:table-cell table:number-columns-repeated="2" table:style-name="ce8" office:value-type="float" office:value="399.092" calcext:value-type="float">
            <text:p>399.09</text:p>
          </table:table-cell>
          <table:table-cell table:style-name="ce6" office:value-type="float" office:value="414.496" calcext:value-type="float">
            <text:p>414.5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4</text:p>
          </table:table-cell>
          <table:table-cell office:value-type="float" office:value="30" calcext:value-type="float">
            <text:p>30.00</text:p>
          </table:table-cell>
          <table:table-cell office:value-type="float" office:value="27.4" calcext:value-type="float">
            <text:p>27.40</text:p>
          </table:table-cell>
          <table:table-cell office:value-type="float" office:value="30.65" calcext:value-type="float">
            <text:p>30.65</text:p>
          </table:table-cell>
          <table:table-cell office:value-type="float" office:value="20.7589" calcext:value-type="float">
            <text:p>20.76</text:p>
          </table:table-cell>
          <table:table-cell office:value-type="float" office:value="22.2945" calcext:value-type="float">
            <text:p>22.29</text:p>
          </table:table-cell>
          <table:table-cell office:value-type="float" office:value="21.1906" calcext:value-type="float">
            <text:p>21.19</text:p>
          </table:table-cell>
          <table:table-cell office:value-type="float" office:value="439.23045" calcext:value-type="float">
            <text:p>439.23</text:p>
          </table:table-cell>
          <table:table-cell office:value-type="float" office:value="447.60145" calcext:value-type="float">
            <text:p>447.60</text:p>
          </table:table-cell>
          <table:table-cell table:style-name="ce8" office:value-type="float" office:value="435.78545" calcext:value-type="float">
            <text:p>435.79</text:p>
          </table:table-cell>
          <table:table-cell table:number-columns-repeated="3" table:style-name="ce8" office:value-type="float" office:value="411.296" calcext:value-type="float">
            <text:p>411.3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5</text:p>
          </table:table-cell>
          <table:table-cell office:value-type="float" office:value="26.7" calcext:value-type="float">
            <text:p>26.70</text:p>
          </table:table-cell>
          <table:table-cell office:value-type="float" office:value="30" calcext:value-type="float">
            <text:p>30.00</text:p>
          </table:table-cell>
          <table:table-cell office:value-type="float" office:value="28.25" calcext:value-type="float">
            <text:p>28.25</text:p>
          </table:table-cell>
          <table:table-cell office:value-type="float" office:value="76.0755" calcext:value-type="float">
            <text:p>76.08</text:p>
          </table:table-cell>
          <table:table-cell office:value-type="float" office:value="97.70875" calcext:value-type="float">
            <text:p>97.71</text:p>
          </table:table-cell>
          <table:table-cell office:value-type="float" office:value="58.99105" calcext:value-type="float">
            <text:p>58.99</text:p>
          </table:table-cell>
          <table:table-cell office:value-type="float" office:value="390.17245" calcext:value-type="float">
            <text:p>390.17</text:p>
          </table:table-cell>
          <table:table-cell table:style-name="ce8" office:value-type="float" office:value="382.8543" calcext:value-type="float">
            <text:p>382.85</text:p>
          </table:table-cell>
          <table:table-cell office:value-type="float" office:value="389.61645" calcext:value-type="float">
            <text:p>389.62</text:p>
          </table:table-cell>
          <table:table-cell table:number-columns-repeated="3" table:style-name="ce8" office:value-type="float" office:value="366.339" calcext:value-type="float">
            <text:p>366.3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6</text:p>
          </table:table-cell>
          <table:table-cell office:value-type="float" office:value="36.2" calcext:value-type="float">
            <text:p>36.20</text:p>
          </table:table-cell>
          <table:table-cell office:value-type="float" office:value="38.2" calcext:value-type="float">
            <text:p>38.20</text:p>
          </table:table-cell>
          <table:table-cell office:value-type="float" office:value="35.15" calcext:value-type="float">
            <text:p>35.15</text:p>
          </table:table-cell>
          <table:table-cell office:value-type="float" office:value="261.42695" calcext:value-type="float">
            <text:p>261.43</text:p>
          </table:table-cell>
          <table:table-cell office:value-type="float" office:value="296.2451" calcext:value-type="float">
            <text:p>296.25</text:p>
          </table:table-cell>
          <table:table-cell office:value-type="float" office:value="202.1089" calcext:value-type="float">
            <text:p>202.11</text:p>
          </table:table-cell>
          <table:table-cell office:value-type="float" office:value="516.9942" calcext:value-type="float">
            <text:p>516.99</text:p>
          </table:table-cell>
          <table:table-cell office:value-type="float" office:value="510.8921" calcext:value-type="float">
            <text:p>510.89</text:p>
          </table:table-cell>
          <table:table-cell table:style-name="ce8" office:value-type="float" office:value="505.9691" calcext:value-type="float">
            <text:p>505.97</text:p>
          </table:table-cell>
          <table:table-cell table:number-columns-repeated="3" table:style-name="ce8" office:value-type="float" office:value="441.698" calcext:value-type="float">
            <text:p>441.7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7</text:p>
          </table:table-cell>
          <table:table-cell office:value-type="float" office:value="31.4" calcext:value-type="float">
            <text:p>31.40</text:p>
          </table:table-cell>
          <table:table-cell office:value-type="float" office:value="31.25" calcext:value-type="float">
            <text:p>31.25</text:p>
          </table:table-cell>
          <table:table-cell office:value-type="float" office:value="31.2" calcext:value-type="float">
            <text:p>31.20</text:p>
          </table:table-cell>
          <table:table-cell office:value-type="float" office:value="42.71665" calcext:value-type="float">
            <text:p>42.72</text:p>
          </table:table-cell>
          <table:table-cell office:value-type="float" office:value="40.3546" calcext:value-type="float">
            <text:p>40.35</text:p>
          </table:table-cell>
          <table:table-cell office:value-type="float" office:value="29.78015" calcext:value-type="float">
            <text:p>29.78</text:p>
          </table:table-cell>
          <table:table-cell table:style-name="ce8" office:value-type="float" office:value="334.32815" calcext:value-type="float">
            <text:p>334.33</text:p>
          </table:table-cell>
          <table:table-cell office:value-type="float" office:value="346.84985" calcext:value-type="float">
            <text:p>346.85</text:p>
          </table:table-cell>
          <table:table-cell office:value-type="float" office:value="335.72955" calcext:value-type="float">
            <text:p>335.73</text:p>
          </table:table-cell>
          <table:table-cell table:number-columns-repeated="3" table:style-name="ce8" office:value-type="float" office:value="328.671" calcext:value-type="float">
            <text:p>328.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8</text:p>
          </table:table-cell>
          <table:table-cell office:value-type="float" office:value="35.75" calcext:value-type="float">
            <text:p>35.75</text:p>
          </table:table-cell>
          <table:table-cell office:value-type="float" office:value="32.4" calcext:value-type="float">
            <text:p>32.40</text:p>
          </table:table-cell>
          <table:table-cell office:value-type="float" office:value="33.75" calcext:value-type="float">
            <text:p>33.75</text:p>
          </table:table-cell>
          <table:table-cell office:value-type="float" office:value="36.4626" calcext:value-type="float">
            <text:p>36.46</text:p>
          </table:table-cell>
          <table:table-cell office:value-type="float" office:value="35.04855" calcext:value-type="float">
            <text:p>35.05</text:p>
          </table:table-cell>
          <table:table-cell office:value-type="float" office:value="25.2064" calcext:value-type="float">
            <text:p>25.21</text:p>
          </table:table-cell>
          <table:table-cell office:value-type="float" office:value="373.9451" calcext:value-type="float">
            <text:p>373.95</text:p>
          </table:table-cell>
          <table:table-cell table:style-name="ce8" office:value-type="float" office:value="373.8246" calcext:value-type="float">
            <text:p>373.82</text:p>
          </table:table-cell>
          <table:table-cell office:value-type="float" office:value="374.55595" calcext:value-type="float">
            <text:p>374.56</text:p>
          </table:table-cell>
          <table:table-cell table:number-columns-repeated="3" table:style-name="ce8" office:value-type="float" office:value="357.684" calcext:value-type="float">
            <text:p>357.6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9</text:p>
          </table:table-cell>
          <table:table-cell office:value-type="float" office:value="33.2" calcext:value-type="float">
            <text:p>33.20</text:p>
          </table:table-cell>
          <table:table-cell office:value-type="float" office:value="33.45" calcext:value-type="float">
            <text:p>33.45</text:p>
          </table:table-cell>
          <table:table-cell office:value-type="float" office:value="35.35" calcext:value-type="float">
            <text:p>35.35</text:p>
          </table:table-cell>
          <table:table-cell office:value-type="float" office:value="220.289" calcext:value-type="float">
            <text:p>220.29</text:p>
          </table:table-cell>
          <table:table-cell office:value-type="float" office:value="261.96585" calcext:value-type="float">
            <text:p>261.97</text:p>
          </table:table-cell>
          <table:table-cell office:value-type="float" office:value="173.07555" calcext:value-type="float">
            <text:p>173.08</text:p>
          </table:table-cell>
          <table:table-cell office:value-type="float" office:value="410.5909" calcext:value-type="float">
            <text:p>410.59</text:p>
          </table:table-cell>
          <table:table-cell office:value-type="float" office:value="414.6749" calcext:value-type="float">
            <text:p>414.67</text:p>
          </table:table-cell>
          <table:table-cell table:style-name="ce8" office:value-type="float" office:value="407.42705" calcext:value-type="float">
            <text:p>407.43</text:p>
          </table:table-cell>
          <table:table-cell table:style-name="ce8" office:value-type="float" office:value="402.671" calcext:value-type="float">
            <text:p>402.67</text:p>
          </table:table-cell>
          <table:table-cell table:style-name="ce6" office:value-type="float" office:value="403.294" calcext:value-type="float">
            <text:p>403.29</text:p>
          </table:table-cell>
          <table:table-cell table:style-name="ce8" office:value-type="float" office:value="402.671" calcext:value-type="float">
            <text:p>402.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10</text:p>
          </table:table-cell>
          <table:table-cell office:value-type="float" office:value="33.85" calcext:value-type="float">
            <text:p>33.85</text:p>
          </table:table-cell>
          <table:table-cell office:value-type="float" office:value="30.8" calcext:value-type="float">
            <text:p>30.80</text:p>
          </table:table-cell>
          <table:table-cell office:value-type="float" office:value="31.8" calcext:value-type="float">
            <text:p>31.80</text:p>
          </table:table-cell>
          <table:table-cell office:value-type="float" office:value="218.70455" calcext:value-type="float">
            <text:p>218.70</text:p>
          </table:table-cell>
          <table:table-cell office:value-type="float" office:value="287.3528" calcext:value-type="float">
            <text:p>287.35</text:p>
          </table:table-cell>
          <table:table-cell office:value-type="float" office:value="146.9172" calcext:value-type="float">
            <text:p>146.92</text:p>
          </table:table-cell>
          <table:table-cell table:style-name="ce8" office:value-type="float" office:value="479.4839" calcext:value-type="float">
            <text:p>479.48</text:p>
          </table:table-cell>
          <table:table-cell office:value-type="float" office:value="483.22975" calcext:value-type="float">
            <text:p>483.23</text:p>
          </table:table-cell>
          <table:table-cell office:value-type="float" office:value="479.6091" calcext:value-type="float">
            <text:p>479.61</text:p>
          </table:table-cell>
          <table:table-cell table:number-columns-repeated="3" table:style-name="ce8" office:value-type="float" office:value="462.749" calcext:value-type="float">
            <text:p>462.7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float" office:value="31.395" calcext:value-type="float">
            <text:p>31.40</text:p>
          </table:table-cell>
          <table:table-cell table:style-name="ce7" office:value-type="float" office:value="30.49" calcext:value-type="float">
            <text:p>30.49</text:p>
          </table:table-cell>
          <table:table-cell table:style-name="ce7" office:value-type="float" office:value="31.42" calcext:value-type="float">
            <text:p>31.42</text:p>
          </table:table-cell>
          <table:table-cell table:style-name="ce7" office:value-type="float" office:value="114.32405" calcext:value-type="float">
            <text:p>114.32</text:p>
          </table:table-cell>
          <table:table-cell table:style-name="ce7" office:value-type="float" office:value="132.675025" calcext:value-type="float">
            <text:p>132.68</text:p>
          </table:table-cell>
          <table:table-cell table:style-name="ce7" office:value-type="float" office:value="87.74436" calcext:value-type="float">
            <text:p>87.74</text:p>
          </table:table-cell>
          <table:table-cell table:style-name="ce7" office:value-type="float" office:value="428.20685" calcext:value-type="float">
            <text:p>428.21</text:p>
          </table:table-cell>
          <table:table-cell table:style-name="ce7" office:value-type="float" office:value="429.876665" calcext:value-type="float">
            <text:p>429.88</text:p>
          </table:table-cell>
          <table:table-cell table:style-name="ce9" office:value-type="float" office:value="425.84608" calcext:value-type="float">
            <text:p>425.85</text:p>
          </table:table-cell>
          <table:table-cell table:style-name="ce9" office:value-type="float" office:value="407.4346" calcext:value-type="float">
            <text:p>407.43</text:p>
          </table:table-cell>
          <table:table-cell table:style-name="ce7" office:value-type="float" office:value="407.4969" calcext:value-type="float">
            <text:p>407.50</text:p>
          </table:table-cell>
          <table:table-cell table:style-name="ce7" office:value-type="float" office:value="408.975" calcext:value-type="float">
            <text:p>408.98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float" office:value="132.15" calcext:value-type="float">
            <text:p>132.15</text:p>
          </table:table-cell>
          <table:table-cell office:value-type="float" office:value="115.3" calcext:value-type="float">
            <text:p>115.30</text:p>
          </table:table-cell>
          <table:table-cell office:value-type="float" office:value="127.3" calcext:value-type="float">
            <text:p>127.30</text:p>
          </table:table-cell>
          <table:table-cell office:value-type="float" office:value="1256.4878" calcext:value-type="float">
            <text:p>1256.49</text:p>
          </table:table-cell>
          <table:table-cell office:value-type="float" office:value="1457.2263" calcext:value-type="float">
            <text:p>1457.23</text:p>
          </table:table-cell>
          <table:table-cell office:value-type="float" office:value="827.2499" calcext:value-type="float">
            <text:p>827.25</text:p>
          </table:table-cell>
          <table:table-cell office:value-type="float" office:value="1001.48145" calcext:value-type="float">
            <text:p>1001.48</text:p>
          </table:table-cell>
          <table:table-cell table:style-name="ce8" office:value-type="float" office:value="992.91565" calcext:value-type="float">
            <text:p>992.92</text:p>
          </table:table-cell>
          <table:table-cell office:value-type="float" office:value="995.04635" calcext:value-type="float">
            <text:p>995.05</text:p>
          </table:table-cell>
          <table:table-cell table:style-name="ce6" office:value-type="float" office:value="957.045" calcext:value-type="float">
            <text:p>957.05</text:p>
          </table:table-cell>
          <table:table-cell table:style-name="ce8" office:value-type="float" office:value="943.621" calcext:value-type="float">
            <text:p>943.62</text:p>
          </table:table-cell>
          <table:table-cell table:style-name="ce6" office:value-type="float" office:value="947.722" calcext:value-type="float">
            <text:p>947.7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2</text:p>
          </table:table-cell>
          <table:table-cell office:value-type="float" office:value="101.65" calcext:value-type="float">
            <text:p>101.65</text:p>
          </table:table-cell>
          <table:table-cell office:value-type="float" office:value="102.35" calcext:value-type="float">
            <text:p>102.35</text:p>
          </table:table-cell>
          <table:table-cell office:value-type="float" office:value="131.5" calcext:value-type="float">
            <text:p>131.50</text:p>
          </table:table-cell>
          <table:table-cell office:value-type="float" office:value="392.436" calcext:value-type="float">
            <text:p>392.44</text:p>
          </table:table-cell>
          <table:table-cell office:value-type="float" office:value="518.9156" calcext:value-type="float">
            <text:p>518.92</text:p>
          </table:table-cell>
          <table:table-cell office:value-type="float" office:value="304.5238" calcext:value-type="float">
            <text:p>304.52</text:p>
          </table:table-cell>
          <table:table-cell office:value-type="float" office:value="610.953" calcext:value-type="float">
            <text:p>610.95</text:p>
          </table:table-cell>
          <table:table-cell office:value-type="float" office:value="618.9859" calcext:value-type="float">
            <text:p>618.99</text:p>
          </table:table-cell>
          <table:table-cell table:style-name="ce8" office:value-type="float" office:value="608.29305" calcext:value-type="float">
            <text:p>608.29</text:p>
          </table:table-cell>
          <table:table-cell table:style-name="ce6" office:value-type="float" office:value="582.991" calcext:value-type="float">
            <text:p>582.99</text:p>
          </table:table-cell>
          <table:table-cell table:style-name="ce8" office:value-type="float" office:value="582.582" calcext:value-type="float">
            <text:p>582.58</text:p>
          </table:table-cell>
          <table:table-cell table:style-name="ce6" office:value-type="float" office:value="584.889" calcext:value-type="float">
            <text:p>584.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3</text:p>
          </table:table-cell>
          <table:table-cell office:value-type="float" office:value="133.65" calcext:value-type="float">
            <text:p>133.65</text:p>
          </table:table-cell>
          <table:table-cell office:value-type="float" office:value="131.85" calcext:value-type="float">
            <text:p>131.85</text:p>
          </table:table-cell>
          <table:table-cell office:value-type="float" office:value="142.2" calcext:value-type="float">
            <text:p>142.20</text:p>
          </table:table-cell>
          <table:table-cell office:value-type="float" office:value="538.63945" calcext:value-type="float">
            <text:p>538.64</text:p>
          </table:table-cell>
          <table:table-cell office:value-type="float" office:value="593.11255" calcext:value-type="float">
            <text:p>593.11</text:p>
          </table:table-cell>
          <table:table-cell office:value-type="float" office:value="415.7032" calcext:value-type="float">
            <text:p>415.70</text:p>
          </table:table-cell>
          <table:table-cell office:value-type="float" office:value="644.419" calcext:value-type="float">
            <text:p>644.42</text:p>
          </table:table-cell>
          <table:table-cell table:style-name="ce8" office:value-type="float" office:value="610.8054" calcext:value-type="float">
            <text:p>610.81</text:p>
          </table:table-cell>
          <table:table-cell office:value-type="float" office:value="660.8477" calcext:value-type="float">
            <text:p>660.85</text:p>
          </table:table-cell>
          <table:table-cell table:style-name="ce6" office:value-type="float" office:value="558.754" calcext:value-type="float">
            <text:p>558.75</text:p>
          </table:table-cell>
          <table:table-cell table:style-name="ce6" office:value-type="float" office:value="557.628" calcext:value-type="float">
            <text:p>557.63</text:p>
          </table:table-cell>
          <table:table-cell table:style-name="ce8" office:value-type="float" office:value="554.263" calcext:value-type="float">
            <text:p>554.2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4</text:p>
          </table:table-cell>
          <table:table-cell office:value-type="float" office:value="126.3" calcext:value-type="float">
            <text:p>126.30</text:p>
          </table:table-cell>
          <table:table-cell office:value-type="float" office:value="112.25" calcext:value-type="float">
            <text:p>112.25</text:p>
          </table:table-cell>
          <table:table-cell office:value-type="float" office:value="115.65" calcext:value-type="float">
            <text:p>115.65</text:p>
          </table:table-cell>
          <table:table-cell office:value-type="float" office:value="214.5397" calcext:value-type="float">
            <text:p>214.54</text:p>
          </table:table-cell>
          <table:table-cell office:value-type="float" office:value="222.68845" calcext:value-type="float">
            <text:p>222.69</text:p>
          </table:table-cell>
          <table:table-cell office:value-type="float" office:value="155.95555" calcext:value-type="float">
            <text:p>155.96</text:p>
          </table:table-cell>
          <table:table-cell table:style-name="ce8" office:value-type="float" office:value="527.13435" calcext:value-type="float">
            <text:p>527.13</text:p>
          </table:table-cell>
          <table:table-cell office:value-type="float" office:value="542.37595" calcext:value-type="float">
            <text:p>542.38</text:p>
          </table:table-cell>
          <table:table-cell office:value-type="float" office:value="529.13675" calcext:value-type="float">
            <text:p>529.14</text:p>
          </table:table-cell>
          <table:table-cell table:style-name="ce6" office:value-type="float" office:value="507.38" calcext:value-type="float">
            <text:p>507.38</text:p>
          </table:table-cell>
          <table:table-cell table:style-name="ce6" office:value-type="float" office:value="509.771" calcext:value-type="float">
            <text:p>509.77</text:p>
          </table:table-cell>
          <table:table-cell table:style-name="ce8" office:value-type="float" office:value="506.727" calcext:value-type="float">
            <text:p>506.7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float" office:value="97" calcext:value-type="float">
            <text:p>97.00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5.2" calcext:value-type="float">
            <text:p>105.20</text:p>
          </table:table-cell>
          <table:table-cell office:value-type="float" office:value="376.0581" calcext:value-type="float">
            <text:p>376.06</text:p>
          </table:table-cell>
          <table:table-cell office:value-type="float" office:value="519.12265" calcext:value-type="float">
            <text:p>519.12</text:p>
          </table:table-cell>
          <table:table-cell office:value-type="float" office:value="216.93155" calcext:value-type="float">
            <text:p>216.93</text:p>
          </table:table-cell>
          <table:table-cell office:value-type="float" office:value="687.6358" calcext:value-type="float">
            <text:p>687.64</text:p>
          </table:table-cell>
          <table:table-cell office:value-type="float" office:value="697.80435" calcext:value-type="float">
            <text:p>697.80</text:p>
          </table:table-cell>
          <table:table-cell table:style-name="ce8" office:value-type="float" office:value="687.1589" calcext:value-type="float">
            <text:p>687.16</text:p>
          </table:table-cell>
          <table:table-cell table:style-name="ce6" office:value-type="float" office:value="667.528" calcext:value-type="float">
            <text:p>667.53</text:p>
          </table:table-cell>
          <table:table-cell table:style-name="ce6" office:value-type="float" office:value="667.695" calcext:value-type="float">
            <text:p>667.70</text:p>
          </table:table-cell>
          <table:table-cell table:style-name="ce8" office:value-type="float" office:value="665.832" calcext:value-type="float">
            <text:p>665.8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float" office:value="136.35" calcext:value-type="float">
            <text:p>136.35</text:p>
          </table:table-cell>
          <table:table-cell office:value-type="float" office:value="127.1" calcext:value-type="float">
            <text:p>127.10</text:p>
          </table:table-cell>
          <table:table-cell office:value-type="float" office:value="149.1" calcext:value-type="float">
            <text:p>149.10</text:p>
          </table:table-cell>
          <table:table-cell office:value-type="float" office:value="1174.60865" calcext:value-type="float">
            <text:p>1174.61</text:p>
          </table:table-cell>
          <table:table-cell office:value-type="float" office:value="1488.8936" calcext:value-type="float">
            <text:p>1488.89</text:p>
          </table:table-cell>
          <table:table-cell office:value-type="float" office:value="835.43635" calcext:value-type="float">
            <text:p>835.44</text:p>
          </table:table-cell>
          <table:table-cell table:style-name="ce8" office:value-type="float" office:value="900.7354" calcext:value-type="float">
            <text:p>900.74</text:p>
          </table:table-cell>
          <table:table-cell office:value-type="float" office:value="906.9856" calcext:value-type="float">
            <text:p>906.99</text:p>
          </table:table-cell>
          <table:table-cell office:value-type="float" office:value="902.539" calcext:value-type="float">
            <text:p>902.54</text:p>
          </table:table-cell>
          <table:table-cell table:style-name="ce6" office:value-type="float" office:value="822.853" calcext:value-type="float">
            <text:p>822.85</text:p>
          </table:table-cell>
          <table:table-cell table:style-name="ce6" office:value-type="float" office:value="829.296" calcext:value-type="float">
            <text:p>829.30</text:p>
          </table:table-cell>
          <table:table-cell table:style-name="ce8" office:value-type="float" office:value="815.121" calcext:value-type="float">
            <text:p>815.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7</text:p>
          </table:table-cell>
          <table:table-cell office:value-type="float" office:value="131.15" calcext:value-type="float">
            <text:p>131.15</text:p>
          </table:table-cell>
          <table:table-cell office:value-type="float" office:value="127.8" calcext:value-type="float">
            <text:p>127.80</text:p>
          </table:table-cell>
          <table:table-cell office:value-type="float" office:value="120.35" calcext:value-type="float">
            <text:p>120.35</text:p>
          </table:table-cell>
          <table:table-cell office:value-type="float" office:value="417.44785" calcext:value-type="float">
            <text:p>417.45</text:p>
          </table:table-cell>
          <table:table-cell office:value-type="float" office:value="481.32675" calcext:value-type="float">
            <text:p>481.33</text:p>
          </table:table-cell>
          <table:table-cell office:value-type="float" office:value="300.1839" calcext:value-type="float">
            <text:p>300.18</text:p>
          </table:table-cell>
          <table:table-cell table:style-name="ce8" office:value-type="float" office:value="540.3084" calcext:value-type="float">
            <text:p>540.31</text:p>
          </table:table-cell>
          <table:table-cell office:value-type="float" office:value="549.9868" calcext:value-type="float">
            <text:p>549.99</text:p>
          </table:table-cell>
          <table:table-cell office:value-type="float" office:value="540.38655" calcext:value-type="float">
            <text:p>540.39</text:p>
          </table:table-cell>
          <table:table-cell table:style-name="ce6" office:value-type="float" office:value="521.889" calcext:value-type="float">
            <text:p>521.89</text:p>
          </table:table-cell>
          <table:table-cell table:style-name="ce6" office:value-type="float" office:value="519.682" calcext:value-type="float">
            <text:p>519.68</text:p>
          </table:table-cell>
          <table:table-cell table:style-name="ce8" office:value-type="float" office:value="516.27" calcext:value-type="float">
            <text:p>516.2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8</text:p>
          </table:table-cell>
          <table:table-cell office:value-type="float" office:value="106" calcext:value-type="float">
            <text:p>106.00</text:p>
          </table:table-cell>
          <table:table-cell office:value-type="float" office:value="109.5" calcext:value-type="float">
            <text:p>109.50</text:p>
          </table:table-cell>
          <table:table-cell office:value-type="float" office:value="133.35" calcext:value-type="float">
            <text:p>133.35</text:p>
          </table:table-cell>
          <table:table-cell office:value-type="float" office:value="137.0392" calcext:value-type="float">
            <text:p>137.04</text:p>
          </table:table-cell>
          <table:table-cell office:value-type="float" office:value="223.0357" calcext:value-type="float">
            <text:p>223.04</text:p>
          </table:table-cell>
          <table:table-cell office:value-type="float" office:value="147.61165" calcext:value-type="float">
            <text:p>147.61</text:p>
          </table:table-cell>
          <table:table-cell office:value-type="float" office:value="489.45105" calcext:value-type="float">
            <text:p>489.45</text:p>
          </table:table-cell>
          <table:table-cell office:value-type="float" office:value="494.6678" calcext:value-type="float">
            <text:p>494.67</text:p>
          </table:table-cell>
          <table:table-cell table:style-name="ce8" office:value-type="float" office:value="484.1987" calcext:value-type="float">
            <text:p>484.20</text:p>
          </table:table-cell>
          <table:table-cell table:style-name="ce6" office:value-type="float" office:value="476.658" calcext:value-type="float">
            <text:p>476.66</text:p>
          </table:table-cell>
          <table:table-cell table:number-columns-repeated="2" table:style-name="ce8" office:value-type="float" office:value="470.803" calcext:value-type="float">
            <text:p>470.8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9</text:p>
          </table:table-cell>
          <table:table-cell office:value-type="float" office:value="126.85" calcext:value-type="float">
            <text:p>126.85</text:p>
          </table:table-cell>
          <table:table-cell office:value-type="float" office:value="144.05" calcext:value-type="float">
            <text:p>144.05</text:p>
          </table:table-cell>
          <table:table-cell office:value-type="float" office:value="144.85" calcext:value-type="float">
            <text:p>144.85</text:p>
          </table:table-cell>
          <table:table-cell office:value-type="float" office:value="411.818" calcext:value-type="float">
            <text:p>411.82</text:p>
          </table:table-cell>
          <table:table-cell office:value-type="float" office:value="609.9428" calcext:value-type="float">
            <text:p>609.94</text:p>
          </table:table-cell>
          <table:table-cell office:value-type="float" office:value="386.48775" calcext:value-type="float">
            <text:p>386.49</text:p>
          </table:table-cell>
          <table:table-cell office:value-type="float" office:value="572.35775" calcext:value-type="float">
            <text:p>572.36</text:p>
          </table:table-cell>
          <table:table-cell table:style-name="ce8" office:value-type="float" office:value="569.4145" calcext:value-type="float">
            <text:p>569.41</text:p>
          </table:table-cell>
          <table:table-cell office:value-type="float" office:value="570.5789" calcext:value-type="float">
            <text:p>570.58</text:p>
          </table:table-cell>
          <table:table-cell table:style-name="ce8" office:value-type="float" office:value="535.872" calcext:value-type="float">
            <text:p>535.87</text:p>
          </table:table-cell>
          <table:table-cell table:style-name="ce6" office:value-type="float" office:value="551.503" calcext:value-type="float">
            <text:p>551.50</text:p>
          </table:table-cell>
          <table:table-cell table:style-name="ce6" office:value-type="float" office:value="536.609" calcext:value-type="float">
            <text:p>536.6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0</text:p>
          </table:table-cell>
          <table:table-cell office:value-type="float" office:value="126.4" calcext:value-type="float">
            <text:p>126.40</text:p>
          </table:table-cell>
          <table:table-cell office:value-type="float" office:value="121.05" calcext:value-type="float">
            <text:p>121.05</text:p>
          </table:table-cell>
          <table:table-cell office:value-type="float" office:value="108.7" calcext:value-type="float">
            <text:p>108.70</text:p>
          </table:table-cell>
          <table:table-cell office:value-type="float" office:value="405.08055" calcext:value-type="float">
            <text:p>405.08</text:p>
          </table:table-cell>
          <table:table-cell office:value-type="float" office:value="482.1919" calcext:value-type="float">
            <text:p>482.19</text:p>
          </table:table-cell>
          <table:table-cell office:value-type="float" office:value="224.43095" calcext:value-type="float">
            <text:p>224.43</text:p>
          </table:table-cell>
          <table:table-cell table:style-name="ce8" office:value-type="float" office:value="617.34955" calcext:value-type="float">
            <text:p>617.35</text:p>
          </table:table-cell>
          <table:table-cell office:value-type="float" office:value="623.14045" calcext:value-type="float">
            <text:p>623.14</text:p>
          </table:table-cell>
          <table:table-cell office:value-type="float" office:value="621.955" calcext:value-type="float">
            <text:p>621.96</text:p>
          </table:table-cell>
          <table:table-cell table:style-name="ce8" office:value-type="float" office:value="590.26" calcext:value-type="float">
            <text:p>590.26</text:p>
          </table:table-cell>
          <table:table-cell table:style-name="ce6" office:value-type="float" office:value="593.176" calcext:value-type="float">
            <text:p>593.18</text:p>
          </table:table-cell>
          <table:table-cell table:style-name="ce8" office:value-type="float" office:value="590.26" calcext:value-type="float">
            <text:p>590.2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float" office:value="121.75" calcext:value-type="float">
            <text:p>121.75</text:p>
          </table:table-cell>
          <table:table-cell table:style-name="ce7" office:value-type="float" office:value="119.13" calcext:value-type="float">
            <text:p>119.13</text:p>
          </table:table-cell>
          <table:table-cell table:style-name="ce7" office:value-type="float" office:value="127.82" calcext:value-type="float">
            <text:p>127.82</text:p>
          </table:table-cell>
          <table:table-cell table:style-name="ce7" office:value-type="float" office:value="532.41553" calcext:value-type="float">
            <text:p>532.42</text:p>
          </table:table-cell>
          <table:table-cell table:style-name="ce7" office:value-type="float" office:value="659.64563" calcext:value-type="float">
            <text:p>659.65</text:p>
          </table:table-cell>
          <table:table-cell table:style-name="ce7" office:value-type="float" office:value="381.45146" calcext:value-type="float">
            <text:p>381.45</text:p>
          </table:table-cell>
          <table:table-cell table:style-name="ce9" office:value-type="float" office:value="659.182575" calcext:value-type="float">
            <text:p>659.18</text:p>
          </table:table-cell>
          <table:table-cell table:style-name="ce7" office:value-type="float" office:value="660.70824" calcext:value-type="float">
            <text:p>660.71</text:p>
          </table:table-cell>
          <table:table-cell table:style-name="ce7" office:value-type="float" office:value="660.01409" calcext:value-type="float">
            <text:p>660.01</text:p>
          </table:table-cell>
          <table:table-cell table:style-name="ce7" office:value-type="float" office:value="622.123" calcext:value-type="float">
            <text:p>622.12</text:p>
          </table:table-cell>
          <table:table-cell table:style-name="ce7" office:value-type="float" office:value="622.5757" calcext:value-type="float">
            <text:p>622.58</text:p>
          </table:table-cell>
          <table:table-cell table:style-name="ce9" office:value-type="float" office:value="618.8496" calcext:value-type="float">
            <text:p>618.85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float" office:value="291.3" calcext:value-type="float">
            <text:p>291.30</text:p>
          </table:table-cell>
          <table:table-cell office:value-type="float" office:value="279.45" calcext:value-type="float">
            <text:p>279.45</text:p>
          </table:table-cell>
          <table:table-cell office:value-type="float" office:value="288.5" calcext:value-type="float">
            <text:p>288.50</text:p>
          </table:table-cell>
          <table:table-cell office:value-type="float" office:value="2670.26325" calcext:value-type="float">
            <text:p>2670.26</text:p>
          </table:table-cell>
          <table:table-cell office:value-type="float" office:value="3372.12" calcext:value-type="float">
            <text:p>3372.12</text:p>
          </table:table-cell>
          <table:table-cell office:value-type="float" office:value="1932.5165" calcext:value-type="float">
            <text:p>1932.52</text:p>
          </table:table-cell>
          <table:table-cell office:value-type="float" office:value="1202.979" calcext:value-type="float">
            <text:p>1202.98</text:p>
          </table:table-cell>
          <table:table-cell table:style-name="ce8" office:value-type="float" office:value="1183.1915" calcext:value-type="float">
            <text:p>1183.19</text:p>
          </table:table-cell>
          <table:table-cell office:value-type="float" office:value="1208.307" calcext:value-type="float">
            <text:p>1208.31</text:p>
          </table:table-cell>
          <table:table-cell table:style-name="ce6" office:value-type="float" office:value="1149.7" calcext:value-type="float">
            <text:p>1149.70</text:p>
          </table:table-cell>
          <table:table-cell table:style-name="ce6" office:value-type="float" office:value="1133.45" calcext:value-type="float">
            <text:p>1133.45</text:p>
          </table:table-cell>
          <table:table-cell table:style-name="ce8" office:value-type="float" office:value="1131.43" calcext:value-type="float">
            <text:p>1131.4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float" office:value="252.55" calcext:value-type="float">
            <text:p>252.55</text:p>
          </table:table-cell>
          <table:table-cell office:value-type="float" office:value="266" calcext:value-type="float">
            <text:p>266.00</text:p>
          </table:table-cell>
          <table:table-cell office:value-type="float" office:value="281.4" calcext:value-type="float">
            <text:p>281.40</text:p>
          </table:table-cell>
          <table:table-cell office:value-type="float" office:value="1208.17445" calcext:value-type="float">
            <text:p>1208.17</text:p>
          </table:table-cell>
          <table:table-cell office:value-type="float" office:value="1844.2996" calcext:value-type="float">
            <text:p>1844.30</text:p>
          </table:table-cell>
          <table:table-cell office:value-type="float" office:value="806.297" calcext:value-type="float">
            <text:p>806.30</text:p>
          </table:table-cell>
          <table:table-cell table:style-name="ce8" office:value-type="float" office:value="761.2499" calcext:value-type="float">
            <text:p>761.25</text:p>
          </table:table-cell>
          <table:table-cell office:value-type="float" office:value="767.4752" calcext:value-type="float">
            <text:p>767.48</text:p>
          </table:table-cell>
          <table:table-cell office:value-type="float" office:value="781.9329" calcext:value-type="float">
            <text:p>781.93</text:p>
          </table:table-cell>
          <table:table-cell table:style-name="ce6" office:value-type="float" office:value="690.21" calcext:value-type="float">
            <text:p>690.21</text:p>
          </table:table-cell>
          <table:table-cell table:style-name="ce6" office:value-type="float" office:value="691.467" calcext:value-type="float">
            <text:p>691.47</text:p>
          </table:table-cell>
          <table:table-cell table:style-name="ce8" office:value-type="float" office:value="686.952" calcext:value-type="float">
            <text:p>686.9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3</text:p>
          </table:table-cell>
          <table:table-cell office:value-type="float" office:value="270.45" calcext:value-type="float">
            <text:p>270.45</text:p>
          </table:table-cell>
          <table:table-cell office:value-type="float" office:value="259.55" calcext:value-type="float">
            <text:p>259.55</text:p>
          </table:table-cell>
          <table:table-cell office:value-type="float" office:value="281" calcext:value-type="float">
            <text:p>281.00</text:p>
          </table:table-cell>
          <table:table-cell office:value-type="float" office:value="1302.7481" calcext:value-type="float">
            <text:p>1302.75</text:p>
          </table:table-cell>
          <table:table-cell office:value-type="float" office:value="1765.3668" calcext:value-type="float">
            <text:p>1765.37</text:p>
          </table:table-cell>
          <table:table-cell office:value-type="float" office:value="1326.6927" calcext:value-type="float">
            <text:p>1326.69</text:p>
          </table:table-cell>
          <table:table-cell table:style-name="ce8" office:value-type="float" office:value="680.90215" calcext:value-type="float">
            <text:p>680.90</text:p>
          </table:table-cell>
          <table:table-cell office:value-type="float" office:value="691.06915" calcext:value-type="float">
            <text:p>691.07</text:p>
          </table:table-cell>
          <table:table-cell office:value-type="float" office:value="716.29085" calcext:value-type="float">
            <text:p>716.29</text:p>
          </table:table-cell>
          <table:table-cell table:style-name="ce6" office:value-type="float" office:value="643.228" calcext:value-type="float">
            <text:p>643.23</text:p>
          </table:table-cell>
          <table:table-cell table:style-name="ce8" office:value-type="float" office:value="641.763" calcext:value-type="float">
            <text:p>641.76</text:p>
          </table:table-cell>
          <table:table-cell table:style-name="ce6" office:value-type="float" office:value="644.205" calcext:value-type="float">
            <text:p>644.2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float" office:value="224.7" calcext:value-type="float">
            <text:p>224.70</text:p>
          </table:table-cell>
          <table:table-cell office:value-type="float" office:value="225.7" calcext:value-type="float">
            <text:p>225.70</text:p>
          </table:table-cell>
          <table:table-cell office:value-type="float" office:value="246.7" calcext:value-type="float">
            <text:p>246.70</text:p>
          </table:table-cell>
          <table:table-cell office:value-type="float" office:value="1578.75685" calcext:value-type="float">
            <text:p>1578.76</text:p>
          </table:table-cell>
          <table:table-cell office:value-type="float" office:value="2291.152" calcext:value-type="float">
            <text:p>2291.15</text:p>
          </table:table-cell>
          <table:table-cell office:value-type="float" office:value="1051.07625" calcext:value-type="float">
            <text:p>1051.08</text:p>
          </table:table-cell>
          <table:table-cell table:style-name="ce8" office:value-type="float" office:value="828.356" calcext:value-type="float">
            <text:p>828.36</text:p>
          </table:table-cell>
          <table:table-cell office:value-type="float" office:value="836.44415" calcext:value-type="float">
            <text:p>836.44</text:p>
          </table:table-cell>
          <table:table-cell office:value-type="float" office:value="835.5831" calcext:value-type="float">
            <text:p>835.58</text:p>
          </table:table-cell>
          <table:table-cell table:style-name="ce6" office:value-type="float" office:value="798.993" calcext:value-type="float">
            <text:p>798.99</text:p>
          </table:table-cell>
          <table:table-cell table:style-name="ce8" office:value-type="float" office:value="784.639" calcext:value-type="float">
            <text:p>784.64</text:p>
          </table:table-cell>
          <table:table-cell table:style-name="ce6" office:value-type="float" office:value="793.337" calcext:value-type="float">
            <text:p>793.3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5</text:p>
          </table:table-cell>
          <table:table-cell office:value-type="float" office:value="273.5" calcext:value-type="float">
            <text:p>273.50</text:p>
          </table:table-cell>
          <table:table-cell office:value-type="float" office:value="289.5" calcext:value-type="float">
            <text:p>289.50</text:p>
          </table:table-cell>
          <table:table-cell office:value-type="float" office:value="282.15" calcext:value-type="float">
            <text:p>282.15</text:p>
          </table:table-cell>
          <table:table-cell office:value-type="float" office:value="1462.6606" calcext:value-type="float">
            <text:p>1462.66</text:p>
          </table:table-cell>
          <table:table-cell office:value-type="float" office:value="2217.0417" calcext:value-type="float">
            <text:p>2217.04</text:p>
          </table:table-cell>
          <table:table-cell office:value-type="float" office:value="999.29555" calcext:value-type="float">
            <text:p>999.30</text:p>
          </table:table-cell>
          <table:table-cell table:style-name="ce8" office:value-type="float" office:value="741.1504" calcext:value-type="float">
            <text:p>741.15</text:p>
          </table:table-cell>
          <table:table-cell office:value-type="float" office:value="744.6323" calcext:value-type="float">
            <text:p>744.63</text:p>
          </table:table-cell>
          <table:table-cell office:value-type="float" office:value="759.4743" calcext:value-type="float">
            <text:p>759.47</text:p>
          </table:table-cell>
          <table:table-cell table:style-name="ce6" office:value-type="float" office:value="688.528" calcext:value-type="float">
            <text:p>688.53</text:p>
          </table:table-cell>
          <table:table-cell table:style-name="ce8" office:value-type="float" office:value="659.21" calcext:value-type="float">
            <text:p>659.21</text:p>
          </table:table-cell>
          <table:table-cell table:style-name="ce6" office:value-type="float" office:value="672.762" calcext:value-type="float">
            <text:p>672.7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6</text:p>
          </table:table-cell>
          <table:table-cell office:value-type="float" office:value="318.85" calcext:value-type="float">
            <text:p>318.85</text:p>
          </table:table-cell>
          <table:table-cell office:value-type="float" office:value="287.25" calcext:value-type="float">
            <text:p>287.25</text:p>
          </table:table-cell>
          <table:table-cell office:value-type="float" office:value="277.6" calcext:value-type="float">
            <text:p>277.60</text:p>
          </table:table-cell>
          <table:table-cell office:value-type="float" office:value="1201.58065" calcext:value-type="float">
            <text:p>1201.58</text:p>
          </table:table-cell>
          <table:table-cell office:value-type="float" office:value="1352.1975" calcext:value-type="float">
            <text:p>1352.20</text:p>
          </table:table-cell>
          <table:table-cell office:value-type="float" office:value="989.8701" calcext:value-type="float">
            <text:p>989.87</text:p>
          </table:table-cell>
          <table:table-cell table:style-name="ce8" office:value-type="float" office:value="764.50875" calcext:value-type="float">
            <text:p>764.51</text:p>
          </table:table-cell>
          <table:table-cell office:value-type="float" office:value="780.78915" calcext:value-type="float">
            <text:p>780.79</text:p>
          </table:table-cell>
          <table:table-cell office:value-type="float" office:value="788.2156" calcext:value-type="float">
            <text:p>788.22</text:p>
          </table:table-cell>
          <table:table-cell table:style-name="ce8" office:value-type="float" office:value="712.148" calcext:value-type="float">
            <text:p>712.15</text:p>
          </table:table-cell>
          <table:table-cell table:style-name="ce6" office:value-type="float" office:value="727.507" calcext:value-type="float">
            <text:p>727.51</text:p>
          </table:table-cell>
          <table:table-cell table:style-name="ce6" office:value-type="float" office:value="731.95" calcext:value-type="float">
            <text:p>731.9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7</text:p>
          </table:table-cell>
          <table:table-cell office:value-type="float" office:value="272.3" calcext:value-type="float">
            <text:p>272.30</text:p>
          </table:table-cell>
          <table:table-cell office:value-type="float" office:value="245.15" calcext:value-type="float">
            <text:p>245.15</text:p>
          </table:table-cell>
          <table:table-cell office:value-type="float" office:value="261.05" calcext:value-type="float">
            <text:p>261.05</text:p>
          </table:table-cell>
          <table:table-cell office:value-type="float" office:value="1331.292" calcext:value-type="float">
            <text:p>1331.29</text:p>
          </table:table-cell>
          <table:table-cell office:value-type="float" office:value="1830.79335" calcext:value-type="float">
            <text:p>1830.79</text:p>
          </table:table-cell>
          <table:table-cell office:value-type="float" office:value="1227.1444" calcext:value-type="float">
            <text:p>1227.14</text:p>
          </table:table-cell>
          <table:table-cell table:style-name="ce8" office:value-type="float" office:value="619.66065" calcext:value-type="float">
            <text:p>619.66</text:p>
          </table:table-cell>
          <table:table-cell office:value-type="float" office:value="629.5055" calcext:value-type="float">
            <text:p>629.51</text:p>
          </table:table-cell>
          <table:table-cell office:value-type="float" office:value="644.5188" calcext:value-type="float">
            <text:p>644.52</text:p>
          </table:table-cell>
          <table:table-cell table:style-name="ce6" office:value-type="float" office:value="595.221" calcext:value-type="float">
            <text:p>595.22</text:p>
          </table:table-cell>
          <table:table-cell table:style-name="ce6" office:value-type="float" office:value="592.018" calcext:value-type="float">
            <text:p>592.02</text:p>
          </table:table-cell>
          <table:table-cell table:style-name="ce8" office:value-type="float" office:value="590.547" calcext:value-type="float">
            <text:p>590.5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8</text:p>
          </table:table-cell>
          <table:table-cell office:value-type="float" office:value="280.55" calcext:value-type="float">
            <text:p>280.55</text:p>
          </table:table-cell>
          <table:table-cell office:value-type="float" office:value="270.7" calcext:value-type="float">
            <text:p>270.70</text:p>
          </table:table-cell>
          <table:table-cell office:value-type="float" office:value="294.75" calcext:value-type="float">
            <text:p>294.75</text:p>
          </table:table-cell>
          <table:table-cell office:value-type="float" office:value="1158.7251" calcext:value-type="float">
            <text:p>1158.73</text:p>
          </table:table-cell>
          <table:table-cell office:value-type="float" office:value="1615.59765" calcext:value-type="float">
            <text:p>1615.60</text:p>
          </table:table-cell>
          <table:table-cell office:value-type="float" office:value="1175.67825" calcext:value-type="float">
            <text:p>1175.68</text:p>
          </table:table-cell>
          <table:table-cell office:value-type="float" office:value="712.81265" calcext:value-type="float">
            <text:p>712.81</text:p>
          </table:table-cell>
          <table:table-cell office:value-type="float" office:value="731.57795" calcext:value-type="float">
            <text:p>731.58</text:p>
          </table:table-cell>
          <table:table-cell table:style-name="ce8" office:value-type="float" office:value="711.90865" calcext:value-type="float">
            <text:p>711.91</text:p>
          </table:table-cell>
          <table:table-cell table:style-name="ce6" office:value-type="float" office:value="666.087" calcext:value-type="float">
            <text:p>666.09</text:p>
          </table:table-cell>
          <table:table-cell table:style-name="ce8" office:value-type="float" office:value="659.958" calcext:value-type="float">
            <text:p>659.96</text:p>
          </table:table-cell>
          <table:table-cell table:style-name="ce6" office:value-type="float" office:value="669.546" calcext:value-type="float">
            <text:p>669.5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9</text:p>
          </table:table-cell>
          <table:table-cell office:value-type="float" office:value="258.4" calcext:value-type="float">
            <text:p>258.40</text:p>
          </table:table-cell>
          <table:table-cell office:value-type="float" office:value="233.4" calcext:value-type="float">
            <text:p>233.40</text:p>
          </table:table-cell>
          <table:table-cell office:value-type="float" office:value="256.15" calcext:value-type="float">
            <text:p>256.15</text:p>
          </table:table-cell>
          <table:table-cell office:value-type="float" office:value="785.44555" calcext:value-type="float">
            <text:p>785.45</text:p>
          </table:table-cell>
          <table:table-cell office:value-type="float" office:value="1066.31695" calcext:value-type="float">
            <text:p>1066.32</text:p>
          </table:table-cell>
          <table:table-cell office:value-type="float" office:value="522.9159" calcext:value-type="float">
            <text:p>522.92</text:p>
          </table:table-cell>
          <table:table-cell table:style-name="ce8" office:value-type="float" office:value="726.7829" calcext:value-type="float">
            <text:p>726.78</text:p>
          </table:table-cell>
          <table:table-cell office:value-type="float" office:value="755.3524" calcext:value-type="float">
            <text:p>755.35</text:p>
          </table:table-cell>
          <table:table-cell office:value-type="float" office:value="745.09245" calcext:value-type="float">
            <text:p>745.09</text:p>
          </table:table-cell>
          <table:table-cell table:style-name="ce8" office:value-type="float" office:value="671.231" calcext:value-type="float">
            <text:p>671.23</text:p>
          </table:table-cell>
          <table:table-cell table:style-name="ce6" office:value-type="float" office:value="713.963" calcext:value-type="float">
            <text:p>713.96</text:p>
          </table:table-cell>
          <table:table-cell table:style-name="ce6" office:value-type="float" office:value="694.265" calcext:value-type="float">
            <text:p>694.2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10</text:p>
          </table:table-cell>
          <table:table-cell office:value-type="float" office:value="223.65" calcext:value-type="float">
            <text:p>223.65</text:p>
          </table:table-cell>
          <table:table-cell office:value-type="float" office:value="227.3" calcext:value-type="float">
            <text:p>227.30</text:p>
          </table:table-cell>
          <table:table-cell office:value-type="float" office:value="240.75" calcext:value-type="float">
            <text:p>240.75</text:p>
          </table:table-cell>
          <table:table-cell office:value-type="float" office:value="2058.8124" calcext:value-type="float">
            <text:p>2058.81</text:p>
          </table:table-cell>
          <table:table-cell office:value-type="float" office:value="2854.6495" calcext:value-type="float">
            <text:p>2854.65</text:p>
          </table:table-cell>
          <table:table-cell office:value-type="float" office:value="1365.07025" calcext:value-type="float">
            <text:p>1365.07</text:p>
          </table:table-cell>
          <table:table-cell office:value-type="float" office:value="1329.015" calcext:value-type="float">
            <text:p>1329.02</text:p>
          </table:table-cell>
          <table:table-cell table:style-name="ce8" office:value-type="float" office:value="1307.119" calcext:value-type="float">
            <text:p>1307.12</text:p>
          </table:table-cell>
          <table:table-cell office:value-type="float" office:value="1353.2135" calcext:value-type="float">
            <text:p>1353.21</text:p>
          </table:table-cell>
          <table:table-cell table:style-name="ce8" office:value-type="float" office:value="1239.79" calcext:value-type="float">
            <text:p>1239.79</text:p>
          </table:table-cell>
          <table:table-cell table:style-name="ce6" office:value-type="float" office:value="1242.98" calcext:value-type="float">
            <text:p>1242.98</text:p>
          </table:table-cell>
          <table:table-cell table:style-name="ce6" office:value-type="float" office:value="1268.66" calcext:value-type="float">
            <text:p>1268.6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7" office:value-type="float" office:value="266.625" calcext:value-type="float">
            <text:p>266.63</text:p>
          </table:table-cell>
          <table:table-cell table:style-name="ce7" office:value-type="float" office:value="258.4" calcext:value-type="float">
            <text:p>258.40</text:p>
          </table:table-cell>
          <table:table-cell table:style-name="ce7" office:value-type="float" office:value="271.005" calcext:value-type="float">
            <text:p>271.01</text:p>
          </table:table-cell>
          <table:table-cell table:style-name="ce7" office:value-type="float" office:value="1475.845895" calcext:value-type="float">
            <text:p>1475.85</text:p>
          </table:table-cell>
          <table:table-cell table:style-name="ce7" office:value-type="float" office:value="2020.953505" calcext:value-type="float">
            <text:p>2020.95</text:p>
          </table:table-cell>
          <table:table-cell table:style-name="ce7" office:value-type="float" office:value="1139.65569" calcext:value-type="float">
            <text:p>1139.66</text:p>
          </table:table-cell>
          <table:table-cell table:style-name="ce9" office:value-type="float" office:value="836.74174" calcext:value-type="float">
            <text:p>836.74</text:p>
          </table:table-cell>
          <table:table-cell table:style-name="ce7" office:value-type="float" office:value="842.71563" calcext:value-type="float">
            <text:p>842.72</text:p>
          </table:table-cell>
          <table:table-cell table:style-name="ce7" office:value-type="float" office:value="854.453715" calcext:value-type="float">
            <text:p>854.45</text:p>
          </table:table-cell>
          <table:table-cell table:style-name="ce7" office:value-type="float" office:value="785.5136" calcext:value-type="float">
            <text:p>785.51</text:p>
          </table:table-cell>
          <table:table-cell table:style-name="ce9" office:value-type="float" office:value="784.6955" calcext:value-type="float">
            <text:p>784.70</text:p>
          </table:table-cell>
          <table:table-cell table:style-name="ce7" office:value-type="float" office:value="788.3654" calcext:value-type="float">
            <text:p>788.37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E1</text:p>
          </table:table-cell>
          <table:table-cell office:value-type="float" office:value="381.2" calcext:value-type="float">
            <text:p>381.20</text:p>
          </table:table-cell>
          <table:table-cell office:value-type="float" office:value="403.45" calcext:value-type="float">
            <text:p>403.45</text:p>
          </table:table-cell>
          <table:table-cell office:value-type="float" office:value="410.85" calcext:value-type="float">
            <text:p>410.85</text:p>
          </table:table-cell>
          <table:table-cell office:value-type="float" office:value="4989.208" calcext:value-type="float">
            <text:p>4989.21</text:p>
          </table:table-cell>
          <table:table-cell office:value-type="float" office:value="7163.0105" calcext:value-type="float">
            <text:p>7163.01</text:p>
          </table:table-cell>
          <table:table-cell office:value-type="float" office:value="4891.3605" calcext:value-type="float">
            <text:p>4891.36</text:p>
          </table:table-cell>
          <table:table-cell table:style-name="ce8" office:value-type="float" office:value="1466.102" calcext:value-type="float">
            <text:p>1466.10</text:p>
          </table:table-cell>
          <table:table-cell office:value-type="float" office:value="1505.068" calcext:value-type="float">
            <text:p>1505.07</text:p>
          </table:table-cell>
          <table:table-cell office:value-type="float" office:value="1582.325" calcext:value-type="float">
            <text:p>1582.33</text:p>
          </table:table-cell>
          <table:table-cell table:style-name="ce8" office:value-type="float" office:value="1337.87" calcext:value-type="float">
            <text:p>1337.87</text:p>
          </table:table-cell>
          <table:table-cell table:style-name="ce6" office:value-type="float" office:value="1371.61" calcext:value-type="float">
            <text:p>1371.61</text:p>
          </table:table-cell>
          <table:table-cell table:style-name="ce6" office:value-type="float" office:value="1393.96" calcext:value-type="float">
            <text:p>1393.9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2</text:p>
          </table:table-cell>
          <table:table-cell office:value-type="float" office:value="490.75" calcext:value-type="float">
            <text:p>490.75</text:p>
          </table:table-cell>
          <table:table-cell office:value-type="float" office:value="508.95" calcext:value-type="float">
            <text:p>508.95</text:p>
          </table:table-cell>
          <table:table-cell office:value-type="float" office:value="429.9" calcext:value-type="float">
            <text:p>429.90</text:p>
          </table:table-cell>
          <table:table-cell office:value-type="float" office:value="4584.2305" calcext:value-type="float">
            <text:p>4584.23</text:p>
          </table:table-cell>
          <table:table-cell office:value-type="float" office:value="7317.835" calcext:value-type="float">
            <text:p>7317.84</text:p>
          </table:table-cell>
          <table:table-cell office:value-type="float" office:value="4351.0115" calcext:value-type="float">
            <text:p>4351.01</text:p>
          </table:table-cell>
          <table:table-cell table:style-name="ce8" office:value-type="float" office:value="924.90585" calcext:value-type="float">
            <text:p>924.91</text:p>
          </table:table-cell>
          <table:table-cell office:value-type="float" office:value="980.11605" calcext:value-type="float">
            <text:p>980.12</text:p>
          </table:table-cell>
          <table:table-cell office:value-type="float" office:value="1009.3208" calcext:value-type="float">
            <text:p>1009.32</text:p>
          </table:table-cell>
          <table:table-cell table:style-name="ce8" office:value-type="float" office:value="858.381" calcext:value-type="float">
            <text:p>858.38</text:p>
          </table:table-cell>
          <table:table-cell table:style-name="ce6" office:value-type="float" office:value="899.621" calcext:value-type="float">
            <text:p>899.62</text:p>
          </table:table-cell>
          <table:table-cell table:style-name="ce6" office:value-type="float" office:value="926.397" calcext:value-type="float">
            <text:p>926.4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3</text:p>
          </table:table-cell>
          <table:table-cell office:value-type="float" office:value="436.15" calcext:value-type="float">
            <text:p>436.15</text:p>
          </table:table-cell>
          <table:table-cell office:value-type="float" office:value="444.2" calcext:value-type="float">
            <text:p>444.20</text:p>
          </table:table-cell>
          <table:table-cell office:value-type="float" office:value="474.75" calcext:value-type="float">
            <text:p>474.75</text:p>
          </table:table-cell>
          <table:table-cell office:value-type="float" office:value="3854.879" calcext:value-type="float">
            <text:p>3854.88</text:p>
          </table:table-cell>
          <table:table-cell office:value-type="float" office:value="6268.426" calcext:value-type="float">
            <text:p>6268.43</text:p>
          </table:table-cell>
          <table:table-cell office:value-type="float" office:value="4492.9135" calcext:value-type="float">
            <text:p>4492.91</text:p>
          </table:table-cell>
          <table:table-cell table:style-name="ce8" office:value-type="float" office:value="883.85275" calcext:value-type="float">
            <text:p>883.85</text:p>
          </table:table-cell>
          <table:table-cell office:value-type="float" office:value="941.0517" calcext:value-type="float">
            <text:p>941.05</text:p>
          </table:table-cell>
          <table:table-cell office:value-type="float" office:value="927.70065" calcext:value-type="float">
            <text:p>927.70</text:p>
          </table:table-cell>
          <table:table-cell table:style-name="ce8" office:value-type="float" office:value="795.715" calcext:value-type="float">
            <text:p>795.72</text:p>
          </table:table-cell>
          <table:table-cell table:style-name="ce6" office:value-type="float" office:value="864.165" calcext:value-type="float">
            <text:p>864.17</text:p>
          </table:table-cell>
          <table:table-cell table:style-name="ce6" office:value-type="float" office:value="825.139" calcext:value-type="float">
            <text:p>825.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4</text:p>
          </table:table-cell>
          <table:table-cell office:value-type="float" office:value="493.6" calcext:value-type="float">
            <text:p>493.60</text:p>
          </table:table-cell>
          <table:table-cell office:value-type="float" office:value="511.85" calcext:value-type="float">
            <text:p>511.85</text:p>
          </table:table-cell>
          <table:table-cell office:value-type="float" office:value="422.25" calcext:value-type="float">
            <text:p>422.25</text:p>
          </table:table-cell>
          <table:table-cell office:value-type="float" office:value="4406.3485" calcext:value-type="float">
            <text:p>4406.35</text:p>
          </table:table-cell>
          <table:table-cell office:value-type="float" office:value="7094.993" calcext:value-type="float">
            <text:p>7094.99</text:p>
          </table:table-cell>
          <table:table-cell office:value-type="float" office:value="4180.3475" calcext:value-type="float">
            <text:p>4180.35</text:p>
          </table:table-cell>
          <table:table-cell table:style-name="ce8" office:value-type="float" office:value="791.9844" calcext:value-type="float">
            <text:p>791.98</text:p>
          </table:table-cell>
          <table:table-cell office:value-type="float" office:value="840.7662" calcext:value-type="float">
            <text:p>840.77</text:p>
          </table:table-cell>
          <table:table-cell office:value-type="float" office:value="870.20625" calcext:value-type="float">
            <text:p>870.21</text:p>
          </table:table-cell>
          <table:table-cell table:style-name="ce8" office:value-type="float" office:value="732.278" calcext:value-type="float">
            <text:p>732.28</text:p>
          </table:table-cell>
          <table:table-cell table:style-name="ce6" office:value-type="float" office:value="757.217" calcext:value-type="float">
            <text:p>757.22</text:p>
          </table:table-cell>
          <table:table-cell table:style-name="ce6" office:value-type="float" office:value="795.935" calcext:value-type="float">
            <text:p>795.9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5</text:p>
          </table:table-cell>
          <table:table-cell office:value-type="float" office:value="516.2" calcext:value-type="float">
            <text:p>516.20</text:p>
          </table:table-cell>
          <table:table-cell office:value-type="float" office:value="460.3" calcext:value-type="float">
            <text:p>460.30</text:p>
          </table:table-cell>
          <table:table-cell office:value-type="float" office:value="447.05" calcext:value-type="float">
            <text:p>447.05</text:p>
          </table:table-cell>
          <table:table-cell office:value-type="float" office:value="5514.0165" calcext:value-type="float">
            <text:p>5514.02</text:p>
          </table:table-cell>
          <table:table-cell office:value-type="float" office:value="7381.0015" calcext:value-type="float">
            <text:p>7381.00</text:p>
          </table:table-cell>
          <table:table-cell office:value-type="float" office:value="5162.2465" calcext:value-type="float">
            <text:p>5162.25</text:p>
          </table:table-cell>
          <table:table-cell table:style-name="ce8" office:value-type="float" office:value="857.17665" calcext:value-type="float">
            <text:p>857.18</text:p>
          </table:table-cell>
          <table:table-cell office:value-type="float" office:value="929.35135" calcext:value-type="float">
            <text:p>929.35</text:p>
          </table:table-cell>
          <table:table-cell office:value-type="float" office:value="979.5738" calcext:value-type="float">
            <text:p>979.57</text:p>
          </table:table-cell>
          <table:table-cell table:style-name="ce8" office:value-type="float" office:value="791.179" calcext:value-type="float">
            <text:p>791.18</text:p>
          </table:table-cell>
          <table:table-cell table:style-name="ce6" office:value-type="float" office:value="803.118" calcext:value-type="float">
            <text:p>803.12</text:p>
          </table:table-cell>
          <table:table-cell table:style-name="ce6" office:value-type="float" office:value="883.888" calcext:value-type="float">
            <text:p>883.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6</text:p>
          </table:table-cell>
          <table:table-cell office:value-type="float" office:value="577.35" calcext:value-type="float">
            <text:p>577.35</text:p>
          </table:table-cell>
          <table:table-cell office:value-type="float" office:value="505.7" calcext:value-type="float">
            <text:p>505.70</text:p>
          </table:table-cell>
          <table:table-cell office:value-type="float" office:value="528.45" calcext:value-type="float">
            <text:p>528.45</text:p>
          </table:table-cell>
          <table:table-cell office:value-type="float" office:value="5007.031" calcext:value-type="float">
            <text:p>5007.03</text:p>
          </table:table-cell>
          <table:table-cell office:value-type="float" office:value="6813.2965" calcext:value-type="float">
            <text:p>6813.30</text:p>
          </table:table-cell>
          <table:table-cell office:value-type="float" office:value="5181.546" calcext:value-type="float">
            <text:p>5181.55</text:p>
          </table:table-cell>
          <table:table-cell table:style-name="ce8" office:value-type="float" office:value="881.96" calcext:value-type="float">
            <text:p>881.96</text:p>
          </table:table-cell>
          <table:table-cell office:value-type="float" office:value="982.38515" calcext:value-type="float">
            <text:p>982.39</text:p>
          </table:table-cell>
          <table:table-cell office:value-type="float" office:value="959.1128" calcext:value-type="float">
            <text:p>959.11</text:p>
          </table:table-cell>
          <table:table-cell table:style-name="ce8" office:value-type="float" office:value="831.758" calcext:value-type="float">
            <text:p>831.76</text:p>
          </table:table-cell>
          <table:table-cell table:style-name="ce6" office:value-type="float" office:value="863.681" calcext:value-type="float">
            <text:p>863.68</text:p>
          </table:table-cell>
          <table:table-cell table:style-name="ce6" office:value-type="float" office:value="869.095" calcext:value-type="float">
            <text:p>869.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7</text:p>
          </table:table-cell>
          <table:table-cell office:value-type="float" office:value="432.35" calcext:value-type="float">
            <text:p>432.35</text:p>
          </table:table-cell>
          <table:table-cell office:value-type="float" office:value="448.6" calcext:value-type="float">
            <text:p>448.60</text:p>
          </table:table-cell>
          <table:table-cell office:value-type="float" office:value="392.6" calcext:value-type="float">
            <text:p>392.60</text:p>
          </table:table-cell>
          <table:table-cell office:value-type="float" office:value="4233.7325" calcext:value-type="float">
            <text:p>4233.73</text:p>
          </table:table-cell>
          <table:table-cell office:value-type="float" office:value="6365.2785" calcext:value-type="float">
            <text:p>6365.28</text:p>
          </table:table-cell>
          <table:table-cell office:value-type="float" office:value="4192.7265" calcext:value-type="float">
            <text:p>4192.73</text:p>
          </table:table-cell>
          <table:table-cell table:style-name="ce8" office:value-type="float" office:value="813.41715" calcext:value-type="float">
            <text:p>813.42</text:p>
          </table:table-cell>
          <table:table-cell office:value-type="float" office:value="837.74495" calcext:value-type="float">
            <text:p>837.74</text:p>
          </table:table-cell>
          <table:table-cell office:value-type="float" office:value="852.34615" calcext:value-type="float">
            <text:p>852.35</text:p>
          </table:table-cell>
          <table:table-cell table:style-name="ce8" office:value-type="float" office:value="744.147" calcext:value-type="float">
            <text:p>744.15</text:p>
          </table:table-cell>
          <table:table-cell table:style-name="ce6" office:value-type="float" office:value="758.317" calcext:value-type="float">
            <text:p>758.32</text:p>
          </table:table-cell>
          <table:table-cell table:style-name="ce6" office:value-type="float" office:value="768.995" calcext:value-type="float">
            <text:p>769.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8</text:p>
          </table:table-cell>
          <table:table-cell office:value-type="float" office:value="516.45" calcext:value-type="float">
            <text:p>516.45</text:p>
          </table:table-cell>
          <table:table-cell office:value-type="float" office:value="504.15" calcext:value-type="float">
            <text:p>504.15</text:p>
          </table:table-cell>
          <table:table-cell office:value-type="float" office:value="479.7" calcext:value-type="float">
            <text:p>479.70</text:p>
          </table:table-cell>
          <table:table-cell office:value-type="float" office:value="4619.1655" calcext:value-type="float">
            <text:p>4619.17</text:p>
          </table:table-cell>
          <table:table-cell office:value-type="float" office:value="7441.442" calcext:value-type="float">
            <text:p>7441.44</text:p>
          </table:table-cell>
          <table:table-cell office:value-type="float" office:value="4623.2985" calcext:value-type="float">
            <text:p>4623.30</text:p>
          </table:table-cell>
          <table:table-cell table:style-name="ce8" office:value-type="float" office:value="808.43515" calcext:value-type="float">
            <text:p>808.44</text:p>
          </table:table-cell>
          <table:table-cell office:value-type="float" office:value="892.1861" calcext:value-type="float">
            <text:p>892.19</text:p>
          </table:table-cell>
          <table:table-cell office:value-type="float" office:value="903.6662" calcext:value-type="float">
            <text:p>903.67</text:p>
          </table:table-cell>
          <table:table-cell table:style-name="ce8" office:value-type="float" office:value="745.181" calcext:value-type="float">
            <text:p>745.18</text:p>
          </table:table-cell>
          <table:table-cell table:style-name="ce6" office:value-type="float" office:value="801.942" calcext:value-type="float">
            <text:p>801.94</text:p>
          </table:table-cell>
          <table:table-cell table:style-name="ce6" office:value-type="float" office:value="778.704" calcext:value-type="float">
            <text:p>778.7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9</text:p>
          </table:table-cell>
          <table:table-cell office:value-type="float" office:value="509.25" calcext:value-type="float">
            <text:p>509.25</text:p>
          </table:table-cell>
          <table:table-cell office:value-type="float" office:value="502.25" calcext:value-type="float">
            <text:p>502.25</text:p>
          </table:table-cell>
          <table:table-cell office:value-type="float" office:value="534.15" calcext:value-type="float">
            <text:p>534.15</text:p>
          </table:table-cell>
          <table:table-cell office:value-type="float" office:value="4245.416" calcext:value-type="float">
            <text:p>4245.42</text:p>
          </table:table-cell>
          <table:table-cell office:value-type="float" office:value="5938.893" calcext:value-type="float">
            <text:p>5938.89</text:p>
          </table:table-cell>
          <table:table-cell office:value-type="float" office:value="4692.3275" calcext:value-type="float">
            <text:p>4692.33</text:p>
          </table:table-cell>
          <table:table-cell table:style-name="ce8" office:value-type="float" office:value="1011.1291" calcext:value-type="float">
            <text:p>1011.13</text:p>
          </table:table-cell>
          <table:table-cell office:value-type="float" office:value="1030.87165" calcext:value-type="float">
            <text:p>1030.87</text:p>
          </table:table-cell>
          <table:table-cell office:value-type="float" office:value="1059.38805" calcext:value-type="float">
            <text:p>1059.39</text:p>
          </table:table-cell>
          <table:table-cell table:style-name="ce8" office:value-type="float" office:value="926.383" calcext:value-type="float">
            <text:p>926.38</text:p>
          </table:table-cell>
          <table:table-cell table:style-name="ce6" office:value-type="float" office:value="957.036" calcext:value-type="float">
            <text:p>957.04</text:p>
          </table:table-cell>
          <table:table-cell table:style-name="ce6" office:value-type="float" office:value="954.884" calcext:value-type="float">
            <text:p>954.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10</text:p>
          </table:table-cell>
          <table:table-cell office:value-type="float" office:value="502.8" calcext:value-type="float">
            <text:p>502.80</text:p>
          </table:table-cell>
          <table:table-cell office:value-type="float" office:value="514.25" calcext:value-type="float">
            <text:p>514.25</text:p>
          </table:table-cell>
          <table:table-cell office:value-type="float" office:value="492.45" calcext:value-type="float">
            <text:p>492.45</text:p>
          </table:table-cell>
          <table:table-cell office:value-type="float" office:value="4984.2795" calcext:value-type="float">
            <text:p>4984.28</text:p>
          </table:table-cell>
          <table:table-cell office:value-type="float" office:value="7666.061" calcext:value-type="float">
            <text:p>7666.06</text:p>
          </table:table-cell>
          <table:table-cell office:value-type="float" office:value="4956.1715" calcext:value-type="float">
            <text:p>4956.17</text:p>
          </table:table-cell>
          <table:table-cell table:style-name="ce8" office:value-type="float" office:value="931.43645" calcext:value-type="float">
            <text:p>931.44</text:p>
          </table:table-cell>
          <table:table-cell office:value-type="float" office:value="1055.6194" calcext:value-type="float">
            <text:p>1055.62</text:p>
          </table:table-cell>
          <table:table-cell office:value-type="float" office:value="1059.10355" calcext:value-type="float">
            <text:p>1059.10</text:p>
          </table:table-cell>
          <table:table-cell table:style-name="ce8" office:value-type="float" office:value="874.511" calcext:value-type="float">
            <text:p>874.51</text:p>
          </table:table-cell>
          <table:table-cell table:style-name="ce6" office:value-type="float" office:value="913.759" calcext:value-type="float">
            <text:p>913.76</text:p>
          </table:table-cell>
          <table:table-cell table:style-name="ce6" office:value-type="float" office:value="882.327" calcext:value-type="float">
            <text:p>882.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float" office:value="485.61" calcext:value-type="float">
            <text:p>485.61</text:p>
          </table:table-cell>
          <table:table-cell table:style-name="ce7" office:value-type="float" office:value="480.37" calcext:value-type="float">
            <text:p>480.37</text:p>
          </table:table-cell>
          <table:table-cell table:style-name="ce7" office:value-type="float" office:value="461.215" calcext:value-type="float">
            <text:p>461.22</text:p>
          </table:table-cell>
          <table:table-cell table:style-name="ce7" office:value-type="float" office:value="4643.8307" calcext:value-type="float">
            <text:p>4643.83</text:p>
          </table:table-cell>
          <table:table-cell table:style-name="ce7" office:value-type="float" office:value="6945.0237" calcext:value-type="float">
            <text:p>6945.02</text:p>
          </table:table-cell>
          <table:table-cell table:style-name="ce7" office:value-type="float" office:value="4672.39495" calcext:value-type="float">
            <text:p>4672.39</text:p>
          </table:table-cell>
          <table:table-cell table:style-name="ce9" office:value-type="float" office:value="937.03995" calcext:value-type="float">
            <text:p>937.04</text:p>
          </table:table-cell>
          <table:table-cell table:style-name="ce7" office:value-type="float" office:value="999.516055" calcext:value-type="float">
            <text:p>999.52</text:p>
          </table:table-cell>
          <table:table-cell table:style-name="ce7" office:value-type="float" office:value="1020.274325" calcext:value-type="float">
            <text:p>1020.27</text:p>
          </table:table-cell>
          <table:table-cell table:style-name="ce9" office:value-type="float" office:value="863.7403" calcext:value-type="float">
            <text:p>863.74</text:p>
          </table:table-cell>
          <table:table-cell table:style-name="ce7" office:value-type="float" office:value="899.0466" calcext:value-type="float">
            <text:p>899.05</text:p>
          </table:table-cell>
          <table:table-cell table:style-name="ce7" office:value-type="float" office:value="907.9324" calcext:value-type="float">
            <text:p>907.93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F1</text:p>
          </table:table-cell>
          <table:table-cell office:value-type="float" office:value="300.65" calcext:value-type="float">
            <text:p>300.6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033.759" calcext:value-type="float">
            <text:p>8033.7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81.112" calcext:value-type="float">
            <text:p>2681.11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57.06" calcext:value-type="float">
            <text:p>2557.06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2</text:p>
          </table:table-cell>
          <table:table-cell office:value-type="float" office:value="196.35" calcext:value-type="float">
            <text:p>196.3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5212.4975" calcext:value-type="float">
            <text:p>5212.50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28.7515" calcext:value-type="float">
            <text:p>2628.7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44.32" calcext:value-type="float">
            <text:p>2544.32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3</text:p>
          </table:table-cell>
          <table:table-cell office:value-type="float" office:value="237.15" calcext:value-type="float">
            <text:p>237.1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6323.5285" calcext:value-type="float">
            <text:p>6323.53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473.7705" calcext:value-type="float">
            <text:p>2473.7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433.87" calcext:value-type="float">
            <text:p>2433.87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4</text:p>
          </table:table-cell>
          <table:table-cell office:value-type="float" office:value="115.95" calcext:value-type="float">
            <text:p>115.9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3147.0695" calcext:value-type="float">
            <text:p>3147.0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125.393" calcext:value-type="float">
            <text:p>2125.39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116.8" calcext:value-type="float">
            <text:p>2116.80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5</text:p>
          </table:table-cell>
          <table:table-cell office:value-type="float" office:value="106.95" calcext:value-type="float">
            <text:p>106.9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971.4005" calcext:value-type="float">
            <text:p>2971.40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97.287" calcext:value-type="float">
            <text:p>2697.29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69.68" calcext:value-type="float">
            <text:p>2669.68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6</text:p>
          </table:table-cell>
          <table:table-cell office:value-type="float" office:value="439.25" calcext:value-type="float">
            <text:p>439.2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11475.7575" calcext:value-type="float">
            <text:p>11475.7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04.507" calcext:value-type="float">
            <text:p>2504.51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455.95" calcext:value-type="float">
            <text:p>2455.95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7</text:p>
          </table:table-cell>
          <table:table-cell office:value-type="float" office:value="101" calcext:value-type="float">
            <text:p>10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775.256" calcext:value-type="float">
            <text:p>2775.2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253.09" calcext:value-type="float">
            <text:p>2253.09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253.09" calcext:value-type="float">
            <text:p>2253.09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8</text:p>
          </table:table-cell>
          <table:table-cell office:value-type="float" office:value="258.55" calcext:value-type="float">
            <text:p>258.5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6890.165" calcext:value-type="float">
            <text:p>6890.1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374.638" calcext:value-type="float">
            <text:p>2374.64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321.96" calcext:value-type="float">
            <text:p>2321.96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9</text:p>
          </table:table-cell>
          <table:table-cell office:value-type="float" office:value="191.05" calcext:value-type="float">
            <text:p>191.0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5102.9245" calcext:value-type="float">
            <text:p>5102.92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29.0865" calcext:value-type="float">
            <text:p>2529.09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10.01" calcext:value-type="float">
            <text:p>2510.01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10</text:p>
          </table:table-cell>
          <table:table-cell office:value-type="float" office:value="110.85" calcext:value-type="float">
            <text:p>110.8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3079.5965" calcext:value-type="float">
            <text:p>3079.60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709.233" calcext:value-type="float">
            <text:p>2709.23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86.98" calcext:value-type="float">
            <text:p>2686.98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float" office:value="205.775" calcext:value-type="float">
            <text:p>205.78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7" office:value-type="float" office:value="5501.19545" calcext:value-type="float">
            <text:p>5501.20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9" office:value-type="float" office:value="2497.68685" calcext:value-type="float">
            <text:p>2497.69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9" office:value-type="float" office:value="2454.972" calcext:value-type="float">
            <text:p>2454.97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G1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239.052" calcext:value-type="float">
            <text:p>4239.0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5089.92" calcext:value-type="float">
            <text:p>5089.92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5089.92" calcext:value-type="float">
            <text:p>5089.92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2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662.8515" calcext:value-type="float">
            <text:p>4662.85</text:p>
          </table:table-cell>
          <table:table-cell table:number-columns-repeated="2" office:value-type="string" calcext:value-type="string">
            <text:p>--</text:p>
          </table:table-cell>
          <table:table-cell table:style-name="ce10" office:value-type="float" office:value="10299.5" calcext:value-type="float">
            <text:p>10,299.50</text:p>
          </table:table-cell>
          <table:table-cell table:number-columns-repeated="2" office:value-type="string" calcext:value-type="string">
            <text:p>--</text:p>
          </table:table-cell>
          <table:table-cell table:style-name="ce10" office:value-type="float" office:value="10299.5" calcext:value-type="float">
            <text:p>10,299.50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3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130.035" calcext:value-type="float">
            <text:p>4130.04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152.55" calcext:value-type="float">
            <text:p>3152.5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152.55" calcext:value-type="float">
            <text:p>3152.55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4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581.8455" calcext:value-type="float">
            <text:p>4581.8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77.34" calcext:value-type="float">
            <text:p>3277.34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77.34" calcext:value-type="float">
            <text:p>3277.34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5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158.779" calcext:value-type="float">
            <text:p>4158.78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584.11" calcext:value-type="float">
            <text:p>3584.11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584.11" calcext:value-type="float">
            <text:p>3584.11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6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678.4715" calcext:value-type="float">
            <text:p>4678.4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498.75" calcext:value-type="float">
            <text:p>3498.7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498.75" calcext:value-type="float">
            <text:p>3498.75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7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243.561" calcext:value-type="float">
            <text:p>4243.5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14.17" calcext:value-type="float">
            <text:p>3214.1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14.17" calcext:value-type="float">
            <text:p>3214.17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8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108.063" calcext:value-type="float">
            <text:p>4108.0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41.68" calcext:value-type="float">
            <text:p>3241.68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41.68" calcext:value-type="float">
            <text:p>3241.68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9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135.1815" calcext:value-type="float">
            <text:p>4135.18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673.47" calcext:value-type="float">
            <text:p>3673.4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673.47" calcext:value-type="float">
            <text:p>3673.47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10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080.579" calcext:value-type="float">
            <text:p>4080.58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751.71" calcext:value-type="float">
            <text:p>3751.71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751.71" calcext:value-type="float">
            <text:p>3751.71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7" office:value-type="float" office:value="151" calcext:value-type="float">
            <text:p>151.00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7" office:value-type="float" office:value="4301.8419" calcext:value-type="float">
            <text:p>4301.84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9" office:value-type="float" office:value="4278.32" calcext:value-type="float">
            <text:p>4278.32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9" office:value-type="float" office:value="4278.32" calcext:value-type="float">
            <text:p>4278.32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13" table:number-columns-repeated="1010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Fon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4:26:15.202382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4:56:56.227195662</meta:creation-date>
    <meta:generator>LibreOffice/6.4.7.2$Linux_X86_64 LibreOffice_project/40$Build-2</meta:generator>
    <dc:date>2021-09-20T14:30:53.103460969</dc:date>
    <meta:editing-duration>PT1H14M40S</meta:editing-duration>
    <meta:editing-cycles>30</meta:editing-cycles>
    <meta:document-statistic meta:table-count="4" meta:cell-count="5849" meta:object-count="0"/>
  </office:meta>
</office:document-meta>
</file>